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CCECFF"/>
      <style:text-properties fo:color="#A6A6A6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CCECFF"/>
      <style:text-properties fo:color="#A6A6A6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#CCEC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#CCEC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0070C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0070C0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none" fo:background-color="#0070C0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fo:background-color="#0070C0"/>
    </style:style>
    <style:style style:name="ce10" style:family="table-cell" style:parent-style-name="Default" style:data-style-name="N0">
      <style:table-cell-properties fo:border-top="2pt solid #000000" fo:border-bottom="thin double #000000" fo:border-left="2pt solid #000000" fo:border-right="none" fo:background-color="#D9D9D9" style:cell-protec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double #000000" fo:border-left="none" fo:border-right="none" fo:background-color="#D9D9D9" style:cell-protect="none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order-top="thin solid #000000" fo:border-bottom="thin double #000000" fo:border-left="none" fo:border-right="none" fo:background-color="#D9D9D9" style:cell-protect="none"/>
      <style:text-properties fo:color="#000000" fo:font-weight="bold" style:font-weight-asian="bold" style:font-weight-complex="bold"/>
    </style:style>
    <style:style style:name="ce13" style:family="table-cell" style:parent-style-name="Default" style:data-style-name="N36">
      <style:table-cell-properties fo:border-top="thin solid #000000" fo:border-bottom="thin double #000000" fo:border-left="none" fo:border-right="2pt solid #000000" fo:background-color="#D9D9D9" style:cell-protect="none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" style:family="table-cell" style:parent-style-name="Default" style:data-style-name="N0"/>
    <style:style style:name="ce16" style:family="table-cell" style:parent-style-name="Default" style:data-style-name="N36">
      <style:text-properties fo:color="#000000"/>
    </style:style>
    <style:style style:name="ce17" style:family="table-cell" style:parent-style-name="Default" style:data-style-name="N36">
      <style:table-cell-properties fo:border-top="none" fo:border-bottom="none" fo:border-left="none" fo:border-right="2pt solid #000000"/>
      <style:text-properties fo:color="#000000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0" style:family="table-cell" style:parent-style-name="Default" style:data-style-name="N36">
      <style:text-properties fo:color="#000000" fo:font-style="italic" style:font-style-asian="italic" style:font-style-complex="italic"/>
    </style:style>
    <style:style style:name="ce21" style:family="table-cell" style:parent-style-name="Default" style:data-style-name="N36">
      <style:table-cell-properties fo:border-top="none" fo:border-bottom="none" fo:border-left="none" fo:border-right="2pt solid #000000"/>
      <style:text-properties fo:color="#000000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-top="none" fo:border-bottom="2pt solid #000000" fo:border-left="2pt solid #000000" fo:border-right="none" style:cell-protect="none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cell-protect="none"/>
    </style:style>
    <style:style style:name="ce26" style:family="table-cell" style:parent-style-name="Default" style:data-style-name="N36">
      <style:table-cell-properties fo:border-top="none" fo:border-bottom="2pt solid #000000" fo:border-left="none" fo:border-right="none"/>
      <style:text-properties fo:color="#000000"/>
    </style:style>
    <style:style style:name="ce27" style:family="table-cell" style:parent-style-name="Default" style:data-style-name="N36">
      <style:table-cell-properties fo:border-top="none" fo:border-bottom="2pt solid #000000" fo:border-left="none" fo:border-right="2pt solid #000000"/>
      <style:text-properties fo:color="#000000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none" style:cell-protect="none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none" style:cell-protect="none"/>
    </style:style>
    <style:style style:name="ce30" style:family="table-cell" style:parent-style-name="Default" style:data-style-name="N36">
      <style:table-cell-properties fo:border-top="2pt solid #000000" fo:border-bottom="2pt solid #000000" fo:border-left="none" fo:border-right="none"/>
      <style:text-properties fo:color="#000000"/>
    </style:style>
    <style:style style:name="ce31" style:family="table-cell" style:parent-style-name="Default" style:data-style-name="N36">
      <style:table-cell-properties fo:border-top="2pt solid #000000" fo:border-bottom="2pt solid #000000" fo:border-left="none" fo:border-right="thin solid #000000"/>
      <style:text-properties fo:color="#000000"/>
    </style:style>
    <style:style style:name="ce32" style:family="table-cell" style:parent-style-name="Default" style:data-style-name="N0">
      <style:table-cell-properties fo:border-top="2pt solid #000000" fo:border-bottom="thin double #000000" fo:border-left="none" fo:border-right="none" fo:background-color="#D9D9D9" style:cell-protect="none"/>
      <style:text-properties fo:font-weight="bold" style:font-weight-asian="bold" style:font-weight-complex="bold"/>
    </style:style>
    <style:style style:name="ce33" style:family="table-cell" style:parent-style-name="Default" style:data-style-name="N36">
      <style:table-cell-properties fo:border-top="2pt solid #000000" fo:border-bottom="thin double #000000" fo:border-left="none" fo:border-right="none" fo:background-color="#D9D9D9" style:cell-protect="none"/>
      <style:text-properties fo:color="#000000" fo:font-weight="bold" style:font-weight-asian="bold" style:font-weight-complex="bold"/>
    </style:style>
    <style:style style:name="ce34" style:family="table-cell" style:parent-style-name="Default" style:data-style-name="N36">
      <style:table-cell-properties fo:border-top="2pt solid #000000" fo:border-bottom="thin double #000000" fo:border-left="none" fo:border-right="2pt solid #000000" fo:background-color="#D9D9D9" style:cell-protect="none"/>
      <style:text-properties fo:color="#000000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 fo:background-color="#F2F2F2" style:cell-protect="non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double #000000" fo:border-bottom="thin solid #000000" fo:border-left="none" fo:border-right="none" fo:background-color="#F2F2F2" style:cell-protect="none"/>
      <style:text-properties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thin double #000000" fo:border-bottom="thin solid #000000" fo:border-left="none" fo:border-right="none" fo:background-color="#F2F2F2" style:cell-protect="none"/>
      <style:text-properties fo:color="#000000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uble #000000" fo:border-bottom="thin solid #000000" fo:border-left="none" fo:border-right="2pt solid #000000" fo:background-color="#F2F2F2" style:cell-protect="none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40" style:family="table-cell" style:parent-style-name="Default" style:data-style-name="N0">
      <style:table-cell-properties style:cell-protect="none"/>
    </style:style>
    <style:style style:name="ce41" style:family="table-cell" style:parent-style-name="Default" style:data-style-name="N0">
      <style:table-cell-properties fo:border-top="none" fo:border-bottom="none" fo:border-left="2pt solid #000000" fo:border-right="none" style:vertical-align="automatic" style:cell-protect="none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2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5" style:family="table-cell" style:parent-style-name="Default" style:data-style-name="N0">
      <style:table-cell-properties fo:border-top="none" fo:border-bottom="none" fo:border-left="2pt solid #000000" fo:border-right="none" style:vertical-align="automatic" style:cell-protect="none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6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7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48" style:family="table-cell" style:parent-style-name="Default" style:data-style-name="N0">
      <style:table-cell-properties style:cell-protect="none"/>
    </style:style>
    <style:style style:name="ce49" style:family="table-cell" style:parent-style-name="Default" style:data-style-name="N0">
      <style:table-cell-properties fo:border-top="thin solid #000000" fo:border-bottom="thin solid #000000" fo:border-left="2pt solid #000000" fo:border-right="none" fo:background-color="#F2F2F2" style:cell-protect="non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fo:background-color="#F2F2F2" style:cell-protect="none"/>
      <style:text-properties fo:font-weight="bold" style:font-weight-asian="bold" style:font-weight-complex="bold"/>
    </style:style>
    <style:style style:name="ce51" style:family="table-cell" style:parent-style-name="Default" style:data-style-name="N36">
      <style:table-cell-properties fo:border-top="thin solid #000000" fo:border-bottom="thin solid #000000" fo:border-left="none" fo:border-right="none" fo:background-color="#F2F2F2" style:cell-protect="none"/>
      <style:text-properties fo:color="#000000" fo:font-weight="bold" style:font-weight-asian="bold" style:font-weight-complex="bold"/>
    </style:style>
    <style:style style:name="ce52" style:family="table-cell" style:parent-style-name="Default" style:data-style-name="N36">
      <style:table-cell-properties fo:border-top="thin solid #000000" fo:border-bottom="thin solid #000000" fo:border-left="none" fo:border-right="2pt solid #000000" fo:background-color="#F2F2F2" style:cell-protect="none"/>
      <style:text-properties fo:color="#000000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2pt solid #000000" fo:border-right="none" style:cell-protect="none"/>
      <style:text-properties fo:color="#000000"/>
    </style:style>
    <style:style style:name="ce54" style:family="table-cell" style:parent-style-name="Default" style:data-style-name="N0">
      <style:table-cell-properties style:cell-protect="none"/>
      <style:text-properties fo:color="#000000"/>
    </style:style>
    <style:style style:name="ce55" style:family="table-cell" style:parent-style-name="Default" style:data-style-name="N0">
      <style:table-cell-properties fo:border-top="none" fo:border-bottom="2pt solid #000000" fo:border-left="2pt solid #000000" fo:border-right="none" style:cell-protect="none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cell-protect="none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none"/>
    </style:style>
    <style:style style:name="ce58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59" style:family="table-cell" style:parent-style-name="Default" style:data-style-name="N1">
      <style:table-cell-properties fo:border-top="2pt solid #000000" fo:border-bottom="none" fo:border-left="none" fo:border-right="none" fo:background-color="#CCECFF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fo:border-top="2pt solid #000000" fo:border-bottom="none" fo:border-left="none" fo:border-right="2pt solid #000000" fo:background-color="#CCECFF"/>
      <style:text-properties fo:font-weight="bold" style:font-weight-asian="bold" style:font-weight-complex="bold"/>
    </style:style>
    <style:style style:name="ce61" style:family="table-cell" style:parent-style-name="Default" style:data-style-name="N36">
      <style:table-cell-properties fo:border-top="2pt solid #000000" fo:border-bottom="2pt solid #000000" fo:border-left="none" fo:border-right="none" fo:background-color="#0070C0"/>
      <style:text-properties fo:color="#000000"/>
    </style:style>
    <style:style style:name="ce62" style:family="table-cell" style:parent-style-name="Default" style:data-style-name="N36">
      <style:table-cell-properties fo:border-top="2pt solid #000000" fo:border-bottom="2pt solid #000000" fo:border-left="none" fo:border-right="2pt solid #000000" fo:background-color="#0070C0"/>
      <style:text-properties fo:color="#000000"/>
    </style:style>
    <style:style style:name="ce63" style:family="table-cell" style:parent-style-name="Default" style:data-style-name="N36">
      <style:table-cell-properties fo:border-top="2pt solid #000000" fo:border-bottom="thin solid #000000" fo:border-left="2pt solid #000000" fo:border-right="none" fo:background-color="#F2F2F2" style:cell-protect="none"/>
      <style:text-properties fo:font-weight="bold" style:font-weight-asian="bold" style:font-weight-complex="bold"/>
    </style:style>
    <style:style style:name="ce64" style:family="table-cell" style:parent-style-name="Default" style:data-style-name="N36">
      <style:table-cell-properties fo:border-top="thin solid #000000" fo:border-bottom="thin solid #000000" fo:border-left="2pt solid #000000" fo:border-right="none" fo:background-color="#F2F2F2" style:cell-protect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style:cell-protect="none"/>
      <style:text-properties fo:color="#000000"/>
    </style:style>
    <style:style style:name="ce6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fo:color="#000000" fo:font-style="italic" style:font-style-asian="italic" style:font-style-complex="italic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style="italic" style:font-style-asian="italic" style:font-style-complex="italic"/>
    </style:style>
    <style:style style:name="ce68" style:family="table-cell" style:parent-style-name="Default" style:data-style-name="N0">
      <style:table-cell-properties fo:border-top="none" fo:border-bottom="2pt solid #000000" fo:border-left="2pt solid #000000" fo:border-right="none" style:cell-protect="none"/>
      <style:text-properties fo:color="#000000"/>
    </style:style>
    <style:style style:name="ce69" style:family="table-cell" style:parent-style-name="Default" style:data-style-name="N0">
      <style:table-cell-properties fo:border-top="none" fo:border-bottom="2pt solid #000000" fo:border-left="none" fo:border-right="none" style:cell-protect="none"/>
      <style:text-properties fo:color="#000000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style="italic" style:font-style-asian="italic" style:font-style-complex="italic"/>
    </style:style>
    <style:style style:name="ce7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 fo:font-style="italic" style:font-style-asian="italic" style:font-style-complex="italic"/>
    </style:style>
    <style:style style:name="ce72" style:family="table-cell" style:parent-style-name="Default" style:data-style-name="N36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  <style:text-properties fo:color="#000000" fo:font-style="italic" style:font-style-asian="italic" style:font-style-complex="italic"/>
    </style:style>
    <style:style style:name="ce73" style:family="table-cell" style:parent-style-name="Pourcentage" style:data-style-name="N13"/>
    <style:style style:name="ce74" style:family="table-cell" style:parent-style-name="Default" style:data-style-name="N36">
      <style:table-cell-properties fo:background-color="transparent"/>
      <style:text-properties fo:color="#000000"/>
    </style:style>
    <style:style style:name="ce75" style:family="table-cell" style:parent-style-name="Default" style:data-style-name="N36">
      <style:table-cell-properties fo:border-top="none" fo:border-bottom="none" fo:border-left="none" fo:border-right="2pt solid #000000" fo:background-color="transparent"/>
      <style:text-properties fo:color="#000000"/>
    </style:style>
    <style:style style:name="ce76" style:family="table-cell" style:parent-style-name="Default" style:data-style-name="N1">
      <style:table-cell-properties fo:background-color="transparent"/>
      <style:text-properties fo:color="#000000"/>
    </style:style>
    <style:style style:name="ce77" style:family="table-cell" style:parent-style-name="Default" style:data-style-name="N36">
      <style:table-cell-properties fo:background-color="#FFFFFF"/>
      <style:text-properties fo:color="#000000"/>
    </style:style>
    <style:style style:name="ce78" style:family="table-cell" style:parent-style-name="Default" style:data-style-name="N36">
      <style:table-cell-properties fo:border-top="none" fo:border-bottom="none" fo:border-left="none" fo:border-right="2pt solid #000000" fo:background-color="#FFFFFF"/>
      <style:text-properties fo:color="#000000"/>
    </style:style>
    <style:style style:name="ce7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8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85208333333333cm"/>
    </style:style>
    <style:style style:name="ro1" style:family="table-row">
      <style:table-row-properties style:row-height="2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29pt" style:use-optimal-row-height="tru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42.9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30.65pt" style:use-optimal-row-height="false" fo:break-before="auto"/>
    </style:style>
    <style:style style:name="ro9" style:family="table-row">
      <style:table-row-properties style:row-height="14.4pt" style:use-optimal-row-height="false" fo:break-before="auto"/>
    </style:style>
    <style:style style:name="ro10" style:family="table-row">
      <style:table-row-properties style:row-height="28.25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31.25pt" style:use-optimal-row-height="false" fo:break-before="auto"/>
    </style:style>
    <style:style style:name="ro13" style:family="table-row">
      <style:table-row-properties style:row-height="42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  <style:style style:family="graphic" style:name="a2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0_re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80">
            <text:p>M0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2"/>
          <table:table-cell office:value-type="float" office:value="579.19999999999993" table:style-name="ce12">
            <text:p>579,2</text:p>
          </table:table-cell>
          <table:table-cell office:value-type="float" office:value="702.09999999999991" table:style-name="ce12">
            <text:p>702,1</text:p>
          </table:table-cell>
          <table:table-cell office:value-type="float" office:value="773.3" table:style-name="ce12">
            <text:p>773,3</text:p>
          </table:table-cell>
          <table:table-cell office:value-type="float" office:value="803.39999999999986" table:style-name="ce13">
            <text:p>803,4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6"/>
          <table:table-cell office:value-type="float" office:value="508.2" table:style-name="ce16">
            <text:p>508,2</text:p>
          </table:table-cell>
          <table:table-cell office:value-type="float" office:value="567.1" table:style-name="ce16">
            <text:p>567,1</text:p>
          </table:table-cell>
          <table:table-cell office:value-type="float" office:value="645" table:style-name="ce16">
            <text:p>645,0</text:p>
          </table:table-cell>
          <table:table-cell office:value-type="float" office:value="645" table:style-name="ce17">
            <text:p>645,0</text:p>
          </table:table-cell>
          <table:table-cell table:number-columns-repeated="16376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25" table:style-name="ce20">
            <text:p>25,0</text:p>
          </table:table-cell>
          <table:table-cell office:value-type="float" office:value="33" table:style-name="ce20">
            <text:p>33,0</text:p>
          </table:table-cell>
          <table:table-cell office:value-type="float" office:value="50" table:style-name="ce20">
            <text:p>50,0</text:p>
          </table:table-cell>
          <table:table-cell office:value-type="float" office:value="50" table:style-name="ce21">
            <text:p>50,0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16"/>
          <table:table-cell office:value-type="float" office:value="67.299999999999955" table:style-name="ce16">
            <text:p>67,3</text:p>
          </table:table-cell>
          <table:table-cell office:value-type="float" office:value="81.699999999999932" table:style-name="ce16">
            <text:p>81,7</text:p>
          </table:table-cell>
          <table:table-cell office:value-type="float" office:value="12.699999999999932" table:style-name="ce16">
            <text:p>12,7</text:p>
          </table:table-cell>
          <table:table-cell office:value-type="float" office:value="29.699999999999818" table:style-name="ce17">
            <text:p>29,7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16"/>
          <table:table-cell office:value-type="float" office:value="3.4" table:style-name="ce16">
            <text:p>3,4</text:p>
          </table:table-cell>
          <table:table-cell office:value-type="float" office:value="16.600000000000001" table:style-name="ce16">
            <text:p>16,6</text:p>
          </table:table-cell>
          <table:table-cell office:value-type="float" office:value="21.3" table:style-name="ce16">
            <text:p>21,3</text:p>
          </table:table-cell>
          <table:table-cell office:value-type="float" office:value="21.2" table:style-name="ce17">
            <text:p>21,2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3" table:style-name="ce16">
            <text:p>0,3</text:p>
          </table:table-cell>
          <table:table-cell office:value-type="float" office:value="15.4" table:style-name="ce16">
            <text:p>15,4</text:p>
          </table:table-cell>
          <table:table-cell office:value-type="float" office:value="30.6" table:style-name="ce16">
            <text:p>30,6</text:p>
          </table:table-cell>
          <table:table-cell office:value-type="float" office:value="43.9" table:style-name="ce17">
            <text:p>43,9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8" table:style-name="ce16">
            <text:p>0,8</text:p>
          </table:table-cell>
          <table:table-cell office:value-type="float" office:value="2" table:style-name="ce16">
            <text:p>2,0</text:p>
          </table:table-cell>
          <table:table-cell office:value-type="float" office:value="2" table:style-name="ce17">
            <text:p>2,0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9.3000000000000007" table:style-name="ce16">
            <text:p>9,3</text:p>
          </table:table-cell>
          <table:table-cell office:value-type="float" office:value="42.2" table:style-name="ce16">
            <text:p>42,2</text:p>
          </table:table-cell>
          <table:table-cell office:value-type="float" office:value="34.700000000000003" table:style-name="ce17">
            <text:p>34,7</text:p>
          </table:table-cell>
          <table:table-cell table:number-columns-repeated="16376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" table:style-name="ce26">
            <text:p>0,0</text:p>
          </table:table-cell>
          <table:table-cell office:value-type="float" office:value="11.2" table:style-name="ce26">
            <text:p>11,2</text:p>
          </table:table-cell>
          <table:table-cell office:value-type="float" office:value="19.5" table:style-name="ce26">
            <text:p>19,5</text:p>
          </table:table-cell>
          <table:table-cell office:value-type="float" office:value="26.9" table:style-name="ce27">
            <text:p>26,9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3"/>
          <table:table-cell office:value-type="float" office:value="579.19999999999993" table:style-name="ce33">
            <text:p>579,2</text:p>
          </table:table-cell>
          <table:table-cell office:value-type="float" office:value="702.09999999999991" table:style-name="ce33">
            <text:p>702,1</text:p>
          </table:table-cell>
          <table:table-cell office:value-type="float" office:value="773.3" table:style-name="ce33">
            <text:p>773,3</text:p>
          </table:table-cell>
          <table:table-cell office:value-type="float" office:value="803.39999999999986" table:style-name="ce34">
            <text:p>803,4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7"/>
          <table:table-cell office:value-type="float" office:value="204.20000000000002" table:style-name="ce37">
            <text:p>204,2</text:p>
          </table:table-cell>
          <table:table-cell office:value-type="float" office:value="480.4" table:style-name="ce37">
            <text:p>480,4</text:p>
          </table:table-cell>
          <table:table-cell office:value-type="float" office:value="725.6" table:style-name="ce37">
            <text:p>725,6</text:p>
          </table:table-cell>
          <table:table-cell office:value-type="float" office:value="747.09999999999991" table:style-name="ce38">
            <text:p>747,1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16"/>
          <table:table-cell office:value-type="float" office:value="65.599999999999994" table:style-name="ce16">
            <text:p>65,6</text:p>
          </table:table-cell>
          <table:table-cell office:value-type="float" office:value="76.099999999999994" table:style-name="ce16">
            <text:p>76,1</text:p>
          </table:table-cell>
          <table:table-cell office:value-type="float" office:value="79.8" table:style-name="ce16">
            <text:p>79,8</text:p>
          </table:table-cell>
          <table:table-cell office:value-type="float" office:value="79.8" table:style-name="ce17">
            <text:p>79,8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20"/>
          <table:table-cell office:value-type="float" office:value="2.8" table:style-name="ce20">
            <text:p>2,8</text:p>
          </table:table-cell>
          <table:table-cell office:value-type="float" office:value="13.3" table:style-name="ce20">
            <text:p>13,3</text:p>
          </table:table-cell>
          <table:table-cell office:value-type="float" office:value="17" table:style-name="ce20">
            <text:p>17,0</text:p>
          </table:table-cell>
          <table:table-cell office:value-type="float" office:value="17" table:style-name="ce21">
            <text:p>17,0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16"/>
          <table:table-cell office:value-type="float" office:value="86.7" table:style-name="ce16">
            <text:p>86,7</text:p>
          </table:table-cell>
          <table:table-cell office:value-type="float" office:value="230.7" table:style-name="ce16">
            <text:p>230,7</text:p>
          </table:table-cell>
          <table:table-cell office:value-type="float" office:value="372.8" table:style-name="ce16">
            <text:p>372,8</text:p>
          </table:table-cell>
          <table:table-cell office:value-type="float" office:value="376.8" table:style-name="ce17">
            <text:p>376,8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20"/>
          <table:table-cell office:value-type="float" office:value="68.3" table:style-name="ce20">
            <text:p>68,3</text:p>
          </table:table-cell>
          <table:table-cell office:value-type="float" office:value="110.1" table:style-name="ce20">
            <text:p>110,1</text:p>
          </table:table-cell>
          <table:table-cell office:value-type="float" office:value="149.30000000000001" table:style-name="ce20">
            <text:p>149,3</text:p>
          </table:table-cell>
          <table:table-cell office:value-type="float" office:value="153.5" table:style-name="ce21">
            <text:p>153,5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18.399999999999999" table:style-name="ce20">
            <text:p>18,4</text:p>
          </table:table-cell>
          <table:table-cell office:value-type="float" office:value="120.6" table:style-name="ce20">
            <text:p>120,6</text:p>
          </table:table-cell>
          <table:table-cell office:value-type="float" office:value="223.5" table:style-name="ce20">
            <text:p>223,5</text:p>
          </table:table-cell>
          <table:table-cell office:value-type="float" office:value="223.5" table:style-name="ce21">
            <text:p>223,5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16"/>
          <table:table-cell office:value-type="float" office:value="42.3" table:style-name="ce16">
            <text:p>42,3</text:p>
          </table:table-cell>
          <table:table-cell office:value-type="float" office:value="159.5" table:style-name="ce16">
            <text:p>159,5</text:p>
          </table:table-cell>
          <table:table-cell office:value-type="float" office:value="254.5" table:style-name="ce16">
            <text:p>254,5</text:p>
          </table:table-cell>
          <table:table-cell office:value-type="float" office:value="269.2" table:style-name="ce17">
            <text:p>269,2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16"/>
          <table:table-cell office:value-type="float" office:value="9.6" table:style-name="ce16">
            <text:p>9,6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4.3" table:style-name="ce16">
            <text:p>4,3</text:p>
          </table:table-cell>
          <table:table-cell office:value-type="float" office:value="8.6999999999999993" table:style-name="ce16">
            <text:p>8,7</text:p>
          </table:table-cell>
          <table:table-cell office:value-type="float" office:value="11.5" table:style-name="ce17">
            <text:p>11,5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1"/>
          <table:table-cell office:value-type="float" office:value="343.2" table:style-name="ce51">
            <text:p>343,2</text:p>
          </table:table-cell>
          <table:table-cell office:value-type="float" office:value="197.2" table:style-name="ce51">
            <text:p>197,2</text:p>
          </table:table-cell>
          <table:table-cell office:value-type="float" office:value="0" table:style-name="ce51">
            <text:p>0,0</text:p>
          </table:table-cell>
          <table:table-cell office:value-type="float" office:value="0" table:style-name="ce52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16"/>
          <table:table-cell office:value-type="float" office:value="343.2" table:style-name="ce16">
            <text:p>343,2</text:p>
          </table:table-cell>
          <table:table-cell office:value-type="float" office:value="197.2" table:style-name="ce16">
            <text:p>197,2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1"/>
          <table:table-cell office:value-type="float" office:value="31.5" table:style-name="ce51">
            <text:p>31,5</text:p>
          </table:table-cell>
          <table:table-cell office:value-type="float" office:value="9.9" table:style-name="ce51">
            <text:p>9,9</text:p>
          </table:table-cell>
          <table:table-cell office:value-type="float" office:value="18.3" table:style-name="ce51">
            <text:p>18,3</text:p>
          </table:table-cell>
          <table:table-cell office:value-type="float" office:value="14.9" table:style-name="ce52">
            <text:p>14,9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16"/>
          <table:table-cell office:value-type="float" office:value="29.2" table:style-name="ce16">
            <text:p>29,2</text:p>
          </table:table-cell>
          <table:table-cell office:value-type="float" office:value="4.4000000000000004" table:style-name="ce16">
            <text:p>4,4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16"/>
          <table:table-cell office:value-type="float" office:value="0.1" table:style-name="ce16">
            <text:p>0,1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16"/>
          <table:table-cell office:value-type="float" office:value="2.2000000000000002" table:style-name="ce16">
            <text:p>2,2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3.7" table:style-name="ce16">
            <text:p>3,7</text:p>
          </table:table-cell>
          <table:table-cell office:value-type="float" office:value="16" table:style-name="ce16">
            <text:p>16,0</text:p>
          </table:table-cell>
          <table:table-cell office:value-type="float" office:value="13.1" table:style-name="ce17">
            <text:p>13,1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1"/>
          <table:table-cell office:value-type="float" office:value="0.30000000000000004" table:style-name="ce51">
            <text:p>0,3</text:p>
          </table:table-cell>
          <table:table-cell office:value-type="float" office:value="14.6" table:style-name="ce51">
            <text:p>14,6</text:p>
          </table:table-cell>
          <table:table-cell office:value-type="float" office:value="29.4" table:style-name="ce51">
            <text:p>29,4</text:p>
          </table:table-cell>
          <table:table-cell office:value-type="float" office:value="41.4" table:style-name="ce52">
            <text:p>41,4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1" table:style-name="ce16">
            <text:p>0,1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7" table:style-name="ce16">
            <text:p>0,7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.2" table:style-name="ce26">
            <text:p>0,2</text:p>
          </table:table-cell>
          <table:table-cell office:value-type="float" office:value="13.9" table:style-name="ce26">
            <text:p>13,9</text:p>
          </table:table-cell>
          <table:table-cell office:value-type="float" office:value="27.5" table:style-name="ce26">
            <text:p>27,5</text:p>
          </table:table-cell>
          <table:table-cell office:value-type="float" office:value="39.5" table:style-name="ce27">
            <text:p>39,5</text:p>
          </table:table-cell>
          <table:table-cell table:number-columns-repeated="16376"/>
        </table:table-row>
        <table:table-row table:style-name="ro2">
          <table:table-cell table:style-name="ce57"/>
          <table:table-cell table:style-name="ce58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59"/>
          <table:table-cell office:value-type="float" office:value="2030" table:style-name="ce59">
            <text:p>2030</text:p>
          </table:table-cell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61"/>
          <table:table-cell table:style-name="ce62"/>
          <table:table-cell table:number-columns-repeated="16376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1"/>
          <table:table-cell office:value-type="float" office:value="101.9" table:formula="of:=[.E43]+[.E45]+[.E48]+[.E49]+[.E50]" table:style-name="ce51">
            <text:p>101,9</text:p>
          </table:table-cell>
          <table:table-cell office:value-type="float" office:value="250.50000000000003" table:formula="of:=[.F43]+[.F45]+[.F48]+[.F49]+[.F50]" table:style-name="ce51">
            <text:p>250,5</text:p>
          </table:table-cell>
          <table:table-cell office:value-type="float" office:value="379" table:formula="of:=[.G43]+[.G45]+[.G48]+[.G49]+[.G50]" table:style-name="ce51">
            <text:p>379,0</text:p>
          </table:table-cell>
          <table:table-cell office:value-type="float" office:value="394" table:formula="of:=[.H43]+[.H45]+[.H48]+[.H49]+[.H50]" table:style-name="ce52">
            <text:p>394,0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16"/>
          <table:table-cell office:value-type="float" office:value="26.5" table:style-name="ce16">
            <text:p>26,5</text:p>
          </table:table-cell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71"/>
          <table:table-cell office:value-type="string" table:style-name="ce71">
            <text:p>4,3 (5)</text:p>
          </table:table-cell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16"/>
          <table:table-cell office:value-type="float" office:value="38.4" table:style-name="ce16">
            <text:p>38,4</text:p>
          </table:table-cell>
          <table:table-cell office:value-type="float" office:value="88.6" table:style-name="ce16">
            <text:p>88,6</text:p>
          </table:table-cell>
          <table:table-cell office:value-type="float" office:value="136" table:style-name="ce16">
            <text:p>136,0</text:p>
          </table:table-cell>
          <table:table-cell office:value-type="float" office:value="138" table:style-name="ce17">
            <text:p>138,0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20"/>
          <table:table-cell office:value-type="float" office:value="33.200000000000003" table:style-name="ce20">
            <text:p>33,2</text:p>
          </table:table-cell>
          <table:table-cell office:value-type="float" office:value="54.7" table:style-name="ce20">
            <text:p>54,7</text:p>
          </table:table-cell>
          <table:table-cell office:value-type="float" office:value="74" table:style-name="ce20">
            <text:p>74,0</text:p>
          </table:table-cell>
          <table:table-cell office:value-type="float" office:value="76" table:style-name="ce21">
            <text:p>76,0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5.2" table:style-name="ce20">
            <text:p>5,2</text:p>
          </table:table-cell>
          <table:table-cell office:value-type="float" office:value="33.9" table:style-name="ce20">
            <text:p>33,9</text:p>
          </table:table-cell>
          <table:table-cell office:value-type="float" office:value="62" table:style-name="ce20">
            <text:p>62,0</text:p>
          </table:table-cell>
          <table:table-cell office:value-type="float" office:value="62" table:style-name="ce21">
            <text:p>62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16"/>
          <table:table-cell office:value-type="float" office:value="35.1" table:style-name="ce16">
            <text:p>35,1</text:p>
          </table:table-cell>
          <table:table-cell office:value-type="float" office:value="130.30000000000001" table:style-name="ce16">
            <text:p>130,3</text:p>
          </table:table-cell>
          <table:table-cell office:value-type="float" office:value="208" table:style-name="ce16">
            <text:p>208,0</text:p>
          </table:table-cell>
          <table:table-cell office:value-type="float" office:value="220" table:style-name="ce17">
            <text:p>22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1.5" table:style-name="ce16">
            <text:p>1,5</text:p>
          </table:table-cell>
          <table:table-cell office:value-type="float" office:value="3" table:style-name="ce16">
            <text:p>3,0</text:p>
          </table:table-cell>
          <table:table-cell office:value-type="float" office:value="4" table:style-name="ce17">
            <text:p>4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1"/>
          <table:table-cell office:value-type="float" office:value="57.6" table:style-name="ce51">
            <text:p>57,6</text:p>
          </table:table-cell>
          <table:table-cell office:value-type="float" office:value="35" table:style-name="ce51">
            <text:p>35,0</text:p>
          </table:table-cell>
          <table:table-cell office:value-type="float" office:value="0" table:style-name="ce51">
            <text:p>0,0</text:p>
          </table:table-cell>
          <table:table-cell office:value-type="float" office:value="0" table:style-name="ce52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16"/>
          <table:table-cell office:value-type="float" office:value="57.6" table:style-name="ce16">
            <text:p>57,6</text:p>
          </table:table-cell>
          <table:table-cell office:value-type="float" office:value="35" table:style-name="ce16">
            <text:p>35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1"/>
          <table:table-cell office:value-type="float" office:value="12.9" table:style-name="ce51">
            <text:p>12,9</text:p>
          </table:table-cell>
          <table:table-cell office:value-type="float" office:value="11.8" table:style-name="ce51">
            <text:p>11,8</text:p>
          </table:table-cell>
          <table:table-cell office:value-type="float" office:value="29.7" table:style-name="ce51">
            <text:p>29,7</text:p>
          </table:table-cell>
          <table:table-cell office:value-type="float" office:value="33.299999999999997" table:style-name="ce52">
            <text:p>33,3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16"/>
          <table:table-cell office:value-type="float" office:value="11.5" table:style-name="ce16">
            <text:p>11,5</text:p>
          </table:table-cell>
          <table:table-cell office:value-type="float" office:value="5" table:style-name="ce16">
            <text:p>5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1" table:style-name="ce16">
            <text:p>1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16"/>
          <table:table-cell office:value-type="float" office:value="0.4" table:style-name="ce16">
            <text:p>0,4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6.3" table:style-name="ce16">
            <text:p>6,3</text:p>
          </table:table-cell>
          <table:table-cell office:value-type="float" office:value="28.7" table:style-name="ce16">
            <text:p>28,7</text:p>
          </table:table-cell>
          <table:table-cell office:value-type="float" office:value="32.799999999999997" table:style-name="ce17">
            <text:p>32,8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number-columns-repeated="5" table:style-name="ce51"/>
          <table:table-cell table:style-name="ce52"/>
          <table:table-cell table:number-columns-repeated="16376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5" table:style-name="ce16">
            <text:p>0,5</text:p>
          </table:table-cell>
          <table:table-cell office:value-type="float" office:value="12.9" table:style-name="ce16">
            <text:p>12,9</text:p>
          </table:table-cell>
          <table:table-cell office:value-type="float" office:value="25.6" table:style-name="ce16">
            <text:p>25,6</text:p>
          </table:table-cell>
          <table:table-cell office:value-type="float" office:value="36.5" table:style-name="ce17">
            <text:p>36,5</text:p>
          </table:table-cell>
          <table:table-cell table:style-name="ce1"/>
          <table:table-cell table:number-columns-repeated="4" table:style-name="ce76"/>
          <table:table-cell table:number-columns-repeated="1637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6.5" table:style-name="ce16">
            <text:p>6,5</text:p>
          </table:table-cell>
          <table:table-cell office:value-type="float" office:value="10" table:style-name="ce77">
            <text:p>10,0</text:p>
          </table:table-cell>
          <table:table-cell office:value-type="float" office:value="21" table:style-name="ce77">
            <text:p>21,0</text:p>
          </table:table-cell>
          <table:table-cell office:value-type="float" office:value="21" table:style-name="ce78">
            <text:p>21,0</text:p>
          </table:table-cell>
          <table:table-cell table:style-name="ce1"/>
          <table:table-cell table:number-columns-repeated="4" table:style-name="ce73"/>
          <table:table-cell table:number-columns-repeated="16371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number-columns-repeated="5" table:style-name="ce16"/>
          <table:table-cell table:style-name="ce17"/>
          <table:table-cell table:number-columns-repeated="16376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0.9" table:style-name="ce20">
            <text:p>0,9</text:p>
          </table:table-cell>
          <table:table-cell office:value-type="float" office:value="3.6" table:style-name="ce20">
            <text:p>3,6</text:p>
          </table:table-cell>
          <table:table-cell office:value-type="float" office:value="5.9" table:style-name="ce20">
            <text:p>5,9</text:p>
          </table:table-cell>
          <table:table-cell office:value-type="float" office:value="5.9" table:style-name="ce21">
            <text:p>5,9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20"/>
          <table:table-cell office:value-type="float" office:value="1.7" table:style-name="ce20">
            <text:p>1,7</text:p>
          </table:table-cell>
          <table:table-cell office:value-type="float" office:value="1.4" table:style-name="ce20">
            <text:p>1,4</text:p>
          </table:table-cell>
          <table:table-cell office:value-type="float" office:value="1.2" table:style-name="ce20">
            <text:p>1,2</text:p>
          </table:table-cell>
          <table:table-cell office:value-type="float" office:value="1.2" table:style-name="ce21">
            <text:p>1,2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20"/>
          <table:table-cell office:value-type="float" office:value="0" table:style-name="ce20">
            <text:p>0,0</text:p>
          </table:table-cell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20"/>
          <table:table-cell office:value-type="float" office:value="2.8" table:style-name="ce20">
            <text:p>2,8</text:p>
          </table:table-cell>
          <table:table-cell office:value-type="float" office:value="3.4" table:style-name="ce20">
            <text:p>3,4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4.0999999999999996" table:style-name="ce21">
            <text:p>4,1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16"/>
          <table:table-cell office:value-type="float" office:value="22.3" table:style-name="ce16">
            <text:p>22,3</text:p>
          </table:table-cell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6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26"/>
          <table:table-cell office:value-type="float" office:value="27.2" table:style-name="ce26">
            <text:p>27,2</text:p>
          </table:table-cell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6"/>
        </table:table-row>
        <table:table-row table:style-name="ro3">
          <table:table-cell table:number-columns-repeated="2" table:style-name="ce70"/>
          <table:table-cell table:number-columns-repeated="16382" table:style-name="ce1"/>
        </table:table-row>
        <table:table-row table:style-name="ro5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M1_re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80">
            <text:p>M1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2"/>
          <table:table-cell office:value-type="float" office:value="587.4" table:style-name="ce12">
            <text:p>587,4</text:p>
          </table:table-cell>
          <table:table-cell office:value-type="float" office:value="676.4" table:style-name="ce12">
            <text:p>676,4</text:p>
          </table:table-cell>
          <table:table-cell office:value-type="float" office:value="755.3" table:style-name="ce12">
            <text:p>755,3</text:p>
          </table:table-cell>
          <table:table-cell office:value-type="float" office:value="822.1" table:style-name="ce13">
            <text:p>822,1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6"/>
          <table:table-cell office:value-type="float" office:value="508.2" table:style-name="ce16">
            <text:p>508,2</text:p>
          </table:table-cell>
          <table:table-cell office:value-type="float" office:value="567.1" table:style-name="ce16">
            <text:p>567,1</text:p>
          </table:table-cell>
          <table:table-cell office:value-type="float" office:value="645" table:style-name="ce16">
            <text:p>645,0</text:p>
          </table:table-cell>
          <table:table-cell office:value-type="float" office:value="645" table:style-name="ce17">
            <text:p>645,0</text:p>
          </table:table-cell>
          <table:table-cell table:number-columns-repeated="16376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25" table:style-name="ce20">
            <text:p>25,0</text:p>
          </table:table-cell>
          <table:table-cell office:value-type="float" office:value="33" table:style-name="ce20">
            <text:p>33,0</text:p>
          </table:table-cell>
          <table:table-cell office:value-type="float" office:value="50" table:style-name="ce20">
            <text:p>50,0</text:p>
          </table:table-cell>
          <table:table-cell office:value-type="float" office:value="50" table:style-name="ce21">
            <text:p>50,0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16"/>
          <table:table-cell office:value-type="float" office:value="75.399999999999977" table:style-name="ce16">
            <text:p>75,4</text:p>
          </table:table-cell>
          <table:table-cell office:value-type="float" office:value="73.099999999999909" table:style-name="ce16">
            <text:p>73,1</text:p>
          </table:table-cell>
          <table:table-cell office:value-type="float" office:value="20.699999999999932" table:style-name="ce16">
            <text:p>20,7</text:p>
          </table:table-cell>
          <table:table-cell office:value-type="float" office:value="34.600000000000023" table:style-name="ce17">
            <text:p>34,6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16"/>
          <table:table-cell office:value-type="float" office:value="3.5" table:style-name="ce16">
            <text:p>3,5</text:p>
          </table:table-cell>
          <table:table-cell office:value-type="float" office:value="16.2" table:style-name="ce16">
            <text:p>16,2</text:p>
          </table:table-cell>
          <table:table-cell office:value-type="float" office:value="20.9" table:style-name="ce16">
            <text:p>20,9</text:p>
          </table:table-cell>
          <table:table-cell office:value-type="float" office:value="21.5" table:style-name="ce17">
            <text:p>21,5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3" table:style-name="ce16">
            <text:p>0,3</text:p>
          </table:table-cell>
          <table:table-cell office:value-type="float" office:value="9.9" table:style-name="ce16">
            <text:p>9,9</text:p>
          </table:table-cell>
          <table:table-cell office:value-type="float" office:value="24.1" table:style-name="ce16">
            <text:p>24,1</text:p>
          </table:table-cell>
          <table:table-cell office:value-type="float" office:value="48.3" table:style-name="ce17">
            <text:p>48,3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8" table:style-name="ce16">
            <text:p>0,8</text:p>
          </table:table-cell>
          <table:table-cell office:value-type="float" office:value="2" table:style-name="ce16">
            <text:p>2,0</text:p>
          </table:table-cell>
          <table:table-cell office:value-type="float" office:value="2" table:style-name="ce17">
            <text:p>2,0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2.2999999999999998" table:style-name="ce16">
            <text:p>2,3</text:p>
          </table:table-cell>
          <table:table-cell office:value-type="float" office:value="27.5" table:style-name="ce16">
            <text:p>27,5</text:p>
          </table:table-cell>
          <table:table-cell office:value-type="float" office:value="37" table:style-name="ce17">
            <text:p>37,0</text:p>
          </table:table-cell>
          <table:table-cell table:number-columns-repeated="16376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" table:style-name="ce26">
            <text:p>0,0</text:p>
          </table:table-cell>
          <table:table-cell office:value-type="float" office:value="7" table:style-name="ce26">
            <text:p>7,0</text:p>
          </table:table-cell>
          <table:table-cell office:value-type="float" office:value="15.1" table:style-name="ce26">
            <text:p>15,1</text:p>
          </table:table-cell>
          <table:table-cell office:value-type="float" office:value="33.700000000000003" table:style-name="ce27">
            <text:p>33,7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3"/>
          <table:table-cell office:value-type="float" office:value="587.4" table:style-name="ce33">
            <text:p>587,4</text:p>
          </table:table-cell>
          <table:table-cell office:value-type="float" office:value="676.4" table:style-name="ce33">
            <text:p>676,4</text:p>
          </table:table-cell>
          <table:table-cell office:value-type="float" office:value="755.3" table:style-name="ce33">
            <text:p>755,3</text:p>
          </table:table-cell>
          <table:table-cell office:value-type="float" office:value="822.1" table:style-name="ce34">
            <text:p>822,1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7"/>
          <table:table-cell office:value-type="float" office:value="204.20000000000002" table:style-name="ce37">
            <text:p>204,2</text:p>
          </table:table-cell>
          <table:table-cell office:value-type="float" office:value="413.4" table:style-name="ce37">
            <text:p>413,4</text:p>
          </table:table-cell>
          <table:table-cell office:value-type="float" office:value="628.19999999999993" table:style-name="ce37">
            <text:p>628,2</text:p>
          </table:table-cell>
          <table:table-cell office:value-type="float" office:value="750.8" table:style-name="ce38">
            <text:p>750,8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16"/>
          <table:table-cell office:value-type="float" office:value="65.599999999999994" table:style-name="ce16">
            <text:p>65,6</text:p>
          </table:table-cell>
          <table:table-cell office:value-type="float" office:value="75.7" table:style-name="ce16">
            <text:p>75,7</text:p>
          </table:table-cell>
          <table:table-cell office:value-type="float" office:value="79.5" table:style-name="ce16">
            <text:p>79,5</text:p>
          </table:table-cell>
          <table:table-cell office:value-type="float" office:value="80" table:style-name="ce17">
            <text:p>80,0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20"/>
          <table:table-cell office:value-type="float" office:value="2.8" table:style-name="ce20">
            <text:p>2,8</text:p>
          </table:table-cell>
          <table:table-cell office:value-type="float" office:value="12.9" table:style-name="ce20">
            <text:p>12,9</text:p>
          </table:table-cell>
          <table:table-cell office:value-type="float" office:value="16.7" table:style-name="ce20">
            <text:p>16,7</text:p>
          </table:table-cell>
          <table:table-cell office:value-type="float" office:value="17.2" table:style-name="ce21">
            <text:p>17,2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16"/>
          <table:table-cell office:value-type="float" office:value="86.7" table:style-name="ce16">
            <text:p>86,7</text:p>
          </table:table-cell>
          <table:table-cell office:value-type="float" office:value="175.7" table:style-name="ce16">
            <text:p>175,7</text:p>
          </table:table-cell>
          <table:table-cell office:value-type="float" office:value="281.10000000000002" table:style-name="ce16">
            <text:p>281,1</text:p>
          </table:table-cell>
          <table:table-cell office:value-type="float" office:value="346" table:style-name="ce17">
            <text:p>346,0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20"/>
          <table:table-cell office:value-type="float" office:value="68.3" table:style-name="ce20">
            <text:p>68,3</text:p>
          </table:table-cell>
          <table:table-cell office:value-type="float" office:value="97.9" table:style-name="ce20">
            <text:p>97,9</text:p>
          </table:table-cell>
          <table:table-cell office:value-type="float" office:value="118.7" table:style-name="ce20">
            <text:p>118,7</text:p>
          </table:table-cell>
          <table:table-cell office:value-type="float" office:value="142.80000000000001" table:style-name="ce21">
            <text:p>142,8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18.399999999999999" table:style-name="ce20">
            <text:p>18,4</text:p>
          </table:table-cell>
          <table:table-cell office:value-type="float" office:value="77.8" table:style-name="ce20">
            <text:p>77,8</text:p>
          </table:table-cell>
          <table:table-cell office:value-type="float" office:value="162.4" table:style-name="ce20">
            <text:p>162,4</text:p>
          </table:table-cell>
          <table:table-cell office:value-type="float" office:value="203.2" table:style-name="ce21">
            <text:p>203,2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16"/>
          <table:table-cell office:value-type="float" office:value="42.3" table:style-name="ce16">
            <text:p>42,3</text:p>
          </table:table-cell>
          <table:table-cell office:value-type="float" office:value="150.80000000000001" table:style-name="ce16">
            <text:p>150,8</text:p>
          </table:table-cell>
          <table:table-cell office:value-type="float" office:value="254.9" table:style-name="ce16">
            <text:p>254,9</text:p>
          </table:table-cell>
          <table:table-cell office:value-type="float" office:value="312.10000000000002" table:style-name="ce17">
            <text:p>312,1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16"/>
          <table:table-cell office:value-type="float" office:value="9.6" table:style-name="ce16">
            <text:p>9,6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1.4" table:style-name="ce16">
            <text:p>1,4</text:p>
          </table:table-cell>
          <table:table-cell office:value-type="float" office:value="2.9" table:style-name="ce16">
            <text:p>2,9</text:p>
          </table:table-cell>
          <table:table-cell office:value-type="float" office:value="2.9" table:style-name="ce17">
            <text:p>2,9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1"/>
          <table:table-cell office:value-type="float" office:value="352.9" table:style-name="ce51">
            <text:p>352,9</text:p>
          </table:table-cell>
          <table:table-cell office:value-type="float" office:value="245.9" table:style-name="ce51">
            <text:p>245,9</text:p>
          </table:table-cell>
          <table:table-cell office:value-type="float" office:value="90.7" table:style-name="ce51">
            <text:p>90,7</text:p>
          </table:table-cell>
          <table:table-cell office:value-type="float" office:value="10.199999999999999" table:style-name="ce52">
            <text:p>10,2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16"/>
          <table:table-cell office:value-type="float" office:value="352.9" table:style-name="ce16">
            <text:p>352,9</text:p>
          </table:table-cell>
          <table:table-cell office:value-type="float" office:value="245.9" table:style-name="ce16">
            <text:p>245,9</text:p>
          </table:table-cell>
          <table:table-cell office:value-type="float" office:value="90.7" table:style-name="ce16">
            <text:p>90,7</text:p>
          </table:table-cell>
          <table:table-cell office:value-type="float" office:value="10.199999999999999" table:style-name="ce17">
            <text:p>10,2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1"/>
          <table:table-cell office:value-type="float" office:value="30" table:style-name="ce51">
            <text:p>30,0</text:p>
          </table:table-cell>
          <table:table-cell office:value-type="float" office:value="7.5" table:style-name="ce51">
            <text:p>7,5</text:p>
          </table:table-cell>
          <table:table-cell office:value-type="float" office:value="12.8" table:style-name="ce51">
            <text:p>12,8</text:p>
          </table:table-cell>
          <table:table-cell office:value-type="float" office:value="15.7" table:style-name="ce52">
            <text:p>15,7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16"/>
          <table:table-cell office:value-type="float" office:value="27.8" table:style-name="ce16">
            <text:p>27,8</text:p>
          </table:table-cell>
          <table:table-cell office:value-type="float" office:value="4.8" table:style-name="ce16">
            <text:p>4,8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16"/>
          <table:table-cell office:value-type="float" office:value="2.2000000000000002" table:style-name="ce16">
            <text:p>2,2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9" table:style-name="ce16">
            <text:p>0,9</text:p>
          </table:table-cell>
          <table:table-cell office:value-type="float" office:value="10.5" table:style-name="ce16">
            <text:p>10,5</text:p>
          </table:table-cell>
          <table:table-cell office:value-type="float" office:value="13.9" table:style-name="ce17">
            <text:p>13,9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1"/>
          <table:table-cell office:value-type="float" office:value="0.30000000000000004" table:style-name="ce51">
            <text:p>0,3</text:p>
          </table:table-cell>
          <table:table-cell office:value-type="float" office:value="9.6" table:style-name="ce51">
            <text:p>9,6</text:p>
          </table:table-cell>
          <table:table-cell office:value-type="float" office:value="23.599999999999998" table:style-name="ce51">
            <text:p>23,6</text:p>
          </table:table-cell>
          <table:table-cell office:value-type="float" office:value="45.4" table:style-name="ce52">
            <text:p>45,4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1" table:style-name="ce16">
            <text:p>0,1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7" table:style-name="ce16">
            <text:p>0,7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.2" table:style-name="ce26">
            <text:p>0,2</text:p>
          </table:table-cell>
          <table:table-cell office:value-type="float" office:value="8.9" table:style-name="ce26">
            <text:p>8,9</text:p>
          </table:table-cell>
          <table:table-cell office:value-type="float" office:value="21.7" table:style-name="ce26">
            <text:p>21,7</text:p>
          </table:table-cell>
          <table:table-cell office:value-type="float" office:value="43.5" table:style-name="ce27">
            <text:p>43,5</text:p>
          </table:table-cell>
          <table:table-cell table:number-columns-repeated="16376"/>
        </table:table-row>
        <table:table-row table:style-name="ro2">
          <table:table-cell table:style-name="ce57"/>
          <table:table-cell table:style-name="ce58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59"/>
          <table:table-cell office:value-type="float" office:value="2030" table:style-name="ce59">
            <text:p>2030</text:p>
          </table:table-cell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61"/>
          <table:table-cell table:style-name="ce62"/>
          <table:table-cell table:number-columns-repeated="16376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1"/>
          <table:table-cell office:value-type="float" office:value="101.9" table:formula="of:=[.E43]+[.E45]+[.E48]+[.E49]+[.E50]" table:style-name="ce51">
            <text:p>101,9</text:p>
          </table:table-cell>
          <table:table-cell office:value-type="float" office:value="227.79999999999998" table:formula="of:=[.F43]+[.F45]+[.F48]+[.F49]+[.F50]" table:style-name="ce51">
            <text:p>227,8</text:p>
          </table:table-cell>
          <table:table-cell office:value-type="float" office:value="351" table:formula="of:=[.G43]+[.G45]+[.G48]+[.G49]+[.G50]" table:style-name="ce51">
            <text:p>351,0</text:p>
          </table:table-cell>
          <table:table-cell office:value-type="float" office:value="422.5" table:formula="of:=[.H43]+[.H45]+[.H48]+[.H49]+[.H50]" table:style-name="ce52">
            <text:p>422,5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16"/>
          <table:table-cell office:value-type="float" office:value="26.5" table:style-name="ce16">
            <text:p>26,5</text:p>
          </table:table-cell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71"/>
          <table:table-cell office:value-type="string" table:style-name="ce71">
            <text:p>4,3 (5)</text:p>
          </table:table-cell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16"/>
          <table:table-cell office:value-type="float" office:value="38.4" table:style-name="ce16">
            <text:p>38,4</text:p>
          </table:table-cell>
          <table:table-cell office:value-type="float" office:value="70.599999999999994" table:style-name="ce16">
            <text:p>70,6</text:p>
          </table:table-cell>
          <table:table-cell office:value-type="float" office:value="104" table:style-name="ce16">
            <text:p>104,0</text:p>
          </table:table-cell>
          <table:table-cell office:value-type="float" office:value="127.5" table:style-name="ce17">
            <text:p>127,5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20"/>
          <table:table-cell office:value-type="float" office:value="33.200000000000003" table:style-name="ce20">
            <text:p>33,2</text:p>
          </table:table-cell>
          <table:table-cell office:value-type="float" office:value="48.7" table:style-name="ce20">
            <text:p>48,7</text:p>
          </table:table-cell>
          <table:table-cell office:value-type="float" office:value="59" table:style-name="ce20">
            <text:p>59,0</text:p>
          </table:table-cell>
          <table:table-cell office:value-type="float" office:value="71" table:style-name="ce21">
            <text:p>71,0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5.2" table:style-name="ce20">
            <text:p>5,2</text:p>
          </table:table-cell>
          <table:table-cell office:value-type="float" office:value="21.9" table:style-name="ce20">
            <text:p>21,9</text:p>
          </table:table-cell>
          <table:table-cell office:value-type="float" office:value="45" table:style-name="ce20">
            <text:p>45,0</text:p>
          </table:table-cell>
          <table:table-cell office:value-type="float" office:value="56.5" table:style-name="ce21">
            <text:p>56,5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16"/>
          <table:table-cell office:value-type="float" office:value="35.1" table:style-name="ce16">
            <text:p>35,1</text:p>
          </table:table-cell>
          <table:table-cell office:value-type="float" office:value="126.6" table:style-name="ce16">
            <text:p>126,6</text:p>
          </table:table-cell>
          <table:table-cell office:value-type="float" office:value="214" table:style-name="ce16">
            <text:p>214,0</text:p>
          </table:table-cell>
          <table:table-cell office:value-type="float" office:value="262" table:style-name="ce17">
            <text:p>262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,0</text:p>
          </table:table-cell>
          <table:table-cell office:value-type="float" office:value="1" table:style-name="ce17">
            <text:p>1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1"/>
          <table:table-cell office:value-type="float" office:value="59.4" table:style-name="ce51">
            <text:p>59,4</text:p>
          </table:table-cell>
          <table:table-cell office:value-type="float" office:value="43.1" table:style-name="ce51">
            <text:p>43,1</text:p>
          </table:table-cell>
          <table:table-cell office:value-type="float" office:value="15.5" table:style-name="ce51">
            <text:p>15,5</text:p>
          </table:table-cell>
          <table:table-cell office:value-type="float" office:value="1.6" table:style-name="ce52">
            <text:p>1,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16"/>
          <table:table-cell office:value-type="float" office:value="59.4" table:style-name="ce16">
            <text:p>59,4</text:p>
          </table:table-cell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1"/>
          <table:table-cell office:value-type="float" office:value="12.9" table:style-name="ce51">
            <text:p>12,9</text:p>
          </table:table-cell>
          <table:table-cell office:value-type="float" office:value="8.6" table:style-name="ce51">
            <text:p>8,6</text:p>
          </table:table-cell>
          <table:table-cell office:value-type="float" office:value="20.5" table:style-name="ce51">
            <text:p>20,5</text:p>
          </table:table-cell>
          <table:table-cell office:value-type="float" office:value="34.200000000000003" table:style-name="ce52">
            <text:p>34,2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16"/>
          <table:table-cell office:value-type="float" office:value="11.5" table:style-name="ce16">
            <text:p>11,5</text:p>
          </table:table-cell>
          <table:table-cell office:value-type="float" office:value="5" table:style-name="ce16">
            <text:p>5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1" table:style-name="ce16">
            <text:p>1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16"/>
          <table:table-cell office:value-type="float" office:value="0.4" table:style-name="ce16">
            <text:p>0,4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3.1" table:style-name="ce16">
            <text:p>3,1</text:p>
          </table:table-cell>
          <table:table-cell office:value-type="float" office:value="19.5" table:style-name="ce16">
            <text:p>19,5</text:p>
          </table:table-cell>
          <table:table-cell office:value-type="float" office:value="33.700000000000003" table:style-name="ce17">
            <text:p>33,7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number-columns-repeated="5" table:style-name="ce51"/>
          <table:table-cell table:style-name="ce52"/>
          <table:table-cell table:number-columns-repeated="16376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5" table:style-name="ce16">
            <text:p>0,5</text:p>
          </table:table-cell>
          <table:table-cell office:value-type="float" office:value="9.1" table:style-name="ce16">
            <text:p>9,1</text:p>
          </table:table-cell>
          <table:table-cell office:value-type="float" office:value="20.6" table:style-name="ce16">
            <text:p>20,6</text:p>
          </table:table-cell>
          <table:table-cell office:value-type="float" office:value="39.9" table:style-name="ce17">
            <text:p>39,9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6.5" table:style-name="ce16">
            <text:p>6,5</text:p>
          </table:table-cell>
          <table:table-cell office:value-type="float" office:value="8.5" table:style-name="ce77">
            <text:p>8,5</text:p>
          </table:table-cell>
          <table:table-cell office:value-type="float" office:value="17" table:style-name="ce74">
            <text:p>17,0</text:p>
          </table:table-cell>
          <table:table-cell office:value-type="float" office:value="17.3" table:style-name="ce75">
            <text:p>17,3</text:p>
          </table:table-cell>
          <table:table-cell table:style-name="ce1"/>
          <table:table-cell table:number-columns-repeated="4" table:style-name="ce73"/>
          <table:table-cell table:number-columns-repeated="16371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number-columns-repeated="5" table:style-name="ce16"/>
          <table:table-cell table:style-name="ce17"/>
          <table:table-cell table:number-columns-repeated="16376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0.9" table:style-name="ce20">
            <text:p>0,9</text:p>
          </table:table-cell>
          <table:table-cell office:value-type="float" office:value="4.7" table:style-name="ce20">
            <text:p>4,7</text:p>
          </table:table-cell>
          <table:table-cell office:value-type="float" office:value="7.7" table:style-name="ce20">
            <text:p>7,7</text:p>
          </table:table-cell>
          <table:table-cell office:value-type="float" office:value="8" table:style-name="ce21">
            <text:p>8,0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20"/>
          <table:table-cell office:value-type="float" office:value="1.7" table:style-name="ce20">
            <text:p>1,7</text:p>
          </table:table-cell>
          <table:table-cell office:value-type="float" office:value="1.6" table:style-name="ce20">
            <text:p>1,6</text:p>
          </table:table-cell>
          <table:table-cell office:value-type="float" office:value="1.4" table:style-name="ce20">
            <text:p>1,4</text:p>
          </table:table-cell>
          <table:table-cell office:value-type="float" office:value="1.4" table:style-name="ce21">
            <text:p>1,4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20"/>
          <table:table-cell office:value-type="float" office:value="0" table:style-name="ce20">
            <text:p>0,0</text:p>
          </table:table-cell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20"/>
          <table:table-cell office:value-type="float" office:value="2.8" table:style-name="ce20">
            <text:p>2,8</text:p>
          </table:table-cell>
          <table:table-cell office:value-type="float" office:value="3.4" table:style-name="ce20">
            <text:p>3,4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4.0999999999999996" table:style-name="ce21">
            <text:p>4,1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16"/>
          <table:table-cell office:value-type="float" office:value="22.3" table:style-name="ce16">
            <text:p>22,3</text:p>
          </table:table-cell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6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26"/>
          <table:table-cell office:value-type="float" office:value="27.2" table:style-name="ce26">
            <text:p>27,2</text:p>
          </table:table-cell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6"/>
        </table:table-row>
        <table:table-row table:style-name="ro3">
          <table:table-cell table:number-columns-repeated="2" table:style-name="ce70"/>
          <table:table-cell table:number-columns-repeated="16382" table:style-name="ce1"/>
        </table:table-row>
        <table:table-row table:style-name="ro5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M23_re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80">
            <text:p>M23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2"/>
          <table:table-cell office:value-type="float" office:value="587.4" table:style-name="ce12">
            <text:p>587,4</text:p>
          </table:table-cell>
          <table:table-cell office:value-type="float" office:value="676.00000000000011" table:style-name="ce12">
            <text:p>676,0</text:p>
          </table:table-cell>
          <table:table-cell office:value-type="float" office:value="726.30000000000007" table:style-name="ce12">
            <text:p>726,3</text:p>
          </table:table-cell>
          <table:table-cell office:value-type="float" office:value="770.89999999999986" table:style-name="ce13">
            <text:p>770,9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6"/>
          <table:table-cell office:value-type="float" office:value="508.2" table:style-name="ce16">
            <text:p>508,2</text:p>
          </table:table-cell>
          <table:table-cell office:value-type="float" office:value="567.1" table:style-name="ce16">
            <text:p>567,1</text:p>
          </table:table-cell>
          <table:table-cell office:value-type="float" office:value="645" table:style-name="ce16">
            <text:p>645,0</text:p>
          </table:table-cell>
          <table:table-cell office:value-type="float" office:value="645" table:style-name="ce17">
            <text:p>645,0</text:p>
          </table:table-cell>
          <table:table-cell table:number-columns-repeated="16376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25" table:style-name="ce20">
            <text:p>25,0</text:p>
          </table:table-cell>
          <table:table-cell office:value-type="float" office:value="33" table:style-name="ce20">
            <text:p>33,0</text:p>
          </table:table-cell>
          <table:table-cell office:value-type="float" office:value="50" table:style-name="ce20">
            <text:p>50,0</text:p>
          </table:table-cell>
          <table:table-cell office:value-type="float" office:value="50" table:style-name="ce21">
            <text:p>50,0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16"/>
          <table:table-cell office:value-type="float" office:value="75.399999999999977" table:style-name="ce16">
            <text:p>75,4</text:p>
          </table:table-cell>
          <table:table-cell office:value-type="float" office:value="79.100000000000136" table:style-name="ce16">
            <text:p>79,1</text:p>
          </table:table-cell>
          <table:table-cell office:value-type="float" office:value="17.200000000000045" table:style-name="ce16">
            <text:p>17,2</text:p>
          </table:table-cell>
          <table:table-cell office:value-type="float" office:value="32.799999999999841" table:style-name="ce17">
            <text:p>32,8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16"/>
          <table:table-cell office:value-type="float" office:value="3.5" table:style-name="ce16">
            <text:p>3,5</text:p>
          </table:table-cell>
          <table:table-cell office:value-type="float" office:value="16.100000000000001" table:style-name="ce16">
            <text:p>16,1</text:p>
          </table:table-cell>
          <table:table-cell office:value-type="float" office:value="19.399999999999999" table:style-name="ce16">
            <text:p>19,4</text:p>
          </table:table-cell>
          <table:table-cell office:value-type="float" office:value="20.399999999999999" table:style-name="ce17">
            <text:p>20,4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3" table:style-name="ce16">
            <text:p>0,3</text:p>
          </table:table-cell>
          <table:table-cell office:value-type="float" office:value="4.8" table:style-name="ce16">
            <text:p>4,8</text:p>
          </table:table-cell>
          <table:table-cell office:value-type="float" office:value="13.1" table:style-name="ce16">
            <text:p>13,1</text:p>
          </table:table-cell>
          <table:table-cell office:value-type="float" office:value="22.3" table:style-name="ce17">
            <text:p>22,3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8" table:style-name="ce16">
            <text:p>0,8</text:p>
          </table:table-cell>
          <table:table-cell office:value-type="float" office:value="2" table:style-name="ce16">
            <text:p>2,0</text:p>
          </table:table-cell>
          <table:table-cell office:value-type="float" office:value="2" table:style-name="ce17">
            <text:p>2,0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3.8" table:style-name="ce16">
            <text:p>3,8</text:p>
          </table:table-cell>
          <table:table-cell office:value-type="float" office:value="24.1" table:style-name="ce16">
            <text:p>24,1</text:p>
          </table:table-cell>
          <table:table-cell office:value-type="float" office:value="30.5" table:style-name="ce17">
            <text:p>30,5</text:p>
          </table:table-cell>
          <table:table-cell table:number-columns-repeated="16376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" table:style-name="ce26">
            <text:p>0,0</text:p>
          </table:table-cell>
          <table:table-cell office:value-type="float" office:value="4.3" table:style-name="ce26">
            <text:p>4,3</text:p>
          </table:table-cell>
          <table:table-cell office:value-type="float" office:value="5.5" table:style-name="ce26">
            <text:p>5,5</text:p>
          </table:table-cell>
          <table:table-cell office:value-type="float" office:value="17.899999999999999" table:style-name="ce27">
            <text:p>17,9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3"/>
          <table:table-cell office:value-type="float" office:value="587.4" table:style-name="ce33">
            <text:p>587,4</text:p>
          </table:table-cell>
          <table:table-cell office:value-type="float" office:value="676.00000000000011" table:style-name="ce33">
            <text:p>676,0</text:p>
          </table:table-cell>
          <table:table-cell office:value-type="float" office:value="726.30000000000007" table:style-name="ce33">
            <text:p>726,3</text:p>
          </table:table-cell>
          <table:table-cell office:value-type="float" office:value="770.89999999999986" table:style-name="ce34">
            <text:p>770,9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7"/>
          <table:table-cell office:value-type="float" office:value="204.20000000000002" table:style-name="ce37">
            <text:p>204,2</text:p>
          </table:table-cell>
          <table:table-cell office:value-type="float" office:value="420.4" table:style-name="ce37">
            <text:p>420,4</text:p>
          </table:table-cell>
          <table:table-cell office:value-type="float" office:value="610.29999999999995" table:style-name="ce37">
            <text:p>610,3</text:p>
          </table:table-cell>
          <table:table-cell office:value-type="float" office:value="726.19999999999993" table:style-name="ce38">
            <text:p>726,2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16"/>
          <table:table-cell office:value-type="float" office:value="65.599999999999994" table:style-name="ce16">
            <text:p>65,6</text:p>
          </table:table-cell>
          <table:table-cell office:value-type="float" office:value="75.7" table:style-name="ce16">
            <text:p>75,7</text:p>
          </table:table-cell>
          <table:table-cell office:value-type="float" office:value="78.2" table:style-name="ce16">
            <text:p>78,2</text:p>
          </table:table-cell>
          <table:table-cell office:value-type="float" office:value="79" table:style-name="ce17">
            <text:p>79,0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20"/>
          <table:table-cell office:value-type="float" office:value="2.8" table:style-name="ce20">
            <text:p>2,8</text:p>
          </table:table-cell>
          <table:table-cell office:value-type="float" office:value="12.9" table:style-name="ce20">
            <text:p>12,9</text:p>
          </table:table-cell>
          <table:table-cell office:value-type="float" office:value="15.5" table:style-name="ce20">
            <text:p>15,5</text:p>
          </table:table-cell>
          <table:table-cell office:value-type="float" office:value="16.3" table:style-name="ce21">
            <text:p>16,3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16"/>
          <table:table-cell office:value-type="float" office:value="86.7" table:style-name="ce16">
            <text:p>86,7</text:p>
          </table:table-cell>
          <table:table-cell office:value-type="float" office:value="230" table:style-name="ce16">
            <text:p>230,0</text:p>
          </table:table-cell>
          <table:table-cell office:value-type="float" office:value="360.6" table:style-name="ce16">
            <text:p>360,6</text:p>
          </table:table-cell>
          <table:table-cell office:value-type="float" office:value="442.3" table:style-name="ce17">
            <text:p>442,3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20"/>
          <table:table-cell office:value-type="float" office:value="68.3" table:style-name="ce20">
            <text:p>68,3</text:p>
          </table:table-cell>
          <table:table-cell office:value-type="float" office:value="109.3" table:style-name="ce20">
            <text:p>109,3</text:p>
          </table:table-cell>
          <table:table-cell office:value-type="float" office:value="145.30000000000001" table:style-name="ce20">
            <text:p>145,3</text:p>
          </table:table-cell>
          <table:table-cell office:value-type="float" office:value="169.6" table:style-name="ce21">
            <text:p>169,6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18.399999999999999" table:style-name="ce20">
            <text:p>18,4</text:p>
          </table:table-cell>
          <table:table-cell office:value-type="float" office:value="120.7" table:style-name="ce20">
            <text:p>120,7</text:p>
          </table:table-cell>
          <table:table-cell office:value-type="float" office:value="215.3" table:style-name="ce20">
            <text:p>215,3</text:p>
          </table:table-cell>
          <table:table-cell office:value-type="float" office:value="272.7" table:style-name="ce21">
            <text:p>272,7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16"/>
          <table:table-cell office:value-type="float" office:value="42.3" table:style-name="ce16">
            <text:p>42,3</text:p>
          </table:table-cell>
          <table:table-cell office:value-type="float" office:value="103.5" table:style-name="ce16">
            <text:p>103,5</text:p>
          </table:table-cell>
          <table:table-cell office:value-type="float" office:value="153" table:style-name="ce16">
            <text:p>153,0</text:p>
          </table:table-cell>
          <table:table-cell office:value-type="float" office:value="183.6" table:style-name="ce17">
            <text:p>183,6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16"/>
          <table:table-cell office:value-type="float" office:value="9.6" table:style-name="ce16">
            <text:p>9,6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1.4" table:style-name="ce16">
            <text:p>1,4</text:p>
          </table:table-cell>
          <table:table-cell office:value-type="float" office:value="8.6999999999999993" table:style-name="ce16">
            <text:p>8,7</text:p>
          </table:table-cell>
          <table:table-cell office:value-type="float" office:value="11.5" table:style-name="ce17">
            <text:p>11,5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1"/>
          <table:table-cell office:value-type="float" office:value="352.9" table:style-name="ce51">
            <text:p>352,9</text:p>
          </table:table-cell>
          <table:table-cell office:value-type="float" office:value="242.8" table:style-name="ce51">
            <text:p>242,8</text:p>
          </table:table-cell>
          <table:table-cell office:value-type="float" office:value="91.1" table:style-name="ce51">
            <text:p>91,1</text:p>
          </table:table-cell>
          <table:table-cell office:value-type="float" office:value="9.8000000000000007" table:style-name="ce52">
            <text:p>9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16"/>
          <table:table-cell office:value-type="float" office:value="352.9" table:style-name="ce16">
            <text:p>352,9</text:p>
          </table:table-cell>
          <table:table-cell office:value-type="float" office:value="242.8" table:style-name="ce16">
            <text:p>242,8</text:p>
          </table:table-cell>
          <table:table-cell office:value-type="float" office:value="91.1" table:style-name="ce16">
            <text:p>91,1</text:p>
          </table:table-cell>
          <table:table-cell office:value-type="float" office:value="9.8000000000000007" table:style-name="ce17">
            <text:p>9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1"/>
          <table:table-cell office:value-type="float" office:value="30" table:style-name="ce51">
            <text:p>30,0</text:p>
          </table:table-cell>
          <table:table-cell office:value-type="float" office:value="7.7" table:style-name="ce51">
            <text:p>7,7</text:p>
          </table:table-cell>
          <table:table-cell office:value-type="float" office:value="11.2" table:style-name="ce51">
            <text:p>11,2</text:p>
          </table:table-cell>
          <table:table-cell office:value-type="float" office:value="13" table:style-name="ce52">
            <text:p>13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16"/>
          <table:table-cell office:value-type="float" office:value="27.8" table:style-name="ce16">
            <text:p>27,8</text:p>
          </table:table-cell>
          <table:table-cell office:value-type="float" office:value="4.4000000000000004" table:style-name="ce16">
            <text:p>4,4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16"/>
          <table:table-cell office:value-type="float" office:value="2.2000000000000002" table:style-name="ce16">
            <text:p>2,2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1.5" table:style-name="ce16">
            <text:p>1,5</text:p>
          </table:table-cell>
          <table:table-cell office:value-type="float" office:value="8.9" table:style-name="ce16">
            <text:p>8,9</text:p>
          </table:table-cell>
          <table:table-cell office:value-type="float" office:value="11.2" table:style-name="ce17">
            <text:p>11,2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1"/>
          <table:table-cell office:value-type="float" office:value="0.30000000000000004" table:style-name="ce51">
            <text:p>0,3</text:p>
          </table:table-cell>
          <table:table-cell office:value-type="float" office:value="5.1000000000000005" table:style-name="ce51">
            <text:p>5,1</text:p>
          </table:table-cell>
          <table:table-cell office:value-type="float" office:value="13.700000000000001" table:style-name="ce51">
            <text:p>13,7</text:p>
          </table:table-cell>
          <table:table-cell office:value-type="float" office:value="21.9" table:style-name="ce52">
            <text:p>21,9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1" table:style-name="ce16">
            <text:p>0,1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7" table:style-name="ce16">
            <text:p>0,7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.2" table:style-name="ce26">
            <text:p>0,2</text:p>
          </table:table-cell>
          <table:table-cell office:value-type="float" office:value="4.4000000000000004" table:style-name="ce26">
            <text:p>4,4</text:p>
          </table:table-cell>
          <table:table-cell office:value-type="float" office:value="11.8" table:style-name="ce26">
            <text:p>11,8</text:p>
          </table:table-cell>
          <table:table-cell office:value-type="float" office:value="20" table:style-name="ce27">
            <text:p>20,0</text:p>
          </table:table-cell>
          <table:table-cell table:number-columns-repeated="16376"/>
        </table:table-row>
        <table:table-row table:style-name="ro2">
          <table:table-cell table:style-name="ce57"/>
          <table:table-cell table:style-name="ce58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59"/>
          <table:table-cell office:value-type="float" office:value="2030" table:style-name="ce59">
            <text:p>2030</text:p>
          </table:table-cell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61"/>
          <table:table-cell table:style-name="ce62"/>
          <table:table-cell table:number-columns-repeated="16376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1"/>
          <table:table-cell office:value-type="float" office:value="101.9" table:formula="of:=[.E43]+[.E45]+[.E48]+[.E49]+[.E50]" table:style-name="ce51">
            <text:p>101,9</text:p>
          </table:table-cell>
          <table:table-cell office:value-type="float" office:value="203.29999999999998" table:formula="of:=[.F43]+[.F45]+[.F48]+[.F49]+[.F50]" table:style-name="ce51">
            <text:p>203,3</text:p>
          </table:table-cell>
          <table:table-cell office:value-type="float" office:value="292" table:formula="of:=[.G43]+[.G45]+[.G48]+[.G49]+[.G50]" table:style-name="ce51">
            <text:p>292,0</text:p>
          </table:table-cell>
          <table:table-cell office:value-type="float" office:value="346" table:formula="of:=[.H43]+[.H45]+[.H48]+[.H49]+[.H50]" table:style-name="ce52">
            <text:p>346,0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16"/>
          <table:table-cell office:value-type="float" office:value="26.5" table:style-name="ce16">
            <text:p>26,5</text:p>
          </table:table-cell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71"/>
          <table:table-cell office:value-type="string" table:style-name="ce71">
            <text:p>4,3 (5)</text:p>
          </table:table-cell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16"/>
          <table:table-cell office:value-type="float" office:value="38.4" table:style-name="ce16">
            <text:p>38,4</text:p>
          </table:table-cell>
          <table:table-cell office:value-type="float" office:value="88.1" table:style-name="ce16">
            <text:p>88,1</text:p>
          </table:table-cell>
          <table:table-cell office:value-type="float" office:value="132" table:style-name="ce16">
            <text:p>132,0</text:p>
          </table:table-cell>
          <table:table-cell office:value-type="float" office:value="160" table:style-name="ce17">
            <text:p>160,0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20"/>
          <table:table-cell office:value-type="float" office:value="33.200000000000003" table:style-name="ce20">
            <text:p>33,2</text:p>
          </table:table-cell>
          <table:table-cell office:value-type="float" office:value="54.2" table:style-name="ce20">
            <text:p>54,2</text:p>
          </table:table-cell>
          <table:table-cell office:value-type="float" office:value="72" table:style-name="ce20">
            <text:p>72,0</text:p>
          </table:table-cell>
          <table:table-cell office:value-type="float" office:value="84" table:style-name="ce21">
            <text:p>84,0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5.2" table:style-name="ce20">
            <text:p>5,2</text:p>
          </table:table-cell>
          <table:table-cell office:value-type="float" office:value="33.9" table:style-name="ce20">
            <text:p>33,9</text:p>
          </table:table-cell>
          <table:table-cell office:value-type="float" office:value="60" table:style-name="ce20">
            <text:p>60,0</text:p>
          </table:table-cell>
          <table:table-cell office:value-type="float" office:value="76" table:style-name="ce21">
            <text:p>76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16"/>
          <table:table-cell office:value-type="float" office:value="35.1" table:style-name="ce16">
            <text:p>35,1</text:p>
          </table:table-cell>
          <table:table-cell office:value-type="float" office:value="84.6" table:style-name="ce16">
            <text:p>84,6</text:p>
          </table:table-cell>
          <table:table-cell office:value-type="float" office:value="125" table:style-name="ce16">
            <text:p>125,0</text:p>
          </table:table-cell>
          <table:table-cell office:value-type="float" office:value="150" table:style-name="ce17">
            <text:p>15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5" table:style-name="ce16">
            <text:p>0,5</text:p>
          </table:table-cell>
          <table:table-cell office:value-type="float" office:value="3" table:style-name="ce16">
            <text:p>3,0</text:p>
          </table:table-cell>
          <table:table-cell office:value-type="float" office:value="4" table:style-name="ce17">
            <text:p>4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1"/>
          <table:table-cell office:value-type="float" office:value="59.4" table:style-name="ce51">
            <text:p>59,4</text:p>
          </table:table-cell>
          <table:table-cell office:value-type="float" office:value="43.1" table:style-name="ce51">
            <text:p>43,1</text:p>
          </table:table-cell>
          <table:table-cell office:value-type="float" office:value="15.5" table:style-name="ce51">
            <text:p>15,5</text:p>
          </table:table-cell>
          <table:table-cell office:value-type="float" office:value="1.6" table:style-name="ce52">
            <text:p>1,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16"/>
          <table:table-cell office:value-type="float" office:value="59.4" table:style-name="ce16">
            <text:p>59,4</text:p>
          </table:table-cell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1"/>
          <table:table-cell office:value-type="float" office:value="12.9" table:style-name="ce51">
            <text:p>12,9</text:p>
          </table:table-cell>
          <table:table-cell office:value-type="float" office:value="9.1" table:style-name="ce51">
            <text:p>9,1</text:p>
          </table:table-cell>
          <table:table-cell office:value-type="float" office:value="21.4" table:style-name="ce51">
            <text:p>21,4</text:p>
          </table:table-cell>
          <table:table-cell office:value-type="float" office:value="30.7" table:style-name="ce52">
            <text:p>30,7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16"/>
          <table:table-cell office:value-type="float" office:value="11.5" table:style-name="ce16">
            <text:p>11,5</text:p>
          </table:table-cell>
          <table:table-cell office:value-type="float" office:value="5" table:style-name="ce16">
            <text:p>5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1" table:style-name="ce16">
            <text:p>1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16"/>
          <table:table-cell office:value-type="float" office:value="0.4" table:style-name="ce16">
            <text:p>0,4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3.6" table:style-name="ce16">
            <text:p>3,6</text:p>
          </table:table-cell>
          <table:table-cell office:value-type="float" office:value="20.399999999999999" table:style-name="ce16">
            <text:p>20,4</text:p>
          </table:table-cell>
          <table:table-cell office:value-type="float" office:value="30.2" table:style-name="ce17">
            <text:p>30,2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number-columns-repeated="5" table:style-name="ce51"/>
          <table:table-cell table:style-name="ce52"/>
          <table:table-cell table:number-columns-repeated="16376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5" table:style-name="ce16">
            <text:p>0,5</text:p>
          </table:table-cell>
          <table:table-cell office:value-type="float" office:value="5" table:style-name="ce16">
            <text:p>5,0</text:p>
          </table:table-cell>
          <table:table-cell office:value-type="float" office:value="12.7" table:style-name="ce16">
            <text:p>12,7</text:p>
          </table:table-cell>
          <table:table-cell office:value-type="float" office:value="20.9" table:style-name="ce17">
            <text:p>20,9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6.5" table:style-name="ce16">
            <text:p>6,5</text:p>
          </table:table-cell>
          <table:table-cell office:value-type="float" office:value="8.5" table:style-name="ce77">
            <text:p>8,5</text:p>
          </table:table-cell>
          <table:table-cell office:value-type="float" office:value="16" table:style-name="ce16">
            <text:p>16,0</text:p>
          </table:table-cell>
          <table:table-cell office:value-type="float" office:value="16" table:style-name="ce17">
            <text:p>16,0</text:p>
          </table:table-cell>
          <table:table-cell table:style-name="ce1"/>
          <table:table-cell table:number-columns-repeated="4" table:style-name="ce73"/>
          <table:table-cell table:number-columns-repeated="16371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number-columns-repeated="5" table:style-name="ce16"/>
          <table:table-cell table:style-name="ce17"/>
          <table:table-cell table:number-columns-repeated="16376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0.9" table:style-name="ce20">
            <text:p>0,9</text:p>
          </table:table-cell>
          <table:table-cell office:value-type="float" office:value="3.6" table:style-name="ce20">
            <text:p>3,6</text:p>
          </table:table-cell>
          <table:table-cell office:value-type="float" office:value="5.9" table:style-name="ce20">
            <text:p>5,9</text:p>
          </table:table-cell>
          <table:table-cell office:value-type="float" office:value="5.9" table:style-name="ce21">
            <text:p>5,9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20"/>
          <table:table-cell office:value-type="float" office:value="1.7" table:style-name="ce20">
            <text:p>1,7</text:p>
          </table:table-cell>
          <table:table-cell office:value-type="float" office:value="1.4" table:style-name="ce20">
            <text:p>1,4</text:p>
          </table:table-cell>
          <table:table-cell office:value-type="float" office:value="1.2" table:style-name="ce20">
            <text:p>1,2</text:p>
          </table:table-cell>
          <table:table-cell office:value-type="float" office:value="1.2" table:style-name="ce21">
            <text:p>1,2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20"/>
          <table:table-cell office:value-type="float" office:value="0" table:style-name="ce20">
            <text:p>0,0</text:p>
          </table:table-cell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20"/>
          <table:table-cell office:value-type="float" office:value="2.8" table:style-name="ce20">
            <text:p>2,8</text:p>
          </table:table-cell>
          <table:table-cell office:value-type="float" office:value="3.4" table:style-name="ce20">
            <text:p>3,4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4.0999999999999996" table:style-name="ce21">
            <text:p>4,1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16"/>
          <table:table-cell office:value-type="float" office:value="22.3" table:style-name="ce16">
            <text:p>22,3</text:p>
          </table:table-cell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6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26"/>
          <table:table-cell office:value-type="float" office:value="27.2" table:style-name="ce26">
            <text:p>27,2</text:p>
          </table:table-cell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6"/>
        </table:table-row>
        <table:table-row table:style-name="ro3">
          <table:table-cell table:number-columns-repeated="2" table:style-name="ce70"/>
          <table:table-cell table:number-columns-repeated="16382" table:style-name="ce1"/>
        </table:table-row>
        <table:table-row table:style-name="ro5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N1_re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80">
            <text:p>N1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2"/>
          <table:table-cell office:value-type="float" office:value="587.4" table:style-name="ce12">
            <text:p>587,4</text:p>
          </table:table-cell>
          <table:table-cell office:value-type="float" office:value="652.79999999999995" table:style-name="ce12">
            <text:p>652,8</text:p>
          </table:table-cell>
          <table:table-cell office:value-type="float" office:value="709.19999999999993" table:style-name="ce12">
            <text:p>709,2</text:p>
          </table:table-cell>
          <table:table-cell office:value-type="float" office:value="739.3" table:style-name="ce13">
            <text:p>739,3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6"/>
          <table:table-cell office:value-type="float" office:value="508.2" table:style-name="ce16">
            <text:p>508,2</text:p>
          </table:table-cell>
          <table:table-cell office:value-type="float" office:value="567.1" table:style-name="ce16">
            <text:p>567,1</text:p>
          </table:table-cell>
          <table:table-cell office:value-type="float" office:value="645" table:style-name="ce16">
            <text:p>645,0</text:p>
          </table:table-cell>
          <table:table-cell office:value-type="float" office:value="645" table:style-name="ce17">
            <text:p>645,0</text:p>
          </table:table-cell>
          <table:table-cell table:number-columns-repeated="16376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25" table:style-name="ce20">
            <text:p>25,0</text:p>
          </table:table-cell>
          <table:table-cell office:value-type="float" office:value="33" table:style-name="ce20">
            <text:p>33,0</text:p>
          </table:table-cell>
          <table:table-cell office:value-type="float" office:value="50" table:style-name="ce20">
            <text:p>50,0</text:p>
          </table:table-cell>
          <table:table-cell office:value-type="float" office:value="50" table:style-name="ce21">
            <text:p>50,0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16"/>
          <table:table-cell office:value-type="float" office:value="75.399999999999977" table:style-name="ce16">
            <text:p>75,4</text:p>
          </table:table-cell>
          <table:table-cell office:value-type="float" office:value="67.799999999999955" table:style-name="ce16">
            <text:p>67,8</text:p>
          </table:table-cell>
          <table:table-cell office:value-type="float" office:value="17.899999999999977" table:style-name="ce16">
            <text:p>17,9</text:p>
          </table:table-cell>
          <table:table-cell office:value-type="float" office:value="34.199999999999932" table:style-name="ce17">
            <text:p>34,2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16"/>
          <table:table-cell office:value-type="float" office:value="3.5" table:style-name="ce16">
            <text:p>3,5</text:p>
          </table:table-cell>
          <table:table-cell office:value-type="float" office:value="15.3" table:style-name="ce16">
            <text:p>15,3</text:p>
          </table:table-cell>
          <table:table-cell office:value-type="float" office:value="18.8" table:style-name="ce16">
            <text:p>18,8</text:p>
          </table:table-cell>
          <table:table-cell office:value-type="float" office:value="20.100000000000001" table:style-name="ce17">
            <text:p>20,1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3" table:style-name="ce16">
            <text:p>0,3</text:p>
          </table:table-cell>
          <table:table-cell office:value-type="float" office:value="0" table:style-name="ce16">
            <text:p>0,0</text:p>
          </table:table-cell>
          <table:table-cell office:value-type="float" office:value="8.6" table:style-name="ce16">
            <text:p>8,6</text:p>
          </table:table-cell>
          <table:table-cell office:value-type="float" office:value="12.6" table:style-name="ce17">
            <text:p>12,6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8" table:style-name="ce16">
            <text:p>0,8</text:p>
          </table:table-cell>
          <table:table-cell office:value-type="float" office:value="2" table:style-name="ce16">
            <text:p>2,0</text:p>
          </table:table-cell>
          <table:table-cell office:value-type="float" office:value="2" table:style-name="ce17">
            <text:p>2,0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14.6" table:style-name="ce16">
            <text:p>14,6</text:p>
          </table:table-cell>
          <table:table-cell office:value-type="float" office:value="19" table:style-name="ce17">
            <text:p>19,0</text:p>
          </table:table-cell>
          <table:table-cell table:number-columns-repeated="16376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" table:style-name="ce26">
            <text:p>0,0</text:p>
          </table:table-cell>
          <table:table-cell office:value-type="float" office:value="1.8" table:style-name="ce26">
            <text:p>1,8</text:p>
          </table:table-cell>
          <table:table-cell office:value-type="float" office:value="2.2999999999999998" table:style-name="ce26">
            <text:p>2,3</text:p>
          </table:table-cell>
          <table:table-cell office:value-type="float" office:value="6.4" table:style-name="ce27">
            <text:p>6,4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3"/>
          <table:table-cell office:value-type="float" office:value="587.4" table:style-name="ce33">
            <text:p>587,4</text:p>
          </table:table-cell>
          <table:table-cell office:value-type="float" office:value="652.79999999999995" table:style-name="ce33">
            <text:p>652,8</text:p>
          </table:table-cell>
          <table:table-cell office:value-type="float" office:value="709.19999999999993" table:style-name="ce33">
            <text:p>709,2</text:p>
          </table:table-cell>
          <table:table-cell office:value-type="float" office:value="739.3" table:style-name="ce34">
            <text:p>739,3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7"/>
          <table:table-cell office:value-type="float" office:value="204.20000000000002" table:style-name="ce37">
            <text:p>204,2</text:p>
          </table:table-cell>
          <table:table-cell office:value-type="float" office:value="351.50000000000006" table:style-name="ce37">
            <text:p>351,5</text:p>
          </table:table-cell>
          <table:table-cell office:value-type="float" office:value="509.59999999999997" table:style-name="ce37">
            <text:p>509,6</text:p>
          </table:table-cell>
          <table:table-cell office:value-type="float" office:value="579.1" table:style-name="ce38">
            <text:p>579,1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16"/>
          <table:table-cell office:value-type="float" office:value="65.599999999999994" table:style-name="ce16">
            <text:p>65,6</text:p>
          </table:table-cell>
          <table:table-cell office:value-type="float" office:value="75" table:style-name="ce16">
            <text:p>75,0</text:p>
          </table:table-cell>
          <table:table-cell office:value-type="float" office:value="77.900000000000006" table:style-name="ce16">
            <text:p>77,9</text:p>
          </table:table-cell>
          <table:table-cell office:value-type="float" office:value="78.900000000000006" table:style-name="ce17">
            <text:p>78,9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20"/>
          <table:table-cell office:value-type="float" office:value="2.8" table:style-name="ce20">
            <text:p>2,8</text:p>
          </table:table-cell>
          <table:table-cell office:value-type="float" office:value="12.2" table:style-name="ce20">
            <text:p>12,2</text:p>
          </table:table-cell>
          <table:table-cell office:value-type="float" office:value="15.1" table:style-name="ce20">
            <text:p>15,1</text:p>
          </table:table-cell>
          <table:table-cell office:value-type="float" office:value="16.100000000000001" table:style-name="ce21">
            <text:p>16,1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16"/>
          <table:table-cell office:value-type="float" office:value="86.7" table:style-name="ce16">
            <text:p>86,7</text:p>
          </table:table-cell>
          <table:table-cell office:value-type="float" office:value="169.3" table:style-name="ce16">
            <text:p>169,3</text:p>
          </table:table-cell>
          <table:table-cell office:value-type="float" office:value="277.5" table:style-name="ce16">
            <text:p>277,5</text:p>
          </table:table-cell>
          <table:table-cell office:value-type="float" office:value="320.3" table:style-name="ce17">
            <text:p>320,3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20"/>
          <table:table-cell office:value-type="float" office:value="68.3" table:style-name="ce20">
            <text:p>68,3</text:p>
          </table:table-cell>
          <table:table-cell office:value-type="float" office:value="95.1" table:style-name="ce20">
            <text:p>95,1</text:p>
          </table:table-cell>
          <table:table-cell office:value-type="float" office:value="117.3" table:style-name="ce20">
            <text:p>117,3</text:p>
          </table:table-cell>
          <table:table-cell office:value-type="float" office:value="133" table:style-name="ce21">
            <text:p>133,0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18.399999999999999" table:style-name="ce20">
            <text:p>18,4</text:p>
          </table:table-cell>
          <table:table-cell office:value-type="float" office:value="74.2" table:style-name="ce20">
            <text:p>74,2</text:p>
          </table:table-cell>
          <table:table-cell office:value-type="float" office:value="160.19999999999999" table:style-name="ce20">
            <text:p>160,2</text:p>
          </table:table-cell>
          <table:table-cell office:value-type="float" office:value="187.3" table:style-name="ce21">
            <text:p>187,3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16"/>
          <table:table-cell office:value-type="float" office:value="42.3" table:style-name="ce16">
            <text:p>42,3</text:p>
          </table:table-cell>
          <table:table-cell office:value-type="float" office:value="97.4" table:style-name="ce16">
            <text:p>97,4</text:p>
          </table:table-cell>
          <table:table-cell office:value-type="float" office:value="144.4" table:style-name="ce16">
            <text:p>144,4</text:p>
          </table:table-cell>
          <table:table-cell office:value-type="float" office:value="170.1" table:style-name="ce17">
            <text:p>170,1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16"/>
          <table:table-cell office:value-type="float" office:value="9.6" table:style-name="ce16">
            <text:p>9,6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1"/>
          <table:table-cell office:value-type="float" office:value="352.9" table:style-name="ce51">
            <text:p>352,9</text:p>
          </table:table-cell>
          <table:table-cell office:value-type="float" office:value="294" table:style-name="ce51">
            <text:p>294,0</text:p>
          </table:table-cell>
          <table:table-cell office:value-type="float" office:value="182" table:style-name="ce51">
            <text:p>182,0</text:p>
          </table:table-cell>
          <table:table-cell office:value-type="float" office:value="137.69999999999999" table:style-name="ce52">
            <text:p>137,7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16"/>
          <table:table-cell office:value-type="float" office:value="352.9" table:style-name="ce16">
            <text:p>352,9</text:p>
          </table:table-cell>
          <table:table-cell office:value-type="float" office:value="251.2" table:style-name="ce16">
            <text:p>251,2</text:p>
          </table:table-cell>
          <table:table-cell office:value-type="float" office:value="92.4" table:style-name="ce16">
            <text:p>92,4</text:p>
          </table:table-cell>
          <table:table-cell office:value-type="float" office:value="10.3" table:style-name="ce17">
            <text:p>10,3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42.8" table:style-name="ce16">
            <text:p>42,8</text:p>
          </table:table-cell>
          <table:table-cell office:value-type="float" office:value="89.6" table:style-name="ce16">
            <text:p>89,6</text:p>
          </table:table-cell>
          <table:table-cell office:value-type="float" office:value="127.4" table:style-name="ce17">
            <text:p>127,4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1"/>
          <table:table-cell office:value-type="float" office:value="30" table:style-name="ce51">
            <text:p>30,0</text:p>
          </table:table-cell>
          <table:table-cell office:value-type="float" office:value="6.5" table:style-name="ce51">
            <text:p>6,5</text:p>
          </table:table-cell>
          <table:table-cell office:value-type="float" office:value="8" table:style-name="ce51">
            <text:p>8,0</text:p>
          </table:table-cell>
          <table:table-cell office:value-type="float" office:value="9.1999999999999993" table:style-name="ce52">
            <text:p>9,2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16"/>
          <table:table-cell office:value-type="float" office:value="27.8" table:style-name="ce16">
            <text:p>27,8</text:p>
          </table:table-cell>
          <table:table-cell office:value-type="float" office:value="4.7" table:style-name="ce16">
            <text:p>4,7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16"/>
          <table:table-cell office:value-type="float" office:value="2.2000000000000002" table:style-name="ce16">
            <text:p>2,2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5.7" table:style-name="ce16">
            <text:p>5,7</text:p>
          </table:table-cell>
          <table:table-cell office:value-type="float" office:value="7.4" table:style-name="ce17">
            <text:p>7,4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1"/>
          <table:table-cell office:value-type="float" office:value="0.30000000000000004" table:style-name="ce51">
            <text:p>0,3</text:p>
          </table:table-cell>
          <table:table-cell office:value-type="float" office:value="0.79999999999999993" table:style-name="ce51">
            <text:p>0,8</text:p>
          </table:table-cell>
          <table:table-cell office:value-type="float" office:value="9.6" table:style-name="ce51">
            <text:p>9,6</text:p>
          </table:table-cell>
          <table:table-cell office:value-type="float" office:value="13.3" table:style-name="ce52">
            <text:p>13,3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1" table:style-name="ce16">
            <text:p>0,1</text:p>
          </table:table-cell>
          <table:table-cell office:value-type="float" office:value="0.1" table:style-name="ce16">
            <text:p>0,1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7" table:style-name="ce16">
            <text:p>0,7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.2" table:style-name="ce26">
            <text:p>0,2</text:p>
          </table:table-cell>
          <table:table-cell office:value-type="float" office:value="0" table:style-name="ce26">
            <text:p>0,0</text:p>
          </table:table-cell>
          <table:table-cell office:value-type="float" office:value="7.7" table:style-name="ce26">
            <text:p>7,7</text:p>
          </table:table-cell>
          <table:table-cell office:value-type="float" office:value="11.4" table:style-name="ce27">
            <text:p>11,4</text:p>
          </table:table-cell>
          <table:table-cell table:number-columns-repeated="16376"/>
        </table:table-row>
        <table:table-row table:style-name="ro2">
          <table:table-cell table:style-name="ce57"/>
          <table:table-cell table:style-name="ce58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59"/>
          <table:table-cell office:value-type="float" office:value="2030" table:style-name="ce59">
            <text:p>2030</text:p>
          </table:table-cell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61"/>
          <table:table-cell table:style-name="ce62"/>
          <table:table-cell table:number-columns-repeated="16376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1"/>
          <table:table-cell office:value-type="float" office:value="101.9" table:formula="of:=[.E43]+[.E45]+[.E48]+[.E49]+[.E50]" table:style-name="ce51">
            <text:p>101,9</text:p>
          </table:table-cell>
          <table:table-cell office:value-type="float" office:value="177.79999999999998" table:formula="of:=[.F43]+[.F45]+[.F48]+[.F49]+[.F50]" table:style-name="ce51">
            <text:p>177,8</text:p>
          </table:table-cell>
          <table:table-cell office:value-type="float" office:value="253" table:formula="of:=[.G43]+[.G45]+[.G48]+[.G49]+[.G50]" table:style-name="ce51">
            <text:p>253,0</text:p>
          </table:table-cell>
          <table:table-cell office:value-type="float" office:value="290" table:formula="of:=[.H43]+[.H45]+[.H48]+[.H49]+[.H50]" table:style-name="ce52">
            <text:p>290,0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16"/>
          <table:table-cell office:value-type="float" office:value="26.5" table:style-name="ce16">
            <text:p>26,5</text:p>
          </table:table-cell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71"/>
          <table:table-cell office:value-type="string" table:style-name="ce71">
            <text:p>4,3 (5)</text:p>
          </table:table-cell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16"/>
          <table:table-cell office:value-type="float" office:value="38.4" table:style-name="ce16">
            <text:p>38,4</text:p>
          </table:table-cell>
          <table:table-cell office:value-type="float" office:value="68.099999999999994" table:style-name="ce16">
            <text:p>68,1</text:p>
          </table:table-cell>
          <table:table-cell office:value-type="float" office:value="103" table:style-name="ce16">
            <text:p>103,0</text:p>
          </table:table-cell>
          <table:table-cell office:value-type="float" office:value="119" table:style-name="ce17">
            <text:p>119,0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20"/>
          <table:table-cell office:value-type="float" office:value="33.200000000000003" table:style-name="ce20">
            <text:p>33,2</text:p>
          </table:table-cell>
          <table:table-cell office:value-type="float" office:value="47.2" table:style-name="ce20">
            <text:p>47,2</text:p>
          </table:table-cell>
          <table:table-cell office:value-type="float" office:value="58" table:style-name="ce20">
            <text:p>58,0</text:p>
          </table:table-cell>
          <table:table-cell office:value-type="float" office:value="66" table:style-name="ce21">
            <text:p>66,0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5.2" table:style-name="ce20">
            <text:p>5,2</text:p>
          </table:table-cell>
          <table:table-cell office:value-type="float" office:value="20.9" table:style-name="ce20">
            <text:p>20,9</text:p>
          </table:table-cell>
          <table:table-cell office:value-type="float" office:value="45" table:style-name="ce20">
            <text:p>45,0</text:p>
          </table:table-cell>
          <table:table-cell office:value-type="float" office:value="53" table:style-name="ce21">
            <text:p>53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16"/>
          <table:table-cell office:value-type="float" office:value="35.1" table:style-name="ce16">
            <text:p>35,1</text:p>
          </table:table-cell>
          <table:table-cell office:value-type="float" office:value="79.599999999999994" table:style-name="ce16">
            <text:p>79,6</text:p>
          </table:table-cell>
          <table:table-cell office:value-type="float" office:value="118" table:style-name="ce16">
            <text:p>118,0</text:p>
          </table:table-cell>
          <table:table-cell office:value-type="float" office:value="139" table:style-name="ce17">
            <text:p>139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1"/>
          <table:table-cell office:value-type="float" office:value="59.4" table:style-name="ce51">
            <text:p>59,4</text:p>
          </table:table-cell>
          <table:table-cell office:value-type="float" office:value="49.7" table:style-name="ce51">
            <text:p>49,7</text:p>
          </table:table-cell>
          <table:table-cell office:value-type="float" office:value="28.7" table:style-name="ce51">
            <text:p>28,7</text:p>
          </table:table-cell>
          <table:table-cell office:value-type="float" office:value="21.4" table:style-name="ce52">
            <text:p>21,4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16"/>
          <table:table-cell office:value-type="float" office:value="59.4" table:style-name="ce16">
            <text:p>59,4</text:p>
          </table:table-cell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6.6" table:style-name="ce16">
            <text:p>6,6</text:p>
          </table:table-cell>
          <table:table-cell office:value-type="float" office:value="13.2" table:style-name="ce16">
            <text:p>13,2</text:p>
          </table:table-cell>
          <table:table-cell office:value-type="float" office:value="19.8" table:style-name="ce17">
            <text:p>19,8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1"/>
          <table:table-cell office:value-type="float" office:value="12.9" table:style-name="ce51">
            <text:p>12,9</text:p>
          </table:table-cell>
          <table:table-cell office:value-type="float" office:value="7.1" table:style-name="ce51">
            <text:p>7,1</text:p>
          </table:table-cell>
          <table:table-cell office:value-type="float" office:value="12.2" table:style-name="ce51">
            <text:p>12,2</text:p>
          </table:table-cell>
          <table:table-cell office:value-type="float" office:value="17.100000000000001" table:style-name="ce52">
            <text:p>17,1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16"/>
          <table:table-cell office:value-type="float" office:value="11.5" table:style-name="ce16">
            <text:p>11,5</text:p>
          </table:table-cell>
          <table:table-cell office:value-type="float" office:value="5" table:style-name="ce16">
            <text:p>5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1" table:style-name="ce16">
            <text:p>1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16"/>
          <table:table-cell office:value-type="float" office:value="0.4" table:style-name="ce16">
            <text:p>0,4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1.6" table:style-name="ce16">
            <text:p>1,6</text:p>
          </table:table-cell>
          <table:table-cell office:value-type="float" office:value="11.2" table:style-name="ce16">
            <text:p>11,2</text:p>
          </table:table-cell>
          <table:table-cell office:value-type="float" office:value="16.600000000000001" table:style-name="ce17">
            <text:p>16,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number-columns-repeated="5" table:style-name="ce51"/>
          <table:table-cell table:style-name="ce52"/>
          <table:table-cell table:number-columns-repeated="16376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5" table:style-name="ce16">
            <text:p>0,5</text:p>
          </table:table-cell>
          <table:table-cell office:value-type="float" office:value="1.5" table:style-name="ce16">
            <text:p>1,5</text:p>
          </table:table-cell>
          <table:table-cell office:value-type="float" office:value="8.6999999999999993" table:style-name="ce16">
            <text:p>8,7</text:p>
          </table:table-cell>
          <table:table-cell office:value-type="float" office:value="12" table:style-name="ce17">
            <text:p>12,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6.5" table:style-name="ce16">
            <text:p>6,5</text:p>
          </table:table-cell>
          <table:table-cell office:value-type="float" office:value="7.5" table:style-name="ce77">
            <text:p>7,5</text:p>
          </table:table-cell>
          <table:table-cell office:value-type="float" office:value="13.4" table:style-name="ce16">
            <text:p>13,4</text:p>
          </table:table-cell>
          <table:table-cell office:value-type="float" office:value="13.4" table:style-name="ce17">
            <text:p>13,4</text:p>
          </table:table-cell>
          <table:table-cell table:style-name="ce1"/>
          <table:table-cell table:number-columns-repeated="4" table:style-name="ce73"/>
          <table:table-cell table:number-columns-repeated="16371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number-columns-repeated="5" table:style-name="ce16"/>
          <table:table-cell table:style-name="ce17"/>
          <table:table-cell table:number-columns-repeated="16376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0.9" table:style-name="ce20">
            <text:p>0,9</text:p>
          </table:table-cell>
          <table:table-cell office:value-type="float" office:value="3.6" table:style-name="ce20">
            <text:p>3,6</text:p>
          </table:table-cell>
          <table:table-cell office:value-type="float" office:value="5.9" table:style-name="ce20">
            <text:p>5,9</text:p>
          </table:table-cell>
          <table:table-cell office:value-type="float" office:value="5.9" table:style-name="ce21">
            <text:p>5,9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20"/>
          <table:table-cell office:value-type="float" office:value="1.7" table:style-name="ce20">
            <text:p>1,7</text:p>
          </table:table-cell>
          <table:table-cell office:value-type="float" office:value="1.4" table:style-name="ce20">
            <text:p>1,4</text:p>
          </table:table-cell>
          <table:table-cell office:value-type="float" office:value="1.2" table:style-name="ce20">
            <text:p>1,2</text:p>
          </table:table-cell>
          <table:table-cell office:value-type="float" office:value="1.2" table:style-name="ce21">
            <text:p>1,2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20"/>
          <table:table-cell office:value-type="float" office:value="0" table:style-name="ce20">
            <text:p>0,0</text:p>
          </table:table-cell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20"/>
          <table:table-cell office:value-type="float" office:value="2.8" table:style-name="ce20">
            <text:p>2,8</text:p>
          </table:table-cell>
          <table:table-cell office:value-type="float" office:value="3.4" table:style-name="ce20">
            <text:p>3,4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4.0999999999999996" table:style-name="ce21">
            <text:p>4,1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16"/>
          <table:table-cell office:value-type="float" office:value="22.3" table:style-name="ce16">
            <text:p>22,3</text:p>
          </table:table-cell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6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26"/>
          <table:table-cell office:value-type="float" office:value="27.2" table:style-name="ce26">
            <text:p>27,2</text:p>
          </table:table-cell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6"/>
        </table:table-row>
        <table:table-row table:style-name="ro3">
          <table:table-cell table:number-columns-repeated="2" table:style-name="ce70"/>
          <table:table-cell table:number-columns-repeated="16382" table:style-name="ce1"/>
        </table:table-row>
        <table:table-row table:style-name="ro5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N2_re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80">
            <text:p>N2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2"/>
          <table:table-cell office:value-type="float" office:value="587.4" table:style-name="ce12">
            <text:p>587,4</text:p>
          </table:table-cell>
          <table:table-cell office:value-type="float" office:value="619.79999999999995" table:style-name="ce12">
            <text:p>619,8</text:p>
          </table:table-cell>
          <table:table-cell office:value-type="float" office:value="688.30000000000007" table:style-name="ce12">
            <text:p>688,3</text:p>
          </table:table-cell>
          <table:table-cell office:value-type="float" office:value="699.3" table:style-name="ce13">
            <text:p>699,3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6"/>
          <table:table-cell office:value-type="float" office:value="508.2" table:style-name="ce16">
            <text:p>508,2</text:p>
          </table:table-cell>
          <table:table-cell office:value-type="float" office:value="567.1" table:style-name="ce16">
            <text:p>567,1</text:p>
          </table:table-cell>
          <table:table-cell office:value-type="float" office:value="645" table:style-name="ce16">
            <text:p>645,0</text:p>
          </table:table-cell>
          <table:table-cell office:value-type="float" office:value="645" table:style-name="ce17">
            <text:p>645,0</text:p>
          </table:table-cell>
          <table:table-cell table:number-columns-repeated="16376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25" table:style-name="ce20">
            <text:p>25,0</text:p>
          </table:table-cell>
          <table:table-cell office:value-type="float" office:value="33" table:style-name="ce20">
            <text:p>33,0</text:p>
          </table:table-cell>
          <table:table-cell office:value-type="float" office:value="50" table:style-name="ce20">
            <text:p>50,0</text:p>
          </table:table-cell>
          <table:table-cell office:value-type="float" office:value="50" table:style-name="ce21">
            <text:p>50,0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16"/>
          <table:table-cell office:value-type="float" office:value="75.399999999999977" table:style-name="ce16">
            <text:p>75,4</text:p>
          </table:table-cell>
          <table:table-cell office:value-type="float" office:value="33.799999999999955" table:style-name="ce16">
            <text:p>33,8</text:p>
          </table:table-cell>
          <table:table-cell office:value-type="float" office:value="18.000000000000114" table:style-name="ce16">
            <text:p>18,0</text:p>
          </table:table-cell>
          <table:table-cell office:value-type="float" office:value="29.199999999999932" table:style-name="ce17">
            <text:p>29,2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16"/>
          <table:table-cell office:value-type="float" office:value="3.5" table:style-name="ce16">
            <text:p>3,5</text:p>
          </table:table-cell>
          <table:table-cell office:value-type="float" office:value="13.5" table:style-name="ce16">
            <text:p>13,5</text:p>
          </table:table-cell>
          <table:table-cell office:value-type="float" office:value="17.7" table:style-name="ce16">
            <text:p>17,7</text:p>
          </table:table-cell>
          <table:table-cell office:value-type="float" office:value="18.3" table:style-name="ce17">
            <text:p>18,3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3" table:style-name="ce16">
            <text:p>0,3</text:p>
          </table:table-cell>
          <table:table-cell office:value-type="float" office:value="0" table:style-name="ce16">
            <text:p>0,0</text:p>
          </table:table-cell>
          <table:table-cell office:value-type="float" office:value="0.3" table:style-name="ce16">
            <text:p>0,3</text:p>
          </table:table-cell>
          <table:table-cell office:value-type="float" office:value="0.2" table:style-name="ce17">
            <text:p>0,2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8" table:style-name="ce16">
            <text:p>0,8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4.3" table:style-name="ce16">
            <text:p>4,3</text:p>
          </table:table-cell>
          <table:table-cell office:value-type="float" office:value="4.8" table:style-name="ce16">
            <text:p>4,8</text:p>
          </table:table-cell>
          <table:table-cell office:value-type="float" office:value="3.8" table:style-name="ce17">
            <text:p>3,8</text:p>
          </table:table-cell>
          <table:table-cell table:number-columns-repeated="16376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" table:style-name="ce26">
            <text:p>0,0</text:p>
          </table:table-cell>
          <table:table-cell office:value-type="float" office:value="0.3" table:style-name="ce26">
            <text:p>0,3</text:p>
          </table:table-cell>
          <table:table-cell office:value-type="float" office:value="0.6" table:style-name="ce26">
            <text:p>0,6</text:p>
          </table:table-cell>
          <table:table-cell office:value-type="float" office:value="0.9" table:style-name="ce27">
            <text:p>0,9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3"/>
          <table:table-cell office:value-type="float" office:value="587.4" table:style-name="ce33">
            <text:p>587,4</text:p>
          </table:table-cell>
          <table:table-cell office:value-type="float" office:value="619.79999999999995" table:style-name="ce33">
            <text:p>619,8</text:p>
          </table:table-cell>
          <table:table-cell office:value-type="float" office:value="688.30000000000007" table:style-name="ce33">
            <text:p>688,3</text:p>
          </table:table-cell>
          <table:table-cell office:value-type="float" office:value="699.3" table:style-name="ce34">
            <text:p>699,3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7"/>
          <table:table-cell office:value-type="float" office:value="204.20000000000002" table:style-name="ce37">
            <text:p>204,2</text:p>
          </table:table-cell>
          <table:table-cell office:value-type="float" office:value="307" table:style-name="ce37">
            <text:p>307,0</text:p>
          </table:table-cell>
          <table:table-cell office:value-type="float" office:value="429.7" table:style-name="ce37">
            <text:p>429,7</text:p>
          </table:table-cell>
          <table:table-cell office:value-type="float" office:value="439.8" table:style-name="ce38">
            <text:p>439,8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16"/>
          <table:table-cell office:value-type="float" office:value="65.599999999999994" table:style-name="ce16">
            <text:p>65,6</text:p>
          </table:table-cell>
          <table:table-cell office:value-type="float" office:value="73.599999999999994" table:style-name="ce16">
            <text:p>73,6</text:p>
          </table:table-cell>
          <table:table-cell office:value-type="float" office:value="76.900000000000006" table:style-name="ce16">
            <text:p>76,9</text:p>
          </table:table-cell>
          <table:table-cell office:value-type="float" office:value="77.3" table:style-name="ce17">
            <text:p>77,3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20"/>
          <table:table-cell office:value-type="float" office:value="2.8" table:style-name="ce20">
            <text:p>2,8</text:p>
          </table:table-cell>
          <table:table-cell office:value-type="float" office:value="10.8" table:style-name="ce20">
            <text:p>10,8</text:p>
          </table:table-cell>
          <table:table-cell office:value-type="float" office:value="14.2" table:style-name="ce20">
            <text:p>14,2</text:p>
          </table:table-cell>
          <table:table-cell office:value-type="float" office:value="14.6" table:style-name="ce21">
            <text:p>14,6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16"/>
          <table:table-cell office:value-type="float" office:value="86.7" table:style-name="ce16">
            <text:p>86,7</text:p>
          </table:table-cell>
          <table:table-cell office:value-type="float" office:value="149" table:style-name="ce16">
            <text:p>149,0</text:p>
          </table:table-cell>
          <table:table-cell office:value-type="float" office:value="232.9" table:style-name="ce16">
            <text:p>232,9</text:p>
          </table:table-cell>
          <table:table-cell office:value-type="float" office:value="238.9" table:style-name="ce17">
            <text:p>238,9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20"/>
          <table:table-cell office:value-type="float" office:value="68.3" table:style-name="ce20">
            <text:p>68,3</text:p>
          </table:table-cell>
          <table:table-cell office:value-type="float" office:value="81.900000000000006" table:style-name="ce20">
            <text:p>81,9</text:p>
          </table:table-cell>
          <table:table-cell office:value-type="float" office:value="103.8" table:style-name="ce20">
            <text:p>103,8</text:p>
          </table:table-cell>
          <table:table-cell office:value-type="float" office:value="106.8" table:style-name="ce21">
            <text:p>106,8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18.399999999999999" table:style-name="ce20">
            <text:p>18,4</text:p>
          </table:table-cell>
          <table:table-cell office:value-type="float" office:value="67.099999999999994" table:style-name="ce20">
            <text:p>67,1</text:p>
          </table:table-cell>
          <table:table-cell office:value-type="float" office:value="129.1" table:style-name="ce20">
            <text:p>129,1</text:p>
          </table:table-cell>
          <table:table-cell office:value-type="float" office:value="132.1" table:style-name="ce21">
            <text:p>132,1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16"/>
          <table:table-cell office:value-type="float" office:value="42.3" table:style-name="ce16">
            <text:p>42,3</text:p>
          </table:table-cell>
          <table:table-cell office:value-type="float" office:value="74.599999999999994" table:style-name="ce16">
            <text:p>74,6</text:p>
          </table:table-cell>
          <table:table-cell office:value-type="float" office:value="110.1" table:style-name="ce16">
            <text:p>110,1</text:p>
          </table:table-cell>
          <table:table-cell office:value-type="float" office:value="113.8" table:style-name="ce17">
            <text:p>113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16"/>
          <table:table-cell office:value-type="float" office:value="9.6" table:style-name="ce16">
            <text:p>9,6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1"/>
          <table:table-cell office:value-type="float" office:value="352.9" table:style-name="ce51">
            <text:p>352,9</text:p>
          </table:table-cell>
          <table:table-cell office:value-type="float" office:value="303.39999999999998" table:style-name="ce51">
            <text:p>303,4</text:p>
          </table:table-cell>
          <table:table-cell office:value-type="float" office:value="252.4" table:style-name="ce51">
            <text:p>252,4</text:p>
          </table:table-cell>
          <table:table-cell office:value-type="float" office:value="254.1" table:style-name="ce52">
            <text:p>254,1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16"/>
          <table:table-cell office:value-type="float" office:value="352.9" table:style-name="ce16">
            <text:p>352,9</text:p>
          </table:table-cell>
          <table:table-cell office:value-type="float" office:value="258.8" table:style-name="ce16">
            <text:p>258,8</text:p>
          </table:table-cell>
          <table:table-cell office:value-type="float" office:value="93.1" table:style-name="ce16">
            <text:p>93,1</text:p>
          </table:table-cell>
          <table:table-cell office:value-type="float" office:value="10.7" table:style-name="ce17">
            <text:p>10,7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44.6" table:style-name="ce16">
            <text:p>44,6</text:p>
          </table:table-cell>
          <table:table-cell office:value-type="float" office:value="159.30000000000001" table:style-name="ce16">
            <text:p>159,3</text:p>
          </table:table-cell>
          <table:table-cell office:value-type="float" office:value="243.4" table:style-name="ce17">
            <text:p>243,4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1"/>
          <table:table-cell office:value-type="float" office:value="30" table:style-name="ce51">
            <text:p>30,0</text:p>
          </table:table-cell>
          <table:table-cell office:value-type="float" office:value="8.6" table:style-name="ce51">
            <text:p>8,6</text:p>
          </table:table-cell>
          <table:table-cell office:value-type="float" office:value="4.0999999999999996" table:style-name="ce51">
            <text:p>4,1</text:p>
          </table:table-cell>
          <table:table-cell office:value-type="float" office:value="3.3" table:style-name="ce52">
            <text:p>3,3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16"/>
          <table:table-cell office:value-type="float" office:value="27.8" table:style-name="ce16">
            <text:p>27,8</text:p>
          </table:table-cell>
          <table:table-cell office:value-type="float" office:value="5.0999999999999996" table:style-name="ce16">
            <text:p>5,1</text:p>
          </table:table-cell>
          <table:table-cell office:value-type="float" office:value="0.4" table:style-name="ce16">
            <text:p>0,4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16"/>
          <table:table-cell office:value-type="float" office:value="2.2000000000000002" table:style-name="ce16">
            <text:p>2,2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1.7" table:style-name="ce16">
            <text:p>1,7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1"/>
          <table:table-cell office:value-type="float" office:value="0.30000000000000004" table:style-name="ce51">
            <text:p>0,3</text:p>
          </table:table-cell>
          <table:table-cell office:value-type="float" office:value="0.79999999999999993" table:style-name="ce51">
            <text:p>0,8</text:p>
          </table:table-cell>
          <table:table-cell office:value-type="float" office:value="2.1" table:style-name="ce51">
            <text:p>2,1</text:p>
          </table:table-cell>
          <table:table-cell office:value-type="float" office:value="2.1" table:style-name="ce52">
            <text:p>2,1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1" table:style-name="ce16">
            <text:p>0,1</text:p>
          </table:table-cell>
          <table:table-cell office:value-type="float" office:value="0.1" table:style-name="ce16">
            <text:p>0,1</text:p>
          </table:table-cell>
          <table:table-cell office:value-type="float" office:value="0.1" table:style-name="ce16">
            <text:p>0,1</text:p>
          </table:table-cell>
          <table:table-cell office:value-type="float" office:value="0.1" table:style-name="ce17">
            <text:p>0,1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7" table:style-name="ce16">
            <text:p>0,7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6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.2" table:style-name="ce26">
            <text:p>0,2</text:p>
          </table:table-cell>
          <table:table-cell office:value-type="float" office:value="0" table:style-name="ce26">
            <text:p>0,0</text:p>
          </table:table-cell>
          <table:table-cell office:value-type="float" office:value="0.2" table:style-name="ce26">
            <text:p>0,2</text:p>
          </table:table-cell>
          <table:table-cell office:value-type="float" office:value="0.2" table:style-name="ce27">
            <text:p>0,2</text:p>
          </table:table-cell>
          <table:table-cell table:number-columns-repeated="16376"/>
        </table:table-row>
        <table:table-row table:style-name="ro2">
          <table:table-cell table:style-name="ce57"/>
          <table:table-cell table:style-name="ce58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59"/>
          <table:table-cell office:value-type="float" office:value="2030" table:style-name="ce59">
            <text:p>2030</text:p>
          </table:table-cell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61"/>
          <table:table-cell table:style-name="ce62"/>
          <table:table-cell table:number-columns-repeated="16376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1"/>
          <table:table-cell office:value-type="float" office:value="101.9" table:formula="of:=[.E43]+[.E45]+[.E48]+[.E49]+[.E50]" table:style-name="ce51">
            <text:p>101,9</text:p>
          </table:table-cell>
          <table:table-cell office:value-type="float" office:value="150.6" table:formula="of:=[.F43]+[.F45]+[.F48]+[.F49]+[.F50]" table:style-name="ce51">
            <text:p>150,6</text:p>
          </table:table-cell>
          <table:table-cell office:value-type="float" office:value="209.6" table:formula="of:=[.G43]+[.G45]+[.G48]+[.G49]+[.G50]" table:style-name="ce51">
            <text:p>209,6</text:p>
          </table:table-cell>
          <table:table-cell office:value-type="float" office:value="215" table:formula="of:=[.H43]+[.H45]+[.H48]+[.H49]+[.H50]" table:style-name="ce52">
            <text:p>215,0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16"/>
          <table:table-cell office:value-type="float" office:value="26.5" table:style-name="ce16">
            <text:p>26,5</text:p>
          </table:table-cell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71"/>
          <table:table-cell office:value-type="string" table:style-name="ce71">
            <text:p>4,3 (5)</text:p>
          </table:table-cell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16"/>
          <table:table-cell office:value-type="float" office:value="38.4" table:style-name="ce16">
            <text:p>38,4</text:p>
          </table:table-cell>
          <table:table-cell office:value-type="float" office:value="59.5" table:style-name="ce16">
            <text:p>59,5</text:p>
          </table:table-cell>
          <table:table-cell office:value-type="float" office:value="87.6" table:style-name="ce16">
            <text:p>87,6</text:p>
          </table:table-cell>
          <table:table-cell office:value-type="float" office:value="90" table:style-name="ce17">
            <text:p>90,0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20"/>
          <table:table-cell office:value-type="float" office:value="33.200000000000003" table:style-name="ce20">
            <text:p>33,2</text:p>
          </table:table-cell>
          <table:table-cell office:value-type="float" office:value="40.5" table:style-name="ce20">
            <text:p>40,5</text:p>
          </table:table-cell>
          <table:table-cell office:value-type="float" office:value="51.5" table:style-name="ce20">
            <text:p>51,5</text:p>
          </table:table-cell>
          <table:table-cell office:value-type="float" office:value="53" table:style-name="ce21">
            <text:p>53,0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5.2" table:style-name="ce20">
            <text:p>5,2</text:p>
          </table:table-cell>
          <table:table-cell office:value-type="float" office:value="19" table:style-name="ce20">
            <text:p>19,0</text:p>
          </table:table-cell>
          <table:table-cell office:value-type="float" office:value="36.1" table:style-name="ce20">
            <text:p>36,1</text:p>
          </table:table-cell>
          <table:table-cell office:value-type="float" office:value="37" table:style-name="ce21">
            <text:p>37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16"/>
          <table:table-cell office:value-type="float" office:value="35.1" table:style-name="ce16">
            <text:p>35,1</text:p>
          </table:table-cell>
          <table:table-cell office:value-type="float" office:value="61" table:style-name="ce16">
            <text:p>61,0</text:p>
          </table:table-cell>
          <table:table-cell office:value-type="float" office:value="90" table:style-name="ce16">
            <text:p>90,0</text:p>
          </table:table-cell>
          <table:table-cell office:value-type="float" office:value="93" table:style-name="ce17">
            <text:p>93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1"/>
          <table:table-cell office:value-type="float" office:value="59.4" table:style-name="ce51">
            <text:p>59,4</text:p>
          </table:table-cell>
          <table:table-cell office:value-type="float" office:value="49.7" table:style-name="ce51">
            <text:p>49,7</text:p>
          </table:table-cell>
          <table:table-cell office:value-type="float" office:value="38.700000000000003" table:style-name="ce51">
            <text:p>38,7</text:p>
          </table:table-cell>
          <table:table-cell office:value-type="float" office:value="38" table:style-name="ce52">
            <text:p>38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16"/>
          <table:table-cell office:value-type="float" office:value="59.4" table:style-name="ce16">
            <text:p>59,4</text:p>
          </table:table-cell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6.6" table:style-name="ce16">
            <text:p>6,6</text:p>
          </table:table-cell>
          <table:table-cell office:value-type="float" office:value="23.2" table:style-name="ce16">
            <text:p>23,2</text:p>
          </table:table-cell>
          <table:table-cell office:value-type="float" office:value="36.4" table:style-name="ce17">
            <text:p>36,4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1"/>
          <table:table-cell office:value-type="float" office:value="12.9" table:style-name="ce51">
            <text:p>12,9</text:p>
          </table:table-cell>
          <table:table-cell office:value-type="float" office:value="8.4" table:style-name="ce51">
            <text:p>8,4</text:p>
          </table:table-cell>
          <table:table-cell office:value-type="float" office:value="5.5" table:style-name="ce51">
            <text:p>5,5</text:p>
          </table:table-cell>
          <table:table-cell office:value-type="float" office:value="5.0999999999999996" table:style-name="ce52">
            <text:p>5,1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16"/>
          <table:table-cell office:value-type="float" office:value="11.5" table:style-name="ce16">
            <text:p>11,5</text:p>
          </table:table-cell>
          <table:table-cell office:value-type="float" office:value="5" table:style-name="ce16">
            <text:p>5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1" table:style-name="ce16">
            <text:p>1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16"/>
          <table:table-cell office:value-type="float" office:value="0.4" table:style-name="ce16">
            <text:p>0,4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2.9" table:style-name="ce16">
            <text:p>2,9</text:p>
          </table:table-cell>
          <table:table-cell office:value-type="float" office:value="4.5" table:style-name="ce16">
            <text:p>4,5</text:p>
          </table:table-cell>
          <table:table-cell office:value-type="float" office:value="4.5999999999999996" table:style-name="ce17">
            <text:p>4,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number-columns-repeated="5" table:style-name="ce51"/>
          <table:table-cell table:style-name="ce52"/>
          <table:table-cell table:number-columns-repeated="16376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5" table:style-name="ce16">
            <text:p>0,5</text:p>
          </table:table-cell>
          <table:table-cell office:value-type="float" office:value="1.4" table:style-name="ce16">
            <text:p>1,4</text:p>
          </table:table-cell>
          <table:table-cell office:value-type="float" office:value="2" table:style-name="ce16">
            <text:p>2,0</text:p>
          </table:table-cell>
          <table:table-cell office:value-type="float" office:value="2.1" table:style-name="ce17">
            <text:p>2,1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6.5" table:style-name="ce16">
            <text:p>6,5</text:p>
          </table:table-cell>
          <table:table-cell office:value-type="float" office:value="8.5" table:style-name="ce77">
            <text:p>8,5</text:p>
          </table:table-cell>
          <table:table-cell office:value-type="float" office:value="10.7" table:style-name="ce77">
            <text:p>10,7</text:p>
          </table:table-cell>
          <table:table-cell office:value-type="float" office:value="10.7" table:style-name="ce78">
            <text:p>10,7</text:p>
          </table:table-cell>
          <table:table-cell table:style-name="ce1"/>
          <table:table-cell table:number-columns-repeated="4" table:style-name="ce73"/>
          <table:table-cell table:number-columns-repeated="16371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number-columns-repeated="5" table:style-name="ce16"/>
          <table:table-cell table:style-name="ce17"/>
          <table:table-cell table:number-columns-repeated="16376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0.9" table:style-name="ce20">
            <text:p>0,9</text:p>
          </table:table-cell>
          <table:table-cell office:value-type="float" office:value="3.6" table:style-name="ce20">
            <text:p>3,6</text:p>
          </table:table-cell>
          <table:table-cell office:value-type="float" office:value="5.9" table:style-name="ce20">
            <text:p>5,9</text:p>
          </table:table-cell>
          <table:table-cell office:value-type="float" office:value="5.9" table:style-name="ce21">
            <text:p>5,9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20"/>
          <table:table-cell office:value-type="float" office:value="1.7" table:style-name="ce20">
            <text:p>1,7</text:p>
          </table:table-cell>
          <table:table-cell office:value-type="float" office:value="1.4" table:style-name="ce20">
            <text:p>1,4</text:p>
          </table:table-cell>
          <table:table-cell office:value-type="float" office:value="1.2" table:style-name="ce20">
            <text:p>1,2</text:p>
          </table:table-cell>
          <table:table-cell office:value-type="float" office:value="1.2" table:style-name="ce21">
            <text:p>1,2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20"/>
          <table:table-cell office:value-type="float" office:value="0" table:style-name="ce20">
            <text:p>0,0</text:p>
          </table:table-cell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20"/>
          <table:table-cell office:value-type="float" office:value="2.8" table:style-name="ce20">
            <text:p>2,8</text:p>
          </table:table-cell>
          <table:table-cell office:value-type="float" office:value="3.4" table:style-name="ce20">
            <text:p>3,4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4.0999999999999996" table:style-name="ce21">
            <text:p>4,1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16"/>
          <table:table-cell office:value-type="float" office:value="22.3" table:style-name="ce16">
            <text:p>22,3</text:p>
          </table:table-cell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6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26"/>
          <table:table-cell office:value-type="float" office:value="27.2" table:style-name="ce26">
            <text:p>27,2</text:p>
          </table:table-cell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6"/>
        </table:table-row>
        <table:table-row table:style-name="ro3">
          <table:table-cell table:number-columns-repeated="2" table:style-name="ce70"/>
          <table:table-cell table:number-columns-repeated="16382" table:style-name="ce1"/>
        </table:table-row>
        <table:table-row table:style-name="ro5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N03_re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80">
            <text:p>N03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2"/>
          <table:table-cell office:value-type="float" office:value="606.1" table:style-name="ce12">
            <text:p>606,1</text:p>
          </table:table-cell>
          <table:table-cell office:value-type="float" office:value="658.80000000000007" table:style-name="ce12">
            <text:p>658,8</text:p>
          </table:table-cell>
          <table:table-cell office:value-type="float" office:value="677.39999999999986" table:style-name="ce12">
            <text:p>677,4</text:p>
          </table:table-cell>
          <table:table-cell office:value-type="float" office:value="695.39999999999986" table:style-name="ce13">
            <text:p>695,4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6"/>
          <table:table-cell office:value-type="float" office:value="508.2" table:style-name="ce16">
            <text:p>508,2</text:p>
          </table:table-cell>
          <table:table-cell office:value-type="float" office:value="567.1" table:style-name="ce16">
            <text:p>567,1</text:p>
          </table:table-cell>
          <table:table-cell office:value-type="float" office:value="645" table:style-name="ce16">
            <text:p>645,0</text:p>
          </table:table-cell>
          <table:table-cell office:value-type="float" office:value="645" table:style-name="ce17">
            <text:p>645,0</text:p>
          </table:table-cell>
          <table:table-cell table:number-columns-repeated="16376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25" table:style-name="ce20">
            <text:p>25,0</text:p>
          </table:table-cell>
          <table:table-cell office:value-type="float" office:value="33" table:style-name="ce20">
            <text:p>33,0</text:p>
          </table:table-cell>
          <table:table-cell office:value-type="float" office:value="50" table:style-name="ce20">
            <text:p>50,0</text:p>
          </table:table-cell>
          <table:table-cell office:value-type="float" office:value="50" table:style-name="ce21">
            <text:p>50,0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16"/>
          <table:table-cell office:value-type="float" office:value="93.800000000000068" table:style-name="ce16">
            <text:p>93,8</text:p>
          </table:table-cell>
          <table:table-cell office:value-type="float" office:value="77.600000000000023" table:style-name="ce16">
            <text:p>77,6</text:p>
          </table:table-cell>
          <table:table-cell office:value-type="float" office:value="14.799999999999841" table:style-name="ce16">
            <text:p>14,8</text:p>
          </table:table-cell>
          <table:table-cell office:value-type="float" office:value="33.199999999999818" table:style-name="ce17">
            <text:p>33,2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16"/>
          <table:table-cell office:value-type="float" office:value="3.8" table:style-name="ce16">
            <text:p>3,8</text:p>
          </table:table-cell>
          <table:table-cell office:value-type="float" office:value="13.3" table:style-name="ce16">
            <text:p>13,3</text:p>
          </table:table-cell>
          <table:table-cell office:value-type="float" office:value="15.7" table:style-name="ce16">
            <text:p>15,7</text:p>
          </table:table-cell>
          <table:table-cell office:value-type="float" office:value="15.3" table:style-name="ce17">
            <text:p>15,3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3" table:style-name="ce16">
            <text:p>0,3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6" table:style-name="ce16">
            <text:p>0,6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" table:style-name="ce26">
            <text:p>0,0</text:p>
          </table:table-cell>
          <table:table-cell office:value-type="float" office:value="0.2" table:style-name="ce26">
            <text:p>0,2</text:p>
          </table:table-cell>
          <table:table-cell office:value-type="float" office:value="0" table:style-name="ce26">
            <text:p>0,0</text:p>
          </table:table-cell>
          <table:table-cell office:value-type="float" office:value="0" table:style-name="ce27">
            <text:p>0,0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3"/>
          <table:table-cell office:value-type="float" office:value="606.1" table:style-name="ce33">
            <text:p>606,1</text:p>
          </table:table-cell>
          <table:table-cell office:value-type="float" office:value="658.80000000000007" table:style-name="ce33">
            <text:p>658,8</text:p>
          </table:table-cell>
          <table:table-cell office:value-type="float" office:value="677.39999999999986" table:style-name="ce33">
            <text:p>677,4</text:p>
          </table:table-cell>
          <table:table-cell office:value-type="float" office:value="695.39999999999986" table:style-name="ce34">
            <text:p>695,4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7"/>
          <table:table-cell office:value-type="float" office:value="204.4" table:style-name="ce37">
            <text:p>204,4</text:p>
          </table:table-cell>
          <table:table-cell office:value-type="float" office:value="277.7" table:style-name="ce37">
            <text:p>277,7</text:p>
          </table:table-cell>
          <table:table-cell office:value-type="float" office:value="335.3" table:style-name="ce37">
            <text:p>335,3</text:p>
          </table:table-cell>
          <table:table-cell office:value-type="float" office:value="347.90000000000003" table:style-name="ce38">
            <text:p>347,9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16"/>
          <table:table-cell office:value-type="float" office:value="65.8" table:style-name="ce16">
            <text:p>65,8</text:p>
          </table:table-cell>
          <table:table-cell office:value-type="float" office:value="73.5" table:style-name="ce16">
            <text:p>73,5</text:p>
          </table:table-cell>
          <table:table-cell office:value-type="float" office:value="75.2" table:style-name="ce16">
            <text:p>75,2</text:p>
          </table:table-cell>
          <table:table-cell office:value-type="float" office:value="74.900000000000006" table:style-name="ce17">
            <text:p>74,9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20"/>
          <table:table-cell office:value-type="float" office:value="3" table:style-name="ce20">
            <text:p>3,0</text:p>
          </table:table-cell>
          <table:table-cell office:value-type="float" office:value="10.7" table:style-name="ce20">
            <text:p>10,7</text:p>
          </table:table-cell>
          <table:table-cell office:value-type="float" office:value="12.5" table:style-name="ce20">
            <text:p>12,5</text:p>
          </table:table-cell>
          <table:table-cell office:value-type="float" office:value="12.2" table:style-name="ce21">
            <text:p>12,2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16"/>
          <table:table-cell office:value-type="float" office:value="86.7" table:style-name="ce16">
            <text:p>86,7</text:p>
          </table:table-cell>
          <table:table-cell office:value-type="float" office:value="129.30000000000001" table:style-name="ce16">
            <text:p>129,3</text:p>
          </table:table-cell>
          <table:table-cell office:value-type="float" office:value="164.6" table:style-name="ce16">
            <text:p>164,6</text:p>
          </table:table-cell>
          <table:table-cell office:value-type="float" office:value="177.5" table:style-name="ce17">
            <text:p>177,5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20"/>
          <table:table-cell office:value-type="float" office:value="68.3" table:style-name="ce20">
            <text:p>68,3</text:p>
          </table:table-cell>
          <table:table-cell office:value-type="float" office:value="78.599999999999994" table:style-name="ce20">
            <text:p>78,6</text:p>
          </table:table-cell>
          <table:table-cell office:value-type="float" office:value="86.7" table:style-name="ce20">
            <text:p>86,7</text:p>
          </table:table-cell>
          <table:table-cell office:value-type="float" office:value="86.7" table:style-name="ce21">
            <text:p>86,7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18.399999999999999" table:style-name="ce20">
            <text:p>18,4</text:p>
          </table:table-cell>
          <table:table-cell office:value-type="float" office:value="50.7" table:style-name="ce20">
            <text:p>50,7</text:p>
          </table:table-cell>
          <table:table-cell office:value-type="float" office:value="77.900000000000006" table:style-name="ce20">
            <text:p>77,9</text:p>
          </table:table-cell>
          <table:table-cell office:value-type="float" office:value="90.9" table:style-name="ce21">
            <text:p>90,9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16"/>
          <table:table-cell office:value-type="float" office:value="42.3" table:style-name="ce16">
            <text:p>42,3</text:p>
          </table:table-cell>
          <table:table-cell office:value-type="float" office:value="65.099999999999994" table:style-name="ce16">
            <text:p>65,1</text:p>
          </table:table-cell>
          <table:table-cell office:value-type="float" office:value="85.7" table:style-name="ce16">
            <text:p>85,7</text:p>
          </table:table-cell>
          <table:table-cell office:value-type="float" office:value="85.7" table:style-name="ce17">
            <text:p>85,7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16"/>
          <table:table-cell office:value-type="float" office:value="9.6" table:style-name="ce16">
            <text:p>9,6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1"/>
          <table:table-cell office:value-type="float" office:value="374.3" table:style-name="ce51">
            <text:p>374,3</text:p>
          </table:table-cell>
          <table:table-cell office:value-type="float" office:value="376.8" table:style-name="ce51">
            <text:p>376,8</text:p>
          </table:table-cell>
          <table:table-cell office:value-type="float" office:value="338.5" table:style-name="ce51">
            <text:p>338,5</text:p>
          </table:table-cell>
          <table:table-cell office:value-type="float" office:value="343.9" table:style-name="ce52">
            <text:p>343,9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16"/>
          <table:table-cell office:value-type="float" office:value="374.3" table:style-name="ce16">
            <text:p>374,3</text:p>
          </table:table-cell>
          <table:table-cell office:value-type="float" office:value="326.39999999999998" table:style-name="ce16">
            <text:p>326,4</text:p>
          </table:table-cell>
          <table:table-cell office:value-type="float" office:value="149.19999999999999" table:style-name="ce16">
            <text:p>149,2</text:p>
          </table:table-cell>
          <table:table-cell office:value-type="float" office:value="27.3" table:style-name="ce17">
            <text:p>27,3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43.7" table:style-name="ce16">
            <text:p>43,7</text:p>
          </table:table-cell>
          <table:table-cell office:value-type="float" office:value="162.30000000000001" table:style-name="ce16">
            <text:p>162,3</text:p>
          </table:table-cell>
          <table:table-cell office:value-type="float" office:value="274.60000000000002" table:style-name="ce17">
            <text:p>274,6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6.7" table:style-name="ce16">
            <text:p>6,7</text:p>
          </table:table-cell>
          <table:table-cell office:value-type="float" office:value="27" table:style-name="ce16">
            <text:p>27,0</text:p>
          </table:table-cell>
          <table:table-cell office:value-type="float" office:value="42" table:style-name="ce17">
            <text:p>42,0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1"/>
          <table:table-cell office:value-type="float" office:value="27.1" table:style-name="ce51">
            <text:p>27,1</text:p>
          </table:table-cell>
          <table:table-cell office:value-type="float" office:value="3.7" table:style-name="ce51">
            <text:p>3,7</text:p>
          </table:table-cell>
          <table:table-cell office:value-type="float" office:value="1.8" table:style-name="ce51">
            <text:p>1,8</text:p>
          </table:table-cell>
          <table:table-cell office:value-type="float" office:value="1.8" table:style-name="ce52">
            <text:p>1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16"/>
          <table:table-cell office:value-type="float" office:value="24.9" table:style-name="ce16">
            <text:p>24,9</text:p>
          </table:table-cell>
          <table:table-cell office:value-type="float" office:value="1.9" table:style-name="ce16">
            <text:p>1,9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16"/>
          <table:table-cell office:value-type="float" office:value="2.2000000000000002" table:style-name="ce16">
            <text:p>2,2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1"/>
          <table:table-cell office:value-type="float" office:value="0.3" table:style-name="ce51">
            <text:p>0,3</text:p>
          </table:table-cell>
          <table:table-cell office:value-type="float" office:value="0.6" table:style-name="ce51">
            <text:p>0,6</text:p>
          </table:table-cell>
          <table:table-cell office:value-type="float" office:value="1.8" table:style-name="ce51">
            <text:p>1,8</text:p>
          </table:table-cell>
          <table:table-cell office:value-type="float" office:value="1.8" table:style-name="ce52">
            <text:p>1,8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.6" table:style-name="ce16">
            <text:p>0,6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6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26"/>
          <table:table-cell office:value-type="float" office:value="0.3" table:style-name="ce26">
            <text:p>0,3</text:p>
          </table:table-cell>
          <table:table-cell office:value-type="float" office:value="0" table:style-name="ce26">
            <text:p>0,0</text:p>
          </table:table-cell>
          <table:table-cell office:value-type="float" office:value="0" table:style-name="ce26">
            <text:p>0,0</text:p>
          </table:table-cell>
          <table:table-cell office:value-type="float" office:value="0" table:style-name="ce27">
            <text:p>0,0</text:p>
          </table:table-cell>
          <table:table-cell table:number-columns-repeated="16376"/>
        </table:table-row>
        <table:table-row table:style-name="ro2">
          <table:table-cell table:style-name="ce57"/>
          <table:table-cell table:style-name="ce58"/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59"/>
          <table:table-cell office:value-type="float" office:value="2030" table:style-name="ce59">
            <text:p>2030</text:p>
          </table:table-cell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61"/>
          <table:table-cell table:style-name="ce62"/>
          <table:table-cell table:number-columns-repeated="16376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1"/>
          <table:table-cell office:value-type="float" office:value="101.9" table:formula="of:=[.E43]+[.E45]+[.E48]+[.E49]+[.E50]" table:style-name="ce51">
            <text:p>101,9</text:p>
          </table:table-cell>
          <table:table-cell office:value-type="float" office:value="136.6" table:formula="of:=[.F43]+[.F45]+[.F48]+[.F49]+[.F50]" table:style-name="ce51">
            <text:p>136,6</text:p>
          </table:table-cell>
          <table:table-cell office:value-type="float" office:value="167" table:formula="of:=[.G43]+[.G45]+[.G48]+[.G49]+[.G50]" table:style-name="ce51">
            <text:p>167,0</text:p>
          </table:table-cell>
          <table:table-cell office:value-type="float" office:value="170" table:formula="of:=[.H43]+[.H45]+[.H48]+[.H49]+[.H50]" table:style-name="ce52">
            <text:p>170,0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16"/>
          <table:table-cell office:value-type="float" office:value="26.5" table:style-name="ce16">
            <text:p>26,5</text:p>
          </table:table-cell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6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71"/>
          <table:table-cell office:value-type="string" table:style-name="ce71">
            <text:p>4,3 (5)</text:p>
          </table:table-cell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16"/>
          <table:table-cell office:value-type="float" office:value="38.4" table:style-name="ce16">
            <text:p>38,4</text:p>
          </table:table-cell>
          <table:table-cell office:value-type="float" office:value="53.3" table:style-name="ce16">
            <text:p>53,3</text:p>
          </table:table-cell>
          <table:table-cell office:value-type="float" office:value="65" table:style-name="ce16">
            <text:p>65,0</text:p>
          </table:table-cell>
          <table:table-cell office:value-type="float" office:value="68" table:style-name="ce17">
            <text:p>68,0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20"/>
          <table:table-cell office:value-type="float" office:value="33.200000000000003" table:style-name="ce20">
            <text:p>33,2</text:p>
          </table:table-cell>
          <table:table-cell office:value-type="float" office:value="39" table:style-name="ce20">
            <text:p>39,0</text:p>
          </table:table-cell>
          <table:table-cell office:value-type="float" office:value="43" table:style-name="ce20">
            <text:p>43,0</text:p>
          </table:table-cell>
          <table:table-cell office:value-type="float" office:value="43" table:style-name="ce21">
            <text:p>43,0</text:p>
          </table:table-cell>
          <table:table-cell table:number-columns-repeated="16376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5.2" table:style-name="ce20">
            <text:p>5,2</text:p>
          </table:table-cell>
          <table:table-cell office:value-type="float" office:value="14.3" table:style-name="ce20">
            <text:p>14,3</text:p>
          </table:table-cell>
          <table:table-cell office:value-type="float" office:value="22" table:style-name="ce20">
            <text:p>22,0</text:p>
          </table:table-cell>
          <table:table-cell office:value-type="float" office:value="25" table:style-name="ce21">
            <text:p>25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16"/>
          <table:table-cell office:value-type="float" office:value="35.1" table:style-name="ce16">
            <text:p>35,1</text:p>
          </table:table-cell>
          <table:table-cell office:value-type="float" office:value="53.2" table:style-name="ce16">
            <text:p>53,2</text:p>
          </table:table-cell>
          <table:table-cell office:value-type="float" office:value="70" table:style-name="ce16">
            <text:p>70,0</text:p>
          </table:table-cell>
          <table:table-cell office:value-type="float" office:value="70" table:style-name="ce17">
            <text:p>70,0</text:p>
          </table:table-cell>
          <table:table-cell table:number-columns-repeated="16376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16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1"/>
          <table:table-cell office:value-type="float" office:value="63" table:style-name="ce51">
            <text:p>63,0</text:p>
          </table:table-cell>
          <table:table-cell office:value-type="float" office:value="63.4" table:style-name="ce51">
            <text:p>63,4</text:p>
          </table:table-cell>
          <table:table-cell office:value-type="float" office:value="51.6" table:style-name="ce51">
            <text:p>51,6</text:p>
          </table:table-cell>
          <table:table-cell office:value-type="float" office:value="50.7" table:style-name="ce52">
            <text:p>50,7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16"/>
          <table:table-cell office:value-type="float" office:value="63" table:style-name="ce16">
            <text:p>63,0</text:p>
          </table:table-cell>
          <table:table-cell office:value-type="float" office:value="55.8" table:style-name="ce16">
            <text:p>55,8</text:p>
          </table:table-cell>
          <table:table-cell office:value-type="float" office:value="24.4" table:style-name="ce16">
            <text:p>24,4</text:p>
          </table:table-cell>
          <table:table-cell office:value-type="float" office:value="4.5999999999999996" table:style-name="ce17">
            <text:p>4,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6.6" table:style-name="ce16">
            <text:p>6,6</text:p>
          </table:table-cell>
          <table:table-cell office:value-type="float" office:value="23.2" table:style-name="ce16">
            <text:p>23,2</text:p>
          </table:table-cell>
          <table:table-cell office:value-type="float" office:value="39.6" table:style-name="ce17">
            <text:p>39,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1" table:style-name="ce16">
            <text:p>1,0</text:p>
          </table:table-cell>
          <table:table-cell office:value-type="float" office:value="4.0999999999999996" table:style-name="ce16">
            <text:p>4,1</text:p>
          </table:table-cell>
          <table:table-cell office:value-type="float" office:value="6.5" table:style-name="ce17">
            <text:p>6,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1"/>
          <table:table-cell office:value-type="float" office:value="12.9" table:style-name="ce51">
            <text:p>12,9</text:p>
          </table:table-cell>
          <table:table-cell office:value-type="float" office:value="1.9" table:style-name="ce51">
            <text:p>1,9</text:p>
          </table:table-cell>
          <table:table-cell office:value-type="float" office:value="0.5" table:style-name="ce51">
            <text:p>0,5</text:p>
          </table:table-cell>
          <table:table-cell office:value-type="float" office:value="0.5" table:style-name="ce52">
            <text:p>0,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16"/>
          <table:table-cell office:value-type="float" office:value="11.5" table:style-name="ce16">
            <text:p>11,5</text:p>
          </table:table-cell>
          <table:table-cell office:value-type="float" office:value="1.4" table:style-name="ce16">
            <text:p>1,4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1" table:style-name="ce16">
            <text:p>1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16"/>
          <table:table-cell office:value-type="float" office:value="0.4" table:style-name="ce16">
            <text:p>0,4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number-columns-repeated="5" table:style-name="ce51"/>
          <table:table-cell table:style-name="ce52"/>
          <table:table-cell table:number-columns-repeated="16376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16"/>
          <table:table-cell office:value-type="float" office:value="6.5" table:style-name="ce16">
            <text:p>6,5</text:p>
          </table:table-cell>
          <table:table-cell office:value-type="float" office:value="7.5" table:style-name="ce77">
            <text:p>7,5</text:p>
          </table:table-cell>
          <table:table-cell office:value-type="float" office:value="9.5" table:style-name="ce77">
            <text:p>9,5</text:p>
          </table:table-cell>
          <table:table-cell office:value-type="float" office:value="9.5" table:style-name="ce78">
            <text:p>9,5</text:p>
          </table:table-cell>
          <table:table-cell table:style-name="ce1"/>
          <table:table-cell table:number-columns-repeated="4" table:style-name="ce73"/>
          <table:table-cell table:number-columns-repeated="16371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number-columns-repeated="5" table:style-name="ce16"/>
          <table:table-cell table:style-name="ce17"/>
          <table:table-cell table:number-columns-repeated="16376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20"/>
          <table:table-cell office:value-type="float" office:value="0.9" table:style-name="ce20">
            <text:p>0,9</text:p>
          </table:table-cell>
          <table:table-cell office:value-type="float" office:value="3.6" table:style-name="ce20">
            <text:p>3,6</text:p>
          </table:table-cell>
          <table:table-cell office:value-type="float" office:value="5.9" table:style-name="ce20">
            <text:p>5,9</text:p>
          </table:table-cell>
          <table:table-cell office:value-type="float" office:value="5.9" table:style-name="ce21">
            <text:p>5,9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20"/>
          <table:table-cell office:value-type="float" office:value="1.7" table:style-name="ce20">
            <text:p>1,7</text:p>
          </table:table-cell>
          <table:table-cell office:value-type="float" office:value="1.4" table:style-name="ce20">
            <text:p>1,4</text:p>
          </table:table-cell>
          <table:table-cell office:value-type="float" office:value="1.2" table:style-name="ce20">
            <text:p>1,2</text:p>
          </table:table-cell>
          <table:table-cell office:value-type="float" office:value="1.2" table:style-name="ce21">
            <text:p>1,2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20"/>
          <table:table-cell office:value-type="float" office:value="0" table:style-name="ce20">
            <text:p>0,0</text:p>
          </table:table-cell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6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20"/>
          <table:table-cell office:value-type="float" office:value="2.8" table:style-name="ce20">
            <text:p>2,8</text:p>
          </table:table-cell>
          <table:table-cell office:value-type="float" office:value="0.4" table:style-name="ce20">
            <text:p>0,4</text:p>
          </table:table-cell>
          <table:table-cell office:value-type="float" office:value="0" table:style-name="ce20">
            <text:p>0,0</text:p>
          </table:table-cell>
          <table:table-cell office:value-type="float" office:value="0" table:style-name="ce21">
            <text:p>0,0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16"/>
          <table:table-cell office:value-type="float" office:value="22.3" table:style-name="ce16">
            <text:p>22,3</text:p>
          </table:table-cell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6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26"/>
          <table:table-cell office:value-type="float" office:value="27.2" table:style-name="ce26">
            <text:p>27,2</text:p>
          </table:table-cell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6"/>
        </table:table-row>
        <table:table-row table:style-name="ro3">
          <table:table-cell table:number-columns-repeated="2" table:style-name="ce70"/>
          <table:table-cell table:number-columns-repeated="16382" table:style-name="ce1"/>
        </table:table-row>
        <table:table-row table:style-name="ro5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M0_sob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M0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622.4" table:style-name="ce12">
            <text:p>622,4</text:p>
          </table:table-cell>
          <table:table-cell office:value-type="float" office:value="667.9" table:style-name="ce12">
            <text:p>667,9</text:p>
          </table:table-cell>
          <table:table-cell office:value-type="float" office:value="689.5" table:style-name="ce13">
            <text:p>689,5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508.8" table:style-name="ce16">
            <text:p>508,8</text:p>
          </table:table-cell>
          <table:table-cell office:value-type="float" office:value="554.6" table:style-name="ce16">
            <text:p>554,6</text:p>
          </table:table-cell>
          <table:table-cell office:value-type="float" office:value="554.6" table:style-name="ce17">
            <text:p>554,6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31" table:style-name="ce20">
            <text:p>31,0</text:p>
          </table:table-cell>
          <table:table-cell office:value-type="float" office:value="47" table:style-name="ce20">
            <text:p>47,0</text:p>
          </table:table-cell>
          <table:table-cell office:value-type="float" office:value="47" table:style-name="ce21">
            <text:p>47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87.699999999999932" table:style-name="ce16">
            <text:p>87,7</text:p>
          </table:table-cell>
          <table:table-cell office:value-type="float" office:value="26.099999999999909" table:style-name="ce16">
            <text:p>26,1</text:p>
          </table:table-cell>
          <table:table-cell office:value-type="float" office:value="37.699999999999932" table:style-name="ce17">
            <text:p>37,7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6.8" table:style-name="ce16">
            <text:p>16,8</text:p>
          </table:table-cell>
          <table:table-cell office:value-type="float" office:value="20.399999999999999" table:style-name="ce16">
            <text:p>20,4</text:p>
          </table:table-cell>
          <table:table-cell office:value-type="float" office:value="20.3" table:style-name="ce17">
            <text:p>20,3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25.3" table:style-name="ce16">
            <text:p>25,3</text:p>
          </table:table-cell>
          <table:table-cell office:value-type="float" office:value="33.6" table:style-name="ce17">
            <text:p>33,6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5" table:style-name="ce16">
            <text:p>0,5</text:p>
          </table:table-cell>
          <table:table-cell office:value-type="float" office:value="1.4" table:style-name="ce16">
            <text:p>1,4</text:p>
          </table:table-cell>
          <table:table-cell office:value-type="float" office:value="1.4" table:style-name="ce17">
            <text:p>1,4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27.2" table:style-name="ce16">
            <text:p>27,2</text:p>
          </table:table-cell>
          <table:table-cell office:value-type="float" office:value="25.3" table:style-name="ce17">
            <text:p>25,3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8.6" table:style-name="ce26">
            <text:p>8,6</text:p>
          </table:table-cell>
          <table:table-cell office:value-type="float" office:value="12.9" table:style-name="ce26">
            <text:p>12,9</text:p>
          </table:table-cell>
          <table:table-cell office:value-type="float" office:value="16.600000000000001" table:style-name="ce27">
            <text:p>16,6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622.4" table:style-name="ce33">
            <text:p>622,4</text:p>
          </table:table-cell>
          <table:table-cell office:value-type="float" office:value="667.9" table:style-name="ce33">
            <text:p>667,9</text:p>
          </table:table-cell>
          <table:table-cell office:value-type="float" office:value="689.5" table:style-name="ce34">
            <text:p>689,5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417" table:style-name="ce37">
            <text:p>417,0</text:p>
          </table:table-cell>
          <table:table-cell office:value-type="float" office:value="631.19999999999993" table:style-name="ce37">
            <text:p>631,2</text:p>
          </table:table-cell>
          <table:table-cell office:value-type="float" office:value="646.5" table:style-name="ce38">
            <text:p>646,5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6.3" table:style-name="ce16">
            <text:p>76,3</text:p>
          </table:table-cell>
          <table:table-cell office:value-type="float" office:value="79.099999999999994" table:style-name="ce16">
            <text:p>79,1</text:p>
          </table:table-cell>
          <table:table-cell office:value-type="float" office:value="79" table:style-name="ce17">
            <text:p>79,0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13.5" table:style-name="ce20">
            <text:p>13,5</text:p>
          </table:table-cell>
          <table:table-cell office:value-type="float" office:value="16.3" table:style-name="ce20">
            <text:p>16,3</text:p>
          </table:table-cell>
          <table:table-cell office:value-type="float" office:value="16.2" table:style-name="ce21">
            <text:p>16,2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200.9" table:style-name="ce16">
            <text:p>200,9</text:p>
          </table:table-cell>
          <table:table-cell office:value-type="float" office:value="321.7" table:style-name="ce16">
            <text:p>321,7</text:p>
          </table:table-cell>
          <table:table-cell office:value-type="float" office:value="328.3" table:style-name="ce17">
            <text:p>328,3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99.6" table:style-name="ce20">
            <text:p>99,6</text:p>
          </table:table-cell>
          <table:table-cell office:value-type="float" office:value="135.5" table:style-name="ce20">
            <text:p>135,5</text:p>
          </table:table-cell>
          <table:table-cell office:value-type="float" office:value="138" table:style-name="ce21">
            <text:p>138,0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101.3" table:style-name="ce20">
            <text:p>101,3</text:p>
          </table:table-cell>
          <table:table-cell office:value-type="float" office:value="186.2" table:style-name="ce20">
            <text:p>186,2</text:p>
          </table:table-cell>
          <table:table-cell office:value-type="float" office:value="190.3" table:style-name="ce21">
            <text:p>190,3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125.7" table:style-name="ce16">
            <text:p>125,7</text:p>
          </table:table-cell>
          <table:table-cell office:value-type="float" office:value="211.9" table:style-name="ce16">
            <text:p>211,9</text:p>
          </table:table-cell>
          <table:table-cell office:value-type="float" office:value="217.9" table:style-name="ce17">
            <text:p>217,9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4.3" table:style-name="ce16">
            <text:p>4,3</text:p>
          </table:table-cell>
          <table:table-cell office:value-type="float" office:value="8.6999999999999993" table:style-name="ce16">
            <text:p>8,7</text:p>
          </table:table-cell>
          <table:table-cell office:value-type="float" office:value="11.5" table:style-name="ce17">
            <text:p>11,5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198.4" table:style-name="ce51">
            <text:p>198,4</text:p>
          </table:table-cell>
          <table:table-cell office:value-type="float" office:value="0" table:style-name="ce51">
            <text:p>0,0</text:p>
          </table:table-cell>
          <table:table-cell office:value-type="float" office:value="0" table:style-name="ce52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198.4" table:style-name="ce16">
            <text:p>198,4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6.4" table:style-name="ce51">
            <text:p>6,4</text:p>
          </table:table-cell>
          <table:table-cell office:value-type="float" office:value="12.7" table:style-name="ce51">
            <text:p>12,7</text:p>
          </table:table-cell>
          <table:table-cell office:value-type="float" office:value="11.5" table:style-name="ce52">
            <text:p>11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4.5999999999999996" table:style-name="ce16">
            <text:p>4,6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10.4" table:style-name="ce16">
            <text:p>10,4</text:p>
          </table:table-cell>
          <table:table-cell office:value-type="float" office:value="9.6999999999999993" table:style-name="ce17">
            <text:p>9,7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0.6" table:style-name="ce51">
            <text:p>0,6</text:p>
          </table:table-cell>
          <table:table-cell office:value-type="float" office:value="24" table:style-name="ce51">
            <text:p>24,0</text:p>
          </table:table-cell>
          <table:table-cell office:value-type="float" office:value="31.5" table:style-name="ce52">
            <text:p>31,5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.1" table:style-name="ce16">
            <text:p>0,1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1.3" table:style-name="ce16">
            <text:p>1,3</text:p>
          </table:table-cell>
          <table:table-cell office:value-type="float" office:value="1.3" table:style-name="ce17">
            <text:p>1,3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office:value-type="float" office:value="22.7" table:style-name="ce26">
            <text:p>22,7</text:p>
          </table:table-cell>
          <table:table-cell office:value-type="float" office:value="30.2" table:style-name="ce27">
            <text:p>30,2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215.3" table:formula="of:=[.E43]+[.E45]+[.E48]+[.E49]+[.E50]" table:style-name="ce51">
            <text:p>215,3</text:p>
          </table:table-cell>
          <table:table-cell office:value-type="float" office:value="332.5" table:formula="of:=[.F43]+[.F45]+[.F48]+[.F49]+[.F50]" table:style-name="ce51">
            <text:p>332,5</text:p>
          </table:table-cell>
          <table:table-cell office:value-type="float" office:value="340.6" table:formula="of:=[.G43]+[.G45]+[.G48]+[.G49]+[.G50]" table:style-name="ce52">
            <text:p>340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78.2" table:style-name="ce16">
            <text:p>78,2</text:p>
          </table:table-cell>
          <table:table-cell office:value-type="float" office:value="119.5" table:style-name="ce16">
            <text:p>119,5</text:p>
          </table:table-cell>
          <table:table-cell office:value-type="float" office:value="122" table:style-name="ce17">
            <text:p>122,0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49.6" table:style-name="ce20">
            <text:p>49,6</text:p>
          </table:table-cell>
          <table:table-cell office:value-type="float" office:value="67.5" table:style-name="ce20">
            <text:p>67,5</text:p>
          </table:table-cell>
          <table:table-cell office:value-type="float" office:value="69" table:style-name="ce21">
            <text:p>69,0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28.6" table:style-name="ce20">
            <text:p>28,6</text:p>
          </table:table-cell>
          <table:table-cell office:value-type="float" office:value="52" table:style-name="ce20">
            <text:p>52,0</text:p>
          </table:table-cell>
          <table:table-cell office:value-type="float" office:value="53" table:style-name="ce21">
            <text:p>53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105.5" table:style-name="ce16">
            <text:p>105,5</text:p>
          </table:table-cell>
          <table:table-cell office:value-type="float" office:value="178" table:style-name="ce16">
            <text:p>178,0</text:p>
          </table:table-cell>
          <table:table-cell office:value-type="float" office:value="183" table:style-name="ce17">
            <text:p>183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.5" table:style-name="ce16">
            <text:p>1,5</text:p>
          </table:table-cell>
          <table:table-cell office:value-type="float" office:value="3" table:style-name="ce16">
            <text:p>3,0</text:p>
          </table:table-cell>
          <table:table-cell office:value-type="float" office:value="4" table:style-name="ce17">
            <text:p>4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34.9" table:style-name="ce51">
            <text:p>34,9</text:p>
          </table:table-cell>
          <table:table-cell office:value-type="float" office:value="0" table:style-name="ce51">
            <text:p>0,0</text:p>
          </table:table-cell>
          <table:table-cell office:value-type="float" office:value="0" table:style-name="ce52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34.9" table:style-name="ce16">
            <text:p>34,9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7.8" table:style-name="ce51">
            <text:p>7,8</text:p>
          </table:table-cell>
          <table:table-cell office:value-type="float" office:value="20.3" table:style-name="ce51">
            <text:p>20,3</text:p>
          </table:table-cell>
          <table:table-cell office:value-type="float" office:value="21.8" table:style-name="ce52">
            <text:p>21,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5" table:style-name="ce16">
            <text:p>5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office:value-type="float" office:value="19.3" table:style-name="ce16">
            <text:p>19,3</text:p>
          </table:table-cell>
          <table:table-cell office:value-type="float" office:value="21.3" table:style-name="ce17">
            <text:p>21,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21.9" table:style-name="ce16">
            <text:p>21,9</text:p>
          </table:table-cell>
          <table:table-cell office:value-type="float" office:value="29" table:style-name="ce17">
            <text:p>29,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6.5" table:style-name="ce77">
            <text:p>6,5</text:p>
          </table:table-cell>
          <table:table-cell office:value-type="float" office:value="16.2" table:style-name="ce77">
            <text:p>16,2</text:p>
          </table:table-cell>
          <table:table-cell office:value-type="float" office:value="16.2" table:style-name="ce78">
            <text:p>16,2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3.5" table:style-name="ce20">
            <text:p>3,5</text:p>
          </table:table-cell>
          <table:table-cell office:value-type="float" office:value="5.2" table:style-name="ce20">
            <text:p>5,2</text:p>
          </table:table-cell>
          <table:table-cell office:value-type="float" office:value="5.2" table:style-name="ce21">
            <text:p>5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1000000000000001" table:style-name="ce20">
            <text:p>1,1</text:p>
          </table:table-cell>
          <table:table-cell office:value-type="float" office:value="0.8" table:style-name="ce20">
            <text:p>0,8</text:p>
          </table:table-cell>
          <table:table-cell office:value-type="float" office:value="0.8" table:style-name="ce21">
            <text:p>0,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3.4" table:style-name="ce20">
            <text:p>3,4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4.0999999999999996" table:style-name="ce21">
            <text:p>4,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M1_sob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M1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619.59999999999991" table:style-name="ce12">
            <text:p>619,6</text:p>
          </table:table-cell>
          <table:table-cell office:value-type="float" office:value="642.99999999999989" table:style-name="ce12">
            <text:p>643,0</text:p>
          </table:table-cell>
          <table:table-cell office:value-type="float" office:value="694.6" table:style-name="ce13">
            <text:p>694,6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508.8" table:style-name="ce16">
            <text:p>508,8</text:p>
          </table:table-cell>
          <table:table-cell office:value-type="float" office:value="554.6" table:style-name="ce16">
            <text:p>554,6</text:p>
          </table:table-cell>
          <table:table-cell office:value-type="float" office:value="554.6" table:style-name="ce17">
            <text:p>554,6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31" table:style-name="ce20">
            <text:p>31,0</text:p>
          </table:table-cell>
          <table:table-cell office:value-type="float" office:value="47" table:style-name="ce20">
            <text:p>47,0</text:p>
          </table:table-cell>
          <table:table-cell office:value-type="float" office:value="47" table:style-name="ce21">
            <text:p>47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88.799999999999955" table:style-name="ce16">
            <text:p>88,8</text:p>
          </table:table-cell>
          <table:table-cell office:value-type="float" office:value="27.699999999999932" table:style-name="ce16">
            <text:p>27,7</text:p>
          </table:table-cell>
          <table:table-cell office:value-type="float" office:value="38.299999999999955" table:style-name="ce17">
            <text:p>38,3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6.2" table:style-name="ce16">
            <text:p>16,2</text:p>
          </table:table-cell>
          <table:table-cell office:value-type="float" office:value="19.899999999999999" table:style-name="ce16">
            <text:p>19,9</text:p>
          </table:table-cell>
          <table:table-cell office:value-type="float" office:value="20.9" table:style-name="ce17">
            <text:p>20,9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16.7" table:style-name="ce16">
            <text:p>16,7</text:p>
          </table:table-cell>
          <table:table-cell office:value-type="float" office:value="31.6" table:style-name="ce17">
            <text:p>31,6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5" table:style-name="ce16">
            <text:p>0,5</text:p>
          </table:table-cell>
          <table:table-cell office:value-type="float" office:value="1.4" table:style-name="ce16">
            <text:p>1,4</text:p>
          </table:table-cell>
          <table:table-cell office:value-type="float" office:value="1.4" table:style-name="ce17">
            <text:p>1,4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14.5" table:style-name="ce16">
            <text:p>14,5</text:p>
          </table:table-cell>
          <table:table-cell office:value-type="float" office:value="25.8" table:style-name="ce17">
            <text:p>25,8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5.3" table:style-name="ce26">
            <text:p>5,3</text:p>
          </table:table-cell>
          <table:table-cell office:value-type="float" office:value="8.1999999999999993" table:style-name="ce26">
            <text:p>8,2</text:p>
          </table:table-cell>
          <table:table-cell office:value-type="float" office:value="22" table:style-name="ce27">
            <text:p>22,0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619.59999999999991" table:style-name="ce33">
            <text:p>619,6</text:p>
          </table:table-cell>
          <table:table-cell office:value-type="float" office:value="642.99999999999989" table:style-name="ce33">
            <text:p>643,0</text:p>
          </table:table-cell>
          <table:table-cell office:value-type="float" office:value="694.6" table:style-name="ce34">
            <text:p>694,6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368.8" table:style-name="ce37">
            <text:p>368,8</text:p>
          </table:table-cell>
          <table:table-cell office:value-type="float" office:value="526.59999999999991" table:style-name="ce37">
            <text:p>526,6</text:p>
          </table:table-cell>
          <table:table-cell office:value-type="float" office:value="642.6" table:style-name="ce38">
            <text:p>642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5.7" table:style-name="ce16">
            <text:p>75,7</text:p>
          </table:table-cell>
          <table:table-cell office:value-type="float" office:value="78.7" table:style-name="ce16">
            <text:p>78,7</text:p>
          </table:table-cell>
          <table:table-cell office:value-type="float" office:value="79.5" table:style-name="ce17">
            <text:p>79,5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12.9" table:style-name="ce20">
            <text:p>12,9</text:p>
          </table:table-cell>
          <table:table-cell office:value-type="float" office:value="15.9" table:style-name="ce20">
            <text:p>15,9</text:p>
          </table:table-cell>
          <table:table-cell office:value-type="float" office:value="16.7" table:style-name="ce21">
            <text:p>16,7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158" table:style-name="ce16">
            <text:p>158,0</text:p>
          </table:table-cell>
          <table:table-cell office:value-type="float" office:value="230.3" table:style-name="ce16">
            <text:p>230,3</text:p>
          </table:table-cell>
          <table:table-cell office:value-type="float" office:value="299.10000000000002" table:style-name="ce17">
            <text:p>299,1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86.4" table:style-name="ce20">
            <text:p>86,4</text:p>
          </table:table-cell>
          <table:table-cell office:value-type="float" office:value="104.7" table:style-name="ce20">
            <text:p>104,7</text:p>
          </table:table-cell>
          <table:table-cell office:value-type="float" office:value="130.80000000000001" table:style-name="ce21">
            <text:p>130,8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71.599999999999994" table:style-name="ce20">
            <text:p>71,6</text:p>
          </table:table-cell>
          <table:table-cell office:value-type="float" office:value="125.6" table:style-name="ce20">
            <text:p>125,6</text:p>
          </table:table-cell>
          <table:table-cell office:value-type="float" office:value="168.3" table:style-name="ce21">
            <text:p>168,3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123.9" table:style-name="ce16">
            <text:p>123,9</text:p>
          </table:table-cell>
          <table:table-cell office:value-type="float" office:value="204.9" table:style-name="ce16">
            <text:p>204,9</text:p>
          </table:table-cell>
          <table:table-cell office:value-type="float" office:value="251.3" table:style-name="ce17">
            <text:p>251,3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.4" table:style-name="ce16">
            <text:p>1,4</text:p>
          </table:table-cell>
          <table:table-cell office:value-type="float" office:value="2.9" table:style-name="ce16">
            <text:p>2,9</text:p>
          </table:table-cell>
          <table:table-cell office:value-type="float" office:value="2.9" table:style-name="ce17">
            <text:p>2,9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246.5" table:style-name="ce51">
            <text:p>246,5</text:p>
          </table:table-cell>
          <table:table-cell office:value-type="float" office:value="91.9" table:style-name="ce51">
            <text:p>91,9</text:p>
          </table:table-cell>
          <table:table-cell office:value-type="float" office:value="10.4" table:style-name="ce52">
            <text:p>10,4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246.5" table:style-name="ce16">
            <text:p>246,5</text:p>
          </table:table-cell>
          <table:table-cell office:value-type="float" office:value="91.9" table:style-name="ce16">
            <text:p>91,9</text:p>
          </table:table-cell>
          <table:table-cell office:value-type="float" office:value="10.4" table:style-name="ce17">
            <text:p>10,4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3.8" table:style-name="ce51">
            <text:p>3,8</text:p>
          </table:table-cell>
          <table:table-cell office:value-type="float" office:value="8.1" table:style-name="ce51">
            <text:p>8,1</text:p>
          </table:table-cell>
          <table:table-cell office:value-type="float" office:value="11.9" table:style-name="ce52">
            <text:p>11,9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2" table:style-name="ce16">
            <text:p>2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5.8" table:style-name="ce16">
            <text:p>5,8</text:p>
          </table:table-cell>
          <table:table-cell office:value-type="float" office:value="10.1" table:style-name="ce17">
            <text:p>10,1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0.5" table:style-name="ce51">
            <text:p>0,5</text:p>
          </table:table-cell>
          <table:table-cell office:value-type="float" office:value="16.399999999999999" table:style-name="ce51">
            <text:p>16,4</text:p>
          </table:table-cell>
          <table:table-cell office:value-type="float" office:value="29.7" table:style-name="ce52">
            <text:p>29,7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office:value-type="float" office:value="0.1" table:style-name="ce16">
            <text:p>0,1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1.3" table:style-name="ce16">
            <text:p>1,3</text:p>
          </table:table-cell>
          <table:table-cell office:value-type="float" office:value="1.3" table:style-name="ce17">
            <text:p>1,3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office:value-type="float" office:value="15" table:style-name="ce26">
            <text:p>15,0</text:p>
          </table:table-cell>
          <table:table-cell office:value-type="float" office:value="28.4" table:style-name="ce27">
            <text:p>28,4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197.8" table:formula="of:=[.E43]+[.E45]+[.E48]+[.E49]+[.E50]" table:style-name="ce51">
            <text:p>197,8</text:p>
          </table:table-cell>
          <table:table-cell office:value-type="float" office:value="292" table:formula="of:=[.F43]+[.F45]+[.F48]+[.F49]+[.F50]" table:style-name="ce51">
            <text:p>292,0</text:p>
          </table:table-cell>
          <table:table-cell office:value-type="float" office:value="355.6" table:formula="of:=[.G43]+[.G45]+[.G48]+[.G49]+[.G50]" table:style-name="ce52">
            <text:p>355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63.2" table:style-name="ce16">
            <text:p>63,2</text:p>
          </table:table-cell>
          <table:table-cell office:value-type="float" office:value="87" table:style-name="ce16">
            <text:p>87,0</text:p>
          </table:table-cell>
          <table:table-cell office:value-type="float" office:value="112" table:style-name="ce17">
            <text:p>112,0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43.1" table:style-name="ce20">
            <text:p>43,1</text:p>
          </table:table-cell>
          <table:table-cell office:value-type="float" office:value="52" table:style-name="ce20">
            <text:p>52,0</text:p>
          </table:table-cell>
          <table:table-cell office:value-type="float" office:value="65" table:style-name="ce21">
            <text:p>65,0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20.100000000000001" table:style-name="ce20">
            <text:p>20,1</text:p>
          </table:table-cell>
          <table:table-cell office:value-type="float" office:value="35" table:style-name="ce20">
            <text:p>35,0</text:p>
          </table:table-cell>
          <table:table-cell office:value-type="float" office:value="47" table:style-name="ce21">
            <text:p>47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104" table:style-name="ce16">
            <text:p>104,0</text:p>
          </table:table-cell>
          <table:table-cell office:value-type="float" office:value="172" table:style-name="ce16">
            <text:p>172,0</text:p>
          </table:table-cell>
          <table:table-cell office:value-type="float" office:value="211" table:style-name="ce17">
            <text:p>211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,0</text:p>
          </table:table-cell>
          <table:table-cell office:value-type="float" office:value="1" table:style-name="ce17">
            <text:p>1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43.1" table:style-name="ce51">
            <text:p>43,1</text:p>
          </table:table-cell>
          <table:table-cell office:value-type="float" office:value="15.5" table:style-name="ce51">
            <text:p>15,5</text:p>
          </table:table-cell>
          <table:table-cell office:value-type="float" office:value="1.6" table:style-name="ce52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1.9" table:style-name="ce51">
            <text:p>1,9</text:p>
          </table:table-cell>
          <table:table-cell office:value-type="float" office:value="10.4" table:style-name="ce51">
            <text:p>10,4</text:p>
          </table:table-cell>
          <table:table-cell office:value-type="float" office:value="20.5" table:style-name="ce52">
            <text:p>2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1.4" table:style-name="ce16">
            <text:p>1,4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9.4" table:style-name="ce16">
            <text:p>9,4</text:p>
          </table:table-cell>
          <table:table-cell office:value-type="float" office:value="20" table:style-name="ce17">
            <text:p>2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15.4" table:style-name="ce16">
            <text:p>15,4</text:p>
          </table:table-cell>
          <table:table-cell office:value-type="float" office:value="26.9" table:style-name="ce17">
            <text:p>26,9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6.5" table:style-name="ce77">
            <text:p>6,5</text:p>
          </table:table-cell>
          <table:table-cell office:value-type="float" office:value="13.5" table:style-name="ce16">
            <text:p>13,5</text:p>
          </table:table-cell>
          <table:table-cell office:value-type="float" office:value="14.2" table:style-name="ce17">
            <text:p>14,2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4.5" table:style-name="ce20">
            <text:p>4,5</text:p>
          </table:table-cell>
          <table:table-cell office:value-type="float" office:value="6.7" table:style-name="ce20">
            <text:p>6,7</text:p>
          </table:table-cell>
          <table:table-cell office:value-type="float" office:value="6.7" table:style-name="ce21">
            <text:p>6,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3" table:style-name="ce20">
            <text:p>1,3</text:p>
          </table:table-cell>
          <table:table-cell office:value-type="float" office:value="1" table:style-name="ce20">
            <text:p>1,0</text:p>
          </table:table-cell>
          <table:table-cell office:value-type="float" office:value="1" table:style-name="ce21">
            <text:p>1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2.7" table:style-name="ce20">
            <text:p>2,7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4.0999999999999996" table:style-name="ce21">
            <text:p>4,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M23_sob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M23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614.79999999999995" table:style-name="ce12">
            <text:p>614,8</text:p>
          </table:table-cell>
          <table:table-cell office:value-type="float" office:value="627.50000000000011" table:style-name="ce12">
            <text:p>627,5</text:p>
          </table:table-cell>
          <table:table-cell office:value-type="float" office:value="663.8" table:style-name="ce13">
            <text:p>663,8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508.8" table:style-name="ce16">
            <text:p>508,8</text:p>
          </table:table-cell>
          <table:table-cell office:value-type="float" office:value="554.6" table:style-name="ce16">
            <text:p>554,6</text:p>
          </table:table-cell>
          <table:table-cell office:value-type="float" office:value="554.6" table:style-name="ce17">
            <text:p>554,6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31" table:style-name="ce20">
            <text:p>31,0</text:p>
          </table:table-cell>
          <table:table-cell office:value-type="float" office:value="47" table:style-name="ce20">
            <text:p>47,0</text:p>
          </table:table-cell>
          <table:table-cell office:value-type="float" office:value="47" table:style-name="ce21">
            <text:p>47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88.199999999999932" table:style-name="ce16">
            <text:p>88,2</text:p>
          </table:table-cell>
          <table:table-cell office:value-type="float" office:value="26.900000000000091" table:style-name="ce16">
            <text:p>26,9</text:p>
          </table:table-cell>
          <table:table-cell office:value-type="float" office:value="37.999999999999886" table:style-name="ce17">
            <text:p>38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5.2" table:style-name="ce16">
            <text:p>15,2</text:p>
          </table:table-cell>
          <table:table-cell office:value-type="float" office:value="18.3" table:style-name="ce16">
            <text:p>18,3</text:p>
          </table:table-cell>
          <table:table-cell office:value-type="float" office:value="19.3" table:style-name="ce17">
            <text:p>19,3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10.3" table:style-name="ce16">
            <text:p>10,3</text:p>
          </table:table-cell>
          <table:table-cell office:value-type="float" office:value="20.2" table:style-name="ce17">
            <text:p>20,2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5" table:style-name="ce16">
            <text:p>0,5</text:p>
          </table:table-cell>
          <table:table-cell office:value-type="float" office:value="1.3" table:style-name="ce16">
            <text:p>1,3</text:p>
          </table:table-cell>
          <table:table-cell office:value-type="float" office:value="1.4" table:style-name="ce17">
            <text:p>1,4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13.1" table:style-name="ce16">
            <text:p>13,1</text:p>
          </table:table-cell>
          <table:table-cell office:value-type="float" office:value="19.5" table:style-name="ce17">
            <text:p>19,5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2.1" table:style-name="ce26">
            <text:p>2,1</text:p>
          </table:table-cell>
          <table:table-cell office:value-type="float" office:value="3" table:style-name="ce26">
            <text:p>3,0</text:p>
          </table:table-cell>
          <table:table-cell office:value-type="float" office:value="10.8" table:style-name="ce27">
            <text:p>10,8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614.79999999999995" table:style-name="ce33">
            <text:p>614,8</text:p>
          </table:table-cell>
          <table:table-cell office:value-type="float" office:value="627.50000000000011" table:style-name="ce33">
            <text:p>627,5</text:p>
          </table:table-cell>
          <table:table-cell office:value-type="float" office:value="663.8" table:style-name="ce34">
            <text:p>663,8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362.9" table:style-name="ce37">
            <text:p>362,9</text:p>
          </table:table-cell>
          <table:table-cell office:value-type="float" office:value="517.80000000000007" table:style-name="ce37">
            <text:p>517,8</text:p>
          </table:table-cell>
          <table:table-cell office:value-type="float" office:value="625" table:style-name="ce38">
            <text:p>625,0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5" table:style-name="ce16">
            <text:p>75,0</text:p>
          </table:table-cell>
          <table:table-cell office:value-type="float" office:value="77.3" table:style-name="ce16">
            <text:p>77,3</text:p>
          </table:table-cell>
          <table:table-cell office:value-type="float" office:value="78.2" table:style-name="ce17">
            <text:p>78,2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12.2" table:style-name="ce20">
            <text:p>12,2</text:p>
          </table:table-cell>
          <table:table-cell office:value-type="float" office:value="14.6" table:style-name="ce20">
            <text:p>14,6</text:p>
          </table:table-cell>
          <table:table-cell office:value-type="float" office:value="15.5" table:style-name="ce21">
            <text:p>15,5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190.4" table:style-name="ce16">
            <text:p>190,4</text:p>
          </table:table-cell>
          <table:table-cell office:value-type="float" office:value="297" table:style-name="ce16">
            <text:p>297,0</text:p>
          </table:table-cell>
          <table:table-cell office:value-type="float" office:value="370.7" table:style-name="ce17">
            <text:p>370,7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96.5" table:style-name="ce20">
            <text:p>96,5</text:p>
          </table:table-cell>
          <table:table-cell office:value-type="float" office:value="126.7" table:style-name="ce20">
            <text:p>126,7</text:p>
          </table:table-cell>
          <table:table-cell office:value-type="float" office:value="148.30000000000001" table:style-name="ce21">
            <text:p>148,3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93.9" table:style-name="ce20">
            <text:p>93,9</text:p>
          </table:table-cell>
          <table:table-cell office:value-type="float" office:value="170.3" table:style-name="ce20">
            <text:p>170,3</text:p>
          </table:table-cell>
          <table:table-cell office:value-type="float" office:value="222.4" table:style-name="ce21">
            <text:p>222,4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83.4" table:style-name="ce16">
            <text:p>83,4</text:p>
          </table:table-cell>
          <table:table-cell office:value-type="float" office:value="125" table:style-name="ce16">
            <text:p>125,0</text:p>
          </table:table-cell>
          <table:table-cell office:value-type="float" office:value="154.80000000000001" table:style-name="ce17">
            <text:p>154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4.3" table:style-name="ce16">
            <text:p>4,3</text:p>
          </table:table-cell>
          <table:table-cell office:value-type="float" office:value="8.6999999999999993" table:style-name="ce16">
            <text:p>8,7</text:p>
          </table:table-cell>
          <table:table-cell office:value-type="float" office:value="11.5" table:style-name="ce17">
            <text:p>11,5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247.7" table:style-name="ce51">
            <text:p>247,7</text:p>
          </table:table-cell>
          <table:table-cell office:value-type="float" office:value="92" table:style-name="ce51">
            <text:p>92,0</text:p>
          </table:table-cell>
          <table:table-cell office:value-type="float" office:value="10.5" table:style-name="ce52">
            <text:p>10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247.7" table:style-name="ce16">
            <text:p>247,7</text:p>
          </table:table-cell>
          <table:table-cell office:value-type="float" office:value="92" table:style-name="ce16">
            <text:p>92,0</text:p>
          </table:table-cell>
          <table:table-cell office:value-type="float" office:value="10.5" table:style-name="ce17">
            <text:p>10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3.7" table:style-name="ce51">
            <text:p>3,7</text:p>
          </table:table-cell>
          <table:table-cell office:value-type="float" office:value="7.2" table:style-name="ce51">
            <text:p>7,2</text:p>
          </table:table-cell>
          <table:table-cell office:value-type="float" office:value="8.8000000000000007" table:style-name="ce52">
            <text:p>8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0.4" table:style-name="ce16">
            <text:p>0,4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5" table:style-name="ce16">
            <text:p>5,0</text:p>
          </table:table-cell>
          <table:table-cell office:value-type="float" office:value="7" table:style-name="ce17">
            <text:p>7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0.5" table:style-name="ce51">
            <text:p>0,5</text:p>
          </table:table-cell>
          <table:table-cell office:value-type="float" office:value="10.5" table:style-name="ce51">
            <text:p>10,5</text:p>
          </table:table-cell>
          <table:table-cell office:value-type="float" office:value="19.5" table:style-name="ce52">
            <text:p>19,5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1.2" table:style-name="ce16">
            <text:p>1,2</text:p>
          </table:table-cell>
          <table:table-cell office:value-type="float" office:value="1.3" table:style-name="ce17">
            <text:p>1,3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office:value-type="float" office:value="9.3000000000000007" table:style-name="ce26">
            <text:p>9,3</text:p>
          </table:table-cell>
          <table:table-cell office:value-type="float" office:value="18.2" table:style-name="ce27">
            <text:p>18,2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176.20000000000002" table:formula="of:=[.E43]+[.E45]+[.E48]+[.E49]+[.E50]" table:style-name="ce51">
            <text:p>176,2</text:p>
          </table:table-cell>
          <table:table-cell office:value-type="float" office:value="250.70000000000002" table:formula="of:=[.F43]+[.F45]+[.F48]+[.F49]+[.F50]" table:style-name="ce51">
            <text:p>250,7</text:p>
          </table:table-cell>
          <table:table-cell office:value-type="float" office:value="301.60000000000002" table:formula="of:=[.G43]+[.G45]+[.G48]+[.G49]+[.G50]" table:style-name="ce52">
            <text:p>301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74.599999999999994" table:style-name="ce16">
            <text:p>74,6</text:p>
          </table:table-cell>
          <table:table-cell office:value-type="float" office:value="110.7" table:style-name="ce16">
            <text:p>110,7</text:p>
          </table:table-cell>
          <table:table-cell office:value-type="float" office:value="136" table:style-name="ce17">
            <text:p>136,0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48.2" table:style-name="ce20">
            <text:p>48,2</text:p>
          </table:table-cell>
          <table:table-cell office:value-type="float" office:value="63.2" table:style-name="ce20">
            <text:p>63,2</text:p>
          </table:table-cell>
          <table:table-cell office:value-type="float" office:value="74" table:style-name="ce21">
            <text:p>74,0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26.4" table:style-name="ce20">
            <text:p>26,4</text:p>
          </table:table-cell>
          <table:table-cell office:value-type="float" office:value="47.5" table:style-name="ce20">
            <text:p>47,5</text:p>
          </table:table-cell>
          <table:table-cell office:value-type="float" office:value="62" table:style-name="ce21">
            <text:p>62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70" table:style-name="ce16">
            <text:p>70,0</text:p>
          </table:table-cell>
          <table:table-cell office:value-type="float" office:value="105" table:style-name="ce16">
            <text:p>105,0</text:p>
          </table:table-cell>
          <table:table-cell office:value-type="float" office:value="130" table:style-name="ce17">
            <text:p>13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.5" table:style-name="ce16">
            <text:p>1,5</text:p>
          </table:table-cell>
          <table:table-cell office:value-type="float" office:value="3" table:style-name="ce16">
            <text:p>3,0</text:p>
          </table:table-cell>
          <table:table-cell office:value-type="float" office:value="4" table:style-name="ce17">
            <text:p>4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43.1" table:style-name="ce51">
            <text:p>43,1</text:p>
          </table:table-cell>
          <table:table-cell office:value-type="float" office:value="15.5" table:style-name="ce51">
            <text:p>15,5</text:p>
          </table:table-cell>
          <table:table-cell office:value-type="float" office:value="1.6" table:style-name="ce52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1.9" table:style-name="ce51">
            <text:p>1,9</text:p>
          </table:table-cell>
          <table:table-cell office:value-type="float" office:value="11.9" table:style-name="ce51">
            <text:p>11,9</text:p>
          </table:table-cell>
          <table:table-cell office:value-type="float" office:value="20.5" table:style-name="ce52">
            <text:p>2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1.4" table:style-name="ce16">
            <text:p>1,4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10.9" table:style-name="ce16">
            <text:p>10,9</text:p>
          </table:table-cell>
          <table:table-cell office:value-type="float" office:value="20" table:style-name="ce17">
            <text:p>2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10.7" table:style-name="ce16">
            <text:p>10,7</text:p>
          </table:table-cell>
          <table:table-cell office:value-type="float" office:value="19.5" table:style-name="ce17">
            <text:p>19,5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6.5" table:style-name="ce77">
            <text:p>6,5</text:p>
          </table:table-cell>
          <table:table-cell office:value-type="float" office:value="12.3" table:style-name="ce16">
            <text:p>12,3</text:p>
          </table:table-cell>
          <table:table-cell office:value-type="float" office:value="12.5" table:style-name="ce17">
            <text:p>12,5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3.5" table:style-name="ce20">
            <text:p>3,5</text:p>
          </table:table-cell>
          <table:table-cell office:value-type="float" office:value="5.2" table:style-name="ce20">
            <text:p>5,2</text:p>
          </table:table-cell>
          <table:table-cell office:value-type="float" office:value="5.2" table:style-name="ce21">
            <text:p>5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1000000000000001" table:style-name="ce20">
            <text:p>1,1</text:p>
          </table:table-cell>
          <table:table-cell office:value-type="float" office:value="0.8" table:style-name="ce20">
            <text:p>0,8</text:p>
          </table:table-cell>
          <table:table-cell office:value-type="float" office:value="0.8" table:style-name="ce21">
            <text:p>0,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4.0999999999999996" table:style-name="ce21">
            <text:p>4,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N1_sob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N1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609.6" table:style-name="ce12">
            <text:p>609,6</text:p>
          </table:table-cell>
          <table:table-cell office:value-type="float" office:value="600.9" table:style-name="ce12">
            <text:p>600,9</text:p>
          </table:table-cell>
          <table:table-cell office:value-type="float" office:value="628.60000000000014" table:style-name="ce13">
            <text:p>628,6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508.8" table:style-name="ce16">
            <text:p>508,8</text:p>
          </table:table-cell>
          <table:table-cell office:value-type="float" office:value="554.6" table:style-name="ce16">
            <text:p>554,6</text:p>
          </table:table-cell>
          <table:table-cell office:value-type="float" office:value="554.6" table:style-name="ce17">
            <text:p>554,6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31" table:style-name="ce20">
            <text:p>31,0</text:p>
          </table:table-cell>
          <table:table-cell office:value-type="float" office:value="47" table:style-name="ce20">
            <text:p>47,0</text:p>
          </table:table-cell>
          <table:table-cell office:value-type="float" office:value="47" table:style-name="ce21">
            <text:p>47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85.399999999999977" table:style-name="ce16">
            <text:p>85,4</text:p>
          </table:table-cell>
          <table:table-cell office:value-type="float" office:value="24.699999999999932" table:style-name="ce16">
            <text:p>24,7</text:p>
          </table:table-cell>
          <table:table-cell office:value-type="float" office:value="39.100000000000136" table:style-name="ce17">
            <text:p>39,1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4.2" table:style-name="ce16">
            <text:p>14,2</text:p>
          </table:table-cell>
          <table:table-cell office:value-type="float" office:value="17.8" table:style-name="ce16">
            <text:p>17,8</text:p>
          </table:table-cell>
          <table:table-cell office:value-type="float" office:value="19.399999999999999" table:style-name="ce17">
            <text:p>19,4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1.6" table:style-name="ce16">
            <text:p>1,6</text:p>
          </table:table-cell>
          <table:table-cell office:value-type="float" office:value="4.8" table:style-name="ce17">
            <text:p>4,8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5" table:style-name="ce16">
            <text:p>0,5</text:p>
          </table:table-cell>
          <table:table-cell office:value-type="float" office:value="1.3" table:style-name="ce16">
            <text:p>1,3</text:p>
          </table:table-cell>
          <table:table-cell office:value-type="float" office:value="1.4" table:style-name="ce17">
            <text:p>1,4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5.8" table:style-name="ce17">
            <text:p>5,8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0.7" table:style-name="ce26">
            <text:p>0,7</text:p>
          </table:table-cell>
          <table:table-cell office:value-type="float" office:value="0.9" table:style-name="ce26">
            <text:p>0,9</text:p>
          </table:table-cell>
          <table:table-cell office:value-type="float" office:value="3.5" table:style-name="ce27">
            <text:p>3,5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609.6" table:style-name="ce33">
            <text:p>609,6</text:p>
          </table:table-cell>
          <table:table-cell office:value-type="float" office:value="600.9" table:style-name="ce33">
            <text:p>600,9</text:p>
          </table:table-cell>
          <table:table-cell office:value-type="float" office:value="628.60000000000014" table:style-name="ce34">
            <text:p>628,6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309.2" table:style-name="ce37">
            <text:p>309,2</text:p>
          </table:table-cell>
          <table:table-cell office:value-type="float" office:value="412" table:style-name="ce37">
            <text:p>412,0</text:p>
          </table:table-cell>
          <table:table-cell office:value-type="float" office:value="479.00000000000006" table:style-name="ce38">
            <text:p>479,0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4.099999999999994" table:style-name="ce16">
            <text:p>74,1</text:p>
          </table:table-cell>
          <table:table-cell office:value-type="float" office:value="77" table:style-name="ce16">
            <text:p>77,0</text:p>
          </table:table-cell>
          <table:table-cell office:value-type="float" office:value="78.3" table:style-name="ce17">
            <text:p>78,3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11.3" table:style-name="ce20">
            <text:p>11,3</text:p>
          </table:table-cell>
          <table:table-cell office:value-type="float" office:value="14.2" table:style-name="ce20">
            <text:p>14,2</text:p>
          </table:table-cell>
          <table:table-cell office:value-type="float" office:value="15.5" table:style-name="ce21">
            <text:p>15,5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150.80000000000001" table:style-name="ce16">
            <text:p>150,8</text:p>
          </table:table-cell>
          <table:table-cell office:value-type="float" office:value="218" table:style-name="ce16">
            <text:p>218,0</text:p>
          </table:table-cell>
          <table:table-cell office:value-type="float" office:value="256.3" table:style-name="ce17">
            <text:p>256,3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83.3" table:style-name="ce20">
            <text:p>83,3</text:p>
          </table:table-cell>
          <table:table-cell office:value-type="float" office:value="100.3" table:style-name="ce20">
            <text:p>100,3</text:p>
          </table:table-cell>
          <table:table-cell office:value-type="float" office:value="118.1" table:style-name="ce21">
            <text:p>118,1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67.5" table:style-name="ce20">
            <text:p>67,5</text:p>
          </table:table-cell>
          <table:table-cell office:value-type="float" office:value="117.7" table:style-name="ce20">
            <text:p>117,7</text:p>
          </table:table-cell>
          <table:table-cell office:value-type="float" office:value="138.19999999999999" table:style-name="ce21">
            <text:p>138,2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74.5" table:style-name="ce16">
            <text:p>74,5</text:p>
          </table:table-cell>
          <table:table-cell office:value-type="float" office:value="107.2" table:style-name="ce16">
            <text:p>107,2</text:p>
          </table:table-cell>
          <table:table-cell office:value-type="float" office:value="134.6" table:style-name="ce17">
            <text:p>134,6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296.2" table:style-name="ce51">
            <text:p>296,2</text:p>
          </table:table-cell>
          <table:table-cell office:value-type="float" office:value="183.9" table:style-name="ce51">
            <text:p>183,9</text:p>
          </table:table-cell>
          <table:table-cell office:value-type="float" office:value="139.9" table:style-name="ce52">
            <text:p>139,9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252.9" table:style-name="ce16">
            <text:p>252,9</text:p>
          </table:table-cell>
          <table:table-cell office:value-type="float" office:value="93.1" table:style-name="ce16">
            <text:p>93,1</text:p>
          </table:table-cell>
          <table:table-cell office:value-type="float" office:value="10.5" table:style-name="ce17">
            <text:p>10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43.3" table:style-name="ce16">
            <text:p>43,3</text:p>
          </table:table-cell>
          <table:table-cell office:value-type="float" office:value="90.8" table:style-name="ce16">
            <text:p>90,8</text:p>
          </table:table-cell>
          <table:table-cell office:value-type="float" office:value="129.4" table:style-name="ce17">
            <text:p>129,4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3.7" table:style-name="ce51">
            <text:p>3,7</text:p>
          </table:table-cell>
          <table:table-cell office:value-type="float" office:value="2.2000000000000002" table:style-name="ce51">
            <text:p>2,2</text:p>
          </table:table-cell>
          <table:table-cell office:value-type="float" office:value="4" table:style-name="ce52">
            <text:p>4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0.4" table:style-name="ce16">
            <text:p>0,4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2.2000000000000002" table:style-name="ce17">
            <text:p>2,2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0.5" table:style-name="ce51">
            <text:p>0,5</text:p>
          </table:table-cell>
          <table:table-cell office:value-type="float" office:value="2.8" table:style-name="ce51">
            <text:p>2,8</text:p>
          </table:table-cell>
          <table:table-cell office:value-type="float" office:value="5.7" table:style-name="ce52">
            <text:p>5,7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office:value-type="float" office:value="0.1" table:style-name="ce16">
            <text:p>0,1</text:p>
          </table:table-cell>
          <table:table-cell office:value-type="float" office:value="0.1" table:style-name="ce17">
            <text:p>0,1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1.2" table:style-name="ce16">
            <text:p>1,2</text:p>
          </table:table-cell>
          <table:table-cell office:value-type="float" office:value="1.3" table:style-name="ce17">
            <text:p>1,3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office:value-type="float" office:value="1.5" table:style-name="ce26">
            <text:p>1,5</text:p>
          </table:table-cell>
          <table:table-cell office:value-type="float" office:value="4.3" table:style-name="ce27">
            <text:p>4,3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153.30000000000001" table:formula="of:=[.E43]+[.E45]+[.E48]+[.E49]+[.E50]" table:style-name="ce51">
            <text:p>153,3</text:p>
          </table:table-cell>
          <table:table-cell office:value-type="float" office:value="205" table:formula="of:=[.F43]+[.F45]+[.F48]+[.F49]+[.F50]" table:style-name="ce51">
            <text:p>205,0</text:p>
          </table:table-cell>
          <table:table-cell office:value-type="float" office:value="242.6" table:formula="of:=[.G43]+[.G45]+[.G48]+[.G49]+[.G50]" table:style-name="ce52">
            <text:p>242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60.7" table:style-name="ce16">
            <text:p>60,7</text:p>
          </table:table-cell>
          <table:table-cell office:value-type="float" office:value="83" table:style-name="ce16">
            <text:p>83,0</text:p>
          </table:table-cell>
          <table:table-cell office:value-type="float" office:value="98" table:style-name="ce17">
            <text:p>98,0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41.6" table:style-name="ce20">
            <text:p>41,6</text:p>
          </table:table-cell>
          <table:table-cell office:value-type="float" office:value="50" table:style-name="ce20">
            <text:p>50,0</text:p>
          </table:table-cell>
          <table:table-cell office:value-type="float" office:value="59" table:style-name="ce21">
            <text:p>59,0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19.100000000000001" table:style-name="ce20">
            <text:p>19,1</text:p>
          </table:table-cell>
          <table:table-cell office:value-type="float" office:value="33" table:style-name="ce20">
            <text:p>33,0</text:p>
          </table:table-cell>
          <table:table-cell office:value-type="float" office:value="39" table:style-name="ce21">
            <text:p>39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62.5" table:style-name="ce16">
            <text:p>62,5</text:p>
          </table:table-cell>
          <table:table-cell office:value-type="float" office:value="90" table:style-name="ce16">
            <text:p>90,0</text:p>
          </table:table-cell>
          <table:table-cell office:value-type="float" office:value="113" table:style-name="ce17">
            <text:p>113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49.7" table:style-name="ce51">
            <text:p>49,7</text:p>
          </table:table-cell>
          <table:table-cell office:value-type="float" office:value="28.7" table:style-name="ce51">
            <text:p>28,7</text:p>
          </table:table-cell>
          <table:table-cell office:value-type="float" office:value="21.4" table:style-name="ce52">
            <text:p>21,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6.6" table:style-name="ce16">
            <text:p>6,6</text:p>
          </table:table-cell>
          <table:table-cell office:value-type="float" office:value="13.2" table:style-name="ce16">
            <text:p>13,2</text:p>
          </table:table-cell>
          <table:table-cell office:value-type="float" office:value="19.8" table:style-name="ce17">
            <text:p>19,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1.9" table:style-name="ce51">
            <text:p>1,9</text:p>
          </table:table-cell>
          <table:table-cell office:value-type="float" office:value="2.8" table:style-name="ce51">
            <text:p>2,8</text:p>
          </table:table-cell>
          <table:table-cell office:value-type="float" office:value="6.7" table:style-name="ce52">
            <text:p>6,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1.4" table:style-name="ce16">
            <text:p>1,4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1.8" table:style-name="ce16">
            <text:p>1,8</text:p>
          </table:table-cell>
          <table:table-cell office:value-type="float" office:value="6.2" table:style-name="ce17">
            <text:p>6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3.3" table:style-name="ce16">
            <text:p>3,3</text:p>
          </table:table-cell>
          <table:table-cell office:value-type="float" office:value="5.9" table:style-name="ce17">
            <text:p>5,9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6.5" table:style-name="ce77">
            <text:p>6,5</text:p>
          </table:table-cell>
          <table:table-cell office:value-type="float" office:value="9.3000000000000007" table:style-name="ce16">
            <text:p>9,3</text:p>
          </table:table-cell>
          <table:table-cell office:value-type="float" office:value="9.5" table:style-name="ce17">
            <text:p>9,5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3.5" table:style-name="ce20">
            <text:p>3,5</text:p>
          </table:table-cell>
          <table:table-cell office:value-type="float" office:value="5.2" table:style-name="ce20">
            <text:p>5,2</text:p>
          </table:table-cell>
          <table:table-cell office:value-type="float" office:value="5.2" table:style-name="ce21">
            <text:p>5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1000000000000001" table:style-name="ce20">
            <text:p>1,1</text:p>
          </table:table-cell>
          <table:table-cell office:value-type="float" office:value="0.8" table:style-name="ce20">
            <text:p>0,8</text:p>
          </table:table-cell>
          <table:table-cell office:value-type="float" office:value="0.8" table:style-name="ce21">
            <text:p>0,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4.0999999999999996" table:style-name="ce21">
            <text:p>4,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N2_sob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N2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577.59999999999991" table:style-name="ce12">
            <text:p>577,6</text:p>
          </table:table-cell>
          <table:table-cell office:value-type="float" office:value="597.5" table:style-name="ce12">
            <text:p>597,5</text:p>
          </table:table-cell>
          <table:table-cell office:value-type="float" office:value="610.1" table:style-name="ce13">
            <text:p>610,1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508.8" table:style-name="ce16">
            <text:p>508,8</text:p>
          </table:table-cell>
          <table:table-cell office:value-type="float" office:value="554.6" table:style-name="ce16">
            <text:p>554,6</text:p>
          </table:table-cell>
          <table:table-cell office:value-type="float" office:value="554.6" table:style-name="ce17">
            <text:p>554,6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31" table:style-name="ce20">
            <text:p>31,0</text:p>
          </table:table-cell>
          <table:table-cell office:value-type="float" office:value="47" table:style-name="ce20">
            <text:p>47,0</text:p>
          </table:table-cell>
          <table:table-cell office:value-type="float" office:value="47" table:style-name="ce21">
            <text:p>47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55.399999999999864" table:style-name="ce16">
            <text:p>55,4</text:p>
          </table:table-cell>
          <table:table-cell office:value-type="float" office:value="25.899999999999977" table:style-name="ce16">
            <text:p>25,9</text:p>
          </table:table-cell>
          <table:table-cell office:value-type="float" office:value="37.799999999999955" table:style-name="ce17">
            <text:p>37,8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2.8" table:style-name="ce16">
            <text:p>12,8</text:p>
          </table:table-cell>
          <table:table-cell office:value-type="float" office:value="15.6" table:style-name="ce16">
            <text:p>15,6</text:p>
          </table:table-cell>
          <table:table-cell office:value-type="float" office:value="16.2" table:style-name="ce17">
            <text:p>16,2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5" table:style-name="ce16">
            <text:p>0,5</text:p>
          </table:table-cell>
          <table:table-cell office:value-type="float" office:value="1.3" table:style-name="ce16">
            <text:p>1,3</text:p>
          </table:table-cell>
          <table:table-cell office:value-type="float" office:value="1.3" table:style-name="ce17">
            <text:p>1,3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0.1" table:style-name="ce26">
            <text:p>0,1</text:p>
          </table:table-cell>
          <table:table-cell office:value-type="float" office:value="0.1" table:style-name="ce26">
            <text:p>0,1</text:p>
          </table:table-cell>
          <table:table-cell office:value-type="float" office:value="0.2" table:style-name="ce27">
            <text:p>0,2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577.59999999999991" table:style-name="ce33">
            <text:p>577,6</text:p>
          </table:table-cell>
          <table:table-cell office:value-type="float" office:value="597.5" table:style-name="ce33">
            <text:p>597,5</text:p>
          </table:table-cell>
          <table:table-cell office:value-type="float" office:value="610.1" table:style-name="ce34">
            <text:p>610,1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270.10000000000002" table:style-name="ce37">
            <text:p>270,1</text:p>
          </table:table-cell>
          <table:table-cell office:value-type="float" office:value="339" table:style-name="ce37">
            <text:p>339,0</text:p>
          </table:table-cell>
          <table:table-cell office:value-type="float" office:value="348" table:style-name="ce38">
            <text:p>348,0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3" table:style-name="ce16">
            <text:p>73,0</text:p>
          </table:table-cell>
          <table:table-cell office:value-type="float" office:value="75.2" table:style-name="ce16">
            <text:p>75,2</text:p>
          </table:table-cell>
          <table:table-cell office:value-type="float" office:value="75.7" table:style-name="ce17">
            <text:p>75,7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10.199999999999999" table:style-name="ce20">
            <text:p>10,2</text:p>
          </table:table-cell>
          <table:table-cell office:value-type="float" office:value="12.5" table:style-name="ce20">
            <text:p>12,5</text:p>
          </table:table-cell>
          <table:table-cell office:value-type="float" office:value="13" table:style-name="ce21">
            <text:p>13,0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127.1" table:style-name="ce16">
            <text:p>127,1</text:p>
          </table:table-cell>
          <table:table-cell office:value-type="float" office:value="174.2" table:style-name="ce16">
            <text:p>174,2</text:p>
          </table:table-cell>
          <table:table-cell office:value-type="float" office:value="178" table:style-name="ce17">
            <text:p>178,0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77.099999999999994" table:style-name="ce20">
            <text:p>77,1</text:p>
          </table:table-cell>
          <table:table-cell office:value-type="float" office:value="90.2" table:style-name="ce20">
            <text:p>90,2</text:p>
          </table:table-cell>
          <table:table-cell office:value-type="float" office:value="92.1" table:style-name="ce21">
            <text:p>92,1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50" table:style-name="ce20">
            <text:p>50,0</text:p>
          </table:table-cell>
          <table:table-cell office:value-type="float" office:value="84" table:style-name="ce20">
            <text:p>84,0</text:p>
          </table:table-cell>
          <table:table-cell office:value-type="float" office:value="85.9" table:style-name="ce21">
            <text:p>85,9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60.2" table:style-name="ce16">
            <text:p>60,2</text:p>
          </table:table-cell>
          <table:table-cell office:value-type="float" office:value="79.8" table:style-name="ce16">
            <text:p>79,8</text:p>
          </table:table-cell>
          <table:table-cell office:value-type="float" office:value="84.5" table:style-name="ce17">
            <text:p>84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303.2" table:style-name="ce51">
            <text:p>303,2</text:p>
          </table:table-cell>
          <table:table-cell office:value-type="float" office:value="255.5" table:style-name="ce51">
            <text:p>255,5</text:p>
          </table:table-cell>
          <table:table-cell office:value-type="float" office:value="259.10000000000002" table:style-name="ce52">
            <text:p>259,1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258.5" table:style-name="ce16">
            <text:p>258,5</text:p>
          </table:table-cell>
          <table:table-cell office:value-type="float" office:value="93.8" table:style-name="ce16">
            <text:p>93,8</text:p>
          </table:table-cell>
          <table:table-cell office:value-type="float" office:value="10.9" table:style-name="ce17">
            <text:p>10,9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44.7" table:style-name="ce16">
            <text:p>44,7</text:p>
          </table:table-cell>
          <table:table-cell office:value-type="float" office:value="161.69999999999999" table:style-name="ce16">
            <text:p>161,7</text:p>
          </table:table-cell>
          <table:table-cell office:value-type="float" office:value="248.2" table:style-name="ce17">
            <text:p>248,2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3.8" table:style-name="ce51">
            <text:p>3,8</text:p>
          </table:table-cell>
          <table:table-cell office:value-type="float" office:value="1.8" table:style-name="ce51">
            <text:p>1,8</text:p>
          </table:table-cell>
          <table:table-cell office:value-type="float" office:value="1.8" table:style-name="ce52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2" table:style-name="ce16">
            <text:p>2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0.5" table:style-name="ce51">
            <text:p>0,5</text:p>
          </table:table-cell>
          <table:table-cell office:value-type="float" office:value="1.2" table:style-name="ce51">
            <text:p>1,2</text:p>
          </table:table-cell>
          <table:table-cell office:value-type="float" office:value="1.2" table:style-name="ce52">
            <text:p>1,2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1.2" table:style-name="ce16">
            <text:p>1,2</text:p>
          </table:table-cell>
          <table:table-cell office:value-type="float" office:value="1.2" table:style-name="ce17">
            <text:p>1,2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office:value-type="float" office:value="0" table:style-name="ce26">
            <text:p>0,0</text:p>
          </table:table-cell>
          <table:table-cell office:value-type="float" office:value="0" table:style-name="ce27">
            <text:p>0,0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133.30000000000001" table:formula="of:=[.E43]+[.E45]+[.E48]+[.E49]+[.E50]" table:style-name="ce51">
            <text:p>133,3</text:p>
          </table:table-cell>
          <table:table-cell office:value-type="float" office:value="167.5" table:formula="of:=[.F43]+[.F45]+[.F48]+[.F49]+[.F50]" table:style-name="ce51">
            <text:p>167,5</text:p>
          </table:table-cell>
          <table:table-cell office:value-type="float" office:value="172.6" table:formula="of:=[.G43]+[.G45]+[.G48]+[.G49]+[.G50]" table:style-name="ce52">
            <text:p>172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52.7" table:style-name="ce16">
            <text:p>52,7</text:p>
          </table:table-cell>
          <table:table-cell office:value-type="float" office:value="68.5" table:style-name="ce16">
            <text:p>68,5</text:p>
          </table:table-cell>
          <table:table-cell office:value-type="float" office:value="70" table:style-name="ce17">
            <text:p>70,0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38.6" table:style-name="ce20">
            <text:p>38,6</text:p>
          </table:table-cell>
          <table:table-cell office:value-type="float" office:value="45" table:style-name="ce20">
            <text:p>45,0</text:p>
          </table:table-cell>
          <table:table-cell office:value-type="float" office:value="46" table:style-name="ce21">
            <text:p>46,0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14.1" table:style-name="ce20">
            <text:p>14,1</text:p>
          </table:table-cell>
          <table:table-cell office:value-type="float" office:value="23.5" table:style-name="ce20">
            <text:p>23,5</text:p>
          </table:table-cell>
          <table:table-cell office:value-type="float" office:value="24" table:style-name="ce21">
            <text:p>24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50.5" table:style-name="ce16">
            <text:p>50,5</text:p>
          </table:table-cell>
          <table:table-cell office:value-type="float" office:value="67" table:style-name="ce16">
            <text:p>67,0</text:p>
          </table:table-cell>
          <table:table-cell office:value-type="float" office:value="71" table:style-name="ce17">
            <text:p>71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49.7" table:style-name="ce51">
            <text:p>49,7</text:p>
          </table:table-cell>
          <table:table-cell office:value-type="float" office:value="38.700000000000003" table:style-name="ce51">
            <text:p>38,7</text:p>
          </table:table-cell>
          <table:table-cell office:value-type="float" office:value="38" table:style-name="ce52">
            <text:p>38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6.6" table:style-name="ce16">
            <text:p>6,6</text:p>
          </table:table-cell>
          <table:table-cell office:value-type="float" office:value="23.2" table:style-name="ce16">
            <text:p>23,2</text:p>
          </table:table-cell>
          <table:table-cell office:value-type="float" office:value="36.4" table:style-name="ce17">
            <text:p>36,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1.9" table:style-name="ce51">
            <text:p>1,9</text:p>
          </table:table-cell>
          <table:table-cell office:value-type="float" office:value="0.5" table:style-name="ce51">
            <text:p>0,5</text:p>
          </table:table-cell>
          <table:table-cell office:value-type="float" office:value="0.5" table:style-name="ce52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1.4" table:style-name="ce16">
            <text:p>1,4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6.5" table:style-name="ce77">
            <text:p>6,5</text:p>
          </table:table-cell>
          <table:table-cell office:value-type="float" office:value="9" table:style-name="ce77">
            <text:p>9,0</text:p>
          </table:table-cell>
          <table:table-cell office:value-type="float" office:value="9" table:style-name="ce78">
            <text:p>9,0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3.5" table:style-name="ce20">
            <text:p>3,5</text:p>
          </table:table-cell>
          <table:table-cell office:value-type="float" office:value="5.2" table:style-name="ce20">
            <text:p>5,2</text:p>
          </table:table-cell>
          <table:table-cell office:value-type="float" office:value="5.2" table:style-name="ce21">
            <text:p>5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1000000000000001" table:style-name="ce20">
            <text:p>1,1</text:p>
          </table:table-cell>
          <table:table-cell office:value-type="float" office:value="0.8" table:style-name="ce20">
            <text:p>0,8</text:p>
          </table:table-cell>
          <table:table-cell office:value-type="float" office:value="0.8" table:style-name="ce21">
            <text:p>0,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2" table:style-name="ce20">
            <text:p>2,0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4.0999999999999996" table:style-name="ce21">
            <text:p>4,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N03_sob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N03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612.29999999999995" table:style-name="ce12">
            <text:p>612,3</text:p>
          </table:table-cell>
          <table:table-cell office:value-type="float" office:value="594.1" table:style-name="ce12">
            <text:p>594,1</text:p>
          </table:table-cell>
          <table:table-cell office:value-type="float" office:value="608.5" table:style-name="ce13">
            <text:p>608,5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508.8" table:style-name="ce16">
            <text:p>508,8</text:p>
          </table:table-cell>
          <table:table-cell office:value-type="float" office:value="554.6" table:style-name="ce16">
            <text:p>554,6</text:p>
          </table:table-cell>
          <table:table-cell office:value-type="float" office:value="554.6" table:style-name="ce17">
            <text:p>554,6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31" table:style-name="ce20">
            <text:p>31,0</text:p>
          </table:table-cell>
          <table:table-cell office:value-type="float" office:value="47" table:style-name="ce20">
            <text:p>47,0</text:p>
          </table:table-cell>
          <table:table-cell office:value-type="float" office:value="47" table:style-name="ce21">
            <text:p>47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91.199999999999932" table:style-name="ce16">
            <text:p>91,2</text:p>
          </table:table-cell>
          <table:table-cell office:value-type="float" office:value="25" table:style-name="ce16">
            <text:p>25,0</text:p>
          </table:table-cell>
          <table:table-cell office:value-type="float" office:value="39.600000000000023" table:style-name="ce17">
            <text:p>39,6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1.8" table:style-name="ce16">
            <text:p>11,8</text:p>
          </table:table-cell>
          <table:table-cell office:value-type="float" office:value="13.2" table:style-name="ce16">
            <text:p>13,2</text:p>
          </table:table-cell>
          <table:table-cell office:value-type="float" office:value="13" table:style-name="ce17">
            <text:p>13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5" table:style-name="ce16">
            <text:p>0,5</text:p>
          </table:table-cell>
          <table:table-cell office:value-type="float" office:value="1.3" table:style-name="ce16">
            <text:p>1,3</text:p>
          </table:table-cell>
          <table:table-cell office:value-type="float" office:value="1.3" table:style-name="ce17">
            <text:p>1,3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office:value-type="float" office:value="0" table:style-name="ce26">
            <text:p>0,0</text:p>
          </table:table-cell>
          <table:table-cell office:value-type="float" office:value="0" table:style-name="ce27">
            <text:p>0,0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612.29999999999995" table:style-name="ce33">
            <text:p>612,3</text:p>
          </table:table-cell>
          <table:table-cell office:value-type="float" office:value="594.1" table:style-name="ce33">
            <text:p>594,1</text:p>
          </table:table-cell>
          <table:table-cell office:value-type="float" office:value="608.5" table:style-name="ce34">
            <text:p>608,5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227.7" table:style-name="ce37">
            <text:p>227,7</text:p>
          </table:table-cell>
          <table:table-cell office:value-type="float" office:value="249.6" table:style-name="ce37">
            <text:p>249,6</text:p>
          </table:table-cell>
          <table:table-cell office:value-type="float" office:value="257.8" table:style-name="ce38">
            <text:p>257,8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2.3" table:style-name="ce16">
            <text:p>72,3</text:p>
          </table:table-cell>
          <table:table-cell office:value-type="float" office:value="73.3" table:style-name="ce16">
            <text:p>73,3</text:p>
          </table:table-cell>
          <table:table-cell office:value-type="float" office:value="73.2" table:style-name="ce17">
            <text:p>73,2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9.5" table:style-name="ce20">
            <text:p>9,5</text:p>
          </table:table-cell>
          <table:table-cell office:value-type="float" office:value="10.5" table:style-name="ce20">
            <text:p>10,5</text:p>
          </table:table-cell>
          <table:table-cell office:value-type="float" office:value="10.4" table:style-name="ce21">
            <text:p>10,4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97.9" table:style-name="ce16">
            <text:p>97,9</text:p>
          </table:table-cell>
          <table:table-cell office:value-type="float" office:value="112.9" table:style-name="ce16">
            <text:p>112,9</text:p>
          </table:table-cell>
          <table:table-cell office:value-type="float" office:value="121.2" table:style-name="ce17">
            <text:p>121,2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69.099999999999994" table:style-name="ce20">
            <text:p>69,1</text:p>
          </table:table-cell>
          <table:table-cell office:value-type="float" office:value="74.400000000000006" table:style-name="ce20">
            <text:p>74,4</text:p>
          </table:table-cell>
          <table:table-cell office:value-type="float" office:value="74.400000000000006" table:style-name="ce21">
            <text:p>74,4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28.8" table:style-name="ce20">
            <text:p>28,8</text:p>
          </table:table-cell>
          <table:table-cell office:value-type="float" office:value="38.5" table:style-name="ce20">
            <text:p>38,5</text:p>
          </table:table-cell>
          <table:table-cell office:value-type="float" office:value="47.1" table:style-name="ce21">
            <text:p>47,1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47.7" table:style-name="ce16">
            <text:p>47,7</text:p>
          </table:table-cell>
          <table:table-cell office:value-type="float" office:value="53.6" table:style-name="ce16">
            <text:p>53,6</text:p>
          </table:table-cell>
          <table:table-cell office:value-type="float" office:value="53.6" table:style-name="ce17">
            <text:p>53,6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380.4" table:style-name="ce51">
            <text:p>380,4</text:p>
          </table:table-cell>
          <table:table-cell office:value-type="float" office:value="341.5" table:style-name="ce51">
            <text:p>341,5</text:p>
          </table:table-cell>
          <table:table-cell office:value-type="float" office:value="347.7" table:style-name="ce52">
            <text:p>347,7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329.1" table:style-name="ce16">
            <text:p>329,1</text:p>
          </table:table-cell>
          <table:table-cell office:value-type="float" office:value="149.80000000000001" table:style-name="ce16">
            <text:p>149,8</text:p>
          </table:table-cell>
          <table:table-cell office:value-type="float" office:value="27.5" table:style-name="ce17">
            <text:p>27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44.5" table:style-name="ce16">
            <text:p>44,5</text:p>
          </table:table-cell>
          <table:table-cell office:value-type="float" office:value="164.1" table:style-name="ce16">
            <text:p>164,1</text:p>
          </table:table-cell>
          <table:table-cell office:value-type="float" office:value="277.5" table:style-name="ce17">
            <text:p>277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6.8" table:style-name="ce16">
            <text:p>6,8</text:p>
          </table:table-cell>
          <table:table-cell office:value-type="float" office:value="27.6" table:style-name="ce16">
            <text:p>27,6</text:p>
          </table:table-cell>
          <table:table-cell office:value-type="float" office:value="42.6" table:style-name="ce17">
            <text:p>42,6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3.7" table:style-name="ce51">
            <text:p>3,7</text:p>
          </table:table-cell>
          <table:table-cell office:value-type="float" office:value="1.8" table:style-name="ce51">
            <text:p>1,8</text:p>
          </table:table-cell>
          <table:table-cell office:value-type="float" office:value="1.8" table:style-name="ce52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0.5" table:style-name="ce51">
            <text:p>0,5</text:p>
          </table:table-cell>
          <table:table-cell office:value-type="float" office:value="1.2" table:style-name="ce51">
            <text:p>1,2</text:p>
          </table:table-cell>
          <table:table-cell office:value-type="float" office:value="1.2" table:style-name="ce52">
            <text:p>1,2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1.2" table:style-name="ce16">
            <text:p>1,2</text:p>
          </table:table-cell>
          <table:table-cell office:value-type="float" office:value="1.2" table:style-name="ce17">
            <text:p>1,2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office:value-type="float" office:value="0" table:style-name="ce26">
            <text:p>0,0</text:p>
          </table:table-cell>
          <table:table-cell office:value-type="float" office:value="0" table:style-name="ce27">
            <text:p>0,0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112.80000000000001" table:formula="of:=[.E43]+[.E45]+[.E48]+[.E49]+[.E50]" table:style-name="ce51">
            <text:p>112,8</text:p>
          </table:table-cell>
          <table:table-cell office:value-type="float" office:value="125" table:formula="of:=[.F43]+[.F45]+[.F48]+[.F49]+[.F50]" table:style-name="ce51">
            <text:p>125,0</text:p>
          </table:table-cell>
          <table:table-cell office:value-type="float" office:value="126.6" table:formula="of:=[.G43]+[.G45]+[.G48]+[.G49]+[.G50]" table:style-name="ce52">
            <text:p>126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42.7" table:style-name="ce16">
            <text:p>42,7</text:p>
          </table:table-cell>
          <table:table-cell office:value-type="float" office:value="48" table:style-name="ce16">
            <text:p>48,0</text:p>
          </table:table-cell>
          <table:table-cell office:value-type="float" office:value="50" table:style-name="ce17">
            <text:p>50,0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34.6" table:style-name="ce20">
            <text:p>34,6</text:p>
          </table:table-cell>
          <table:table-cell office:value-type="float" office:value="37" table:style-name="ce20">
            <text:p>37,0</text:p>
          </table:table-cell>
          <table:table-cell office:value-type="float" office:value="37" table:style-name="ce21">
            <text:p>37,0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8.1" table:style-name="ce20">
            <text:p>8,1</text:p>
          </table:table-cell>
          <table:table-cell office:value-type="float" office:value="11" table:style-name="ce20">
            <text:p>11,0</text:p>
          </table:table-cell>
          <table:table-cell office:value-type="float" office:value="13" table:style-name="ce21">
            <text:p>13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40" table:style-name="ce16">
            <text:p>40,0</text:p>
          </table:table-cell>
          <table:table-cell office:value-type="float" office:value="45" table:style-name="ce16">
            <text:p>45,0</text:p>
          </table:table-cell>
          <table:table-cell office:value-type="float" office:value="45" table:style-name="ce17">
            <text:p>45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63.4" table:style-name="ce51">
            <text:p>63,4</text:p>
          </table:table-cell>
          <table:table-cell office:value-type="float" office:value="51.6" table:style-name="ce51">
            <text:p>51,6</text:p>
          </table:table-cell>
          <table:table-cell office:value-type="float" office:value="50.7" table:style-name="ce52">
            <text:p>50,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55.8" table:style-name="ce16">
            <text:p>55,8</text:p>
          </table:table-cell>
          <table:table-cell office:value-type="float" office:value="24.3" table:style-name="ce16">
            <text:p>24,3</text:p>
          </table:table-cell>
          <table:table-cell office:value-type="float" office:value="4.5999999999999996" table:style-name="ce17">
            <text:p>4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6.6" table:style-name="ce16">
            <text:p>6,6</text:p>
          </table:table-cell>
          <table:table-cell office:value-type="float" office:value="23.2" table:style-name="ce16">
            <text:p>23,2</text:p>
          </table:table-cell>
          <table:table-cell office:value-type="float" office:value="39.6" table:style-name="ce17">
            <text:p>39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" table:style-name="ce16">
            <text:p>1,0</text:p>
          </table:table-cell>
          <table:table-cell office:value-type="float" office:value="4.0999999999999996" table:style-name="ce16">
            <text:p>4,1</text:p>
          </table:table-cell>
          <table:table-cell office:value-type="float" office:value="6.5" table:style-name="ce17">
            <text:p>6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1.9" table:style-name="ce51">
            <text:p>1,9</text:p>
          </table:table-cell>
          <table:table-cell office:value-type="float" office:value="0.5" table:style-name="ce51">
            <text:p>0,5</text:p>
          </table:table-cell>
          <table:table-cell office:value-type="float" office:value="0.5" table:style-name="ce52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1.4" table:style-name="ce16">
            <text:p>1,4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6.5" table:style-name="ce77">
            <text:p>6,5</text:p>
          </table:table-cell>
          <table:table-cell office:value-type="float" office:value="8.6999999999999993" table:style-name="ce77">
            <text:p>8,7</text:p>
          </table:table-cell>
          <table:table-cell office:value-type="float" office:value="8.6999999999999993" table:style-name="ce78">
            <text:p>8,7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3.5" table:style-name="ce20">
            <text:p>3,5</text:p>
          </table:table-cell>
          <table:table-cell office:value-type="float" office:value="5.2" table:style-name="ce20">
            <text:p>5,2</text:p>
          </table:table-cell>
          <table:table-cell office:value-type="float" office:value="5.2" table:style-name="ce21">
            <text:p>5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1000000000000001" table:style-name="ce20">
            <text:p>1,1</text:p>
          </table:table-cell>
          <table:table-cell office:value-type="float" office:value="0.8" table:style-name="ce20">
            <text:p>0,8</text:p>
          </table:table-cell>
          <table:table-cell office:value-type="float" office:value="0.8" table:style-name="ce21">
            <text:p>0,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0.4" table:style-name="ce20">
            <text:p>0,4</text:p>
          </table:table-cell>
          <table:table-cell office:value-type="float" office:value="0" table:style-name="ce20">
            <text:p>0,0</text:p>
          </table:table-cell>
          <table:table-cell office:value-type="float" office:value="0" table:style-name="ce21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M0_reindus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M0 - réindustrialisation profond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757.29999999999984" table:style-name="ce12">
            <text:p>757,3</text:p>
          </table:table-cell>
          <table:table-cell office:value-type="float" office:value="900.90000000000009" table:style-name="ce12">
            <text:p>900,9</text:p>
          </table:table-cell>
          <table:table-cell office:value-type="float" office:value="923.9" table:style-name="ce13">
            <text:p>923,9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631.4" table:style-name="ce16">
            <text:p>631,4</text:p>
          </table:table-cell>
          <table:table-cell office:value-type="float" office:value="751.7" table:style-name="ce16">
            <text:p>751,7</text:p>
          </table:table-cell>
          <table:table-cell office:value-type="float" office:value="751.7" table:style-name="ce17">
            <text:p>751,7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63.9" table:style-name="ce20">
            <text:p>63,9</text:p>
          </table:table-cell>
          <table:table-cell office:value-type="float" office:value="86.7" table:style-name="ce20">
            <text:p>86,7</text:p>
          </table:table-cell>
          <table:table-cell office:value-type="float" office:value="86.7" table:style-name="ce21">
            <text:p>86,7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69.499999999999886" table:style-name="ce16">
            <text:p>69,5</text:p>
          </table:table-cell>
          <table:table-cell office:value-type="float" office:value="19.400000000000091" table:style-name="ce16">
            <text:p>19,4</text:p>
          </table:table-cell>
          <table:table-cell office:value-type="float" office:value="31.099999999999909" table:style-name="ce17">
            <text:p>31,1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5.8" table:style-name="ce16">
            <text:p>15,8</text:p>
          </table:table-cell>
          <table:table-cell office:value-type="float" office:value="21.8" table:style-name="ce16">
            <text:p>21,8</text:p>
          </table:table-cell>
          <table:table-cell office:value-type="float" office:value="21.4" table:style-name="ce17">
            <text:p>21,4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16.399999999999999" table:style-name="ce16">
            <text:p>16,4</text:p>
          </table:table-cell>
          <table:table-cell office:value-type="float" office:value="32" table:style-name="ce16">
            <text:p>32,0</text:p>
          </table:table-cell>
          <table:table-cell office:value-type="float" office:value="48.4" table:style-name="ce17">
            <text:p>48,4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6" table:style-name="ce16">
            <text:p>0,6</text:p>
          </table:table-cell>
          <table:table-cell office:value-type="float" office:value="2" table:style-name="ce16">
            <text:p>2,0</text:p>
          </table:table-cell>
          <table:table-cell office:value-type="float" office:value="2" table:style-name="ce17">
            <text:p>2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14.8" table:style-name="ce16">
            <text:p>14,8</text:p>
          </table:table-cell>
          <table:table-cell office:value-type="float" office:value="46.4" table:style-name="ce16">
            <text:p>46,4</text:p>
          </table:table-cell>
          <table:table-cell office:value-type="float" office:value="37.6" table:style-name="ce17">
            <text:p>37,6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8.8000000000000007" table:style-name="ce26">
            <text:p>8,8</text:p>
          </table:table-cell>
          <table:table-cell office:value-type="float" office:value="27.6" table:style-name="ce26">
            <text:p>27,6</text:p>
          </table:table-cell>
          <table:table-cell office:value-type="float" office:value="31.7" table:style-name="ce27">
            <text:p>31,7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757.29999999999984" table:style-name="ce33">
            <text:p>757,3</text:p>
          </table:table-cell>
          <table:table-cell office:value-type="float" office:value="900.90000000000009" table:style-name="ce33">
            <text:p>900,9</text:p>
          </table:table-cell>
          <table:table-cell office:value-type="float" office:value="923.9" table:style-name="ce34">
            <text:p>923,9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527.59999999999991" table:style-name="ce37">
            <text:p>527,6</text:p>
          </table:table-cell>
          <table:table-cell office:value-type="float" office:value="850.90000000000009" table:style-name="ce37">
            <text:p>850,9</text:p>
          </table:table-cell>
          <table:table-cell office:value-type="float" office:value="863" table:style-name="ce38">
            <text:p>863,0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5.5" table:style-name="ce16">
            <text:p>75,5</text:p>
          </table:table-cell>
          <table:table-cell office:value-type="float" office:value="80.2" table:style-name="ce16">
            <text:p>80,2</text:p>
          </table:table-cell>
          <table:table-cell office:value-type="float" office:value="79.900000000000006" table:style-name="ce17">
            <text:p>79,9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12.7" table:style-name="ce20">
            <text:p>12,7</text:p>
          </table:table-cell>
          <table:table-cell office:value-type="float" office:value="17.399999999999999" table:style-name="ce20">
            <text:p>17,4</text:p>
          </table:table-cell>
          <table:table-cell office:value-type="float" office:value="17.100000000000001" table:style-name="ce21">
            <text:p>17,1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267.7" table:style-name="ce16">
            <text:p>267,7</text:p>
          </table:table-cell>
          <table:table-cell office:value-type="float" office:value="454.5" table:style-name="ce16">
            <text:p>454,5</text:p>
          </table:table-cell>
          <table:table-cell office:value-type="float" office:value="461.7" table:style-name="ce17">
            <text:p>461,7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122.1" table:style-name="ce20">
            <text:p>122,1</text:p>
          </table:table-cell>
          <table:table-cell office:value-type="float" office:value="178.3" table:style-name="ce20">
            <text:p>178,3</text:p>
          </table:table-cell>
          <table:table-cell office:value-type="float" office:value="178.4" table:style-name="ce21">
            <text:p>178,4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145.6" table:style-name="ce20">
            <text:p>145,6</text:p>
          </table:table-cell>
          <table:table-cell office:value-type="float" office:value="276.2" table:style-name="ce20">
            <text:p>276,2</text:p>
          </table:table-cell>
          <table:table-cell office:value-type="float" office:value="283.3" table:style-name="ce21">
            <text:p>283,3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170.3" table:style-name="ce16">
            <text:p>170,3</text:p>
          </table:table-cell>
          <table:table-cell office:value-type="float" office:value="297.7" table:style-name="ce16">
            <text:p>297,7</text:p>
          </table:table-cell>
          <table:table-cell office:value-type="float" office:value="300.10000000000002" table:style-name="ce17">
            <text:p>300,1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4.3" table:style-name="ce16">
            <text:p>4,3</text:p>
          </table:table-cell>
          <table:table-cell office:value-type="float" office:value="8.6999999999999993" table:style-name="ce16">
            <text:p>8,7</text:p>
          </table:table-cell>
          <table:table-cell office:value-type="float" office:value="11.5" table:style-name="ce17">
            <text:p>11,5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202.4" table:style-name="ce51">
            <text:p>202,4</text:p>
          </table:table-cell>
          <table:table-cell office:value-type="float" office:value="0" table:style-name="ce51">
            <text:p>0,0</text:p>
          </table:table-cell>
          <table:table-cell office:value-type="float" office:value="0" table:style-name="ce52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202.4" table:style-name="ce16">
            <text:p>202,4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11.9" table:style-name="ce51">
            <text:p>11,9</text:p>
          </table:table-cell>
          <table:table-cell office:value-type="float" office:value="19.3" table:style-name="ce51">
            <text:p>19,3</text:p>
          </table:table-cell>
          <table:table-cell office:value-type="float" office:value="15.5" table:style-name="ce52">
            <text:p>15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4.2" table:style-name="ce16">
            <text:p>4,2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5.9" table:style-name="ce16">
            <text:p>5,9</text:p>
          </table:table-cell>
          <table:table-cell office:value-type="float" office:value="17" table:style-name="ce16">
            <text:p>17,0</text:p>
          </table:table-cell>
          <table:table-cell office:value-type="float" office:value="13.7" table:style-name="ce17">
            <text:p>13,7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15.4" table:style-name="ce51">
            <text:p>15,4</text:p>
          </table:table-cell>
          <table:table-cell office:value-type="float" office:value="30.7" table:style-name="ce51">
            <text:p>30,7</text:p>
          </table:table-cell>
          <table:table-cell office:value-type="float" office:value="45.4" table:style-name="ce52">
            <text:p>45,4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6" table:style-name="ce16">
            <text:p>0,6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14.8" table:style-name="ce26">
            <text:p>14,8</text:p>
          </table:table-cell>
          <table:table-cell office:value-type="float" office:value="28.8" table:style-name="ce26">
            <text:p>28,8</text:p>
          </table:table-cell>
          <table:table-cell office:value-type="float" office:value="43.5" table:style-name="ce27">
            <text:p>43,5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276.59999999999997" table:formula="of:=[.E43]+[.E45]+[.E48]+[.E49]+[.E50]" table:style-name="ce51">
            <text:p>276,6</text:p>
          </table:table-cell>
          <table:table-cell office:value-type="float" office:value="451" table:formula="of:=[.F43]+[.F45]+[.F48]+[.F49]+[.F50]" table:style-name="ce51">
            <text:p>451,0</text:p>
          </table:table-cell>
          <table:table-cell office:value-type="float" office:value="455.6" table:formula="of:=[.G43]+[.G45]+[.G48]+[.G49]+[.G50]" table:style-name="ce52">
            <text:p>455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102" table:style-name="ce16">
            <text:p>102,0</text:p>
          </table:table-cell>
          <table:table-cell office:value-type="float" office:value="166" table:style-name="ce16">
            <text:p>166,0</text:p>
          </table:table-cell>
          <table:table-cell office:value-type="float" office:value="168" table:style-name="ce17">
            <text:p>168,0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61" table:style-name="ce20">
            <text:p>61,0</text:p>
          </table:table-cell>
          <table:table-cell office:value-type="float" office:value="89" table:style-name="ce20">
            <text:p>89,0</text:p>
          </table:table-cell>
          <table:table-cell office:value-type="float" office:value="89" table:style-name="ce21">
            <text:p>89,0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41" table:style-name="ce20">
            <text:p>41,0</text:p>
          </table:table-cell>
          <table:table-cell office:value-type="float" office:value="77" table:style-name="ce20">
            <text:p>77,0</text:p>
          </table:table-cell>
          <table:table-cell office:value-type="float" office:value="79" table:style-name="ce21">
            <text:p>79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143" table:style-name="ce16">
            <text:p>143,0</text:p>
          </table:table-cell>
          <table:table-cell office:value-type="float" office:value="250" table:style-name="ce16">
            <text:p>250,0</text:p>
          </table:table-cell>
          <table:table-cell office:value-type="float" office:value="252" table:style-name="ce17">
            <text:p>252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.5" table:style-name="ce16">
            <text:p>1,5</text:p>
          </table:table-cell>
          <table:table-cell office:value-type="float" office:value="3" table:style-name="ce16">
            <text:p>3,0</text:p>
          </table:table-cell>
          <table:table-cell office:value-type="float" office:value="4" table:style-name="ce17">
            <text:p>4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34.9" table:style-name="ce51">
            <text:p>34,9</text:p>
          </table:table-cell>
          <table:table-cell office:value-type="float" office:value="0" table:style-name="ce51">
            <text:p>0,0</text:p>
          </table:table-cell>
          <table:table-cell office:value-type="float" office:value="0" table:style-name="ce52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34.9" table:style-name="ce16">
            <text:p>34,9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14.6" table:style-name="ce51">
            <text:p>14,6</text:p>
          </table:table-cell>
          <table:table-cell office:value-type="float" office:value="38.5" table:style-name="ce51">
            <text:p>38,5</text:p>
          </table:table-cell>
          <table:table-cell office:value-type="float" office:value="38.299999999999997" table:style-name="ce52">
            <text:p>38,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5" table:style-name="ce16">
            <text:p>5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9.1" table:style-name="ce16">
            <text:p>9,1</text:p>
          </table:table-cell>
          <table:table-cell office:value-type="float" office:value="37.5" table:style-name="ce16">
            <text:p>37,5</text:p>
          </table:table-cell>
          <table:table-cell office:value-type="float" office:value="37.799999999999997" table:style-name="ce17">
            <text:p>37,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3.9" table:style-name="ce16">
            <text:p>13,9</text:p>
          </table:table-cell>
          <table:table-cell office:value-type="float" office:value="27.1" table:style-name="ce16">
            <text:p>27,1</text:p>
          </table:table-cell>
          <table:table-cell office:value-type="float" office:value="40.9" table:style-name="ce17">
            <text:p>40,9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17.7" table:style-name="ce77">
            <text:p>17,7</text:p>
          </table:table-cell>
          <table:table-cell office:value-type="float" office:value="30.5" table:style-name="ce77">
            <text:p>30,5</text:p>
          </table:table-cell>
          <table:table-cell office:value-type="float" office:value="30.5" table:style-name="ce77">
            <text:p>30,5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3.9" table:style-name="ce20">
            <text:p>3,9</text:p>
          </table:table-cell>
          <table:table-cell office:value-type="float" office:value="5.9" table:style-name="ce20">
            <text:p>5,9</text:p>
          </table:table-cell>
          <table:table-cell office:value-type="float" office:value="5.9" table:style-name="ce21">
            <text:p>5,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4" table:style-name="ce20">
            <text:p>1,4</text:p>
          </table:table-cell>
          <table:table-cell office:value-type="float" office:value="1.2" table:style-name="ce20">
            <text:p>1,2</text:p>
          </table:table-cell>
          <table:table-cell office:value-type="float" office:value="1.2" table:style-name="ce21">
            <text:p>1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3.4" table:style-name="ce20">
            <text:p>3,4</text:p>
          </table:table-cell>
          <table:table-cell office:value-type="float" office:value="5.0999999999999996" table:style-name="ce20">
            <text:p>5,1</text:p>
          </table:table-cell>
          <table:table-cell office:value-type="float" office:value="5.0999999999999996" table:style-name="ce21">
            <text:p>5,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M1_reindus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M1 - réindustrialisation profond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747.30000000000007" table:style-name="ce12">
            <text:p>747,3</text:p>
          </table:table-cell>
          <table:table-cell office:value-type="float" office:value="881.9" table:style-name="ce12">
            <text:p>881,9</text:p>
          </table:table-cell>
          <table:table-cell office:value-type="float" office:value="951.2" table:style-name="ce13">
            <text:p>951,2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631.4" table:style-name="ce16">
            <text:p>631,4</text:p>
          </table:table-cell>
          <table:table-cell office:value-type="float" office:value="751.7" table:style-name="ce16">
            <text:p>751,7</text:p>
          </table:table-cell>
          <table:table-cell office:value-type="float" office:value="751.7" table:style-name="ce17">
            <text:p>751,7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63.9" table:style-name="ce20">
            <text:p>63,9</text:p>
          </table:table-cell>
          <table:table-cell office:value-type="float" office:value="86.7" table:style-name="ce20">
            <text:p>86,7</text:p>
          </table:table-cell>
          <table:table-cell office:value-type="float" office:value="86.7" table:style-name="ce21">
            <text:p>86,7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72.900000000000091" table:style-name="ce16">
            <text:p>72,9</text:p>
          </table:table-cell>
          <table:table-cell office:value-type="float" office:value="20.899999999999977" table:style-name="ce16">
            <text:p>20,9</text:p>
          </table:table-cell>
          <table:table-cell office:value-type="float" office:value="32.799999999999955" table:style-name="ce17">
            <text:p>32,8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5.8" table:style-name="ce16">
            <text:p>15,8</text:p>
          </table:table-cell>
          <table:table-cell office:value-type="float" office:value="21" table:style-name="ce16">
            <text:p>21,0</text:p>
          </table:table-cell>
          <table:table-cell office:value-type="float" office:value="21.7" table:style-name="ce17">
            <text:p>21,7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14.6" table:style-name="ce16">
            <text:p>14,6</text:p>
          </table:table-cell>
          <table:table-cell office:value-type="float" office:value="33.799999999999997" table:style-name="ce16">
            <text:p>33,8</text:p>
          </table:table-cell>
          <table:table-cell office:value-type="float" office:value="59.8" table:style-name="ce17">
            <text:p>59,8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6" table:style-name="ce16">
            <text:p>0,6</text:p>
          </table:table-cell>
          <table:table-cell office:value-type="float" office:value="2" table:style-name="ce16">
            <text:p>2,0</text:p>
          </table:table-cell>
          <table:table-cell office:value-type="float" office:value="2" table:style-name="ce17">
            <text:p>2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3.8" table:style-name="ce16">
            <text:p>3,8</text:p>
          </table:table-cell>
          <table:table-cell office:value-type="float" office:value="31" table:style-name="ce16">
            <text:p>31,0</text:p>
          </table:table-cell>
          <table:table-cell office:value-type="float" office:value="38.1" table:style-name="ce17">
            <text:p>38,1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8.1999999999999993" table:style-name="ce26">
            <text:p>8,2</text:p>
          </table:table-cell>
          <table:table-cell office:value-type="float" office:value="21.5" table:style-name="ce26">
            <text:p>21,5</text:p>
          </table:table-cell>
          <table:table-cell office:value-type="float" office:value="45.1" table:style-name="ce27">
            <text:p>45,1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747.30000000000007" table:style-name="ce33">
            <text:p>747,3</text:p>
          </table:table-cell>
          <table:table-cell office:value-type="float" office:value="881.9" table:style-name="ce33">
            <text:p>881,9</text:p>
          </table:table-cell>
          <table:table-cell office:value-type="float" office:value="951.2" table:style-name="ce34">
            <text:p>951,2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477.90000000000003" table:style-name="ce37">
            <text:p>477,9</text:p>
          </table:table-cell>
          <table:table-cell office:value-type="float" office:value="745.5" table:style-name="ce37">
            <text:p>745,5</text:p>
          </table:table-cell>
          <table:table-cell office:value-type="float" office:value="869.19999999999993" table:style-name="ce38">
            <text:p>869,2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5.400000000000006" table:style-name="ce16">
            <text:p>75,4</text:p>
          </table:table-cell>
          <table:table-cell office:value-type="float" office:value="79.599999999999994" table:style-name="ce16">
            <text:p>79,6</text:p>
          </table:table-cell>
          <table:table-cell office:value-type="float" office:value="80.2" table:style-name="ce17">
            <text:p>80,2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12.6" table:style-name="ce20">
            <text:p>12,6</text:p>
          </table:table-cell>
          <table:table-cell office:value-type="float" office:value="16.8" table:style-name="ce20">
            <text:p>16,8</text:p>
          </table:table-cell>
          <table:table-cell office:value-type="float" office:value="17.399999999999999" table:style-name="ce21">
            <text:p>17,4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214.9" table:style-name="ce16">
            <text:p>214,9</text:p>
          </table:table-cell>
          <table:table-cell office:value-type="float" office:value="347.1" table:style-name="ce16">
            <text:p>347,1</text:p>
          </table:table-cell>
          <table:table-cell office:value-type="float" office:value="408.2" table:style-name="ce17">
            <text:p>408,2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103.1" table:style-name="ce20">
            <text:p>103,1</text:p>
          </table:table-cell>
          <table:table-cell office:value-type="float" office:value="139" table:style-name="ce20">
            <text:p>139,0</text:p>
          </table:table-cell>
          <table:table-cell office:value-type="float" office:value="160.80000000000001" table:style-name="ce21">
            <text:p>160,8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111.8" table:style-name="ce20">
            <text:p>111,8</text:p>
          </table:table-cell>
          <table:table-cell office:value-type="float" office:value="208.1" table:style-name="ce20">
            <text:p>208,1</text:p>
          </table:table-cell>
          <table:table-cell office:value-type="float" office:value="247.4" table:style-name="ce21">
            <text:p>247,4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176.4" table:style-name="ce16">
            <text:p>176,4</text:p>
          </table:table-cell>
          <table:table-cell office:value-type="float" office:value="306.10000000000002" table:style-name="ce16">
            <text:p>306,1</text:p>
          </table:table-cell>
          <table:table-cell office:value-type="float" office:value="368.1" table:style-name="ce17">
            <text:p>368,1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.4" table:style-name="ce16">
            <text:p>1,4</text:p>
          </table:table-cell>
          <table:table-cell office:value-type="float" office:value="2.9" table:style-name="ce16">
            <text:p>2,9</text:p>
          </table:table-cell>
          <table:table-cell office:value-type="float" office:value="2.9" table:style-name="ce17">
            <text:p>2,9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247.9" table:style-name="ce51">
            <text:p>247,9</text:p>
          </table:table-cell>
          <table:table-cell office:value-type="float" office:value="90.4" table:style-name="ce51">
            <text:p>90,4</text:p>
          </table:table-cell>
          <table:table-cell office:value-type="float" office:value="10.199999999999999" table:style-name="ce52">
            <text:p>10,2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247.9" table:style-name="ce16">
            <text:p>247,9</text:p>
          </table:table-cell>
          <table:table-cell office:value-type="float" office:value="90.4" table:style-name="ce16">
            <text:p>90,4</text:p>
          </table:table-cell>
          <table:table-cell office:value-type="float" office:value="10.199999999999999" table:style-name="ce17">
            <text:p>10,2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7.8" table:style-name="ce51">
            <text:p>7,8</text:p>
          </table:table-cell>
          <table:table-cell office:value-type="float" office:value="13.7" table:style-name="ce51">
            <text:p>13,7</text:p>
          </table:table-cell>
          <table:table-cell office:value-type="float" office:value="16.100000000000001" table:style-name="ce52">
            <text:p>16,1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4.5" table:style-name="ce16">
            <text:p>4,5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.5" table:style-name="ce16">
            <text:p>1,5</text:p>
          </table:table-cell>
          <table:table-cell office:value-type="float" office:value="11.4" table:style-name="ce16">
            <text:p>11,4</text:p>
          </table:table-cell>
          <table:table-cell office:value-type="float" office:value="14.3" table:style-name="ce17">
            <text:p>14,3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13.7" table:style-name="ce51">
            <text:p>13,7</text:p>
          </table:table-cell>
          <table:table-cell office:value-type="float" office:value="32.299999999999997" table:style-name="ce51">
            <text:p>32,3</text:p>
          </table:table-cell>
          <table:table-cell office:value-type="float" office:value="55.699999999999996" table:style-name="ce52">
            <text:p>55,7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6" table:style-name="ce16">
            <text:p>0,6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13.1" table:style-name="ce26">
            <text:p>13,1</text:p>
          </table:table-cell>
          <table:table-cell office:value-type="float" office:value="30.4" table:style-name="ce26">
            <text:p>30,4</text:p>
          </table:table-cell>
          <table:table-cell office:value-type="float" office:value="53.8" table:style-name="ce27">
            <text:p>53,8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261.39999999999998" table:formula="of:=[.E43]+[.E45]+[.E48]+[.E49]+[.E50]" table:style-name="ce51">
            <text:p>261,4</text:p>
          </table:table-cell>
          <table:table-cell office:value-type="float" office:value="417" table:formula="of:=[.F43]+[.F45]+[.F48]+[.F49]+[.F50]" table:style-name="ce51">
            <text:p>417,0</text:p>
          </table:table-cell>
          <table:table-cell office:value-type="float" office:value="490.6" table:formula="of:=[.G43]+[.G45]+[.G48]+[.G49]+[.G50]" table:style-name="ce52">
            <text:p>490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82.7" table:style-name="ce16">
            <text:p>82,7</text:p>
          </table:table-cell>
          <table:table-cell office:value-type="float" office:value="127" table:style-name="ce16">
            <text:p>127,0</text:p>
          </table:table-cell>
          <table:table-cell office:value-type="float" office:value="149" table:style-name="ce17">
            <text:p>149,0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51.1" table:style-name="ce20">
            <text:p>51,1</text:p>
          </table:table-cell>
          <table:table-cell office:value-type="float" office:value="69" table:style-name="ce20">
            <text:p>69,0</text:p>
          </table:table-cell>
          <table:table-cell office:value-type="float" office:value="80" table:style-name="ce21">
            <text:p>80,0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31.6" table:style-name="ce20">
            <text:p>31,6</text:p>
          </table:table-cell>
          <table:table-cell office:value-type="float" office:value="58" table:style-name="ce20">
            <text:p>58,0</text:p>
          </table:table-cell>
          <table:table-cell office:value-type="float" office:value="69" table:style-name="ce21">
            <text:p>69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148.1" table:style-name="ce16">
            <text:p>148,1</text:p>
          </table:table-cell>
          <table:table-cell office:value-type="float" office:value="257" table:style-name="ce16">
            <text:p>257,0</text:p>
          </table:table-cell>
          <table:table-cell office:value-type="float" office:value="309" table:style-name="ce17">
            <text:p>309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,0</text:p>
          </table:table-cell>
          <table:table-cell office:value-type="float" office:value="1" table:style-name="ce17">
            <text:p>1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43.1" table:style-name="ce51">
            <text:p>43,1</text:p>
          </table:table-cell>
          <table:table-cell office:value-type="float" office:value="15.5" table:style-name="ce51">
            <text:p>15,5</text:p>
          </table:table-cell>
          <table:table-cell office:value-type="float" office:value="1.6" table:style-name="ce52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9.1999999999999993" table:style-name="ce51">
            <text:p>9,2</text:p>
          </table:table-cell>
          <table:table-cell office:value-type="float" office:value="26.7" table:style-name="ce51">
            <text:p>26,7</text:p>
          </table:table-cell>
          <table:table-cell office:value-type="float" office:value="34.9" table:style-name="ce52">
            <text:p>34,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5" table:style-name="ce16">
            <text:p>5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3.7" table:style-name="ce16">
            <text:p>3,7</text:p>
          </table:table-cell>
          <table:table-cell office:value-type="float" office:value="25.7" table:style-name="ce16">
            <text:p>25,7</text:p>
          </table:table-cell>
          <table:table-cell office:value-type="float" office:value="34.4" table:style-name="ce17">
            <text:p>34,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2.4" table:style-name="ce16">
            <text:p>12,4</text:p>
          </table:table-cell>
          <table:table-cell office:value-type="float" office:value="28.5" table:style-name="ce16">
            <text:p>28,5</text:p>
          </table:table-cell>
          <table:table-cell office:value-type="float" office:value="48.8" table:style-name="ce17">
            <text:p>48,8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15.2" table:style-name="ce77">
            <text:p>15,2</text:p>
          </table:table-cell>
          <table:table-cell office:value-type="float" office:value="26.8" table:style-name="ce77">
            <text:p>26,8</text:p>
          </table:table-cell>
          <table:table-cell office:value-type="float" office:value="26.8" table:style-name="ce77">
            <text:p>26,8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5" table:style-name="ce20">
            <text:p>5,0</text:p>
          </table:table-cell>
          <table:table-cell office:value-type="float" office:value="7.6" table:style-name="ce20">
            <text:p>7,6</text:p>
          </table:table-cell>
          <table:table-cell office:value-type="float" office:value="7.6" table:style-name="ce21">
            <text:p>7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6" table:style-name="ce20">
            <text:p>1,6</text:p>
          </table:table-cell>
          <table:table-cell office:value-type="float" office:value="1.4" table:style-name="ce20">
            <text:p>1,4</text:p>
          </table:table-cell>
          <table:table-cell office:value-type="float" office:value="1.4" table:style-name="ce21">
            <text:p>1,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3.4" table:style-name="ce20">
            <text:p>3,4</text:p>
          </table:table-cell>
          <table:table-cell office:value-type="float" office:value="5.0999999999999996" table:style-name="ce20">
            <text:p>5,1</text:p>
          </table:table-cell>
          <table:table-cell office:value-type="float" office:value="5.0999999999999996" table:style-name="ce21">
            <text:p>5,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M23_reindus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M23 - réindustrialisation profond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733.10000000000014" table:style-name="ce12">
            <text:p>733,1</text:p>
          </table:table-cell>
          <table:table-cell office:value-type="float" office:value="846.6" table:style-name="ce12">
            <text:p>846,6</text:p>
          </table:table-cell>
          <table:table-cell office:value-type="float" office:value="890.09999999999991" table:style-name="ce13">
            <text:p>890,1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631.4" table:style-name="ce16">
            <text:p>631,4</text:p>
          </table:table-cell>
          <table:table-cell office:value-type="float" office:value="751.7" table:style-name="ce16">
            <text:p>751,7</text:p>
          </table:table-cell>
          <table:table-cell office:value-type="float" office:value="751.7" table:style-name="ce17">
            <text:p>751,7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63.9" table:style-name="ce20">
            <text:p>63,9</text:p>
          </table:table-cell>
          <table:table-cell office:value-type="float" office:value="86.7" table:style-name="ce20">
            <text:p>86,7</text:p>
          </table:table-cell>
          <table:table-cell office:value-type="float" office:value="86.7" table:style-name="ce21">
            <text:p>86,7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68.200000000000159" table:style-name="ce16">
            <text:p>68,2</text:p>
          </table:table-cell>
          <table:table-cell office:value-type="float" office:value="20.399999999999977" table:style-name="ce16">
            <text:p>20,4</text:p>
          </table:table-cell>
          <table:table-cell office:value-type="float" office:value="30.699999999999818" table:style-name="ce17">
            <text:p>30,7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4.7" table:style-name="ce16">
            <text:p>14,7</text:p>
          </table:table-cell>
          <table:table-cell office:value-type="float" office:value="19.8" table:style-name="ce16">
            <text:p>19,8</text:p>
          </table:table-cell>
          <table:table-cell office:value-type="float" office:value="20.5" table:style-name="ce17">
            <text:p>20,5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8.5" table:style-name="ce16">
            <text:p>8,5</text:p>
          </table:table-cell>
          <table:table-cell office:value-type="float" office:value="15.9" table:style-name="ce16">
            <text:p>15,9</text:p>
          </table:table-cell>
          <table:table-cell office:value-type="float" office:value="26.7" table:style-name="ce17">
            <text:p>26,7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6" table:style-name="ce16">
            <text:p>0,6</text:p>
          </table:table-cell>
          <table:table-cell office:value-type="float" office:value="2" table:style-name="ce16">
            <text:p>2,0</text:p>
          </table:table-cell>
          <table:table-cell office:value-type="float" office:value="1.9" table:style-name="ce17">
            <text:p>1,9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6.8" table:style-name="ce16">
            <text:p>6,8</text:p>
          </table:table-cell>
          <table:table-cell office:value-type="float" office:value="28.4" table:style-name="ce16">
            <text:p>28,4</text:p>
          </table:table-cell>
          <table:table-cell office:value-type="float" office:value="35.799999999999997" table:style-name="ce17">
            <text:p>35,8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2.9" table:style-name="ce26">
            <text:p>2,9</text:p>
          </table:table-cell>
          <table:table-cell office:value-type="float" office:value="8.4" table:style-name="ce26">
            <text:p>8,4</text:p>
          </table:table-cell>
          <table:table-cell office:value-type="float" office:value="22.8" table:style-name="ce27">
            <text:p>22,8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733.10000000000014" table:style-name="ce33">
            <text:p>733,1</text:p>
          </table:table-cell>
          <table:table-cell office:value-type="float" office:value="846.6" table:style-name="ce33">
            <text:p>846,6</text:p>
          </table:table-cell>
          <table:table-cell office:value-type="float" office:value="890.09999999999991" table:style-name="ce34">
            <text:p>890,1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466.80000000000007" table:style-name="ce37">
            <text:p>466,8</text:p>
          </table:table-cell>
          <table:table-cell office:value-type="float" office:value="727.7" table:style-name="ce37">
            <text:p>727,7</text:p>
          </table:table-cell>
          <table:table-cell office:value-type="float" office:value="839.59999999999991" table:style-name="ce38">
            <text:p>839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4.5" table:style-name="ce16">
            <text:p>74,5</text:p>
          </table:table-cell>
          <table:table-cell office:value-type="float" office:value="78.5" table:style-name="ce16">
            <text:p>78,5</text:p>
          </table:table-cell>
          <table:table-cell office:value-type="float" office:value="79.099999999999994" table:style-name="ce17">
            <text:p>79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11.7" table:style-name="ce20">
            <text:p>11,7</text:p>
          </table:table-cell>
          <table:table-cell office:value-type="float" office:value="15.8" table:style-name="ce20">
            <text:p>15,8</text:p>
          </table:table-cell>
          <table:table-cell office:value-type="float" office:value="16.399999999999999" table:style-name="ce21">
            <text:p>16,4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265.60000000000002" table:style-name="ce16">
            <text:p>265,6</text:p>
          </table:table-cell>
          <table:table-cell office:value-type="float" office:value="448.5" table:style-name="ce16">
            <text:p>448,5</text:p>
          </table:table-cell>
          <table:table-cell office:value-type="float" office:value="527.29999999999995" table:style-name="ce17">
            <text:p>527,3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119.7" table:style-name="ce20">
            <text:p>119,7</text:p>
          </table:table-cell>
          <table:table-cell office:value-type="float" office:value="172.2" table:style-name="ce20">
            <text:p>172,2</text:p>
          </table:table-cell>
          <table:table-cell office:value-type="float" office:value="197.3" table:style-name="ce21">
            <text:p>197,3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145.9" table:style-name="ce20">
            <text:p>145,9</text:p>
          </table:table-cell>
          <table:table-cell office:value-type="float" office:value="276.3" table:style-name="ce20">
            <text:p>276,3</text:p>
          </table:table-cell>
          <table:table-cell office:value-type="float" office:value="330" table:style-name="ce21">
            <text:p>33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112.6" table:style-name="ce16">
            <text:p>112,6</text:p>
          </table:table-cell>
          <table:table-cell office:value-type="float" office:value="182.2" table:style-name="ce16">
            <text:p>182,2</text:p>
          </table:table-cell>
          <table:table-cell office:value-type="float" office:value="211.9" table:style-name="ce17">
            <text:p>211,9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4.3" table:style-name="ce16">
            <text:p>4,3</text:p>
          </table:table-cell>
          <table:table-cell office:value-type="float" office:value="8.6999999999999993" table:style-name="ce16">
            <text:p>8,7</text:p>
          </table:table-cell>
          <table:table-cell office:value-type="float" office:value="11.5" table:style-name="ce17">
            <text:p>11,5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249.3" table:style-name="ce51">
            <text:p>249,3</text:p>
          </table:table-cell>
          <table:table-cell office:value-type="float" office:value="90.4" table:style-name="ce51">
            <text:p>90,4</text:p>
          </table:table-cell>
          <table:table-cell office:value-type="float" office:value="10.199999999999999" table:style-name="ce52">
            <text:p>10,2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249.3" table:style-name="ce16">
            <text:p>249,3</text:p>
          </table:table-cell>
          <table:table-cell office:value-type="float" office:value="90.4" table:style-name="ce16">
            <text:p>90,4</text:p>
          </table:table-cell>
          <table:table-cell office:value-type="float" office:value="10.199999999999999" table:style-name="ce17">
            <text:p>10,2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8.6999999999999993" table:style-name="ce51">
            <text:p>8,7</text:p>
          </table:table-cell>
          <table:table-cell office:value-type="float" office:value="12.3" table:style-name="ce51">
            <text:p>12,3</text:p>
          </table:table-cell>
          <table:table-cell office:value-type="float" office:value="14.5" table:style-name="ce52">
            <text:p>14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4.2" table:style-name="ce16">
            <text:p>4,2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2.7" table:style-name="ce16">
            <text:p>2,7</text:p>
          </table:table-cell>
          <table:table-cell office:value-type="float" office:value="10" table:style-name="ce16">
            <text:p>10,0</text:p>
          </table:table-cell>
          <table:table-cell office:value-type="float" office:value="12.7" table:style-name="ce17">
            <text:p>12,7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8.3000000000000007" table:style-name="ce51">
            <text:p>8,3</text:p>
          </table:table-cell>
          <table:table-cell office:value-type="float" office:value="16.2" table:style-name="ce51">
            <text:p>16,2</text:p>
          </table:table-cell>
          <table:table-cell office:value-type="float" office:value="25.8" table:style-name="ce52">
            <text:p>25,8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6" table:style-name="ce16">
            <text:p>0,6</text:p>
          </table:table-cell>
          <table:table-cell office:value-type="float" office:value="1.9" table:style-name="ce16">
            <text:p>1,9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7.7" table:style-name="ce26">
            <text:p>7,7</text:p>
          </table:table-cell>
          <table:table-cell office:value-type="float" office:value="14.3" table:style-name="ce26">
            <text:p>14,3</text:p>
          </table:table-cell>
          <table:table-cell office:value-type="float" office:value="24" table:style-name="ce27">
            <text:p>24,0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226.9" table:formula="of:=[.E43]+[.E45]+[.E48]+[.E49]+[.E50]" table:style-name="ce51">
            <text:p>226,9</text:p>
          </table:table-cell>
          <table:table-cell office:value-type="float" office:value="351" table:formula="of:=[.F43]+[.F45]+[.F48]+[.F49]+[.F50]" table:style-name="ce51">
            <text:p>351,0</text:p>
          </table:table-cell>
          <table:table-cell office:value-type="float" office:value="404.1" table:formula="of:=[.G43]+[.G45]+[.G48]+[.G49]+[.G50]" table:style-name="ce52">
            <text:p>404,1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100.7" table:style-name="ce16">
            <text:p>100,7</text:p>
          </table:table-cell>
          <table:table-cell office:value-type="float" office:value="163" table:style-name="ce16">
            <text:p>163,0</text:p>
          </table:table-cell>
          <table:table-cell office:value-type="float" office:value="190.5" table:style-name="ce17">
            <text:p>190,5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59.6" table:style-name="ce20">
            <text:p>59,6</text:p>
          </table:table-cell>
          <table:table-cell office:value-type="float" office:value="86" table:style-name="ce20">
            <text:p>86,0</text:p>
          </table:table-cell>
          <table:table-cell office:value-type="float" office:value="98.5" table:style-name="ce21">
            <text:p>98,5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41.1" table:style-name="ce20">
            <text:p>41,1</text:p>
          </table:table-cell>
          <table:table-cell office:value-type="float" office:value="77" table:style-name="ce20">
            <text:p>77,0</text:p>
          </table:table-cell>
          <table:table-cell office:value-type="float" office:value="92" table:style-name="ce21">
            <text:p>92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94.6" table:style-name="ce16">
            <text:p>94,6</text:p>
          </table:table-cell>
          <table:table-cell office:value-type="float" office:value="153" table:style-name="ce16">
            <text:p>153,0</text:p>
          </table:table-cell>
          <table:table-cell office:value-type="float" office:value="178" table:style-name="ce17">
            <text:p>178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.5" table:style-name="ce16">
            <text:p>1,5</text:p>
          </table:table-cell>
          <table:table-cell office:value-type="float" office:value="3" table:style-name="ce16">
            <text:p>3,0</text:p>
          </table:table-cell>
          <table:table-cell office:value-type="float" office:value="4" table:style-name="ce17">
            <text:p>4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43.1" table:style-name="ce51">
            <text:p>43,1</text:p>
          </table:table-cell>
          <table:table-cell office:value-type="float" office:value="15.5" table:style-name="ce51">
            <text:p>15,5</text:p>
          </table:table-cell>
          <table:table-cell office:value-type="float" office:value="1.6" table:style-name="ce52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10.7" table:style-name="ce51">
            <text:p>10,7</text:p>
          </table:table-cell>
          <table:table-cell office:value-type="float" office:value="29.9" table:style-name="ce51">
            <text:p>29,9</text:p>
          </table:table-cell>
          <table:table-cell office:value-type="float" office:value="39.1" table:style-name="ce52">
            <text:p>39,1</text:p>
          </table:table-cell>
          <table:table-cell table:number-columns-repeated="2" table:style-name="ce1"/>
          <table:table-cell table:style-name="ce1">
            <draw:custom-shape svg:x="0in" svg:y="0in" svg:width="0.33333in" svg:height="0.32639in" draw:z-index="1" draw:id="id0" draw:style-name="a0" draw:name="AutoShape 1">
              <svg:title/>
              <svg:desc>data:image/png;base64,iVBORw0KGgoAAAANSUhEUgAAAiQAAADMCAYAAABDe7i2AAAgAElEQVR4AeydBXQVx9uHUwqF4lDcgsaNQBJCAgQLFA1WXIq7S7GiRVu0FHf34MU1hBAj7u43NyHE/fnO3hsXIKX0I/w35+zZe/fOzs6+v5l3np15d6IQHByMsHl5eREQECD7nH1M3Mtt8yXaISgoCGH7EssmlqlwvfH09BTbV5avKQ31Q2xbhevwl6ybqFfp0svd3Z3AwMBC/ZcCWX+hoaEkJiZmfxX3ogVEC/yLFhCceVJS0r+Yo5iVaAHRAqIFSqcFBBhJSUkpVHgRSAqZRDwgWuDft4AIJP++TcUcRQuIFiidFhCBpHTqJpb6K7GACCRfiZDibYgWEC3wyRYQgeSTTShmIFrgn1tABJJ/bjvxTNECogW+Lgt8BUCSSVKsGxc27eLUDQfefV36iHfzlVtABJIvWWApFif2s3PbDXwTCs9rf8klF8smWqA0WuATgCSTzIxUkhLiiYmJkW+xscQlJJGWkSG3RUYqcbHveBefQmYB62RmpJEY/46YuCSyUudJkUlKYiwxcYmkZxQ8M08yIDM1nge7h9Ney4gdd4JIzv45JRKL0xsZu+wgHuHx2Ue/+H2a5DVb589ixVmbD977F38zYgE/aAERSD5ook9OkJmRQny2j8rav3sXS3JKevF5Z6YTaHmIIe1aMm7tbcJSc/1QRsI7IgKCkaS+5/zicy78S1oczn/vZeyY5dx2DiOtcIr/9Ej2/UWW9P5i3Tm4Yg6z9z0iLjnrLlITkPoHEJqQXKgP+Cw39V9f77PcxP9upv8QSDJJfhfEmydn2TRzPHra+mhpaaJurE/nCQv568otQt6lQIQt6yb3x3joBuwkCfkqZEKwPVsnm6DedS5/e0nI27TT4qWY/zYInYGzuOkkfa86sR5X+blnF4ZsuER0Uq7TIDGEi78Opkn3Rdj4x7w3j5L+mJmRTLifJ37BUlIK01RJs8uXPtn/BiMMWtN1/T0RSPJZ5uv8IgLJ59Y1nUifG8xo2wY1TV3a6uujr98WQ0Njlqw/ikNQPOlFtOG0GC8OLxyA8ZhVWPnlGXdNT8b7+nraaHVj/l9Pifo3ip8SzYuDM2jcuAcHnvvw747FpCEN8MTHP5zEvE62uHKnJeNpvpbWWt1ZtP8Z0cWlK+p41Evm9dBDd84ZYpPkQBJrdZgeRp34acEZgos65x8dyyQlIRp/D0/CYpLI+8waa3UI0/adGLrw7L94vX9USPGkf2CBfwQkadGunPp1JOoNm9CmYy8GDZnDggWzmDxlEAP79aR7l4789VhKRkYEFxb0Q6lJO3a8CM1TcVIJtD3NgMbfUe771my850liHqeQIHVkbY9G6P+0EltJnh+KuEGfxwdYu+M0bm8LvJr82YAkk9gIa5Z3V6f3tD14xBVRqE84JALJJxivFJ4qAsnnFi2NcI+zDKimiKbpdNbu2sUff2xg2viuqDWpicm43ThKCo/SxvjbsHvrb9y0DyQlM8+DTnoygU8PMWLCfA7dd+dfeWH7MwJJSrwX24fpYzJwBTYfQxdpSQQ8OcjwCQs48tCjZPdXFJA4XWPGjFmsOfaS2H9N6hS8nx6gr7Iai0695m1qbsbvHM2ZPn0Wa//V6+XmL376vBYoMZBkpAdxZdlIVOs3Y/Di3bx0l5AFw7KSZsSG4Wp5F5eAVNmISNDtNeioNcVshwVp2SibFofdxSVoVq9Gleo1MV5uTlRC9kBlOlLXk/RuoMZPK64R+U/v/7MCiRWLjBQxGbsN13+vlcnuVASSfyp46TxPBJLPrVs2kKgybIU54VmXS43x4M8pnahXpRN/WQWRkoc5PneJCuX/WYHEky391WlruoBX/8pwTqHS5x4oAkhyf/w3P6Xg/WQv3Rs1YdaRl/mA5N+8ipjXf2+BEgNJgstZftRqieagVdhGfPj5INnnOkN0VdEdsBPvVPloR3p8BOYr+qPfuS+9Orah2Y9rcItOlAGMMB3y5vh01NQMWHPNu5j51EziJAHcO76BKWPMMDMbzKhxqzhv4cq7bOgpBkgykuNweXaFDfOGYzbADLN+E9lw8Caeb/NMKWVm8i7cnSvHFzFKyH/wYEYtXcXl1144PtjD5KGdaFm1HLWbatGtjxnDxkzmgm0UGXG+nNu4iLVH7mJz9y8WTexDv8lbuB34lpSMNKT+zpzbtp5Rw4Zh1r8fo0ZO4oS5FdI8gzsFgURqd4F50yey444n6XmcZlKEOyfWT2TWzqsEvU0hPjKQu8fW59hj2JjfOPHYD1nWmZnERfjLfp+cZa/R41dz8aU7sdn2+u/rnnhFkK1IKC6M9jmrQtFAQmYMj3dPQ6deW7Y+9suZek1PeofDw3Osmf0T/c3MGNB/CluP38U3Nkk+5ZyZhsTxCvNmLOX4y6xJiLQ4XP7ey4KlO7CwsODczpUMGzyQPqOn8/sdR6T55mAyiZU4cGnXasb368/AgTNYeugcx/4YT6O8UzZvfTn7+xwGrTmDf1Sug0gOfcH6GTNYefBpzohDyrsInl/axZzx/TEzG8iQYcvYdcUZT9tLLBrfDbXaFalWpyUmvc0Y/NNIDj0JICkulHv7f2XZzsvYPD7OmlkD6D16OWecgvB3uMzcGUs59SpELkxmJqlvo/G8eYat40cx1MyM4cPGsfXEY/zj8zilIoAkOeQ56+bMZYO5U47IsvJe3Mnsn7PLu5zdV13k95OaTOQbay6tms34/mYMNBvA/GW7eOT7TjbCnp6SyNPDs+lrok2tCt/Tsq0JffqbMeWXzViHQnLIM9bOmcvGa8451yMzg5hQL27s+53xI0diZtaf4cPGsu/kI8Li8pQ/1pVDK+ay+fRTHB9eYOWc8ZiZDWDE8t088I3NM8Kfm7X46d+1QAmBJAP7Y1PRbFWfcXttSP6Iziwt0Y99P7dHw+Bn7gQJIaeZxEe+ZkU3XQbM28vhdcPRVDPliJ0kq8IFcGCMIZodJvEgOF9Lzrnz1Ggfji8bgrpGR3oOn8TkKVPppaWFikEv/rjlJJ/+KQpIMpJwvryBru0Nad95CGPmzGVU9x7oaajTb9Fh/BPkwJQY4sDmyQa00tCnm5D/1Kn0bteOoQu2cufeHdYunEzb6pVppKXP2NnzWfrrHp55J5P51p61gw1pa9KTnm106WyiRqce07jgHIzE/QlLR3RCXU2X/uMnMHvqGAZ1UqalshozdjxBkiS/dkEgSfC9yZh2GnSadoCAxKzGk5mKn8UxemsoMWnHXSKiw/n7j4kotdSn27BJTJ85i7FD57LmrB1COG9KlBdHfhmEmkZHfhwh2GsKvbQ0UWnXhx1/u+SbLssxsvjhP7GAOELyuc1cBJBkZpIscWT3tK60bDaMCy7h8hi29ERsTq2gU7v2GHcfxs9z5zKiS1d0NbUZuuoMIYI7ykgh4PHvtFXvxK/XPOWFT43mxaEZ6Gnq0rlTb3p2Hc6M8ZPobahPU9XubLzjQVLW00T6W38OLOyMSjMd+vT9mZkjxtHR2AiVhjUpmxdIIt6wemQbqvZfh1tYblB+vOcFzNQ1MV1wQR6/kh6HzbFF6Ki1pUP/8UyZPYdJw2cwe9djfD1fsmPNXDrUq0m95moMmzWXRUt+586baNJjfTg4swdtjTrTva0BnYxV6dhlOHsfOeH6cAu66iasueklv7/4aKz+Wk0PXT0G9R7DzMkzGNG1M82atmXGwWdEJWf5pSKAJM7jHP1at2HwzhfyvNLisD66EG3VtnQwyy7vTOb8+UT2hmSC1VVm9OxJj449mDx+LjOHD0dPRQ3jEWt5GZZCRmoS9rf2MmlgLxTLlUOn72CmzV3Mxl1X8Y6GOPez9G3dhiG7LHIqVkKgLb9P74VyS016jR7DzBkTGN5djRYtWjBq9RX8Y9PlsCl9wfzuOuh160ePdj0ZOnQyM4YPR0tFjQ4j12EZVnR/lHMh8cMnW6CEQCLl6jIzlBursumRHCAEwHjnZ82t6+ZcuXJFtplfu4FrWCLC1GtmejKOZ2ajotqO1Vc9SSMDqeMxeusYsvicCyHPdtJZR5XR+21kUzqpEQ+ZaNgao+kniEzLQ6/Zt5qRhpv5Ujqot2H+ESsiExJJSopH4nadX8yaYjR1D97SNIoKak0MeMz8XloY/7wHp7AYEpKSiI/x4+62vmi27co+y2hIT8Xh2BSaq6gy9egDgmT5J/E21B8nxzdI4tKQBr5gXjtFOo3ZwpvIJJKSUkgTeOKtPavN9KhZTZuff79BSOw74uMTSIqN4Nra3tRT7MLvJ98QGSuUOQmp30sWjGxHc9WBXPaJkTWKgkCSlhTKyRmGNGndlf2v3sqskBEvwXxNT2obDuOSXQQxYVYsM2lBx9FbsYuQ552UkEBCcprsTSjny4sx0tBn0XEbpFn2inC5yqK+TTCesR+fqOzpsmwji/v/ygIikHxuS2cDiSIdf1rKEcFHXTjN9l8m0K6tNpO3XSf0nTwIId7nFpO7qNN52mHcJbEkJiURF+WJ+fpuaBr155R93HuBpEnFunRceIhXQVGycyWvT9JfvyXaU48iSZBfI+DGr2i3bMaP047jG59IUnwcgRY3mGOoSsV/ACSyGJEhOrTpPpcnQYmy6yYlJhKXmEpGZgbx0c5s6KNGW9O5PAvL8lUCHMXLgaRWhRYMWHEar6i3xMfHk5yciF9BIEmKwuXRGU7cdSQ0KkHmu956PmVBPzXqDd6EZ0SCXMSPAJLkOE+2DdKmbY/5PA3O9VVCeQVvn+B+l4Pn7uDgH0NiYhIJMZE82DWaempd2HzXV3adjPR4nO/uokuDxkw/8ITw2CSSk4X7LQwkmakJvNg9EsWmevyy05Kwt1nlD3Fg/SxTGjcx4YB1CLKXqKQvmN1JjdpqPVhyyRZJfCIJMRLu7xxFPaVO/HbDI9/LF5+75v4v5l9CIIng4sL+qDTuyhGHt7IKkJmeiu/FtXTtYIienh5KSrWoUb8ha/6WyKcYMtORup+md31Vhiw3JyI9hVd/DkVVvx+nHN+RGvWMWQatMRx7hNC0DKRPtqOvo8KYww5FRr+np0o5OV2HJkrKLN5/GXNzc/l26QjzRrXnB4OpPPKOIqPQCEkq7jc30anFd/RauJXzV7LOu3qZI9un0LSxJpP2vyIhJZIT03RR0zfjuk9RYelCUGsxMSQCkAwwpGXXNTi+y3kBmYRIZ9b2qk+7YauwLxAU43puDq3Vm7H4ir/MngWBRHi12uvhRto01GDs1ofEkkls2EsW6jfGZNzvuMZmkhztxf4J7WmqPYgV+17gF5RM9pvX6SkSjk3RRFFFjaUHruSx12HmDG/HD4YzeOobVcSr1/+LzeG/v2cRSD63zbOBpBbVGqii1bYNmo0rULZyPYznH8Y1OvupNwXH80tp16wiA5bv5mK2f7hykf2bf6aRoh4Lz7wh5T0jJI1VBnDaKjC300p0ZF2f9mj334JnvHCdRG6t7oWqqiF/PA3LvfGiYkg+coQkLSmC6yv60VSpG3P+uIuLdzzpedxWSnwxMSRZQNJYdyZP/KPlIwRCiTJSCgNJdkkTEgj0sef27RuYX9jHxL461B2wPndZhY8AkrTEcMyX9aGpcnfm/nEPV++EfOWVXSo9ndgwf54/v4f5lQvs3TiGBiodWX/LO6skxceQFBwhSU0IYs9IZXS6T+RJ1gxU9u0E3dtMR826jD9oR6JAJAKQdG1D6wmHCMsOjMxMIeDVHjoqGrDghDVZ6JWdhbj/ly1QQiB5x71Nw1Bu0pIFF93kQarC/GJkEM5OTjg5OXF2wwDUlPIACZkkRLqwrkcT2g5eilVQMAcmG2E08g+8EjMQOswzM9qjpjcAc68oHm8fTxvtIVzwErrewn/pKYHsHaVJjWpVaKGhiaZm9qZG06b1qWMwmVtuEaQXApJE3lz8Ff26ZanXSjnPeRqoqjalemNtJu1+QnSSE+u76NDaaAk2WVM4+UvxASAZbITqxINI47JDvzN4G3yXCc1b0GvqUfwLDEb431iNplpz+m1/IXvNtyCQyKa4IhxZ1b0x+kNXYh+RSsDdtag3b83UA1bydVfSUwh3vM+qSf3Rb21A1+4DmLrhGG7hKaQm+fPncDVqVKtayF6KivWoaziNOx75X7vOf7/it89pARFIPqd1hbyzgaQVppN288jRAetHF1g4pQf11Qbx5wNPeZwV8VgdnYtWrXI0UFbN5x9UVBSp3tSABUetiH8fkOiOwNw+O2xWuLYXOwaaoJsDJFFcWGCKpnp/znvmTsPwCUBCRjoxPq/YPH8URq116dipDyN/2YGVT4zsAedDQNLUbD3ueddpKgJIhHVc/F3usXzaGLp26Yi2thaaGkrUrlmJaiUEEqG8b70t2TxvJO2F8pr0YdTSnbzOihFJeufF6V0r6P9jD/T1ddHU1ECpZV3KNGv/j4Ak6Z0Vi9uqYdRvE27ZLjmrykkt9mGi05j2K64Tl5wuB5LubWk775z8uyxdGiHOx+mj2E4Ekiy7fc5dCYEkA//7W2jfqjH6E/bgKaw1UuDP5vDP6KjkBRLITIrm0Y6h1NIxY+/5I4zqqEuv3x7IY1DSU/G+sghlrfZsOneLtSM6oDfhAEHxBWpP1nXSU0I5NL4NqrpmHH7qivDv2/NuXv5hxAsL+hQCkmQcr6zFuEkTpvx5GwfX/Od5evkQFp1ASnIgf43QRdNwIg/D8jxq5NxnSYEkk9jw1yxs1wSTsX8UeCsnHfcLS9BWb8HEY05FjpAIl81MlHL/98HU1OjPkadOXFhgjIpRPy445wa7ZWakExcVio+VBceWTEBdSZ1BCw7iFhnM/jE6qOkN5thz93y2Euzm5R9OQkkXQMqxhfjhUy0gAsmnWvBD52cDSe5bNpmZyXg92UfPltXRn7oX7yhhNDMRmxML0GvSkrmHHuDkVsA/ePsRIax58UlAEsPVpT3RVO/Jadc86wUUBSSRjqwfY0D1Xr/iFJqbtlAMieAfMjNIjJEQ4GDLld8WYKipRrdR67GNgn8DSOLDXdg6Ro06WgNYffSZ3He+uc+6kcY0LimQZJU3ISZCVt7L6+fTTlON7mN+wy4qnRd7x6CtoorpnKM8s/PE092ZB0cXoq7e+R8BSXKcB5v6qKL34yKs8r1llEHoox100mrIwG3PckdIRCD5UIP6rL+XEEggNcGdg2M7U7epJrN23cY/JDFnegBSsTg8Gq0CQALJ+L3YQ5emegyZNBTNNu347UGErANGmNJxOkcfFVV6Dx1Pd2Mtph6xJr7ASEK2FTJSE3m6tQ/NNNqz/WH+VQ1TE98hfRsrj+coBCQQ8eoo/drWofev1wnPec0YhM48Niqcd8mZCPnfWWNCU3VDduTJPz0lhbdRsSSmCW/4OLKyW0OMRqzDIW8lF6ZsCo2QQPLbIA5NUaG54WiuWEXJy4dgS3/+nN2dllomHHj9tsgYEvl9JxNoeYS+TTQZsWg+Zm106LX4Qk6MTVqqBA8nH1n5hcCdJIkvf05UR3vgfCz9E3i0qSfNtDqw63F4vreWUhNicu2VbWBx/59aQASSz23uwkAiu2KMl6ztNdDswymbUIQXAEMf76CbTj2GbH6IVHhizvrLTE/jXVQEccLz1ycBSSYOxyaioa7GLxc9sxZAyyQp3J6/Zvfmh7wxJEkBnJjfl6bKw7jqIkEWTpcaj+PZ9Rg1VaJ7VlBrZmY0Hg4eRMWlCWRCWlwUl5Z1RK3TIG56C0ASyO7harTuNpW8s0TZMSQfHiHJIMrvMTPaNqbHrIN4xGSQSQbJ4Zb8NkybhiUEkpzyxqfLypsaJ+XCLx1QNxnCbZ8ozs/vhqZmf047y0d4SH+L9YnJtFTNO2WTht+LI/RuUZsJe54i48ksrQpO2aQlvuXacmOaaffg4P0wshfnTUsO58Jvw2il1Jot9/xl+sumbEQgya72/y/7EgOJABDRrneZbNYGxTqt6DN4FkuX7uavbTv5fflChvZRpUGT/CMkkMFbn8fM6NiU6jWqUl9vAncC4rOmZDJJivZix3BNqlWpQfWW3Tlg4ScPMirKJALAONzArL0iWt1GsnHbIS5evMyJE7tZOGsS647dI0IYDS0CSIjxZ/8CUxQ1OjBn5QZOnBCCcI+xdvVSFi5ezEPfdFkQqO+zv+ii1gitblPZdOgs5y9cYPsvv7B00zFcIiElJoRDU5Spp9yFNdvPYn7qLBY+CbK3bIoCElIT8by1FYOm9TDsNo5tJ85w+fxxdq4chWorDQasuUpYlgMsPGUjN0JatCe7pxrRsHoNajQ0YN29IFnQMKQTFXyLGZ36sHDlTs6dvcLpHQvppdeQnvP34xOTRqT9VfoZKqJtOopN2w/L7HX8+G4WzpzI+hMPkYgTo0XVtP/kmAgkn9vMxQAJqXjf2oSxcm16brxPrND+or3YPt0YRa0uLFi9mVOnhED9I6z+dQmLV6zGIuhTgUSIJf2bUcYtadFuJL/vOcWVwwdYOMkMlaYtaKiRd6XWBCwPzEanbkN6TNzMoYtn2fP7L5jq69CoasMcIEmKe8ny3gOYvUhe3ov71zC0oyL6w1bgIMToJ8VyfYUx9ZtqM2/9KcxPnOSBy1tS3smDWj8MJJnEh9mzpq8yLfRHsfrgOc6d/ZMNU/uiXk+hxFM2ibEWLOs1gNmLt8jse3Hfan7q0ASDEb/iGJ3I8+2jUG7amtErD3La/BQH181mUNtqfNs875QNRLv8zc9GVVHrPIPDR89hbv4Aj6jCQa2kpxBscZzu6vXRMhjKxkPHuXTpDPt+m4KumjJd5hzB823WsvZCDIkIJJ+7Qb43/5IDiTDklp5KpN8rLu1fzZDe6jRo0BjFRo2o16QJ7YYOY+3By7gWWGE1Iy6QMysHoVizFp0X7CEsMXe6JzMxBquds1CtWQONn9ZgE5w7RFlU6YV30T2fHWXhZEPU1JqjpqaNtnZ3Bo+Zwx17b/lCbUlhXN80Do3+y/MtHR/tZ8PxP37GqF0jlJQ00NAwwqjDT2w/eZHQrHfS05KlWF/fzuSeJqg2V0FViFPp1J0Vx/8mNBky05LxenSKn9pp07y5GgYGUzlkG0dmjBNbxvXEYOaRPDEk8jtITXjLq+u/M3qwGso6ymgIZW7Tm+nrz+IQmrsGSnLgXSZ1N6Hvlof5l47PiOXF4Xlo1ChLY5PFWIRnT9dkkhIXwP1tS+jfqS0qKhpoqhjRZ+punvtFyUZE0lMScH96mAWTDFBVbZFjr5/GzePuG598C9sVZW/x2OezgAgkn8+28pzTkHhdZlQTPcatuUFEnsulRluz7qcu6HWfz/NAeUxHpPdL9m8YgYFeY5SUNNHQ6EDHziPYc/GmHNwzUgh6/iedDX5kXfZrsalvsTq5CPUO47n2Ju8VfNk3th+dhu/ASxbUChlpsbjcP8AUUwMUFZXRUu7MsBk7OXZgE/1NB3DkhW/O0vHxYbYc2zQVk1YaKGm0xfjHCaw9uoWf2xkzcNkV2bLu6ckSXh3dxMie7VBW1kRDSY8uI37D3D4YYdJb+J9hwTa3mWzaTna91loj+P1+KClxfpxcPAitEZsLxZAEPNtFp3a92XjHR2YtYdTY8+FJZpgYodJSBW0tVYYOGs3M4X1oM2JzblBrtDUrhnSl45ILOUvHx3ldYUQnE0b99VKWV3pyBJZHNuYrb9eRG7j2JkRW3ncB9uybMxp9RRWUNVthYtCNeQumYWLQl81/y8sjZJSeEMW9vb9ioKSCqnJbeg3bjqUE4jwvM7yTCWP2WuYonZ4ch+P9vUwfo4OKTkvU1bTQ1u7G6CUHsPR5m7u+U5QVSwd1wWTppXwxJGGu5xim2ZVlZ2zFoNYcq36eD/8ISORFySQtJY6IMD+8vLLmW318CJJI8oiZp9DCK2hCjIOnJ0HSAv9bRhhqjJHi5+mJf1gUKXlXAMuTRd6PwjRLTFQQPj7ya3t5BRER+Tb3H/tlZshiKnyDJSTL3snNPlv4PwiRBARkzxH7ERgUQWJa/jmijPQkokKDZOUVYi28g0N4m5CS8zZKRloqEYF+spgMb59w3gmnZyQTFRqIX3iB+8u6dEZaIpER2fbywsc/jOj4FPnUVVaazLR4wgL88c+7WprstzTcrm+gY4taTNz3gph8xc1EWNApNKs8nl6BhEoTc6P9sxxTTFRgPntJpDG59so2j7j/Ty0gAsnnNncmGWlxhHj6EBoZl69NCFPMb0OD8PUJJja7PQlrlMRL8PfP9g/+BAULq1HnJCA96S3+Pv5IZXM4ssZFcqwE34DQAr5Pnr9fcHS+qVJh8cfoEH95PJdXABHRSaQlxxIcGExM1uuvcqukkxQXRZC3F56e3gQERxKfHEeEnx8BEdn3kklGcjyS7Pw8/QmOiCtwvfSc63l5hRCdJEyXpPFOEoxvSBRp+fyt4Eui5feXJ44vMy2F6OAAvIW4My8vwsKlREvC8BfOz16PKj0JSXAAfhG5D5QZqXEE+/kRFJ29iKZQ3jgicsobQLAkPre8gv2jI/DPig0MCAjhXXwMIb4BROUpj2Cf1PgYAn298fT0wi8wGuG2MlJiC1xPbsnM9BSiIwPw9hZ09cLbN4TId0n53+TMLr8kt/zCSwXpabGEePsheVf4Xwx87tr7v5b/JwDJ/5qp/n/vNz0xiPMrB9O86WDOO4QUcKz/v2UTr/7PLSACyT+3nXimaAHRAl+XBUQgKRV6ZiB1u8eU9oq0m7UfL2nuGielovhiIYu1gAgkxZpG/EG0gGiB/zELiEBSKgTPJDk2FOtHD3D0i8z5vxulouhiId9rARFI3mse8UfRAqIF/ocsIALJ/5DY4q1+eRYQgeTL00QskWgB0QL/PxYoFkjevXuHsPn7+xMZGSn7nH1M3Mtt8yXaITExkZSUFHErBTZwd3fnyJEjhIWFiXqVAr3EdiX6FbEOfN46EBoaytu3bwvxhoJEIkHYfHx8EBJlfxf3crt8qXaQSqVERUWJWymwwXfuJnAAACAASURBVKpVq6hUqRLPnz8X9SoFeontSvQrYh34vHVA6L+K6lsVsgdsBBgRnrrFv9Jhgbi4OLFzKyWdmwgkn9e5iZ2HaF+xDpSuOhAdHU1G9n+GzdPlikCSxxil6aMIJKWnAYpAUnq0Ejs2USuxDnz+OiACSWmijY8oqwgkn7/R/FuOSQSS0qPVv6W5mI+ouVgHiq8DIpB8RCdfmpKIQFJ8Zf/SHIEIJKVHqy+t7ojlEevO11gHRCApTbTxEWUVgaT0OCoRSEqPVl+j8xfvSax/X1odEIHkIzr50pREBJLCTiYsLBAPJzusX77k5cuXWNrb4+EXhKRA8GtkeBCuLtZYWgrpXvHa1g3/UAnSPOkiQgJwd3iDraWlLK+XNja4ePsTXsTbTZHhgbjaWWP50hI7By/C8uQjOAIRSAprJdglLDQAD8dcvV7Zv8HTP7iQXhLBvs6vs/Sy4rWdOwFh+fXKdriR4cG4O1rLNXtlxRvvwvoL+bnYvcby5SvsHLwL6ZWdl7jPr5tcL1teZ7WvYvUKC8DFKVcvazt3AvPqJQnOai/ydiq0Vfn2CntHb8ILtB+JkJ+tXK+ifhd1yq9Ttj1CQ/1xd8ij1xsHvAJCCrevMH+cnaxy2pe1vQeB4ZH5/KGQpzQyBD9vB16/zvKvlq9wcfMhPDL/9SVCfjZWWL604o2TTyE9hbxEIClNtPERZRWBJH8j8LG7y+6tCxhspEqTypWpXLUqdbTbMGzhFm5YexKR5eTCAjy4c3QJvbs1pWbNylSuXIdGqgOY89s5bP1DiIyKItjTlhNbF2Cm35pWVatSuXJlqrdSpuekxZx86Zr7dpM0kgA3a87vXUJv7abUrFyf9n028Fqav2wikOS3h+CQvG1us2vLfAYZKtM4W6/WeoxY8ju3bL1ynGaYvxs3Dy3kxy6KWXrVpbH6IOZvvIBdQKhMr2wHHBUlwfP5aUbqNZJpVrl+S3quvYpPdgcnleDv8pqzexbyo6YiNSo3oMOALdhm/y7uc+t2AVt4Wd9kx6a5DDBQopGgV7Vq1NXVZ9TS7fxt752jV6ifK9cPzKOHSRNq1BDaV12aaA5h4eZL2AeGyjs5txuM76xJDSGffFsjOv+0Dfvsa0dK8HN+xZnd8zBVb0yNygV+z04n7gvp5ml1jW0bZmOm14qGWXrVa9OOMct3cs/BJ1cvX2eu7ptDt46NqF5d0KMeTbWHsnjrFRwCw3KgRCr15OHVzcwaq0eDBnLdfvihHgN+XoWFZ1b7jozA18mSUztn0021EdUrN6b7qF28KUIfEUg+opMvTUlEIMnfyd37YxAdOndi1LRFLFs2n8HtW1C5nAIK31Wn6/Tt2AdEERURzLOTq9Fq8A3ftjBm+Kz5zJnUB+2G31CuQkuGbr8ue/K2u/QH/boaMmD8PJYsXcb88f1pXud7FL6rRutRW3kTFEWUNBKfZ6eZObwr9asqoKAgbFXQ6ryKVyKQFHKQudAg1+3O5n4Yd+7M6OmLZXoNMmhKpbIKKJSvQY/Zu3EIjCIqPJBHR5ejVk+Bsq06MnL2fGZP6IVmfQXKfa/EyN23ZU/e2XmHB7pydLkp9apUoWaFCpStUAvjqYfwFhyiVILXk5NM+8mEelWy9aqKrul6XhfhMLPzFPdyvW5u+JH2nbsydsYSli2bxwC9xlQU9KrwA30W7sdZaBNhAdw/uBiVOgqUVerMqDnzmTW+h0y/7yqpMm7fXYLDI4l6fYruuo0oV6kmhgOnsmzZsqxtLbsPP5ADpFSC+6PjTB7UgTqVs/Wqjn6fTdiIen2gfUm5vrYbhp27M26mXK/+ug2z9KqN2dIjuAZHERXqx52981CqrUA5la6MmTufWeO6y/QrX1mdiYceEBIRSVRUEPcPzaZdy4pUqqmI6fDpLF62lCULp7J02RZeukYRFSnB9cFRJpgZUTtHrxq0H/g7dkXoJQJJaaKNjyirCCT5gcTX4QlPX9niEyIsGBeO441NmDSpybcKCjTp/DPXbYMJ8njCyl7N+abMD/RYfBjbwHDCg17x16yu1CtTjvptZvPQR0jnxAsLK9z8w2UNP9z3IUt6aFFF4Vsat+7HWTspUZIw7E8uRFlNgwHTZzBIV5UqIpB8wFHmaubz5jFPX9nhGyocC+fNtfV0aFRDplfT7lO4bR9MoNtDfunRFIUytem9/ARvgiIIC7Bg11QT6pT5jkYG83niGyK/plSC092dmDavg0633piot+D7vEASEYr1sXkoqWkyaOZMBmgpUVlBBJKPBS5v+0c8tbLHL0svuyurMaxfTaZX816zuecQgr/zXRZ2bYxCmTr0W30Gx+AIwvyf8cd4Y2qVKY+i0WKe+YfmAMn3dZoz66hN0XUmIoRXh2fRUk2LIbNn0V+9BZUURCD5WL287B7yxOpNll5h2FxciX7dqpRRUKBlv4U8dg7Bz+E2czo1ROHbegxcfxHn0AhC/Z6webQhNb+tQLNOy7AIDCPC/jLDjZtRrlpduszeg4OXMJIsJVISSJCPPxERwsNDEBb7p9NCVZuhc2bRT7kpFRVEIPmIrvzrSCICSW7nVlQjDbE/Sf9W9SiroEDDTmMxtw7A0/oo/etUQqG2AWvOWRAiG8kI5tG+OWjW+JaaDbuw75V/fgcplRDi84DlPVtT7ZsKKHeZzj0v4dpSIgI9sbaxw8PPgo39DKkhAkl+2xXxZFSUVsKxYJtj9GleR9bBNe46iZu2AbhbHqRPrYoo1GnPhsuvCM3S6/7uaahV/5ZaTUw59DpQdk1JkCt7pupRu7k+S3b/yZSOavmBRColIsADa1s7PP1fsO5HPaqJQPKP9Qp8fYieirVkein2mMHfbwJweb6XnjUroFC3I1uvWxMm0yuIO9smoFztW+o068VRm6CPAxKZXu7Y2Nrj6f+M1V1bU1UEkn+sV8Cr/XRrWFMGJM36zOehYwBOj3fTvXp5vqnfhR237bJiPQK5uWk0LauWpV7Lfpy0C8Lq+Dy0G5alehMdfrvlXXQZBL383bGxs8fT7wkrOmpSWQSSrwM2PuYuRCB5P5C43d2EiWINyihUoO2QFTz3Csfp2irUq1RAoUlntt2wzYkrsb24CkNFBarUac6a6z6yedMQN0uuXDjDycN/sW5cV1rVqE5j7S7MPPiQiAJTMlFRdmw1E4GkONj4mOMut9Zj3KiaTC+DEWt56RXGm8srUKlUHoWm3fnzzpscvazPLkWvsQJV67fit1t+shEW28vr6NS0Ido/LuKx3d/MNCkAJPngyIaNvUQg+RhdikvjdH0VhvWFJ+7vMRq3CSvvUGzO/0Krit+h0LwX++875sQpWJ2cT+uGClRvpMrmvwNygOS76vXpM/sPTp48ycmTV7n91BbvYGGKoGDbfs267iKQFLZLQTsV/93h6jL061bmG4WKdJq8DRufEKzOLKRFhXJ807IfRx875+hleXSGbFq0RhNN/rjnzJU1w2lWqSz1WvRn243rXLwo6HWScxfuYucSVEgvqdSSXzuJQPIx/fhXk0YEkuIbX5SPDWt/NqT69wpUqKXKjB0PCZCEYXd0JtUrfYeCel8OPcgNTrW7tAbDpgpUrNWY+aedZEBid3IerepVzIoNUeDbsrVp020WZx97FGqAIpC8R4tCnUsRab1fs3K0PlUrKFChtiZz9zwhUBLK60PTqCp0cFoDOfHELcfuNueWoddEgUp1mrH4nAtR3s+Yb6ZDzdqNGPv7A0J87otA8jF2/6dpvF7xy3BdKpdX4Ps6Oiw++JygiBBe7p1E5e/LodB6KOee57aT16cWoNtIASHIeNlFN6KcrjBMv5ls9FIee6VAmbK1UdTpwy9b/sY7pGAdEYHkU2AkytOChUO0qPSdAhXrtWX5MQuCwoN59ufPVCxflm/ajuKypVdO+7I8NhOtBgpUaajMr1eecXRmX+orlKVSVVV0OypSWRYjUoYKlVrQ7ecN3LbxyTlXKKcIJF8NZnz8jYhAUtBpyb9LAp25umkiLap/zzeV62A4ZStvvMNlMR85QKLWmwMPXHIaUTaQVKrdhMXnXGVAEuRqifnl85w9e5w/t0ylrUpNyn5XC50ekzj5zDfnXLmjEEdI/pnDlCIJdOTi+nE0q/Y9ZarUo8OM7Tj6CnrlARINM44VASSV6zZn2Xk7LI4vpU2jKjTpNJWbzqFEiUBSoH4W3VZKrpkUScAbzq0ahWLVCpSp1gCTObtx9osgKi+QaP/EmSKApGqDVqy66klUuDcWF05z/uRJzp49y6GdG+itpsh3CuWortyPHXdy26a8jCKQlFwrQXNhGsWeU8uH0bhKecpUb0S3BXtx9Y8gKi+Q6I7kYhFAUq2xKuuuW2QBiQIVfmhIn0XrOHT2LLvWzEW3VlXKVFRi0tab+OeBWxFIPr4f/2pSikBS2MlKI/14cGwZRjUr822FamgNXsZNB2FIP0oehHpqHnUql0ehYSe2mltnzZlKsT7/K+2aKFClrhLrbvrKgCTXAUgJD/XlwZ6pNKvzPWWqtWL81jsE5mmA4ghJYS1y7Vf8b5ESH+4eWky76pX4tkINdIau5I5TVgyPRAhCnUUtYYSkcVd23Mqe447E6vQS2jZSoFoDNVYeuMT8vi2oVLESP87bz4PnlljePcRIg5ZUKF+TNsPW8bedM0FhkjydtDhl8zH6FEwTGeHN7X0L0KtWkTLf16TNiNXccwmQ2zUiBMtD06ghjJAo9mDP3ewptkgsj81Fp4EwZaPJ1ntZ6SUSorLW9JGEh/BwxwQaCfEnP2gwa98jQvK1LxFICmrxMd8jIzy5uXsObap+T5mKtdAfvY6HbvKYKwFIXuybRPUKZfmmWR8OPHTMmhKN5MWh6WjUU6CmYmu2P7Dj5DwzGpYpRyOVkZxz8Ze9ah/o8YJFnRvw3bdlMRq/ide+ue1cBJKvBjM+/kZEIMltALLGKY3E5sYWBmhVp6xCFdT6TeO0rWtO3EGUNAK3x3voXL8SCjV0WXriKUGyBX0CuLtrOmpVv6WWymBO2xWeExXy97q2BpVGVVEo15hBv5zDK5/DFEdIPsZB5ksjlfDafCP91IU3NaqiMXAm59645dErHJf7O+koTJvV1OPXsy8Ilunlz+0/JqJc5VvqqA9l74VTjDGsJJtaK1u+Yta6FhUpX/Zb2bFvypankuEozr3InUKIihKBJJ8W+epygXaV/ZtUguXl9fRSrSrTS/unuVxw9MjVKzIMx7//wKi2ABXtWHfxFSEyvfy4vnEMLSuXpb72SC46Zr0VlZ1v1t7twi80q1sZhRpqTN9zn6B8v4tAUnK9IrC4uIYeylX4VqE6uiMXcNk5d32fqMgw3tzcTLta5fmmtjEbza2zgvx9ubpmOM0rlaWh7hiuOvtyd9vPKFX/ljotTDlsFSwD0PAgZ7YMacx335bDaPxmEUg+vuv+OlOKQJLfcfq8OMu4zg0pW6YCijojOfrIucAKnFKCPS1Z1bcp33xTGZ2J23nmE0KA+x3WjdCixrfl0fn5T5yD/bC5dZUzJ//GxT0MqTSKEB8X9s7oR93K5ajQQJuFR18VyFsEkpI6TK+nJxndsR7flqlAM92xnHjqWsCmUoLcn7O8VxMUFCqjO/VPLPxCCHC9yaoh6lQvW4G2E/fh6ObA5YMbWbp0ae42byz6irUoW7YizQzMmLfjBJauWU+Gso5OBJKS6uX5+CgjjGvzbZnvaaE3gTMv3AqswCkl0PUxi00bydbj0Zu5j1f+Ifi7XGOZmQrVy32PwZSDuIeG4PjgJpeu3sctJFw2GhnsZcmOCZ2p+X1ZqrcyZss1lwJ5i0BSUr08HhxkqOEPlPmmIq0Mp3DeMg88ytqAlADnB8zv2gCFb6phMPcQrwNC8He6zKLeSlQrV4n2M47gGRaJ580N6LeoTIUfmjFhxwt8QqJwu7eDXmrVKVOxGaN/u4RneK4/FkdIvk7meO9diUCS2wCiotw5Nr0Xdb4TnorL8kNjNYy7mmJqmr0NZcOpJ/gGB/Hs9Ao6NC5P+TotaNupC507aNG4VnlqqPVi201bJFJvrm2eSaeWWhh16CrLo7OxAU1/qEG1mg0YMPV3HHzCiYqMwO32bgab9cHU1BiVusLITFmq1FTC2NSU3n0Wc9lOvkKsuFJrXq2Ez24cmmhKrXJlZHrVUlSnQz69hrHp3HP8ggN5fHwp7Rt+R4W6rdA36YKJsSaNapWnpkZfdt55g6TQG09RRPk8YHbBt2wiI3C+uYNB/XvL9FKuXU2mV9VaKnK9+v2C+Rvv3Cf+fE/oBcv/v/bdhX1ju1BTplc5ajfTLKDXcLZeeolfcAAPjizCoMF3VKinhEHnLpi0V6fBDxWopWXGn/cciRQW2dqzkB76OnTo3k3evoxa0+SHatRs0JKRa0/jKSzaFRmOw7VtDOjXC1NTI5RqCSMz5aheR5UOpqb06b+c6465K46WtMP+qtNLnfhzREeqlxXaVznqNtemY7dsX2iKaY8RbDN/jX+wP3cPzEOv/nd8X1+Zdl260slQlfo1K1BbZzD7HjrLpmekAVasH21InaqV+EGxNR27mGKooUjFSnVpbbqAm67+SISXBq5spX9fQa/2tKwpjMyUo0Y9NTqamtLXbCW3XHxz3uQRF0Z7b/de+n4UgSRvp+DEoZnD0FdSQqnIzYgFe+/gHS5FEu7N4+PrmNShDVpC2tat6TZxDgfvWOInW5UwkiAfWy7t+5UhZm1QVZXn2bnLENb9eQEH96wpHUkYby6soY2ORpHX1Gr9MydeyacgRCDJq5Xw2ZF9U4fQtkitBHsbs+TgPXzDpUSEefLwyGomGOuiKaTX1cV08nwO332Fv0yvgnlHEeVvz+4xA2mj2Y7hv57HT4CLiFBsz/6KrrZ6kXppt5nIaRuPHIf5VXdYJYatN+yZMJA2xerVgWVHH+EXISUi1IP7B1cyrr0uGll69ZyykKP3XxMoEV7plRLiZ8v5v5YxoG/rrPZliOmIJey9/FQecCnTKwTrU8vQ0VQrUq/WelM4b59nCqLE91REvfla8pDasWtsf3SL0UtZuRMrTz4jIEJKeIgbd/ctY4xha7lebdrQa9oSjj+0IShSWGRSsJMEb8f77F4+mS7qgh7KqGr0YMT8Azy0z/rfQ+FBvDq+BG2NovRSRtdgOpecfHL+1YMIJKWPOd5bYhFI8joUwRGGEBgQQECRWyDBoRE5warSyAhCgwJz0gaGhBARmXf9A2EVwnBCgvOkCQwiLDxvYKQ8ULbo6wnlCCI8q0GLQJJXK+GzoFfwe/UKCfuQXtnOsmDewjLxUiJC5PkHBsunBWSOVRKWo3lh3YJz9BJhpKBN5XoVtll2ewskn16S8ALtK5SInM5Nrr/QvoKDc88PDC6Y5kPtS9Sr+HoqgEbwe+q6oFfuP6eUCnoF5vq6oJAitIgSHuZCCcrxr4EEheS2UXn7Cn3PNYOJyPOPSUUgeW/3Xvp+FIGkoNP8cr+LQPLlalO8UxfLLNpGrAOfqw6IQFL6mOO9JRaBpPQ4CxFISo9Wn8sBi/mKdUCsA7l1QASS93bvpe9HEUhyK/eX3tBFICk9Wn3pdUksn1iXvoY6IAJJ6WOO95ZYBJLS45hEICk9Wn0Nzl68B7G+fel1oFggiYiIQNh8fHwIDg6Wfc4+Ju7ltvkS7XD48GEWLlwobqXABh07dqR8+fKMHTtW1KsU6CW2K9GviHXg89aBZcuW4eHhUYg3FGJjYxE2IYJaKpXKPmcfE/dy23yJdrj3xIJDp6+IWymwwZCR4/juu/Ks2rhN1KsU6CW2K9GviHXg89aBk5duyt68Kti3KmTPC4SGhpKYmJj9Vdx/4RaIiE3FJzJJ3EqBDZb8+hsVK1Xi9jMbUa9SoJfYrkS/ItaBz1sH/KTJpKVnFuplRSApZJLScUAEks/bYP5NhyQCSenR6t/UXcxL1F2sA0XXARFISgdnfHQpRSApuqJ/iQ5ABJLSo9WXWH/EMon152urAyKQfHRXXzoSikBSepyUCCSlR6uvzfGL9yPWvS+xDohAUjo446NLKQJJ6XE0IpCUHq2+ROctlkmsP19bHSg5kGS+w9/mPreu3+TBSxeiEtOK6SzTSZR68PKBOddu3MTO/y2ZeWJV0lOTCPW05sEdc8zNr3HzjhUugTEUl1sxFxEPF7CACCT/vpNydPXg6rW77D9xgf0nLnLu5ius/eKKDUT1CPbD/NxV9p24kH87/5An7lK8sgI4RSApqVax2NtYc+zCDS5ZBRWw/ztev37F8YI2P3GRo3cccQyLL5Befm1vSTSP793i4MkCWmXls//kE174xeRo9rV1AJ/lfiTxOLu5cfPaDQ4Ldjx1lVMPHLHzf1dIAxcvX27dvsYBmf1vcOpvN+yC4/F+T5CzW4A3V85eyd+2hOtceMJz7+j3nvtZ7vc9ZS0V14uIx8nVlRvmNzgk2PH0VU4/dMI+ILYIvXy4ecs8R6/Td92xD3m/Xq5+Xlw+c7mwXhefYuHzNp9eJQaStBRbNvVQomKZ76jdahAHn3qRXKBTlH1NDOfennG0qKXAd9XqMeGII+kZciLJSE3E7vouhnYxQFlDA03tNjSprknH0Rt56Ckhvaj8xGMfZQERSErayb0//Ys715kyvB/qTVrRvKUumjqtUNLpxjpz33wNKdfxxGNtfZofq1WmcuUq1G/YKHfTGcaumx54ikBSyNHl2q8YPUKlPLx9jHG921ClThM6r71XII9ADi8dSeNvvqF23Xq5Nm/cgrYj/uJVYGHnKlzTI9CFzaPb07RJHp1kmtWiSlUFKlTuwx8WfniU9k7nvyq/JAH7h3dYPKI37Voqo62qg1KT6tTWMGHChvNY+OTq4PLGgqUzhqOjpERTzda0qKtMY6VeTN5xD5uQ4oA/DssXh+la+XuqVK2Wq7OgWZtxHHzgI8JjSbSOSMD2/i0WDP0Rg5YqaKvp0KpxNepqdmbS5ktY+ubq4Gz3jMVTf0JbqRVNtVrTvI4STVT6MP3PB9iGFg38PpGxWDzZj0nF8lStVj2fXg30J3L0iV8+vUoOJMm2LNfTpOEPrVFXr0HfFWcIji/cV77zecmi3qpoaqhSW7FpLpBkZiB1OMc4PU0Mu63k4kNbbO2sMd+zgi7KDei+4BC+b1MLZyge+SgLiEBSTIdWkkYqS5vIm5d/M+5HfRq1+5klO65w9Z41Nx8/5fjVu9x2ii7QIWZfNwtImmvRd/F+Ltx6lLvdt8fWJybnPHGEJNtm7997+PlzdNMM9HX0MWjbnkr1lYoFkpa6Q/nj+I1cm996wvWX/nhLir6Gd7iUVxYv8qSX63Xi8Db6GNShuvF8LjlE5Gj2QXAqcT0rulyl9jphb3l+ZgtDJqxg24mHXH/wiivnDjLWVInvlQay84GPDO68ArzZv3Q4zet3Ydrqy1x4bM3V6+bMHWiAonoXVl/zLAb4s4CkmQ5DVx7Jr9t9R+z9Co/ClFpb/hd1KSyap6c2MWTiSnacfMT1h6+4fHYfo7q2pKLqUPY88ZM9QHn5e7Jn0RCa1e/GjHVXuSjoZX6F2f3boKhpyrob3sXolQUkTXUZufpYfr0eOPHGPxdQBZ3+IZDooKM+jmnTO1C/2ywee70lz2wMpMVjd2ElumomzJ4xAjWNFjlAkpEWz6013Wil2o4tN/1Iy5D3s+nxfpxY2IdmGiO54hQuTt18FH4UTiQCyb/k4MODOL5uAi3rt2Pukde8CfnYfLOARNWIyUffvLcjE4HkY2waj63dHeYPMGPhnqvcOLGe5ipqxQKJco8V3HWOfK/dP9hBSWJ4eHUXRs2a89OmW9gEJ35afv9Fx/KlXEOSiGdAMJaekbiHy/X1Dg7m+LqR1KpgyLKL9rhEJvL66UUG6lajzZjdPHTLhoh4rB7uo3MrNbrOPoN11vn59coCErXOLDjrIuryqboLevkH8cozEo+IbL0CObxqKLUqduBXc0eZXq8enaGfTjX0x+/jsUc2RMRjee9POrZQo8eCC9hknZ9frywgUevG0otuH9TrHwOJrtFyLlzdiImKKrNP2hCXmoskKe/c2TOmPe2GrODKsdW00cwFkvQUb7ab6aLVbhpPJHkjRt7x4sBctKtpsOamO4nivE1h2viIIyKQfEwn9+E0nq42LBymS50fl3PToSQdXBaQKLVm8Pqz3Hxsxe1nrrz2jMK9gPMQgeTDOgjOzTMsBisHb1xD43C49Qet1N4DJB3H89flx9x8bMuj1/68CYnPNySc31kWfX0PHxc2T+lEDfWB7LzvK07XFKi3H2PDvGk8/NzZPvtH6ikNZNd9HzwjY7h/+Q/a/dCcCXue8iYsVwcX76dM1GqFZrfFXPPOPZ6bXxaQKOkxdutFWfu688wNa6/oQu0r95yi8hGPFWcfdx8Xtk7vTj3Voex9LIyQvOXuuU3o1WzF5AMWOOQBRWfPR4xTa4FOz+Xc8CnKpllAomTAhG2XZXr9/dwda++3Rer1CUCyhtfeD5nVUwOdHzfiHJ0oHyXJTEditYfOLVszc7cFzrfX5QOSVOkTprfWRMdoDY5peakjiTeXVtO+UT3mnHIgXpy1+Qj8KJxEBJKiGkXJj715fZ8xHavTdvhWju09zPpfVjBr4TJmb9rOweeeuIUnFEP7WUBSpya1WrRCQ0uX1m1MMRu+gKUHn2Ppn1sWEUhybVGccyx43PEDQKL4Qy1aqWuioaWPsclPjJy5lQNPwnKe1gvmV+i7JA6Lm7swaNWEbnMP8zyPXoXSfmJH/fXm9w5bJytOnrzEvuMHmDlzAsYa7Ri1+iLPvWLxCQ/n8l/zaK7QhgVnbHDKY0c3f0eW9GiJSoefOeNUVP3IApJaNajbSlnevtr2YMDIxaw8ZoV1YFHniMfeX9disHG05IRMr/3MmDEeI432jF13BQtvQa8wzu+cSdNv9FlyyR7nvHr52bOgazPUOk/mvHNRujH4+wAAIABJREFUds4CkprVqZell65eTwaOXsKqk9bYBuU/55OAxCExmntbR6LRSpvtL8IQVnzNSAnjwoIfUW83HHPPBAILAElK4G1GtVZHb/Bu/NKz5mtk/WoGXne30U25AuP3WxOXUrizFY982AIikOSv4O9viMWntbG4yZC231CnqS7ttDUw7t4T005daNGiOU2N+rDqgnMxT96JuAV4cfXMMQ6evszBU5fYs2Ubwzu0pkZDY2bss8h5IhSBpHj7F6db8UDyDivLB5w8fUZu9yNn2TRnGlpNFFHtsoAT1pJiADJ/GbyCwtg3vyN1VDqw4rJXTgByceURj+e3n8weYeFcP7GKDqoatFJuRpUqVajdzIj5f73AJigRn5AQzm6dRL0aJqy+5oxbng7OIzCQDSNb0LJ9f45YF5F3ZAJu/u5cydO+/ty4hUHtNKnZuAvzj9ngmGfERdSnKBsWOBYWxtUjKzDK0qty5crUadGRRfstsQ1OwickmJMbxlGvZjd+u+2Wb2TD3d+ftT8p0qrDEI7bFshXpmsCrn5uXM7W6+Qldm/YhJm+Oj8odmfRKXuc8oy4fBqQpKXzzvYYPdq2wmTmSYKSM4j1vMJoY216rjDnXUpmYSAJvcd4bTV0um7EJd8ISSa+D3ZiqlaVKYdtxBGSD7NHkSlEICmqUZT8WDaQKA9cwYm7drxw9cfKyZe/z2yhTcum6PbfxoOw4mILhOO50eneITE8u3mcvrpVqN1rJbeyYhxEICm5LsUDiZCXEOmfNXIlScTdN5SjqwbQoEkL+m15/FFwYfv0GH00WqFntom7QcW9OVDycv9PdYySBFx9A3hs6cA9CzsOH99Fv06taNCwMwtOvsYpOITz26fSsKw+i8/b5nvi9ggKZvOYVigZD+ZYkR2cYPsC7Sv4LY+u7KO7RmUaDNjIffeoj4LP/ylN8kBfofuWJODi45+lly0Hj26nT4cWNGjUjcVn7XAKDub0lok0KNeeZVcccMmTl0dAIL+NbIZypxGcsi+uXRTW68HF3XRWq0KjwVt55JH7gsAnA0l6ciinZpnQSm8Yp+38ubN5GNptOvKnRSTCW74FR0hSE61Z2lYbHcNfsI7PO2UTj82Z5RjUbc2Gu+4k5x08KbLrFQ8WZQERSIprFCU7ng0kBtMO8twnd3rGI8CZX/pooNZ+Ohc8igOSIq7lYceiYbpU0JvGedtQWUS6CCRF2CmPsyvkOCOTeD+QFM7vzfUttGzZCqN5l/JNDRSVt09kFIcX9aZFc21mn3ApZgSs8DWKzktMl20X74gYHpnvoWvLSiiN2c0zrxBuHF2GmoImM4++wjFPMKSbvzVzO6ii0/0XbviVwIYulkztp0FlowWYO0UU88ZHCfL7QD3Mvrevce8d8ZYHl3fQqUUlVMbvw8I7GPMDi1H5Rpu5p2xwyvPGmqvvK2a1V0b3x5XcKsH0prfTc8b3UqNKxyXccI3M0euTgSQzIxWvGytQbqDKoKnLGN1Tg7bj9+MfJw8CKQgkaclB7Buug0obM8y98wS1JgZzfvVg6jcYwJk3weJbNkXRxkccE4Hk33E6Lm+eM6VnI+r1X8s9l1yCdw+0Zp6xJprGi7gW8PFA4mT3hMk9GtJgwPqc/EQgKblWJQWSB4dm0EKpFWbbXn7wqdnF4Q4jjdVo1mUx5q7Zb36UvIxfYyf1qfdk9+Iagw2qUKX3Gh64hvHYfBfGdasy4Lc72OSJI3B6eYxOzVUwHLmflyWAAkerO4zoWBfF4dt46vH2g1p/6v187efbPr1E/7ZVqNbvN564h/Pg0h8Y1qnOkM0PsBOmcbK0cXx+EGNFZTqMO8KrEujl8PI6Q4zr0mz0bl545S6F8MlAApnEBduxtEcT6tSqzw8NjFh305HkrJduCgJJZnoKLqdn06yxMj+vuYV/QiKJie8ItLvGRKMGtBv/B44RYgDJR7BHkUlEIMltLNmN5h/tQ/3Zu2wojRt1ZvUFW+wC3vJ/7J11fBTX+v/p797vve2t0xa3uAsRLLgHSNHg7tBCgSKlQHF3d3f3AIEkEEiI68Y37sFDhBZ5/167kd0Q6Yak97Ll/DGvmZ2dc+bM83nOc95z5swcScIDnM6soLGBAS0mnyQoI5fIxABWjBnLsEkbuRadQ2RKIofWbmDrtQCC4x8TmviEgCgpO9b9RJ3vatF93hk8EvJ6XASQqKiV7PFL0hO5Lb3PrULHwICW8y7Lf4cmy15BfI6nmzOrV+/hin+SfH9IwkM8vJ0Y1K0htfU6sdQxSR5EIxL8WDpqDMOnbOFGjOL80vRkTqz+Af3qpgzfcZ8wpbv2d/KfcgTnv1P+kckJHFy3ge2OQQTFPyIk8Qkh0TGc2DIT/a/+TYsph3CPySYs8C7ju+lQx3QsO1ylBCY+RhIby97ZvdHUM2PygRD5203h8T4sHjGaET/v4GZsLpFJcexfs4EdNyVI8uuXf0QEm5aNo8Y3dei73AFf8Zp2ITD8mW9FJMVzYO0Gdt6SFOolkUo5tmEqul99TOsZx/GMyybMz5lRnbWpZz6R3feiCZLrFc2uGd/TQN+CaUfC8/SK82Th0FGMmrkbp9hcZF+t3rdaln+IQq/wMNYtGkmNb+szYLUj/smKG7tKABJ4k/sYlw39+OIf/6Jax5m4xz4pbCzfBhIZwGSnSFg5ygLNepa07jWcUWN6YNvIDP32A9l/J7rw2ySFmYgNlS0ggETRyPxZZSz7/2y8HI/Qu5URGqamdBk+mt79u2PZyJiG/aewMyBFXulD/S/SW6cO9cx7sMcnh4jEKNaO6YZJw6a07TiQoaPG0r5zU3QNG9Ks/zpO+jwiKr/LUwCJalpJpDFsWvIzw8ZMZGCn9nxVtSq1WnaR/x6z8CD3olJxczrOoJYmGJu3x37gGPoN7o91U0M0jLowZt09vPPv6iS+5+iuUQsNK3v2+xWcP4cgXyfGdNCkRqOJHPJOEY9r3hGoIhJT2DazK5aNrGhma0e/UWOw79QQQz1tGrYdxSHZl1Rl/p/2jKsHf6OlmRa6pl3pOmIoPTs1w9jIlNZTduIWkzd+J9jrFN3q1UCz6SAOB+QSFhfK8qEdMTZvRocugxkyagztOjVB28CSlsO2c87/SakfwSu7vhf4woe1Do9PYsvPnbGwtsKma3f6jRxNn47mGOhqY9l+HEddYvP1esqlfbOxMdFCz7wb3UYMpUfHphgZmdH25z3cj5XplUOQx3Fsa1dDu8VwjgXmEhYrYcmgthiZ29Cp62CGjBxN246N0dK3os2o3VwMrOin419EcXj6NKbOOklc4Vsyv5MSdJ7pPUew5rQHjwq6R4B075NMnzKRLU7x8jEleS3rK54ke3Jg8QyG9OxN7wH9GLl0NY7hybwo+FKayk2wOFDZAgJIKjGgpGdx984JfprWD9vuPelsN4Kflh3jakhK4bcpwiX+rBg5nmGTN3Fd9h5+RjZBXn5s3zCPvoN6YGvXh272PzNzqwNOoU+JVLrzFkCiilbZBIX5smzSAGztemLbrQcdbO1o37W7/HfPydu4FvYAaeIj7lw5z6xZI7Dr1RNbu8H0nbCabVdD8cvvkZI1SGFBPiwdNpYR07bhWNhD8hxPdwemDfmeqdud8ElQ3LGJRkwVjZSPySZUGsDJvVsZNnAone160r3XAH5eeBAH30Qi0hS2laalcOn0bsbb95cf13noCKYfuo6bVPHIJTTAi0WDRzNyxk75HXd0ehaBHl5sXjubPgPy6pddvxn8utOR2+HPiFQa3yC0U9altG2ZXn4c372FoQMUek1ffJjrfklEKukVlZbMhRM7Gdu7X55ew0Yx68hN3KMVeoX43WfBwFGMnr0XZ9kYoPQsAtw92bhmVr5e9nzffxZzdzvhGvGs8OasQKty95AoN35i+/2zgACS0ire+7dfAMn7p0lBYBRroY3wgf++Dwggef+YokIlEkDy369E7xq4BJCoj1bvqrFIJzQWPqC6DwggqVDz//4lFkCiuvP/rwOFABL10ep/7Svi/MJXPgQfEEDy/jFFhUokgER9ApcAEvXR6kNoDMQ1Cn/8X/uAAJIKNf/vX2IBJOoTVASQqI9W/+tALc4vfOVD8IFSgSQxMRHZEhkZSXx8vHy7YJ9Y59nmfbRDbJpixPOH4MDqfI0CSEQjo87+K8ou/LeyfSDmQQ6JyanFeKPKixcvkC2yRvfZs2fy7YJ9Yp1nm/fRDqlPRSWp7EryV+UngET46l/lWyJf4Vvq6AOxD3PJyinevlYpeBiRkpJCTk5OwU+xfs8tIB7ZqE8gEkCiPlqpY3AXZRb+pW4+UOojm4J2VwBJgSXUYy2ARH2CkAAS9dFK3QK7KK/wLXX0AQEk6sEZKpdSAIn6BCIBJOqjlToGd1Fm4V/q5gMCSFRu6tXjQAEk6hOEBJCoj1bqFthFeYVvqaMPCCBRD85QuZQCSNQnEAkgUR+t1DG4izIL/1I3Hyg3kLx5nYL3mQ0sW7SMLUedSHj2opTG8g+exLpwcNN8Fi5dySW/FKXJ9QqS5JLie4MNa9ey/3Ykr16/KfhDrN/RAgJIKjkIZWTj5eHGprWbmDxjDpNnzGXllrPcCX9WyhTfOUikfmyevyj/eFma/GXhbs77JhOZP5OqAJLyavWEe9fPMWfxGjY4hBW3f2IKjpdOsHLufKbIbL5oM7tvhBCSkjdzbKnBOS0TP6+77Fq7khmydLMXsXD/Te5FPi5+jnecBbfUc/8d80t7hq+nKzvXrMi352IWH7yFe1Rxe0ozsrnv5sr6VRvk9eSnmfNYs+Mi96Iyy7B9FkGRwRw8tJnpc2V1az4zlxzm8O1oJCnl9SlxfHTaU3w8brNj1XKmy/z/1yUsOeTMfaVJDgv8V5qejfvd26xbub5Qr3W7ruAmfV62XhFB7D+4kelzZHotYNayIxx1jSUktaj9yw0kL1/4sqSNLv/5fx/zVa3WrDgXQFYJjeebZ/GcXtyTGl/9g399WYNR+4KUgOMNvz9Lw+viRga31ePTr6tjs/A6L18JICnBlOXaJYCkqIMXVKR3WUvTnnH50A66tbFBT9OYxs3saN+5OSZNOjLnVATSEhuTLLy9j2L79ZdUq1kHYzMLxdJ2PLtuSAvTCSBRUauMHMKkMZzau5QuTbT4d9U6tFnkWDQARsdxdPEs2pob0cy8Pe1b22CoXY36pi2YuP0uwSnZRY8v0C49C+9LxxjWvgU6tfTQ0TSn6rff8WVtPbr/tIlbUYrZad/Fhz64NOnP8bpwhCHtbNCpmWfPr7/9jq/q6NNz2nacpQp7SlOfcn7PRmxbNkVP05Smze1o38kGU5tuLLwQXbJeD3IIDLrLL0PboqNjRBObDrRp1RG96jpomw9ixeUwQgu0FetSbKhU79Kec//sQQa1aYp2TX10tMz56ptv+bquAX1m7uF24YzYuUhTn3B251o6tWiSp1cLO9p1aoZZi+4svRxbyrly8A+4zYxBrdHRNqZp8w60adkBvera6DQcyuprEYQp6fROQDLH2owGNZrTuPHXtJm6l9inr99qNN/wMPQm41rrY9PMilqamkWA5GVWIqfn98faqjV9uvXgu/o6AkjesuC7/hRAolTZlBy9/A1DFl6Oh7FrbIRu17lsPu+HW1AcHpIonL1D8Igp7Y4gH0h0GzFw1RVc/SMUS1ACkiRFOgEkqmkVJg1hzeQeGJm0omunbnxZV784kERK2L52MXN33sDRKwZPiZRrx1bSzKAWWl1WcCvuackBM+0p7he3M3HBbo7cDOG2TxgXLx1hUJPafPp5E2Ye8yNYTGlfsu1Kql+pT3A7v42JC/dyNN+e5y8cpH+jmnz6uQ2zTwUikdvzOfev7KKDpSEG3Rey41IA7vn1y8k7FK9YRT0pUnfTnnBt91Rqa5gxcPF5nANj8AiO4dLhjbQ3/hLLiXtxiy6rd0U1nytyzpKu8++yL/Uxd89uYeKi/Ry7lef/587tw96yOp992Yp55ySE5OvldmErbcwNMeq5hF1XAhV6eYXiFVeKXqmPubJ9EjUbNGTosou45Ot14cAa2hh+jfXkQ9yPUej1jkBijoXZWGb80o3azYZyKSiDl0qdG2/+yMR9348Ym3Zh7qzRmBhrKQHJa56lebLlh4kcvOFJ0t3tWJjpCyB5VwJ5K50AkkoKOCkxbJ/Zl7r1O7D4fCihaarmmw8kBjaM3R9QZiAXQKKKTbPwDbjFvFET2HjJA9ezK9EyMCwOJA9yiEx5SlhqdmEPlDTiDqNamtGg4c+cjynjC8ZpT5EkZRJVAB4pyRxdMYIaVeoweO0t/MRjgDL9uFjj/bY9k5M4tGQo1arUY9jG2/jL7JkcybqJdtTR6sbKq1GEqVi/opIfcnp5X74zac/CizGFWkcG3WVUZx1q2a/mdkQZWv9dQKIyr6OYXgnsmz+Qah81YNS2ewTIHqskhbNytC11dLqz5no04emq1N1copIyOLG4F9+adWbZldhCvSICXBjSQZs6AzZwN0pxs/DuQGIzj8s3t9DZWJNh2+7x7EVBL8kbch75sqyLJS0HL+faicVYmigDCbx+/ZrMzEx5U5rrsxcrcwEkb3HFO/8UQKJaRSkWRN+q4OEST6b0MqJWj8U4hjwqR0DOBxItQzr9vI7dR86x/6QrLgGphLx1DgEkqmkVlZZFUOwDuQZBV9eiY1gSkLydVybu13bQyaQ+VqP2cj+xlDu4tzSR+0ViEoeXDubzKrqM2e5KgIqN5Z/51Af7f2IC+xf257Mq+kzY40Zgei7hAXcYbatLvf5rywcQaU+5fXYRujU16ThzBzejHxGenMGpA0swMbFg6Prr+CeV8niuJK3FvuKxLSGOXXPt+ewjIyYd9CRIppefE0M7aNNg0KYiAPGnPp32BKeTv6FVQ4suv+7BKeYx4cnpHN8zH2MTK0ZuvkVgskKvCgDJQnwS3ZnTyxLDptNxT3+OvJPkzR8k3FxGE4PG/Ho0mEiH4kCi3NoKIFG2RsW3BZC83TC9228/jxsMavYfLHvNZ93c3xjTqw+du3an44hxzD19F//E0gZKZuHje4peDepQS0sHPQNjDA0b0dimO/1mHuN6uOIZugCS8mtTJpBkxHD6yB4WLlnOj9NGY2VkTtNO09jjFI+0oPdDhQYoJCSAOf10+NZsANtdEgoHIf9p8FUh7w8xD4nEl1l9tPjOYii7XROJepCLj+s5elp+TJP+y1k/51dG9uwtr1+dRk1g4fn7BCWXVr+yCZVK2DRtCMYmDWjYZih9B42kUQsb7Oftx1n6uPAu/EO0dWVcc3CQJ9N6aFDdehT73ZLlenm7nKSb+cfYDFrNhjmzGdEjX6/RP7D4ohfBSlBRtAzZhEYFseGngRiZaGLRdhh9B47AurkN/Rce5nZ0Ub0qBCSBL7Lx2DUGMz195l+J4ffX8Conhp2jWmLaZjxOiS9IEEBSccooRw4CSMrfyBWtQHnpfdyuYG/1EV/WMaZps+b0GD6G4f2H0NTciBqGjZm4zaPIYCzlPKJSU3Fzv4OjewCObv5cOXGWKb3b8u23+vRb7oBPUh6UCCApv1ZlAkmcHwvHD6CxpTXGpoZU+7Yqhm2GseJ4EIGpChBU1qrYdlIa59dNQbO2Dj1+OYt7aYNhBXwUv7MuySZJqZxZMxmNWnr0+e0CHvn29HQ+STfTKnxVzwyb5i3oOWIsw/sNopGZPjVNWjJ1ry/hJeX3IBdpWiaerlf5aWhbNDW10KinhUbD7sw45YZ7cqYAklLsVszXSzouMYWTKydSv6Y+/RdfwTO/3ty/eZjORlX4un5DmrdoQa+R4xjWdyDWpnrUMmvDjAMBRJSUn1yvZ3jcvsyPg1qjoaFNg3paaFr1YtYZd+6/pVfFgOTlK3LCL2Bvo0/jIZuIzH7FQ7999GxkRK81t8l9+UYASTlgojIOFUBS/kaupIpaACRmw9bh4J+MJPEJoYmP8bp5gDbGmph2WMS1fLAoKX30A0U3ZHRGNr53LzGw+Td83no6FwLT5UFTAEn5tSoTSDKyCU98RGBMOt5hUezZ8RttzeqiYTyQrZ7JKjSgj3A8uIXu2hpY9JjGaT/RuJXs26rq9ogbezdip9kAqz4zOeuvsGcBkFiN28HNwJS8+pXwmPvXdtJMVxOr7qu4VdLYnYwcPJ3PMKJ3c3S7TWD+fkdOH93JWPtG1Dc2o//6C7gnKs5TsfKrep1/l+Me4rBzLV016tOo3xwuBCrsmAckH9H4h304Bafm6/UItyvbaKSlQZM+63EqRa/7t04ypIcN+t1/YOHBm5w6so3RvS2pb2LBoE2X8VDSq8JA8vqPx1yea0t9ky5scfbn+C/fY9i4O8eCMuWPcEQPSWVghup5CCCpnOBQACRWY3fgKlV0H0ckhvFbd1MMm43nhNLjlz8NfBH+zBrUiE+aTOK0X6oAklLupv7MjmUCSbE8n3B62SDqNdCg1/r7fwIkD3Fy2Y5dQw1MbH9kh4sqAFM5vvZn16ye/z/g5q0tdDVrgGnXyey+k1LE/gVA0nTyYdxjFPUrLC6IWZ0MMG03jfNRxe0bkRDEwh6NqW3Rl5V3UvJ7UbIIDnVkWndDqtWzY9OdeCLK8YhOPe1b3DYVu44MbtzYQGfjeph9P5V9d1OL6CUHEuOPaD7tBJ5xiputsFh/fm6ni3mnWVyUFi9TRHwAv9lZUdt6IGvvpub3omQRJHFgchd9qjXowdZ7iUTm61VhIOH1S+Kd12BVR5dOvcdh18aAVtOOkJL9Ut6KCiBRHSYq40gBJMUrxbtU1PAQT6b21OfbTr9wOehhYeUMjXZlfCMTzFrPwyFZ9hggi5CYDIITnua/pZFNeMJjwtOVHxHk4OPuwOAWVdHqv5JbYXlvAYgekvJrVRqQRKVmEvpW9290xnNOrehPnQZ1ab/EKV/DPL0kCc8K36qRZjzgpvNOurfVwKz7JHY5l2/Mybv41985jTQ9A8db27Br3QDzXlPYczuh2GOUsIA7jOmsTXW7RTiGKj6YFhJxk5Fmhlh3Xc5N+R33c3n9kiTm6RUSfYthOno07LCQ68o9lOkpHFgwDP3qjZh7OUrlt0D+zjqoem3S9HSu39hEl5YNsOgzg/2uScX0CvW7xfAOmtTsuQyncMVbTMFh1xlqbECTHqtxkn/krKhekqgbDNbQxarLUhzl8TK/zqcnsWfOQHSrN2XBtZhCgKw4kPCGnIxwVvXV5LNPP+fzWh3ZfDuSP/Jb15KA5M2bN2Q+Tic1NZXYaxtoaKJHo1lHSUxOIfXBE169LnhjpzKa6A8rDwEk5W/kSqy46UkcWjwK7RrWTNrqgHNQLO5BERzfMgUjIzO6LHSQjyEJj3XjZ9tOtO/9K+fCc4hIimHr7FnMO3CDO75SPELicPG4y4JZA+VjSIatuSHGkBTryShbM9nXIQMj4+W2dDq0CE09PZrNOi7/7RGRTmR6Ju7OV5k9ayF7r3niGiz7NkUUri5nGNHWmLq6TfntYoIcSMKiXZnSsQMd+/3GxUjZebNwvbOdHm3qUce6KwsOueLiG674dkxwKpFpynBZdllL9KVyXq9655HFHZet2LWqQ53G3Vl8+C4uvkrf4glOI1IG62nx7Jo1AM1azZi+5ya3g2NxCwrn8LoJ6Bla0HuVk7z3IzTKhUnt2tN50CIuR+Ui60GZ970JNY06Me+IJ25BMXhIYrjtdI5RdtbU0hnGNo8kMRBZZZ97jovTJro0r0W9Zn1Yduwet5X1khToFcu2afZo1GnBrP3O3JHpFRjGwdVj0DGwpP+623K9QiJuMbF1O2yHLsdBmktoTAC/djGgpmkXFhzzwj0olvuSaG7fOs0wW0tq641ip3eKfOCszO8rAUiA359yf+9Yqv/zEzT7LiUg+XkhBZQEJDnPktg3byg9e3SnW7MmfP3lF3xtZsn33bvT56e1SJKf5L2xU5iL2FDVAgJIKq/BCLx/lXF9bWigVxvLTrY0bd4IfQtrOk9bzVlp3qvAob6X6KNdl/rmPdnrmwck238ejKWZGQ0tW9G+ky0mDQ3RNG1Dn5mnuRGqeC4rekhU0yooIpTFk/rRwdaONpaWfPb553xjaiX/3e2HDTiFZeDv58LMEc0xNzTEvG0H2rdpipl2TfQt2jBp2QUCEvO6mSVe5+ipURsN634c9M8lMimDzZPM+eLjKnz9bTX0jRtibKZYrPuswFGSUeyOUb2hQTW7v8s1RiSms+EHEz77dxWqflcdfROFLWV2bdR3NbdCHsjtGXD3LCN6NqaBfl2sOnWhiY0l+lZN6DprI5di8+7Cgz1OY1evJlpNB3MkMJfo1Mc4nVhNm2bmaNQwoGmTDrRu3w49Ez30LHsxeasXPokCIFXVLiIhlbXjDPn031X4plpNDIroZUGT/utwCXuI9EEOfrdPMfR7a+ob1MO6cxcaN7PAwLoZdr9u5or8w4M5BLmfoEut6ui0GMnxIJlej7h5dAWtm5jJ9WrWtKNcL11jPfSt+jB1hy9+Sj1d5QaSV38k47RnF1t3uZBWOPfMS54ke7Fv4VrO3Y3ged7TGnkb+jTSld07NnPe/wFv8t4L5sXzJG7tWcaCBQuKLUu2niOs4BViVVthcVyhBQSQVG6w9Q+6x8btS5kySzYHwwrWHb6Ne/zTwgYqIjKKgys2sGD9Oe4m5BKdkUN4eDwXzx9m7pK5TJ4xj2lzd7Dlgi8+sv+V7lwEkBS1h7JtFNs5hEZHsG/tAsWcQAVzA82Yw4y1Z7ktf9Uzk5AoCScPHmbmr3nHzlm0mSM3JIQovUIaERHB/mXrWLTxIvcScolKeYLDyQ1Mk+ubP+dQkfzP5eevSlnFMVEpj7l6fB1TS7HnzPUXcI15Ulh/fP1vs27LYn6aKbP9KjYev4en0iDH8LBw9i5Zy+ItV3BPzLdv2jP8vFzZtWYlM+VaLSicyya4pIGVSnVO4VdCK5mELAQLAAAgAElEQVQtIpMfcuXo6pL1mjmXWRsucU/pK8c+fs6s2bxIrtdPM1ez+aQbXsmKb/yEhYaye9Fqlmx34L6SXr6ed9ixekWhXrOWHpXPZfP23EPlBpLClk9svJcWEECiPoFGAIn6aCUaMqGV8IG/3gcEkLyXWPHuhRJA8tdXmsoKTAJI1EerytJc5CM0Fz5Qug8IIHn3tv+9TCmApHRnf98CgQAS9dHqffMdUR7hO39HHxBA8l5ixbsXSgCJ+gQqASTqo9XfMfiLaxL+9775QKlAIpsAT7YkJyeTlZUl3y7YJ9Z5tnkf7ZCe+XuRgZPvm8OJ8iiCoAAShS2EXwhbCB8QPiADkhd/vCrGG1Xi4+ORLbJR6bGxsfLtgn1inWeb99EOMamKj9aICv5+V3ABJO+3PqL+CH2ED/yXfSAjm/jE5GK8UaXg7j8pKUn0kOT3FhXY5H1epz0TPSTqEkQEkPyXg514/VP0ngofeK99oNQekoJRDCkpKeTk5BT8FOv33AJiDIn6NHICSNRHK3WBXFFO4VPq7AOljiEpaHcFkBRYQj3WAkjUJyAJIFEfrdQ5yIuyCz9TFx8QQKIenKFyKQWQqE/wEUCiPlqpS0AX5RQ+pc4+IIBE5aZePQ4UQKI+AUkAifpopc5BXpRd+Jm6+IAAEvXgDJVLKYBEfYKPABL10UpdAroop/ApdfaBcgPJ61fRXFs7gQG9+zF+3j6C0rNKbizf5JLsf4zfJnxPr/5D2XJTyqv8yfjevMgi0fsq22aNZ3jPXnzfy57Ri3Yhm0q8cL6+N6/5/WEC7mc2MX/4YPr37kXPYRNYccSJ5CcvSj6n2IsAksoNSBGJD7hx+QzTJ0yis11PunTvxbgpa7jsnzfbb/HKn01gqAu/9O1Lxy7f06lrd8Uy6Ff23o4hIn+kvwCScmglm7QwKZFLBzfQb8gYph30Lvq2QEY2YeHhHN+5gh/69adrt+50HDCBuXtv4RnzrOixRd60yMY/+BYz7e2L6zV4LgfuxhbqVVzrcpS/yDn/3umiEtK5ffUE88YNp2fX7rT/vi9D5u/lqn9q4aR6RWyZkYmbyzkmDexGp+/tWX4xirC00myUjV/ADab37lNcryHzOXI/nsgPyNZF7PiO1x2VkIbz5WPMGTOMHnK9+jF0wX6uBaSVXG8ynnHX6TQTB3Sjc/e+rLoSQ3ipemXh4+vA1J69i+s1bBEnvBKL6FVuIHn5wpcFNrp89s/P+PLbhvxy0J2nr4uTwKtHUeya1p7vvvqEj6vWZNS+oDwgef2KR86HGNGmBZYmLWjb8nvMzI2o9l01mvedyZ2YXOTZPU3hxrKptLOyok+34fwwajB2NprU0dCh37IrPMhWmlK4+Ok/2D0CSEoLZOXfH5WUzsFVc7Ayt8TUvBU97ScyeGRfmnfuzW9nI0sOrg+y8PY+iu0339DAwIL2tnaKZeA8jt6OK0wngERFTdKzCPD3Yv388TQ1rsf/fV2XNosciwbLyEi2/zyGpuZWdOk8jCED7WllWZ8aDfTps8QB/6SsoscXBu/neHocpGPVqmgYWSq0kuk2aAEnXRMK9aqM4P+3zyMtE7ejm+nWuDFGBi1pZtMFXX0dvvm2GjaDl3BJklnMnlGxUWye0ZuvP/s3H3/+BSN3BRFaagP3nPv39tLuq6/RNrEuqtfgxZxxTyxFZxV9rdAvPpDjU5/hemgjXRo1wsigFc1sbNHR05br1XLYSq6ElaBXTDjrp/aQ6/XJF18zZl9YGQCZidvtnbT+8mt0TRsV0avD0GVc8Eguotc7Ackca3N06naiffvvsBy7maiHb8HBm9ek+J1jQCNDOnduRT0dLSUgecnjgAtsPupIaOJTMjOfkxbrxaoB5nz5fwZM3XuPJzIieZ7CvcuHOHk7jIzH2fJXjx/4n2ZQc03qNpuN7+Ns3nyw2FH6hQsgqaxA8gzXs+tprq+D1fBtnPZIRhL/hNDERwTFZiBJyS5SkRQNTT6QGNgwaoc7wfEPFUvCYyJSFekEkKimVUiYF3P7t8C4SS9GDxvKtw0MigNJdDiHDu5h2xUJPtGPCU18jNeNPXQwr0+DVvO5Fvu0FL3ygcSgBRP2eCq0kumW8ISINIVeCo1VK/cHeXzqEzwcj7ForyPOkgyC4jJwu3+dHzrp8p9/mDPlsDfB6Ur2y8jiztXtdG/UlPa27dDSUhFIDFrz0wFvoVdFASr1MfdvHGHxvlu45Ot1z+0q49pr85//s2T6CX8kGUX1crm0mW7WNnS0bYWGlopAYtCWGUd8i+kVmZZTpF6+M5BYWP7I0uWD0TCz47BnEr8r9ZK8fvEEly1DMLS2Z+WiSZiZKAFJSW3py+cEnp6Fzj9rM2TlVdJKeyLzNIBFvZuh0XAqbgJISrKkeGRT0QpakD4+gjWTu1Jdrw9bnWKJUq6UBceUuFYAydj9AUUq29sNlAASpUBXoi1l/2cTGObFurnLOekehe/VtegYGhYHkpLSR91lbBsLNK1ncvFPgaQlPx4OLlOvt/UTv1XRL5fo5GSOrx5DjSp1GbrBBf8URbqIhGAW2rfEstdstmz6BUsdFYHEsA0/Hw8RepXk9xXdl5zE4WXDqf5RfUZuvUeAsl7xAfzWuwXWfeexZd1UzLVVBBLD9sw+Hfaner07kNjM58bd/fS01KTXsms8yn2V30C+4XmKC9ObmtNp9Faczy3G8s+A5MVT3LaP4Kt/GzJl5x0eF8LNa/548YLc3Fyysx8T4riVng0b0H7aEVJzCs5XYrv8we4UPSSKYFeRBiM00J0f7XTQ6LOc635JBMdkEChb4h8SVuZdcz6QNNCi2bApzFuyhsWrj3HqZiieSc+LdFcLIFFNK2l6NqFJeVMiBJUJJNmEJ8l6sZ4giU/m6pFltDLUoM3UE/gkl9bTkd9D0kCbFiOm5et1nNO3wvB6S6+K+NOHnFYaH8euOT345P/MmXLAg6ACuM94zoWdP9KioS1zz4Rx/VA5gKS+Dm1G/cy8JWtZsuYEZ5zD8UrOKlK/PmSbV+TapXHRbJ1pxyf/smT6UR9FD0l6Jue2jqd5w67MPx/B1X3lAJL6urQfM0Ou19K1JznrEol3cvHHqBUAkoX4pwewYrANeiYjuJHwLG/sx+tcwk/Pwty0JSuuxhDj8OdAkpsSxIoB2tRvPoyLQQ/z8pEhxesEbh5azczJPzBkSGe06urSsvs8bgU9FI9rSkEuASSqNXJ/VmF93R3o3/hfNOz8E7OGD6FLk6Y0bGiJYbvOjNx0CtfI0uYMysLX7wLDLU0xMLfA3LIR5qaNMNZvRIuB6zjp+7iwt0UASfm1KhNI0sLYs24RY8eOxa5XO+pU18amxyJOupcymFJ+J/kcb5+zDLUwUdLLWq5XyyGbOOP/pFCvP/MZ8X/Jegb6uDCuYx3qtZnMMa/0fGjIJiTAkVEdWtJi0l484rO4pSKQeHmeYpC5TC/L/PpljZF+Y1qP2Ma5wKdCrwr2kPh73mJUu1podPyZk74ZhXpJ/K4xrG1zWk05gFdCFjdUBBIP9+P0NzPGsEAvEyu5Xu3G7OJi8LMielUISAL/eEnoiak0NNBi8mEJ2a/f8Op5KCv7NMKi2y/4ZLwk4c+AJOcRd1aORaO2HmNW3iTtldLIkOwYTq6ayaDevenRoytWZpoYNunInE0uJGf/UUqT/GHvFkBSclAsb2Ph43YFe6uP+Lx+Qzr17M8PC5Yxd9Y87Ds247t6+vRbfJPAgju9YgHgKSExUQTGpBMYnYbXHXeWT+xL3W9q0H7WCe7HPZd3XQogKb9WZQJJXBBrfpmMXbcedLDthJF+PXSbdGXqOhc8Sx3UKiuDkl7SNDxd3Fgyvje1q9ak45wz8sayvP4jjs/TVhoby57p/ahR04yxG13xTc8fM5CcwO7fBmDRZCw77ycQ9SBXRSCR5fuEkBhpXv2SpuLpfJeFY3pQq2ptbOdfkDeWwv7lr1sym0ljotk5tQ/Va1owcZsbfgV6JcWxfbY9Fs0msscrSa6XakBSXC+PW3eYN9KOmlXr0m3xFXwSFD0lFQOSl6/4PfEO4zsY07D7IgKfvSLRZTUdG+oxZJc/r17zJ0DyFO8DK+hSvx6tRyzEP7XwWU0xqnj5MheJ91kmdzWkTp3mbPJIULwiXOzoD3eHAJJ3q4hvB7ACILEetxNXqaLChPhdpXcjXYxazOJifNEBWW/nofw7xN+VsZ1q80njHzntl3fHLoCk/FqVCSRKYBiR8oirDgcY0EKLWg3as8w57k+fXyvrJfF1YkS7mnzabArnAwvu6stfXuU8P7ztZI4vnkGzWvVpO34tTlEF9nvGfcfDdDVoSK9lF/FJzKtfqvWQFORRdB3sdYOBrWrwecsZXJYU3NUXPebDs395rz+RI79NpUnN+nT4YRMu0oL0T3G/tp9OehbYr3bALynv8afqQFKQj2IddP8y9jbV+aL1bBxCHxQ+aqswkLx+mYnzKnvq6rdiwUlHtk3sgEHL0VyLznsLprQeklevHuF7ew12Vpq0HrmE21GZKlDEHwQdnoqhTj1s17jysvCjJSok/UAOEUCicPqKBCDZI5t+1v/AZMQmbkdmFjZmEYkhzO1milGzCZwMVx1IpGG+zBxgxaetpnE+IF30kCjBQ3l0UhVI8vJ8xoW1I6ivqUW3Va6FGqpyPmmoJ1PsG/J521lcDs4oV1pV8v97H5NDZGo8p47/io2RBi1HreZigNJ3exIT2L94IJ9/bUbXcb/x65LVzFuymrHD21Gn5ie06DmLxbvPcTOmHPVL4saE7qZ82WEuDiEPhF7lql8yveI4fngmTQ00aD12HZcDHytsmBDHrt/68llVC76fOJ85+XqNHtqKWjU+pVWfX1my9wJOsarrFRV0h1FdjfnadiGO4QrfqDCQ8OYlKR57aNtAC5s2vWnRRB+7RRd4kD/ItSQgefPmMT4ua7BrpUnrMYu5G/m4GC68fJHFw/SH5L5U6jV5/YK7W4ah3aAaHVfdEUBSzGqIt2zKVRFLh5eoCH9mD7KiasvJnPZV3CFLQq8x1NyYhp2XcytVVgGf4OUTwp2AeELk3054ToAkFv8EBcREZ2Rz79YJvrf4HOPhG3GJyPtQl+ghKd3+pTXYJQNJDrIP2PmEpxCu/Bph2hMO/taDWvXq0GXlnfwA+wQv7xBcAxLyv3XxHH+ZXokKvaQZ2bjeOIyt2WeYjd6Ga1RZH1Yr/zWUdm1/l/0yGDlxbA7NLOvRevxaLvoXBYSIaClbZ/dGU98U44bWmFvmLfratfj4Xx9RvYE5ze1/ZK+7LN0TPGV6BSYSKn9d+Dn+IXEEFNErizsO++hg/BkWE/bgFq3Q8u9i07/yOmQwcuzQLJpY1KfdDxu5HPBQASMPcomQRrJxRs9ieulp1eDfMr00zGnRbwoHPGTpHufpFZRUVK+kvMfUsuuQpj/H5fJO2hh+jtWkg3jEKP6rOJAAvz+JZ9cYA/71z3/xn3o9OewdT8GXSYoDySuk7muwa/wNdS07svLAZe7cvce9e3mLm28UWTkvSJM4sXDSGNYfOo2rjw8Bfl64Xd7M0BYG6Jh2YI/7I94oDTcpoW3+IHeJHpLKaiDSObNuCkY1jOg3dycnnDy4cMuZ1bP7oWHahIFb78m/MBgWeYuRluaYtxnPcYmsYYxk9fhhjF68h2MX73L1jhfHzx1mzJD2VK1lw5Q99wtfoxNAoppWUamZuHv74XDHm9MbZ1FPSxvrydvlvx08owhLeco9x7P8MGYsC3cc5+Qtd646uXLy0Cq6NtREy7wrG5zyeqVCw68zzNwUiw6TOBWaS3hCOCvHDmXM0r0cv3RPrtexswcZObAtVWu3ZPoBLwJTVSvnX9loqE3eGZk4nJ1LU8MvqNO4F/N3XOTkFWdOXc1bTjuHE5KcRWTSQwJi0ossF3f8hLnWFwzZ5I5XVAZhqTmEhF5lsLExVrZTORuWS1hcKMvGDGXcsv2cuJyv15n9DO3Xmm/qtOEX2bcuhF5FgKJM38l4xpXTs2mk/zn1bPqycNelonq5RBBail7ntozHROtrRmzzwlv6gLDUbCSSSwwwMKSR3UwuhOcSFithyaghjF9+gJOX3eT16+jpvQzq3YJv67dnzokAJEofwasUIOFlJoEnp9Pgn19iOW4z4Rm5hTDwNpC8/iOXi79a8eXHVfjss8+oW7dukUW77c/ckz4k+0ksZ9YOpZOVKVqmpliaGWBYrxrNOg5i+8n7/KHcc1J4NrEhgKTyGo/QYG8W/9wTHb0vqW9ujrauPvpNOjFy3XFup+Y99w71uUp/7QZoWvRhv38OkcnJnFj1C+2amaKprYexmTl1NXTQs+nPlE2uuMcqyieARGGL0oNmDoGhfswc0BITcwsMG2jy8Sef8Fl9Dflva/sFOEjSCA7zZ93cftiYGFLf2BRjQ220ategUcehLD94n4j8npMQz0v01qiHduOBHA7MJTIpkWPLp9O2iSlaOnoYm5rLvwat33wgP291436cKmUUxxToF5GYztrROnz8f1X4/IsvqVm7TpFFu8M8rgaXPMajpDEkkvvn6VG3Dro2wzgWnEtEYgJHFk+ldWMTtHT0MTY1o46GLoYtBzNjhyee8UKLAi1UWUckpLJquAb//mcVvvjybb3qotN5ITdCFGM8lPMsaQxJkNtputWqhX6rMZyU5BKREMfBBZNo2chYHj+NZHpp6mLUahi/7PbG6y29yg0kr189JsTFhVu3w1GM+nhF9pNoXC9cxy8qnRdKT1myU8Nwcb6FX0LenDdvXr8iJcSFixcvcOFC8eWysx9pz2VfRnvNH9kZRPl743D5svzY69edkUSl8kLASKnkJYCkcgOSJCqUsw7n2XnoFDsOXeasSygBKYouxqi4ZK6dceDwJS/8knOJzsghMjadO26uHDgtS3Oa3cecuHA/mmClDwzJKrYAElW0kvU6JXH1/Bl2yDWQ2VSx7Lnoha+8+z6L8Lh4bt1yZc+Rs/JjDpxyxNE3ocjXViNjk7h6+gpHrvjkfaBLrlcat+/d4cAphV4XPWKK6aUcjMV2ydpFpT3j3u0r7Dys0EhZr72XfPBT6r5XtmNQsC8nzl3gWvDjwkGOkTGJXDl5maMOfgq9YtJwuXeb/Sdl5zjD7uPOXPKMQ/JW/VLOW2yXolfqU+66XMqPb29rdpp9l33xL+F7ITJ7BgZ5c+LcRa6HPC3UKyImgcsnLnPsWkBeT7CsfsWk4nzXRUkvFy57xRNSgl7lBpJSW0Lxx3thAQEkJVe89zEgCSBRH63eR/8RZRL+83fzAQEk7wVGVF4hBJCoT5ASQKI+Wv3dAr+4HuF776MPCCCpPBZ4L3ISQKI+gUYAifpo9T4Gb1Em4T9/Nx8QQPJeYETlFUIAifoEKQEk6qPV3y3wi+sRvvc++kCpQPLixQtkS2JiIk+fPpVvF+wT6zzbvI92SH36QvVXvirpmx3vo2OrQ5kEkIhGQR38VJRR+Ol/ywdkQJKdW7x9rSIDEdkSGRlJXFycfLtgn1jn2eZ9tENc+lMBJGoCWgJIRKD/bwV6cR7ha2rhAxnZJCSlFOONKgUPEVJSUsjJySn4KdbvuQXEIxv1CTwCSNRHK7UI5moC4sKWwu9L84FSH9kUtLsCSAosoR5rASTqU9kFkKiPVqUFULFfaCh8oPJ8QACJenCGyqUUQFJ5leOvDjQCSNRHq7/aF0T+wheED+QigETlpl49DhRAoj6BTQCJ+mglGguhlfCBv94HBJCoB2eoXEoBJH99pamswCSARH20qizNRT5Cc+EDpfvAOwDJK37PyiQz8zm5f7zk7Ql3ZZPnZWZm8uLl2//I2tQ3vHqRI/8/5/dXKjey4kDVLSCApHRnf9dAEJX6DEncQwJjM+RLSMJTojJKP480IxNJ/rEFaeTruMdEZuQUvgUlgKR0G5asVQ6RSY8JjH1AaEp2oR2LHZuRRWjCQwITniItQ6di6eSDQrMJi8/TWZKUWThHR8nHlrf8H8rxOcjqTEjcA4Lk9eABMltGKfm+sj2lMr3iVdVLoU+RulVY357IZ+FWzl9s/5nfyfR6Ktcrz6Z/olf683y9nqlQP8qnV7mB5NUfIRyeYot1YxuGrj9KTO7LIq1lqusO7Ht04rezobx6rQQlb2QT8MVwc+ccOrRtx9Btrrx8pfR/kVzEj3e1gACSP6t85fs/JDKWwzvX08+2G6YNG2PZqBF2fadyxC1vOvviwS4Lv4BLjLS2Qt/QGCNTc8XSdgxbbkQSkf82hACScmiRnkVwlITdS6fQpGVHBm++WzKQpD7m7p0L/DyoK9rdfuKQe1LJx5XyRkqE1Jc5Q9tjaKBP5x/W4hhRjjKWkmdxH/l75xkZFc3Z3asZ3rEVVsbm6Jha03rkQg47RxKe/ta1pz7C9fZZpvS3Rbv7dI57pJSpV3hCOGvGd6VhQ6V6Ja9jpugZ6mNs8QN7fZMElJTDFyMipZzeuYKh7Vvm69WItqMXc/R2FBHF9HrIbefTTOrbCZ2ev3DaO7VsveJDWTnGFnPzkvQywMRyEvsDUgr1KjeQvHzhy7wmenz26ad8rt2O9dfC+F1pdt8Eh8VYmmgxal9gIZC8ef2S1KCbrPypH40NNfi4ai1sFl4XQPKu1FFGOgEkbwW8clTMtxuOiJhY1k4bhqaeNS07DWby9JXMmj+d3iMmsvJqTCkVMQtv76PYVq+JccvujBw/SbHM3MYlj+TCdAJIVNNKmvYMN6cLTBlmh6luA/71TX3aLHIstGOBbhHR0Rzfsxq7FmbUqVmdKqb2bHeOL3ZcwfHF15k475+Nfh1Nvq76/zDqNZsroaqVsXheH2i61Gfc2becdo1b06L9MPoNmkjbdi2oU/VT9DtO46j3g8LGJ0Iq5cjOlXS1MaF2jWpUMR/EHteEMvWKSIzmxPrfGDNBqV6Nn8SwoT0w0vqY/2gOZ79vMlEVqPcflJapT3HZvYQ2jVvTsv1wuV5t2tpQp+p/MLKdxQm/h4V6hUdFcmjbMro0M6ZW9Wp8ZDWcQ25lA39EQhTH1s5ldDG97DDQ+IRPdUZzKDC1UK93ApI5NuboNOtCW/16NBywAr/0bAqYpDiQvCHnkR/r+jWlVc/xbFw0Ey09fQEkZUBFRf4SQFJZDcEjru9biEUdLdpPP4VTRFaZgVIRxPKBxMCGsfsDykwjgEQVrXIIDHZhWldrmnb/gfkzJ1FTy7AEIHmIw645tGnagkETFzJ+cNdyA0lo0B0mfG+FTdeZ9Gz3qQCSd2nU057h7+HIzqv++CbK9M0hJMKX+QOs+ayKPuN3uxOYJtv/gCtbZ9KqaUsG/7CQMQM6qwQkinqm7DtZeDgdp5tJHZpMOYh7TGaZ9a7kPJTz+4C2057hd/86uxwC8ZPrlU1IuDdz7C347CMjfjzgRZC8l+QBFzdMpXnT1gz9YSEj+3ZQCUhKtnUW9x0P0tmoLjbTj+EZ97xQr3cDksYWWLSZzeaNYzDW1GLGUT8y/8hrRksCktznibicPE1Y4gOe++zFylwASUWgo6y0AkgqJ5hIYyQsHduWbyxHcsAtSYVnpQXnzQcS/aaM3OlJaNITwpIyiUzPKZaHAJICm5W1zkESHc7RvSdxDknB/+padAxLApJnuNxy5PjFu/hHSdkzp3u5gESalszJ1ZOwtO7D0uOOTOnyhQCSdwGSktIkJ3Ns1SiqV6nH8E0u+KfI9H6K043rnLh8j4CoKLbP7PrOQCJNSODAsuF8V68lv50JJLTc44bK8r8P8L/kRA4tHUb1jzQYtf0eAXK9nnDTwYGTV90JjIpg07TO7wwk0vhYdi8cxHcN2rL4goQwJb3eDUiszbGwWYBXhCMTuhih02U27onP5ANciwMJvHnzhj/+yCOWXAEkZfFEhf8TQFI5AUTif5dxneuh138VV+6F4uoZxC2PIG75huMZ96SMwZL5QFK3LiZd+zJi3GTGT17FpsMuOASnESa/O8wrowAS1bSSZuQQkZp3FxVUKpDkEpWWRVR6NtHx8eUDkoxsPFxOYd/clCFLLuHiF8A0ASSFd60l3+Wqpp0srTQ2hs0/d+Lj/zRh9nFfJPkNUGRaFlKZXnGxFQCSbHzdzzOgSR3M+i3kcojoHamwXjFRrPupHR9/1px5ZwIJyYdMuV4Z2UTHSisAJNl43T2DvXUtLAYvxyG0qF4VAJKFBP7+FPc9k7HS0mLIils8fvWGkoBEuZUVQKJsjcrfFkCieqAsq+L6uF2ln/U/MGo+mKEd29DEyAg9bV1qmlrQddZ6LvqllRKws/APcmR69y60s7WjU9fudGjdHhMNPfTbzWSnS1LhwD4BJOXXqiwgKdSznEASGR/J1pmDMGo3icMeSQSFBAkgKamn45325eDjeh77JjXQ7zGfC0GPivUUVghIUh9zetUAvtOwZtIez0LYKfSFdypz+f3y73O+HLxcztDTuhpG9ku4LHlcPM5VBEhSHnJ8mT3faDZh2kEfQpR6R2Q2rBiQvHzFH4/DWGFvSn2T/hwITBVAUvmMUa4cBZBUTjDxcbuCvdVHfGPSkRFT57Hy4El27jzI7NE9qVajHh1+Oov3W5VJEZRk400y8ipyRg7hIdEcWDoZw5pfYD5mO67SZ/L/BJCUX6tKB5KM57hd3UJri8aM33KfoAe5BIcKIFH4cvk1Uk4bGR7C2sHt+K5eU2YeDCK4JECoQA9JWMg9JrTRRrfFWI4EldB4lnQ+sa84ZOTbJDIsiFUDWvFdgxb8elSCpCRbVQBIQiV3GNNSE/02P3I8+EmxclQYSGRv0EjvradjfW06/7SXu6eLv2Wj3KKKHhJla1T+tgCSigXQgmBaACSNJ+zmbrTimxdhIXcY2doQ4+bTOBet+KZIQbrS1uHB95nUXZdPrCdy0jdFPqpcAEn5tapsIImI9eLXbq0xaD6ZY5IM+ZgfX39vfrL9AofHktUAACAASURBVMPvp3PW/0nxVx9LCtJi31uNSzbhyWFs+nEI5nX16TP/JF7xpej9zkCSzcVNozDS1KH/UueSG0+hy1u6lKLBg2zCk0JYP34ApnUN6LfoLN4JpRz7zkDynHPrhmKgoc/gVa4l6lVhIJE1qX9kJnB4SjuqmfZg8W8TsTDRLvLar3KzK4BE2RqVvy2ApJRKVM7A5OdxnUHNPkFv0FqcI/J6NGSwEZEYzOzOJhjZ/MjpSNWBJDLUm2n2pnzZ/hcuB+X1ngggKb9WlQ0k/tfWY6pZj5pW9gwe9yMjxv3IoGGDMdH7P2rUt6b3sGmscpQWGftTGnSK/QV65hCWEMKWNUMwMzai97xj3IlU1KFidnpHIIlK9GdmV2s0TezZ5p7fI1nOel6sLB9k+mxCE4LZuGIAJsYm2M8/xV1p0bEdRez0jkASGe/DtI4WaJkPYKfHwxJBqVKABH4nyesAfXQMaNGyOXV1dAWQVD5rqJSjAJKCoFjBdUwIC0e34lvLERx0TyYy//FMoO9pehkaYNlzI3dlr8NlpOF48Tonrvrgmyz7/ZR7rt7ciXhQWOGk6c9xvLiDFrqf0Wj8TlzzK7sAkvJrVFEgkWakcUOml4Mvfim5uF/ZRT/7HrS17S4f7yMb89O+Y0d0av2Lz2to0bzLAGYd8SUsVXX4LBK8P8AGLjwplC1rhmFsrIP9gpO4Rj4trAsl2qYMIJFmpHL9wnVOXveX66VI/wyXo4ux1Nah9eyzBCQpejEVx5Tfvz7EtGGJEjauHIShiR4DlpzlXlQZ8Cjz5zKARJqRwrXz1zl5IyD/baoCDZ5y68B8zLV0aTfvIoHJJetVSUAC5GZwefVQan1ahX99Wb0IkLz64wUhnre4evUK59ZMR1erPvrD53Pp8mUcXP14lv1CpcZWHPTnFhBAUlABKrp+zLW987GorUHLwdNYffAUW/buZMLgVtSxascPpwPlQTYs9Cr99TTQsOjHfv8cIhLDWTKwMx2GzmDp2sPsOXaW5Wvn0q19Q77V7c3iMyFI8t+0EUCimkYRSY9wuHaFvcfOs2XOBGrVq4fx8AXy3/uvehGcmBdA/YIlHD9znr37DjCld3OqaDdl4oo97D15hYv3pXK9QiQX6aNVD61GQzgcWPL5xRiSku2iSmMtTXvK6V2j0K/1D2qZd2Tyoi2s3LSrcFl72J2A+Ly7b9/AII6dPs/evfv5sUczqui2YNKqfew9eZVLHtFyvSRB5+jZoA46NiM5FqwoV3ikL3MGNKF6ve5suB1feMOgShnFMQo7StOecGL7cHRq/IM6ll2YsnhroVYy3dYeuU9gvl4+AQEclem1Zx/j7RrzkUFrpq7Zz95TDlz2ipXrFex/Crs6tdBrNY6TEsV5wiO8mNmnEdU1erPlXlLhh9De1uIdgCSAxW1b0KL9MoJfKs9H85qnUY5M72ZBvXrazL0YzKs3sk/DvyH7cQTrR7XEzNQEY21tvvnmG77V1MTExATLnrNwlT5AOac/b3bFEaVZQACJohK87ezl/S37MuHujVOxaV4PDWMjNLSMadx1DAtP3cE7f16OMF8nRpubYdp8JEeDZXNCPODGoZ2M6NcRI1Md9AyMqK9tjY39LNadCycgSVE+ASQKW5SuTQ6BIV7MsG+CnqExOg00+PLrqnzTQFP+27zHXC7Iv/T4jGvHVmPb1Bg9fUMa1KjFp99Vo76uPnrmLeg7/7x8wGqI9w2Gm5hg3mYcJ0JKPr8kTMLsPrWxGjBPfKm1nD08EYnpbPrRgm+//pxvv6tG7br1iiy6neZwMSgN6YOnXDm4jI5N8vSqX6OmQq+GLRm4+JJ8AKzE04HBhkY07PAjp8MK9HrOfaejdDf/jubjd+MSrfiwVul+VJBWrJVtFJGQyvoJplT96nO+rVa9iFa169ZHz3Y+VyQZcr0u7V1I+8bG6OkZUq96TT6rVp0Gsvpl0Zqhy6/Kx4QEu19mgK4BlrZTORdeYOvnuN04SFez72j54wFcY0v/yGS5geTNm1zSY6KJlGZQrF/j9QseJMYQER5BRnb+l9KA169kaUIJDS2+hEUn81xMtFcaX5R7vwCSgkpQOeuIxBTu+Qdyw82fG27B3JUkE5qm6G6UpjzG00uCk08sIfk9H9Lkp/iHS3H2kqXxx/F+OG7h6cXGIQggUU2jqLTHeHrn2TJPB8X2TZndU2V65BASHcdtD8V/hce6B3EnJEP+CWxp8mM8PSU4+8YV6qUcoGXb0rRMfAL8uR2USKjSd2PePk78Lq6fNCObwJDg/PpSXIubcrvL9MomRBqLy/3ix9xwD8I1NEN+Fy1NfoSHRzAufvFKWsh6ItO46+mPW8TDMie6FBoV10jZJtL0LAIkQWXoFU9ouuxxZTaSqJhS9bob9kCuV1TyI+7fD8LFP4HQwnlwcghPSMVVpldk2XqVG0jK3UKKBP9VCwggKbsCKlfG//W2ABL10ep/7Svi/MJXPgQfEEDyX8WFv/5kAkjUJ3AJIFEfrT6ExkBco/DH/7UPCCD56xnhv3oGASTqE1QEkKiPVv/rQC3OL3zlQ/ABAST/VVz4608mgER9ApcAEvXR6kNoDMQ1Cn/8X/tAqUCSmZmJbImPj+fhw4fy7YJ9Yp1nm/fRDsmPFQMu/9fOJc5fdoATQFK2fYT/CPsIH/iwfCD2YS5PM58X440q6enpyBapVEpycrJ8u2CfWOfZ5n20Q3xGGV/YK+crfCIY/LXBQADJX2tf4b/CvsIH1MwHMnJITc8oxhtVCh4upKSkkJOTU/BTrN9zC4hHNupTAQWQqI9WomETWgkf+Ot9oNRHNgXtrgCSAkuox1oAyV9faSorMAkgUR+tKktzkY/QXPhA6T4ggEQ9OEPlUgogKd3Z37dAIIBEfbR633xHlEf4zt/RBwSQqNzUq8eBAkjUJ1AJIFEfrf6OwV9ck/C/980HBJCoB2eoXEoBJOoTZASQqI9W71vgFuURvvN39IF3AJIXPE2OJkoaTfLjTF6+1VS+zHpITLSUtGdFZ7p5mfOM9IQYpBERRERGEpP8gOwXYkq9t8xX4Z8CSCo/UIXHp3HfP4JbHkHy5V5gPCEppU9HH5X2gPteksLjC9Ld8pESkJiJNP9tJwEk5dUqi1BpPC7eobhLH8tnFy0SlNMzCYqM5Z5XME4yrXwi8Yp+RFT+RIhFjlV+4ywjh4j4NDz9w3CWpfOU4BqSTGhK6ZOAlZqXcr4f/HYWoVFxuHiHcV/6pLheD7IIjU3mXoAkTy+PMFyDkwguZWp6hc1ziEx5hHdoBM5eMr2CuR2SgCRFfPJAYaPy1i3Z8VmERMbi4hOGR3TJeoXEJsn1yotpMr2SVdTrId4hBXpJuBOagEQ+B1XRcpYbSF797s/m/hbUrN2Adr9sJPBRbpFGNPHGSlo1a8jkIxJevZbN9guvUqVc3fgL9tbG6NVsQNXqtdHrOJzt5+7xuGjyInmJH+W3gACSog5esQqai7+vHyvn/ERLM0s0NI0wMNKjadtBbL2VVEKAzavU3t4n6Fm3Ft9+W406desrFsuBbLwWQYQAklJsV4Z2ac/w8XNh4fge1NM1xW6lc9E8kh/j7nCWnwfb0kLXBH0dLWrrm9Fl3BKO3I0jQj5BWMn5hwX6s33+JDoY6aNRoz5fVquLXsdRrDrhRmByyWkq6ld/+/Rpz/DyceK3MXbU0W1Iz7V3iur1IAv/QFcWzxqGtbW+fFZsjToNMW01jFmb7+KdXDoMRiTFc3LvEuw6WWFgrI+WsS5aXeyZd8AZ/7hnb51H6KeSr6U9xdPLkTkju1JLz5K+G++9Zccs/PxdWDh9CFZWenl61bbArM0Ift3uhk8ZMBiRGMfx3Qvp2tGiUC/tbv1ZcOg2gfFFP1NRbiB5+cKXOY31+apqVb6qZsm8E75kK3V0JDgsxtJEi1H7AvOA5PVLMhzW09u2L2OnLGft2h3Mmz2RpvU/pbpeV/beTSo+a3D522GRIt8CAkgqLwCFSnyZOcSWmnrtsR+3gHXbT7PtwG5mLVnDrttlAclRbOvq0GLANJau3apYtl/EOSijsKKLHhLVtIpKyuDykfX0bNccYz19/v2dJm0WORbaUR5wwwJZNWkonfv8wPyVh9ixZy9zxnelbs2qmI/ah0dC0cBXGKTTnnH3wBI6tLdn0IRlzFm0ifEThmFS42OqGfZlk3MC4R98T4dqOhXYNCoxjYuH1tK9TTOM9fX5dzVtOi57CyDjIlkzpRs16lvT/8c1bDt4ivUrNzCwpQ51dWxZfSehqL75GkjTM7lxbBHWhpqY95zJ8s2H2LhjLf3aNUezZguWng5WmmW2fOUuKP+Hto5MSOHcgVXYtWyCsb4B/6quS9dVbwFkXDgrfuhM9fqNGTh5LdsPnmLdivX0b65JXf3vWXev5HgoTX+Gw5H5WBhoYdn7F1ZsOcTG7Wuwb9MUzdptWHk+lLDCWYFzeTcgsWmIYasB2LfQRqvjNJyin1DAJMWA5M1rctMj8Q5LJDP/Kc7L7BQuL+lDrX80YPQGRx78IXiisiwggKSSglBGGmc3TcOohhEDVjpyP670RzRFA1gW3t5HsTWwYez+gBKDasHxAkhU0Sob/4AbTO7UnN5T1rJn/Rzq6xoWB5LkDO54+XM77CGR+QEu3P8qA5oZUr/hz5yPKakLOpfojCxCQgK55BFDcIqsPDmEx4az8SdbqlbRZMQmF/xTVSmnOCbPr7Px83Xgh47N6fvzenavm0UdXeNiQBLmf5sRHTVp0GsFNyMU2rge/BkNfUN6rf//7Z0HWBRX18fzft/7vS2maWJHRZEmSBHELhELFhS7Mfbee6xJjL0n9hi7saImoiAoYi9I771XBQRRYLH/vmeXsgvswmJ5BXN5nnmm7J2Zy/mfc+5v7tyZcVMaO+EJYawcbEaT1qPZ5ZVBhBRUUrPxcD6GjaEGbWf+zp3YbKX7FsadmCv6ag5eHg5M6tyOb+ZvZc/GedRpalgKSEK8XRnWSZPGAzdxJTKrwL4Sru2fQQMdAwZvc1dq87D4EH7qb4JW+/Hs8ZbrddfhEN2bNaD93OPcjZP3hr0ekLQ0wdRyCQd/X4iFVj3GbLtO5pP82zOlgERZS/s8G9/jc2n0dw1Gb3ImtfhwE2V7iG1qWkAAiWKwvf5yVIQf349sQ40OMznldV9psClPbAVAomPB8K2uuIfE4xF6j6DEbCJLXGkLIFFHHwmhiSlcdLmNV2wmfuc30VRfCZCUsG10ei4hfk4Ma2eIXo+1XIqvQFd+cgonNo6j5kcNGbH5Mj4yUFGnrqKMFOhCEpK56HIH77hMfM+tQ1OvNJBEhXowq78pX3WehZ1HAuFpEiJT0jmxaQJaRm2ZfiRYacwFx1xhjJ4eZtYrcVHQJSrkLlNtjajRejanA1JLxZryWBV6yfSKT+LiJTd84jLxPrMSDZ3SQBIZ4saUPsbU6jaPP7ySCE/LIyI5jaPrRtPYqD1zjocq1yvqEiO1dWlps45LCnpFBt1iQi9Dvmw3H/vgtKJxda8HJObGmLZdhl+iGwsGmaPZfgyOoWlIh4yoAySvJBmcX9mdT2q0ZvWf/mTns4yaTa4oVpYFBJC8nSQT4HWVsVa1aT50I384XOOknT17j51h31kXzgemEKFyTEIBkNStRSOL9nTraUvv/tOYv+og+y6F4pckr58AErktymswIlPzBywGlAkkmbj7BnLhhgdnXBz5fvJgzE3aM2XnLYLvqdvDlUdkTDSbZ3Tg39U7svR0AMGlYEf9epf3f32ovxfq5acCSKLTUzi5cT6ttBvQbvxifjnhym+/rqDt15b0mref63HKb7EFR99gvGFjdNpO5GiAQplof1YMbUsd7dEc8kkRQFJBn83XS4KPCiCJTkvm+Jo5tNRuQIeJP7DlhCu/bl9Ka0tLes8/xI0SY0EK/Too8ipj9Buh23EaJwIV9Iry5seBraijO54j/veK9HojIPF/nkuow0ostRrSc/Yf3Hv+snwgefWSh/5/8o1FHVoMWIqn6B4piy8q/JsAkrfTWHjddmSg2d9o1KwTXVs0x8TAkGZa2nyh0QjTITPYdy1e6RWB9Mo8MMKDzQtmM3XOQqbOXsDEEaNo1VSTr3QHs+pMOMH38+sogKTiWpUJJIle/DRhAObGxmg2qclHH31Ky/6rOOP1gMg0Nc+VlsPdiwfpbFAb02/W4hxRgZ6VCjYChUn7Q56rBpI8ohOSOLF9AWZa1fn4P/Wp9kl9Wo9dy9nIB0UNVEnbhCfEsnN6J76op4X19FVsOWTH7gO/sWLOFDrr1eaLT23Z4p6QfytH6KEiR6mKhTKARGrL+ESObZmHaeMvCvTSoO2kTTjGZBb1cJTSKz6arZM78Hl9HXrMXM223+34bf8uls+aSCed2lT/vD87vJOK9HpDIHnB88eJ7JnSBg2dLqxxjSK+5KDWYk3qSyQJgfw62JKG2m3Y6BCHeMimmIHeeEUAiapgq9j2QiCp33E0K3bZcfKKGw4XbrBnzUy0GjSkzfB93FLZSyK9mi+4L54mISL6Hmf3r6d9049pPGQ9l0LzH1kVQFIxTaTJrkwgSUnBydGJ3w7ZsWX3XiaMskZHuykd+2/kXKSSx4RLNVi5BHreZkl3C+rrWbHSPo7QUmUqXueSSfqvtK4KSKJSs/G8bs+kkbaYdevPmNlLGde/E8at29BjwRYcYjKUN3Kp2QR4XefHWZPQ1dalobYOzfR16N7Jhm6tjfhKdyy/+4oektfzMdVAItXL4+ppxg/vg5n1AMbNWcqYvpYYt2mLzeLtnI9VEV+p2fh7XuX7GRPQ1talkVSvZrr06NybLi0N+aqZtKfrfpHWbwwkvHpBcuAxvtHWot3on7lw9KfiT9kUNbEvyM0OYs+0fphomzFthwsZEnGvpsg8b2lBAMnbaTAKgaTVlL3cipZ394dFeTKjmwHN2k7nVKR8e3kJIDLEkzkDDPm32WROeCXLrgAFkFRcqzKBRAEeotJy8Av3Z+2Er6nfwJApRwLLuVrMITDmLj8O6Ya+dismbrtMgHjktxybla+fciCR4OfuwqQeRjTqu4itV0LxlY43CfHm15960ERTh97fn8ZL4emLYvGVlktobApX7wZy8ZYPLrf9uHXnKou+aU+jnstxCc1443oXO5+CX33Y21UBSS6+d5wZZ90czQE/sONamEwvn2BPtv/QDU1NPfotPYN3GXqFxCRz9W5AgV7+3L59mXkD2qDZZw2Xw+Uw8+ZAIn3PSG4q51b1pbaWFQvnjcXIUFv+2K+soX1F7uMg9q7ph1GLFsza5UpadslXqr2lFvkvfhgBJOUnSXWSir+nK6Msv6DRoLW4hsqfAghP9GO+lSHN2s7iTwVQKe+YYYFuTO+jTY0eP+Ac+ECWMAWQVFwrdYEkXw8J57ePQ0OzEVYrXctopHIJiHJj6Zwu6Ji2ZtK2K/gkyEf+l6et+F21jsqBJB3HQz9h9H9ajNp2FZ+i8T0SAsMuMcqwCYad53M2SvVxi9s8B4+rdvRu3oD2s4/gJp6yKcPXy7KpKiBJ4+zeJRj+Q5txu24qPHUmISDEmWF6jTHuvgTH6LKOrfhbDu6XjtDDoAGW8+3weOOnbAoGtfo/L3zY9xmZEeeZaG5As2b61Gqk8B4SXvFEEsLBnwdhaNKcGb9eIvWxgJF3xU0CSBQd/w2WEyLYOL0HNXX6seNKnGxUuTQJel3fQ2cdHcy/3YNHWh6R92M4/PNW1u505FZCHlH3Uzl/8hznfJOLkkLkvUxOH16LYb1PsJzzO7dj8hs7ASQV10c5kEgfDfbj2J/X8FAcXJcYw5qxHaldryHf/uor0yPyXhSHNm5l3S4nbidKzy8hKOYuyxf2oImhKZO3XxYw8hZ7BJQDSSYX7VbTolo9+qx0wCtJDn/B7n/Q20QLo64/4pSYR0RKJAc3bGX97gu4yfQq6TMSgqP8WTfNmpq127LUzk+8h+S19VMFJBk4HVmGSTUN+q9zxjtJ/kbcIDc7ejZvjGmvFVyQ6RXO/vVb2LDPhbsKA/jlACkhKMKHVRM6U7NuR1b8EfgW3kNSCkiAZ1lc2zsLvS/+xj8+q8W4A/kvRnv14hm39w9Dt/b/UKuJISMnz2H+/PlF06KNp4lPzX1X7fNf7rgCSEomrNddf8S1U1v4ulljDL62YfKyNcxbMo9eXY1oZDmQZVeiZA1cSKADA7Qb0NCkH3u9JIQnhrN6eFfMO/Vj1IQf+XHVBiZMHYK5aTMat57OjsuJhBV0bQogUU+bkLgUjuzfwdLVm1gwejBf1aqDlu0E2fqKvU54xWbgft2eMTYtsOzRj3FLlvPD0iVM/MYSnQYatO27iPMFI/yD/c7Qt3E9NM0Hc9AnDyksHl5ni0b1v1GraQsGjpnJhGlziqapK//gboS8h0yeWNWr+1+xfEhsEof3bZfpM3/kQKrXqoNOv4n5eu1zxjsugyAvF8ZZ61NTuyU9+85kyfINzF08G5uuLajbuCuTt3kTlJ5HkM8pbBrWoUmbYRz2yyMy5SEnt89i6NhxzFm9ie9XLKR3n65oaerSbcFRbsaIQcgV9bngmAQO7d0m0+e74f34vGYd9AdOlq2v3H8Rn/hMAt2dGNVFl1o6rbDpP4slKzYyZ9FMenUxpW6T7kz/1U+mV6DXCXrUq4V2hzEcD5DqlcHxrTP4Ztx45q7exJIVC7Dp3YUmmvr0XHKC27HF9XqNWzZB/DKwH7aDtxH2/KVCg/+KvHserB/Xi1YWbdl0OYyXr17x8lkerr8MxNSgKXp6ehgZGRWbzPt9z/WoBygeSeGgYrGCFhBA8vYaCukbJ+3tNtKvvxmG5uYYGHWg97gV7LkeTGDBVUio7y3mWHXha9v5/BEm7SHJ4o6TI0vmDKdNBxOMTFvS3Lw3A+fu5PitFEIUXrIlgEQdrST4B7uzaKglRqbmNDc0onFTbbQMjWTrrQavwD7gPuHJKVxy2s/sUcMws2iDkbEJrVp1YcrSAzh7yXurQryvM9PSCqsBi7EPzyMiKY09S6zR1dGiqY4ees0Mi02mfZdh739f5VMfFU3+H375XPwC7zB/cAe5XlpyvdoMXY1DUKosTjxuX2bNd2PoZmSGiak5Bs0tsRy8kPUnfPCIz/eNYM8rTGvfic6Dl+IQIY2vh1z7cz39unbFwNQcEzMzrPtOY93hq7hHPywaHPnh21md2FGnjLR38SZzB7bP18vAiMZa2jQ1NJattx22DqfQdJnd7966xKq5o+javEAvo6/5+pvFbDzph1dC/rmC3C8xuY0lXb9dwfnIPKLuZXLl1BpsO3cp0qt7vxlsOHoDj5jSelUYSOAlT3KyycqSFL2dtajNfPWSp5IcHmVlIVGAlRdPcsjKylI+Pc7h2QuBI0U2fMMFASTqBKH6ZaSvqg5OSMUv+j5+0akExmcRofixNtkAuzT8Yh4U3daJTs0lPDmTgFjpPtIpncDER0SUePRUAIm6OuQSGldoyxLz2Iyi79REpWUTlpiJf0y+Xv4xaQQnPSZK0e5puYTESvXKKNIrIim9QKcSx5Zqp3B80cipr1dIGXoVvcMnLZeI5EwCC/SSxldA3EPC7isMFk+TfoAvDX8FvaJTHxEcJ9csIC6DMCUfahN6vQ29MuX5Li0/r8n1SiMg/iHhJfWKScU/NkOe71IfEaSgV2BcJmH35bd9FHV6DSB5wxZT7P5OLSCARN0gfP/lBJC8fw0Uk6FYFnoIH3i/PiCA5J3iwX//4AJI3m9AVSShCSCpOlpVRFdRVugqfOD1fEAAyX+fGd7pGQWQvF4gvI8EIoCk6mj1PvxDnFP4x1/NBwSQvFM8+O8fXABJ1UliAkiqjlZ/tYZB/L/CN9+HD6gEkrS0NKRTTEwMycnJsuXCbWKeb5vKaIeEdPHp7fcRSK9zTgEkIum/jt+IfYTffKg+EJOeR2r6g1K88dGjR4+QTnFxcaSnp8uWC7eJeb5tKqMdkjKUj17+UB24Kv9fAkhEw1KV/VfUXfjv2/aBmHQJmVmPS/HGR4U3G1JSUpBIJIWrYl7JLSBu2VSdJCGApOpo9bYTrzie0F74QGkfUHnLprDdFUBSaImqMRdAUtrJK2vgCyCpOlpVVh8S9RI+9CH5gACSqsEZatdSAEnVSVACSKqOVh9S0hf/i/C7yuoDAkjUbuqrRkEBJFUn2QggqTpaVdYELuolfOhD8gEBJFWDM9SupQCSqpOgBJBUHa0+pKQv/hfhd5XVB14DSB6T6HcNl0uueEQlkleiqXySHsXNa674J2Tx6pX8x5fPnnA/2o/rrk44OTnj4upNWNIjnsuLwPM80uOC8Lh0kQtOTji5Xsc3+j5PFb6Lo1hcLJe2gACSt59sAsMicXC6wv4T9rLp9AUvvONUP14dnhyP4x+OReUL99v/53VuhGcUfahNAElFtcrGz9eHo2cucMYrSfa1ZWWJNTIljatXrrLf0Q33in79Ne0hNy67cNDOHrvLfvgnV7SOorxck8f4+nhz5MxFznrLP3AYnS4hODIS+zP58VQUHwXxtf+EI6dcQ2Vfj5UfS27XsIRYzp12KB1fZ25xOzpTfGCv4MOfymxX9rbH+Hp5cuSMC+d8UhTiK5egiAjOqNTrPKcvh6vUKzQuhrOnlOhlfxu3Eh/YqzCQPH/qzbru2vznXx+jM3wxN5MeF2sVE5xW0MKwCWP3+/PiZT6RvHwmwd9pF8O6tkZHX49mBsZofG5EpzEbuBb1IP8jfZJHhNrvZ2ovC9prNcdYT4v6GrUw6T6CXS5h5D4TH+ArZmgVKwJI5Imr7OBTr9xtFyemjeiHQUNtGjU2oplhE3RMurLqXKyKxJeDp+dRun9WjY+rVaN2nXryyWgQWxzDiChIGAJI1NNApmNKBlcvHmF8bws+rdmQr5e7KCRM+XEioyPZt2Uulnp1+Kj5QH69Eq+0nCrfAzwCUgAAEYZJREFUCPG0p69ZXf73bx/RrN8iHEPkx1a1j9iuxEYpD7jsfIgxvcypVkuTrquvKOjwiFsX9mJrrBAbBXFSq/Y/+fvfP8e05yauKG1Ys3G7tQ+rav+m2iefymNLur/pCHa7RhcBv9BFiS5KbZpHdHI6lxz3MbK7Kf+p1YSe668X0+uG46/YGCnX63//Xp2WfbdyTemxH3P72m9Y/ueffPLpZ8X0qmM2lv3XYovpVXEgeeLNktb6fFlfgzrV9Zm24wqZz+StYykgefWSjMBTjLVojkWnRRy/6I67hxunNi+go3Zdus3fT+zDZ/AwnnOb5jF58VYcLrjh7eGG0+6FtNP7Cu0Bm4jIKtkXIz+nWJJbQABJBYJQaQAV7i/B/64LY3q2on7LEczdYMdpZzfOul5m30lHHPwzFAK2cB/pvABINA3pOXcHx+wvyidnLzyjHhbtJ4BE0W6ql8Pj4jm0YSatTVvS0rQVH9fRVgIkEvzuODNzdB+M9czQ1zesMJBE3b/H7z8NQ7tBK3R1/08ASZnxUYZesbEcWDsNC+OWtGzRiv/U1S0BJLmERkfh5KQQG7I4ucCm+TbUrt8Yq+/OqLjiLgCSRkYMXLxbHlvS/S/44l3RHrHX/B8/JNgJi45i7+optDQyx6JFK/5dV78EkOQSEhXJeSV6bZjbnZr1tbBe7KBCrwIgaWTMNz/sKaGXH76xj4ryodSmrwckbVtgZDWOcX2bU99iOKf9U3lecHumJJC8fJ6L84ouNNW1YO3ZGPI7Ol7xIjuag3N7oGk4jDNBqTx/+ZxHGfdJf/yEgo4VXqR7sLi3GQ31p3HjQTYKd4DkLbBYKmYBASSqE2WFksj9RA6vGk/TOi2Zsfcuvmp33RcAiV5bJhzwKxZsJc8vgEQdrXLw9nFmdh8bZm05xdlDK2isq68ESO7zx7bFDP1mCjtPObF+dp8KAkkO7hf207OdKYPm/8bYbp8KIHmtxjoHLy9HZvbuzdztf2K//yca6hiUABIVuqfEsmFSF5o278vGa4q3eBTLFwCJ/tfMPR5cZnyVjDexrmjHwuVsPNzPMq13H+bvtMd+7/fU1zYsASSFZUvMk6NZM/ZrmhoPYPPNeyq0KAAS/c4sOhWqooz8uK8HJObGmHb4gT/s19JJrxa2yxy5n/tC1jCWBJIXT6PZ3M+U5q0mcTVVoSuFLG7+NpPmnxmy3DEMSf7uCo3rSx7HuDCtUzOaD9hE+OOnCr+JRVUWEEAid+43SUCRIV58N6QFX1kvxsE/vdxAkp+rAEi0TRm05iTON725eDsMz8hMwkokeAEk6mkVfu8hd30jCE7Oxv/8JprqKwOSPPwiE/EOTyEiLo69SyoGJGFxQawb34PWvb7n0KVbzO4hgETu0+rpVFheppdfJCHJ2fieW4emnjpAkoOfy246GDXCbNRubiTkqIi5AiDRtmDUz2dk8eVyOxyvqIel4quwPmJetn7hKZm4+0URkvIYnzMr0dBRB0hy8HHaQRuDRliM28+tRFV6FQCJdmvGb7bP1+tOBN7RDwkvkQ+lOr0+kLRdhn96EBvGdUDDqCcHPZJkPRslgeRZxnWmmhhi3HYZAc8VqSMPv9M/0aZ+HWYd9SdHxipZRPvfwsXJETu7Xcz4tg8d2/Zl87kAnr4Q/SOqIERxuwCSsoNP3eTk5+HKyA5f0GLoBn7f8zvrlq5k3pJlfPfzDg7ciSL0vkRFwiwAkpo1qKmti5GJOWYWPRg4cjE/HryDe7y8fgJI5LZQV5eAMoCk6Bjx8RUDktSHuNj9QksjCxYd8cIzMIA5AkhU+HfFNPNTF0jiItg024Z6Tdux3DGKiDRV5ykAki+rU1tHLz++WvVi0OjvWX7UE68EVfuJ7UXxoQQE8n+TqA8kcWGsnWZNPR1LVjvHlaFXAZDU+II6OvoYmbTEvJUNg8f+yMrjPvgkFtflzYDkeR6Jt/fQ11CLDsN+IzLvOSWB5GmCE8NMmmHefxuxLxQHpr4k8uLPWOn8izG/eZIt7QCRhLN3/re0MjRAW7se//pHNYytp3PmbgpPFHdVbIHFcjELCCAp7uDlB6Hy8l63HRlo9jdqaZrR2siAtp26YNW2I5qNNWncwZYVp0OKDcaSn0dCaFw4pw/tYeeB4+zcf5zNq9YxsI0RX9TvyIw9bvjfyz+nABLltpfbsvTvbx9IJAQE3eK7fp3oMGIrLtFZBIYIIClLg4r8ph6QSPC+ac8Ai+roDNnApXD5OKvS58olJDaEk0XxdYxflq/CtqUB1Rt24bvDPgQWxFfpfUv7kyijaBN1gUSC17VT9DGrjv6wzVyJzCoDXnMJiQnG7mBhPjzGz8tWYNNCnxqa1iw87k/QfXkd3hBIXvBC8oDTP3WnYeNWzLfzIdqx+FM2T1NcGG2kj7HVGoKL9ZC8IsZ1C131P2HiPi+ypT0kL/JIS4gmJCgIH5+77N40jXaGGhi1mYZzXKYYQ1IMPZSvCCCRO/ebJJtCIGlqu4gDTp7cCIzBzS+S84fXYqrViBa2v3D5nqpeEun2x0VBGpX0kGvnDtDL+BNq9VzK+aD8W0ACSCqu1VsHkvupnNk8C0PzHqx0iJE9ASWApOK6qIo1dYAkKimZI+vHo1m9BbMOuBGYqiquCusl/V3+2H1UUiaup3di1awa9fqvxTVM1YDzwv3FXLle6gFJVGIiB1ePplENC+Yd8SBIZW9WoZ2L6xWZmImL3RY66lVDY9BGrkZkFuXKNwYSeElGnAtTTbQxHrCUU3uXFHvs95nEk4VmRhi3XoRnwTiT/KY0B6/jS7CobcyqC2HkKekBef4sg4vrhqLVsCGj9nkXPUasvCkWW6UWEEBSGARvNi8EklZT9nAzWv4F5fD4QBb2NEC/zRROhpeXOBXqEO7Dd0NM+ZfZZE54p8geGRZAomAfld3Ixcu8bSAJCTjLQMPmGFgtYO8VT9k97j/PnmaY5cdoW41np703N6OziCw36Ravp/KE/9crow6Q+PldY0K7WjTtuZA/fDNUPE5fju2C3ZjY24BqbediH5j6esdQ0wc/XG3VAxIfb1fGtK6Jbp8fOesvh4mK2CUq8Caju+vzSYcFOASnF+n1FoAEXj55yM3dY2lY15ypU0ZgaKhT9B6S50/i2TnYGN0W/TgbrfAaNEkSJ5cNol4dW476JRZ/QZoCW4TazUavaV3aLb/I88LHbxR+F4vFLSCApJzEpWbSCfa9wYRudaljuxyXYHnQhSV4Mae9IYbt5nE2Tn0gCfK5zkRrDerYrsAlOP8KTgBJxbV620By124pmhpf8YmmKUYmZrKpWXMDvvzqf/jk0zroG7dnwgEvglX2hlX8f6hI4q7qZcsDkqjURzgdXoBebX2GrHbCW+2n2YrbPdDjAt9a1qHBkJ+5XuYtn+L7VXX7vt36lw8kUalZOByci04tA4ZvcMEn5fXsGeDmwKD2dWg0bBu3FG75vBUggRfkJt7mh94t0ahfl89qNygCklcvnhJ0ZCqaGrqMW3WRxLw88vKySfJzYGL7erQcuQH/+xIyYn05sed3vOLSkDx5wpM8CbnpIeyY1IkG9TWZcSIcMa61OHwoWxNA8noBUiqwU2LZuXAQGhpWLD/ti19CFsGJGVw9s57Wunq0m3YC/7Q8IpIC2DBlKmNn7+BCdB6RKYkc2byNXS6BBCc8JDQpi4CoWHZvmYPGV7Wx+f4Ud+Pze1wEkKipVZqE8OQsmS29zmygqZ4eHX50lK2Hpsi77iPvP87fFhHJrgU2fGTQly0XwmXbwu/n2zw80Ze1Eyczft4uXGLyCPD3ZP/Rk/njfaRjfg4c55ctP9Pb7BM0WtqyZPtpTrsnESV6SIq61UvFSgnIj0qTEFagl8fp1WjqNsNquXMpvaTHCYm6zZxOJjRuNZp9ng9KnSM83pvV4ycxYcEeXGPziEiO59Av29lzJYTgxPz48o+MZPu6ydStUY8Bq87jlaj+hUJ5/8tf4Xe5Xg+5a7ccDR0DrFe7KNcr4gYzOxrRpN0EDnmXvjUWFufJyrGTmLj4AFfi8ghPiuPgz9vZezVMrldEBJtXjaPOlxoMWX8RnyS5Xm8JSICXuficXkbruv/kn5/VYuLvhW9qfUVuciCrR5nQuKE5VoPGMWHyAHq1Mkan0yD2Xo3i2ctXPIy9y/IRZlhYtKLPmDHMmDySwZ2boauly6Apm4lKU3xkWFlTLLZJLSCARM1GrkQSLZ14cnC/+Dt92+vT2NgYm7GTGPRtf1paGGA0cDq/+uS/JyHE9yz9m9anobEte7wkhCdGsnFcT5qbtqVL9+GMnjgF617t0NE3xmLAeo57PCjq/hdAop5WQdGxbF+zgDGTZjC8R1c+r16DepY2svVJKw9zO1LakOVy3fUc8+fOYMyYCXQz0eejOppYDR7FmOkLWX30tmwQcrD3n9hq1kXTfCAHfJSfX4whUW6X0jGivFxgZBRbV82X6TPMujOfVq9Bg069ZeuTVx3FLaqwIcvh4r456DXQxGrGMTwVBjcWnivQ8yS9GtSmSetvOeyXR2hcCKuHd8HQpB3WvUYyasJkuvZoQ1M9E9p+u43TPplF8VV4DDFXrlOhXQLCI9i8Yh5jJk3n226dqPZFDTStbPP1WnMc95jCHuIcnH+bgbZGY7rNPYmXEr0C7h6ne72aNG0/imP+eYTGBrFiaCcMTNrTvfcoRk2YRJcerdHSNaXDyF854/ew6HaNtD6vASQRHJw1g+nzjpV4agZePg7n0NKpDB06nCOecUUvOJP2oGQm3mHfj7P4pldv+gzsz4hla3AOTiKv6JXwT8mIvcmRDcsZOmgQffr0YeTwiew8eoXEtGxBG2paQABJ2cFXGITqzKNSc7hx5ShTZ/SnS08bOlsPZ9qKwzgEJhW98yAs0JtVI8YybOovOEflEZ2Wg7+7F9s3LaLf4J506d4H674zmbvVAdegh4SnyusngERuC9V65BIQ4sXKKQPp0t2GLtY9sexsjWW3HrL13lO34RwivQedJRvYOGqgjWx756496NjFGivrXnTpM5zpW68QmJ5HqL8ny78dw/AZ27gYo/z8wdIruAW2jPzpAFelmpYLr6KM3Ea5+Ae5s2zSAAW9umHZTRoLNvSZvpOL4Q8KGqF07DYvYMjICey4qnzcR4jvXZYOGcXIOTtxleqVmoPfnbtsXv8dtgOlx7Sle//ZLNh5gauhWUQoxJe8TkIf1bbIxS/QjaUT+ivVq+/M33CNLBjXk5bKsU3zGDxqMruuy8d9KB472PsOPwwawejvdnM5VqpXNr637vDz2rnYDsjXq8eAuSza5cI1qV4leh4rDCRqtoui2HuygACSqpN8BJBUHa0Uk65YFroJH3g3PiCA5D2Bw7s6rQCSdxMo7yIBCSCpOlq9C/3FMYX+wgeK+4AAkndFBu/puAJIijt4ZQ54ASRVR6vK7EeibsKPPhQfEEDynsDhXZ1WAEnVSU4CSKqOVh9Kwhf/h/C5yuwDAkjeFRm8p+MKIKk6CUcASdXRqjIncVE34Ucfig+oBJKkpCSkU0REBPHx8bLlwm1inm+bymiH2HuZxD6QPj4lpspug6WrN/LlVzW5cNNL6FVF/DU6TSK0qiJaSeM/Oi1X6FWl9MohKeVeKd746In05WRPnpCYmEhWVpZsuXCbmOfbpjLaITE5hce5ebKvI0u/kCymymuDe6lpXL12jYyHj4ROVcRXE5PvkS15IvSqInolJKWQI/SqGv76/CXxiclkZ2eX4o2PCu84pKSkIJFIClfFvJJbIDk5mby8vEpeS1G9QgtIe9mEXoXWqPxzqV7SCxHxVzUsIL2gfvpU+il58VcVLJCQkKBULwEkVUE9JXUUQKLEKJV4kwCSSiyOkqoJIFFilEq8SQBJJRZHSdUEkCgxSlXeJICkaqkngKTq6SV6SKqOZgJIqo5W0poKIKlaepVbWwEk5ZqoUhUQQFKp5Ci3MqKHpFwTVaoCAkgqlRzlVkYVkPw/23tluVd04SYAAAAASUVORK5CYII=</svg:desc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2639in" draw:z-index="2" draw:id="id1" draw:style-name="a1" draw:name="AutoShape 2">
              <svg:title/>
              <svg:desc>data:image/png;base64,iVBORw0KGgoAAAANSUhEUgAAAiQAAADMCAYAAABDe7i2AAAgAElEQVR4AeydBXQVx9uHUwqF4lDcgsaNQBJCAgQLFA1WXIq7S7GiRVu0FHf34MU1hBAj7u43NyHE/fnO3hsXIKX0I/w35+zZe/fOzs6+v5l3np15d6IQHByMsHl5eREQECD7nH1M3Mtt8yXaISgoCGH7EssmlqlwvfH09BTbV5avKQ31Q2xbhevwl6ybqFfp0svd3Z3AwMBC/ZcCWX+hoaEkJiZmfxX3ogVEC/yLFhCceVJS0r+Yo5iVaAHRAqIFSqcFBBhJSUkpVHgRSAqZRDwgWuDft4AIJP++TcUcRQuIFiidFhCBpHTqJpb6K7GACCRfiZDibYgWEC3wyRYQgeSTTShmIFrgn1tABJJ/bjvxTNECogW+Lgt8BUCSSVKsGxc27eLUDQfefV36iHfzlVtABJIvWWApFif2s3PbDXwTCs9rf8klF8smWqA0WuATgCSTzIxUkhLiiYmJkW+xscQlJJGWkSG3RUYqcbHveBefQmYB62RmpJEY/46YuCSyUudJkUlKYiwxcYmkZxQ8M08yIDM1nge7h9Ney4gdd4JIzv45JRKL0xsZu+wgHuHx2Ue/+H2a5DVb589ixVmbD977F38zYgE/aAERSD5ook9OkJmRQny2j8rav3sXS3JKevF5Z6YTaHmIIe1aMm7tbcJSc/1QRsI7IgKCkaS+5/zicy78S1oczn/vZeyY5dx2DiOtcIr/9Ej2/UWW9P5i3Tm4Yg6z9z0iLjnrLlITkPoHEJqQXKgP+Cw39V9f77PcxP9upv8QSDJJfhfEmydn2TRzPHra+mhpaaJurE/nCQv568otQt6lQIQt6yb3x3joBuwkCfkqZEKwPVsnm6DedS5/e0nI27TT4qWY/zYInYGzuOkkfa86sR5X+blnF4ZsuER0Uq7TIDGEi78Opkn3Rdj4x7w3j5L+mJmRTLifJ37BUlIK01RJs8uXPtn/BiMMWtN1/T0RSPJZ5uv8IgLJ59Y1nUifG8xo2wY1TV3a6uujr98WQ0Njlqw/ikNQPOlFtOG0GC8OLxyA8ZhVWPnlGXdNT8b7+nraaHVj/l9Pifo3ip8SzYuDM2jcuAcHnvvw747FpCEN8MTHP5zEvE62uHKnJeNpvpbWWt1ZtP8Z0cWlK+p41Evm9dBDd84ZYpPkQBJrdZgeRp34acEZgos65x8dyyQlIRp/D0/CYpLI+8waa3UI0/adGLrw7L94vX9USPGkf2CBfwQkadGunPp1JOoNm9CmYy8GDZnDggWzmDxlEAP79aR7l4789VhKRkYEFxb0Q6lJO3a8CM1TcVIJtD3NgMbfUe771my850liHqeQIHVkbY9G6P+0EltJnh+KuEGfxwdYu+M0bm8LvJr82YAkk9gIa5Z3V6f3tD14xBVRqE84JALJJxivFJ4qAsnnFi2NcI+zDKimiKbpdNbu2sUff2xg2viuqDWpicm43ThKCo/SxvjbsHvrb9y0DyQlM8+DTnoygU8PMWLCfA7dd+dfeWH7MwJJSrwX24fpYzJwBTYfQxdpSQQ8OcjwCQs48tCjZPdXFJA4XWPGjFmsOfaS2H9N6hS8nx6gr7Iai0695m1qbsbvHM2ZPn0Wa//V6+XmL376vBYoMZBkpAdxZdlIVOs3Y/Di3bx0l5AFw7KSZsSG4Wp5F5eAVNmISNDtNeioNcVshwVp2SibFofdxSVoVq9Gleo1MV5uTlRC9kBlOlLXk/RuoMZPK64R+U/v/7MCiRWLjBQxGbsN13+vlcnuVASSfyp46TxPBJLPrVs2kKgybIU54VmXS43x4M8pnahXpRN/WQWRkoc5PneJCuX/WYHEky391WlruoBX/8pwTqHS5x4oAkhyf/w3P6Xg/WQv3Rs1YdaRl/mA5N+8ipjXf2+BEgNJgstZftRqieagVdhGfPj5INnnOkN0VdEdsBPvVPloR3p8BOYr+qPfuS+9Orah2Y9rcItOlAGMMB3y5vh01NQMWHPNu5j51EziJAHcO76BKWPMMDMbzKhxqzhv4cq7bOgpBkgykuNweXaFDfOGYzbADLN+E9lw8Caeb/NMKWVm8i7cnSvHFzFKyH/wYEYtXcXl1144PtjD5KGdaFm1HLWbatGtjxnDxkzmgm0UGXG+nNu4iLVH7mJz9y8WTexDv8lbuB34lpSMNKT+zpzbtp5Rw4Zh1r8fo0ZO4oS5FdI8gzsFgURqd4F50yey444n6XmcZlKEOyfWT2TWzqsEvU0hPjKQu8fW59hj2JjfOPHYD1nWmZnERfjLfp+cZa/R41dz8aU7sdn2+u/rnnhFkK1IKC6M9jmrQtFAQmYMj3dPQ6deW7Y+9suZek1PeofDw3Osmf0T/c3MGNB/CluP38U3Nkk+5ZyZhsTxCvNmLOX4y6xJiLQ4XP7ey4KlO7CwsODczpUMGzyQPqOn8/sdR6T55mAyiZU4cGnXasb368/AgTNYeugcx/4YT6O8UzZvfTn7+xwGrTmDf1Sug0gOfcH6GTNYefBpzohDyrsInl/axZzx/TEzG8iQYcvYdcUZT9tLLBrfDbXaFalWpyUmvc0Y/NNIDj0JICkulHv7f2XZzsvYPD7OmlkD6D16OWecgvB3uMzcGUs59SpELkxmJqlvo/G8eYat40cx1MyM4cPGsfXEY/zj8zilIoAkOeQ56+bMZYO5U47IsvJe3Mnsn7PLu5zdV13k95OaTOQbay6tms34/mYMNBvA/GW7eOT7TjbCnp6SyNPDs+lrok2tCt/Tsq0JffqbMeWXzViHQnLIM9bOmcvGa8451yMzg5hQL27s+53xI0diZtaf4cPGsu/kI8Li8pQ/1pVDK+ay+fRTHB9eYOWc8ZiZDWDE8t088I3NM8Kfm7X46d+1QAmBJAP7Y1PRbFWfcXttSP6Iziwt0Y99P7dHw+Bn7gQJIaeZxEe+ZkU3XQbM28vhdcPRVDPliJ0kq8IFcGCMIZodJvEgOF9Lzrnz1Ggfji8bgrpGR3oOn8TkKVPppaWFikEv/rjlJJ/+KQpIMpJwvryBru0Nad95CGPmzGVU9x7oaajTb9Fh/BPkwJQY4sDmyQa00tCnm5D/1Kn0bteOoQu2cufeHdYunEzb6pVppKXP2NnzWfrrHp55J5P51p61gw1pa9KTnm106WyiRqce07jgHIzE/QlLR3RCXU2X/uMnMHvqGAZ1UqalshozdjxBkiS/dkEgSfC9yZh2GnSadoCAxKzGk5mKn8UxemsoMWnHXSKiw/n7j4kotdSn27BJTJ85i7FD57LmrB1COG9KlBdHfhmEmkZHfhwh2GsKvbQ0UWnXhx1/u+SbLssxsvjhP7GAOELyuc1cBJBkZpIscWT3tK60bDaMCy7h8hi29ERsTq2gU7v2GHcfxs9z5zKiS1d0NbUZuuoMIYI7ykgh4PHvtFXvxK/XPOWFT43mxaEZ6Gnq0rlTb3p2Hc6M8ZPobahPU9XubLzjQVLW00T6W38OLOyMSjMd+vT9mZkjxtHR2AiVhjUpmxdIIt6wemQbqvZfh1tYblB+vOcFzNQ1MV1wQR6/kh6HzbFF6Ki1pUP/8UyZPYdJw2cwe9djfD1fsmPNXDrUq0m95moMmzWXRUt+586baNJjfTg4swdtjTrTva0BnYxV6dhlOHsfOeH6cAu66iasueklv7/4aKz+Wk0PXT0G9R7DzMkzGNG1M82atmXGwWdEJWf5pSKAJM7jHP1at2HwzhfyvNLisD66EG3VtnQwyy7vTOb8+UT2hmSC1VVm9OxJj449mDx+LjOHD0dPRQ3jEWt5GZZCRmoS9rf2MmlgLxTLlUOn72CmzV3Mxl1X8Y6GOPez9G3dhiG7LHIqVkKgLb9P74VyS016jR7DzBkTGN5djRYtWjBq9RX8Y9PlsCl9wfzuOuh160ePdj0ZOnQyM4YPR0tFjQ4j12EZVnR/lHMh8cMnW6CEQCLl6jIzlBursumRHCAEwHjnZ82t6+ZcuXJFtplfu4FrWCLC1GtmejKOZ2ajotqO1Vc9SSMDqeMxeusYsvicCyHPdtJZR5XR+21kUzqpEQ+ZaNgao+kniEzLQ6/Zt5qRhpv5Ujqot2H+ESsiExJJSopH4nadX8yaYjR1D97SNIoKak0MeMz8XloY/7wHp7AYEpKSiI/x4+62vmi27co+y2hIT8Xh2BSaq6gy9egDgmT5J/E21B8nxzdI4tKQBr5gXjtFOo3ZwpvIJJKSUkgTeOKtPavN9KhZTZuff79BSOw74uMTSIqN4Nra3tRT7MLvJ98QGSuUOQmp30sWjGxHc9WBXPaJkTWKgkCSlhTKyRmGNGndlf2v3sqskBEvwXxNT2obDuOSXQQxYVYsM2lBx9FbsYuQ552UkEBCcprsTSjny4sx0tBn0XEbpFn2inC5yqK+TTCesR+fqOzpsmwji/v/ygIikHxuS2cDiSIdf1rKEcFHXTjN9l8m0K6tNpO3XSf0nTwIId7nFpO7qNN52mHcJbEkJiURF+WJ+fpuaBr155R93HuBpEnFunRceIhXQVGycyWvT9JfvyXaU48iSZBfI+DGr2i3bMaP047jG59IUnwcgRY3mGOoSsV/ACSyGJEhOrTpPpcnQYmy6yYlJhKXmEpGZgbx0c5s6KNGW9O5PAvL8lUCHMXLgaRWhRYMWHEar6i3xMfHk5yciF9BIEmKwuXRGU7cdSQ0KkHmu956PmVBPzXqDd6EZ0SCXMSPAJLkOE+2DdKmbY/5PA3O9VVCeQVvn+B+l4Pn7uDgH0NiYhIJMZE82DWaempd2HzXV3adjPR4nO/uokuDxkw/8ITw2CSSk4X7LQwkmakJvNg9EsWmevyy05Kwt1nlD3Fg/SxTGjcx4YB1CLKXqKQvmN1JjdpqPVhyyRZJfCIJMRLu7xxFPaVO/HbDI9/LF5+75v4v5l9CIIng4sL+qDTuyhGHt7IKkJmeiu/FtXTtYIienh5KSrWoUb8ha/6WyKcYMtORup+md31Vhiw3JyI9hVd/DkVVvx+nHN+RGvWMWQatMRx7hNC0DKRPtqOvo8KYww5FRr+np0o5OV2HJkrKLN5/GXNzc/l26QjzRrXnB4OpPPKOIqPQCEkq7jc30anFd/RauJXzV7LOu3qZI9un0LSxJpP2vyIhJZIT03RR0zfjuk9RYelCUGsxMSQCkAwwpGXXNTi+y3kBmYRIZ9b2qk+7YauwLxAU43puDq3Vm7H4ir/MngWBRHi12uvhRto01GDs1ofEkkls2EsW6jfGZNzvuMZmkhztxf4J7WmqPYgV+17gF5RM9pvX6SkSjk3RRFFFjaUHruSx12HmDG/HD4YzeOobVcSr1/+LzeG/v2cRSD63zbOBpBbVGqii1bYNmo0rULZyPYznH8Y1OvupNwXH80tp16wiA5bv5mK2f7hykf2bf6aRoh4Lz7wh5T0jJI1VBnDaKjC300p0ZF2f9mj334JnvHCdRG6t7oWqqiF/PA3LvfGiYkg+coQkLSmC6yv60VSpG3P+uIuLdzzpedxWSnwxMSRZQNJYdyZP/KPlIwRCiTJSCgNJdkkTEgj0sef27RuYX9jHxL461B2wPndZhY8AkrTEcMyX9aGpcnfm/nEPV++EfOWVXSo9ndgwf54/v4f5lQvs3TiGBiodWX/LO6skxceQFBwhSU0IYs9IZXS6T+RJ1gxU9u0E3dtMR826jD9oR6JAJAKQdG1D6wmHCMsOjMxMIeDVHjoqGrDghDVZ6JWdhbj/ly1QQiB5x71Nw1Bu0pIFF93kQarC/GJkEM5OTjg5OXF2wwDUlPIACZkkRLqwrkcT2g5eilVQMAcmG2E08g+8EjMQOswzM9qjpjcAc68oHm8fTxvtIVzwErrewn/pKYHsHaVJjWpVaKGhiaZm9qZG06b1qWMwmVtuEaQXApJE3lz8Ff26ZanXSjnPeRqoqjalemNtJu1+QnSSE+u76NDaaAk2WVM4+UvxASAZbITqxINI47JDvzN4G3yXCc1b0GvqUfwLDEb431iNplpz+m1/IXvNtyCQyKa4IhxZ1b0x+kNXYh+RSsDdtag3b83UA1bydVfSUwh3vM+qSf3Rb21A1+4DmLrhGG7hKaQm+fPncDVqVKtayF6KivWoaziNOx75X7vOf7/it89pARFIPqd1hbyzgaQVppN288jRAetHF1g4pQf11Qbx5wNPeZwV8VgdnYtWrXI0UFbN5x9UVBSp3tSABUetiH8fkOiOwNw+O2xWuLYXOwaaoJsDJFFcWGCKpnp/znvmTsPwCUBCRjoxPq/YPH8URq116dipDyN/2YGVT4zsAedDQNLUbD3ueddpKgJIhHVc/F3usXzaGLp26Yi2thaaGkrUrlmJaiUEEqG8b70t2TxvJO2F8pr0YdTSnbzOihFJeufF6V0r6P9jD/T1ddHU1ECpZV3KNGv/j4Ak6Z0Vi9uqYdRvE27ZLjmrykkt9mGi05j2K64Tl5wuB5LubWk775z8uyxdGiHOx+mj2E4Ekiy7fc5dCYEkA//7W2jfqjH6E/bgKaw1UuDP5vDP6KjkBRLITIrm0Y6h1NIxY+/5I4zqqEuv3x7IY1DSU/G+sghlrfZsOneLtSM6oDfhAEHxBWpP1nXSU0I5NL4NqrpmHH7qivDv2/NuXv5hxAsL+hQCkmQcr6zFuEkTpvx5GwfX/Od5evkQFp1ASnIgf43QRdNwIg/D8jxq5NxnSYEkk9jw1yxs1wSTsX8UeCsnHfcLS9BWb8HEY05FjpAIl81MlHL/98HU1OjPkadOXFhgjIpRPy445wa7ZWakExcVio+VBceWTEBdSZ1BCw7iFhnM/jE6qOkN5thz93y2Euzm5R9OQkkXQMqxhfjhUy0gAsmnWvBD52cDSe5bNpmZyXg92UfPltXRn7oX7yhhNDMRmxML0GvSkrmHHuDkVsA/ePsRIax58UlAEsPVpT3RVO/Jadc86wUUBSSRjqwfY0D1Xr/iFJqbtlAMieAfMjNIjJEQ4GDLld8WYKipRrdR67GNgn8DSOLDXdg6Ro06WgNYffSZ3He+uc+6kcY0LimQZJU3ISZCVt7L6+fTTlON7mN+wy4qnRd7x6CtoorpnKM8s/PE092ZB0cXoq7e+R8BSXKcB5v6qKL34yKs8r1llEHoox100mrIwG3PckdIRCD5UIP6rL+XEEggNcGdg2M7U7epJrN23cY/JDFnegBSsTg8Gq0CQALJ+L3YQ5emegyZNBTNNu347UGErANGmNJxOkcfFVV6Dx1Pd2Mtph6xJr7ASEK2FTJSE3m6tQ/NNNqz/WH+VQ1TE98hfRsrj+coBCQQ8eoo/drWofev1wnPec0YhM48Niqcd8mZCPnfWWNCU3VDduTJPz0lhbdRsSSmCW/4OLKyW0OMRqzDIW8lF6ZsCo2QQPLbIA5NUaG54WiuWEXJy4dgS3/+nN2dllomHHj9tsgYEvl9JxNoeYS+TTQZsWg+Zm106LX4Qk6MTVqqBA8nH1n5hcCdJIkvf05UR3vgfCz9E3i0qSfNtDqw63F4vreWUhNicu2VbWBx/59aQASSz23uwkAiu2KMl6ztNdDswymbUIQXAEMf76CbTj2GbH6IVHhizvrLTE/jXVQEccLz1ycBSSYOxyaioa7GLxc9sxZAyyQp3J6/Zvfmh7wxJEkBnJjfl6bKw7jqIkEWTpcaj+PZ9Rg1VaJ7VlBrZmY0Hg4eRMWlCWRCWlwUl5Z1RK3TIG56C0ASyO7harTuNpW8s0TZMSQfHiHJIMrvMTPaNqbHrIN4xGSQSQbJ4Zb8NkybhiUEkpzyxqfLypsaJ+XCLx1QNxnCbZ8ozs/vhqZmf047y0d4SH+L9YnJtFTNO2WTht+LI/RuUZsJe54i48ksrQpO2aQlvuXacmOaaffg4P0wshfnTUsO58Jvw2il1Jot9/xl+sumbEQgya72/y/7EgOJABDRrneZbNYGxTqt6DN4FkuX7uavbTv5fflChvZRpUGT/CMkkMFbn8fM6NiU6jWqUl9vAncC4rOmZDJJivZix3BNqlWpQfWW3Tlg4ScPMirKJALAONzArL0iWt1GsnHbIS5evMyJE7tZOGsS647dI0IYDS0CSIjxZ/8CUxQ1OjBn5QZOnBCCcI+xdvVSFi5ezEPfdFkQqO+zv+ii1gitblPZdOgs5y9cYPsvv7B00zFcIiElJoRDU5Spp9yFNdvPYn7qLBY+CbK3bIoCElIT8by1FYOm9TDsNo5tJ85w+fxxdq4chWorDQasuUpYlgMsPGUjN0JatCe7pxrRsHoNajQ0YN29IFnQMKQTFXyLGZ36sHDlTs6dvcLpHQvppdeQnvP34xOTRqT9VfoZKqJtOopN2w/L7HX8+G4WzpzI+hMPkYgTo0XVtP/kmAgkn9vMxQAJqXjf2oSxcm16brxPrND+or3YPt0YRa0uLFi9mVOnhED9I6z+dQmLV6zGIuhTgUSIJf2bUcYtadFuJL/vOcWVwwdYOMkMlaYtaKiRd6XWBCwPzEanbkN6TNzMoYtn2fP7L5jq69CoasMcIEmKe8ny3gOYvUhe3ov71zC0oyL6w1bgIMToJ8VyfYUx9ZtqM2/9KcxPnOSBy1tS3smDWj8MJJnEh9mzpq8yLfRHsfrgOc6d/ZMNU/uiXk+hxFM2ibEWLOs1gNmLt8jse3Hfan7q0ASDEb/iGJ3I8+2jUG7amtErD3La/BQH181mUNtqfNs875QNRLv8zc9GVVHrPIPDR89hbv4Aj6jCQa2kpxBscZzu6vXRMhjKxkPHuXTpDPt+m4KumjJd5hzB823WsvZCDIkIJJ+7Qb43/5IDiTDklp5KpN8rLu1fzZDe6jRo0BjFRo2o16QJ7YYOY+3By7gWWGE1Iy6QMysHoVizFp0X7CEsMXe6JzMxBquds1CtWQONn9ZgE5w7RFlU6YV30T2fHWXhZEPU1JqjpqaNtnZ3Bo+Zwx17b/lCbUlhXN80Do3+y/MtHR/tZ8PxP37GqF0jlJQ00NAwwqjDT2w/eZHQrHfS05KlWF/fzuSeJqg2V0FViFPp1J0Vx/8mNBky05LxenSKn9pp07y5GgYGUzlkG0dmjBNbxvXEYOaRPDEk8jtITXjLq+u/M3qwGso6ymgIZW7Tm+nrz+IQmrsGSnLgXSZ1N6Hvlof5l47PiOXF4Xlo1ChLY5PFWIRnT9dkkhIXwP1tS+jfqS0qKhpoqhjRZ+punvtFyUZE0lMScH96mAWTDFBVbZFjr5/GzePuG598C9sVZW/x2OezgAgkn8+28pzTkHhdZlQTPcatuUFEnsulRluz7qcu6HWfz/NAeUxHpPdL9m8YgYFeY5SUNNHQ6EDHziPYc/GmHNwzUgh6/iedDX5kXfZrsalvsTq5CPUO47n2Ju8VfNk3th+dhu/ASxbUChlpsbjcP8AUUwMUFZXRUu7MsBk7OXZgE/1NB3DkhW/O0vHxYbYc2zQVk1YaKGm0xfjHCaw9uoWf2xkzcNkV2bLu6ckSXh3dxMie7VBW1kRDSY8uI37D3D4YYdJb+J9hwTa3mWzaTna91loj+P1+KClxfpxcPAitEZsLxZAEPNtFp3a92XjHR2YtYdTY8+FJZpgYodJSBW0tVYYOGs3M4X1oM2JzblBrtDUrhnSl45ILOUvHx3ldYUQnE0b99VKWV3pyBJZHNuYrb9eRG7j2JkRW3ncB9uybMxp9RRWUNVthYtCNeQumYWLQl81/y8sjZJSeEMW9vb9ioKSCqnJbeg3bjqUE4jwvM7yTCWP2WuYonZ4ch+P9vUwfo4OKTkvU1bTQ1u7G6CUHsPR5m7u+U5QVSwd1wWTppXwxJGGu5xim2ZVlZ2zFoNYcq36eD/8ISORFySQtJY6IMD+8vLLmW318CJJI8oiZp9DCK2hCjIOnJ0HSAv9bRhhqjJHi5+mJf1gUKXlXAMuTRd6PwjRLTFQQPj7ya3t5BRER+Tb3H/tlZshiKnyDJSTL3snNPlv4PwiRBARkzxH7ERgUQWJa/jmijPQkokKDZOUVYi28g0N4m5CS8zZKRloqEYF+spgMb59w3gmnZyQTFRqIX3iB+8u6dEZaIpER2fbywsc/jOj4FPnUVVaazLR4wgL88c+7WprstzTcrm+gY4taTNz3gph8xc1EWNApNKs8nl6BhEoTc6P9sxxTTFRgPntJpDG59so2j7j/Ty0gAsnnNncmGWlxhHj6EBoZl69NCFPMb0OD8PUJJja7PQlrlMRL8PfP9g/+BAULq1HnJCA96S3+Pv5IZXM4ssZFcqwE34DQAr5Pnr9fcHS+qVJh8cfoEH95PJdXABHRSaQlxxIcGExM1uuvcqukkxQXRZC3F56e3gQERxKfHEeEnx8BEdn3kklGcjyS7Pw8/QmOiCtwvfSc63l5hRCdJEyXpPFOEoxvSBRp+fyt4Eui5feXJ44vMy2F6OAAvIW4My8vwsKlREvC8BfOz16PKj0JSXAAfhG5D5QZqXEE+/kRFJ29iKZQ3jgicsobQLAkPre8gv2jI/DPig0MCAjhXXwMIb4BROUpj2Cf1PgYAn298fT0wi8wGuG2MlJiC1xPbsnM9BSiIwPw9hZ09cLbN4TId0n53+TMLr8kt/zCSwXpabGEePsheVf4Xwx87tr7v5b/JwDJ/5qp/n/vNz0xiPMrB9O86WDOO4QUcKz/v2UTr/7PLSACyT+3nXimaAHRAl+XBUQgKRV6ZiB1u8eU9oq0m7UfL2nuGielovhiIYu1gAgkxZpG/EG0gGiB/zELiEBSKgTPJDk2FOtHD3D0i8z5vxulouhiId9rARFI3mse8UfRAqIF/ocsIALJ/5DY4q1+eRYQgeTL00QskWgB0QL/PxYoFkjevXuHsPn7+xMZGSn7nH1M3Mtt8yXaITExkZSUFHErBTZwd3fnyJEjhIWFiXqVAr3EdiX6FbEOfN46EBoaytu3bwvxhoJEIkHYfHx8EBJlfxf3crt8qXaQSqVERUWJWymwwXfuJnAAACAASURBVKpVq6hUqRLPnz8X9SoFeontSvQrYh34vHVA6L+K6lsVsgdsBBgRnrrFv9Jhgbi4OLFzKyWdmwgkn9e5iZ2HaF+xDpSuOhAdHU1G9n+GzdPlikCSxxil6aMIJKWnAYpAUnq0Ejs2USuxDnz+OiACSWmijY8oqwgkn7/R/FuOSQSS0qPVv6W5mI+ouVgHiq8DIpB8RCdfmpKIQFJ8Zf/SHIEIJKVHqy+t7ojlEevO11gHRCApTbTxEWUVgaT0OCoRSEqPVl+j8xfvSax/X1odEIHkIzr50pREBJLCTiYsLBAPJzusX77k5cuXWNrb4+EXhKRA8GtkeBCuLtZYWgrpXvHa1g3/UAnSPOkiQgJwd3iDraWlLK+XNja4ePsTXsTbTZHhgbjaWWP50hI7By/C8uQjOAIRSAprJdglLDQAD8dcvV7Zv8HTP7iQXhLBvs6vs/Sy4rWdOwFh+fXKdriR4cG4O1rLNXtlxRvvwvoL+bnYvcby5SvsHLwL6ZWdl7jPr5tcL1teZ7WvYvUKC8DFKVcvazt3AvPqJQnOai/ydiq0Vfn2CntHb8ILtB+JkJ+tXK+ifhd1yq9Ttj1CQ/1xd8ij1xsHvAJCCrevMH+cnaxy2pe1vQeB4ZH5/KGQpzQyBD9vB16/zvKvlq9wcfMhPDL/9SVCfjZWWL604o2TTyE9hbxEIClNtPERZRWBJH8j8LG7y+6tCxhspEqTypWpXLUqdbTbMGzhFm5YexKR5eTCAjy4c3QJvbs1pWbNylSuXIdGqgOY89s5bP1DiIyKItjTlhNbF2Cm35pWVatSuXJlqrdSpuekxZx86Zr7dpM0kgA3a87vXUJv7abUrFyf9n028Fqav2wikOS3h+CQvG1us2vLfAYZKtM4W6/WeoxY8ju3bL1ynGaYvxs3Dy3kxy6KWXrVpbH6IOZvvIBdQKhMr2wHHBUlwfP5aUbqNZJpVrl+S3quvYpPdgcnleDv8pqzexbyo6YiNSo3oMOALdhm/y7uc+t2AVt4Wd9kx6a5DDBQopGgV7Vq1NXVZ9TS7fxt752jV6ifK9cPzKOHSRNq1BDaV12aaA5h4eZL2AeGyjs5txuM76xJDSGffFsjOv+0Dfvsa0dK8HN+xZnd8zBVb0yNygV+z04n7gvp5ml1jW0bZmOm14qGWXrVa9OOMct3cs/BJ1cvX2eu7ptDt46NqF5d0KMeTbWHsnjrFRwCw3KgRCr15OHVzcwaq0eDBnLdfvihHgN+XoWFZ1b7jozA18mSUztn0021EdUrN6b7qF28KUIfEUg+opMvTUlEIMnfyd37YxAdOndi1LRFLFs2n8HtW1C5nAIK31Wn6/Tt2AdEERURzLOTq9Fq8A3ftjBm+Kz5zJnUB+2G31CuQkuGbr8ue/K2u/QH/boaMmD8PJYsXcb88f1pXud7FL6rRutRW3kTFEWUNBKfZ6eZObwr9asqoKAgbFXQ6ryKVyKQFHKQudAg1+3O5n4Yd+7M6OmLZXoNMmhKpbIKKJSvQY/Zu3EIjCIqPJBHR5ejVk+Bsq06MnL2fGZP6IVmfQXKfa/EyN23ZU/e2XmHB7pydLkp9apUoWaFCpStUAvjqYfwFhyiVILXk5NM+8mEelWy9aqKrul6XhfhMLPzFPdyvW5u+JH2nbsydsYSli2bxwC9xlQU9KrwA30W7sdZaBNhAdw/uBiVOgqUVerMqDnzmTW+h0y/7yqpMm7fXYLDI4l6fYruuo0oV6kmhgOnsmzZsqxtLbsPP5ADpFSC+6PjTB7UgTqVs/Wqjn6fTdiIen2gfUm5vrYbhp27M26mXK/+ug2z9KqN2dIjuAZHERXqx52981CqrUA5la6MmTufWeO6y/QrX1mdiYceEBIRSVRUEPcPzaZdy4pUqqmI6fDpLF62lCULp7J02RZeukYRFSnB9cFRJpgZUTtHrxq0H/g7dkXoJQJJaaKNjyirCCT5gcTX4QlPX9niEyIsGBeO441NmDSpybcKCjTp/DPXbYMJ8njCyl7N+abMD/RYfBjbwHDCg17x16yu1CtTjvptZvPQR0jnxAsLK9z8w2UNP9z3IUt6aFFF4Vsat+7HWTspUZIw7E8uRFlNgwHTZzBIV5UqIpB8wFHmaubz5jFPX9nhGyocC+fNtfV0aFRDplfT7lO4bR9MoNtDfunRFIUytem9/ARvgiIIC7Bg11QT6pT5jkYG83niGyK/plSC092dmDavg0633piot+D7vEASEYr1sXkoqWkyaOZMBmgpUVlBBJKPBS5v+0c8tbLHL0svuyurMaxfTaZX816zuecQgr/zXRZ2bYxCmTr0W30Gx+AIwvyf8cd4Y2qVKY+i0WKe+YfmAMn3dZoz66hN0XUmIoRXh2fRUk2LIbNn0V+9BZUURCD5WL287B7yxOpNll5h2FxciX7dqpRRUKBlv4U8dg7Bz+E2czo1ROHbegxcfxHn0AhC/Z6webQhNb+tQLNOy7AIDCPC/jLDjZtRrlpduszeg4OXMJIsJVISSJCPPxERwsNDEBb7p9NCVZuhc2bRT7kpFRVEIPmIrvzrSCICSW7nVlQjDbE/Sf9W9SiroEDDTmMxtw7A0/oo/etUQqG2AWvOWRAiG8kI5tG+OWjW+JaaDbuw75V/fgcplRDi84DlPVtT7ZsKKHeZzj0v4dpSIgI9sbaxw8PPgo39DKkhAkl+2xXxZFSUVsKxYJtj9GleR9bBNe46iZu2AbhbHqRPrYoo1GnPhsuvCM3S6/7uaahV/5ZaTUw59DpQdk1JkCt7pupRu7k+S3b/yZSOavmBRColIsADa1s7PP1fsO5HPaqJQPKP9Qp8fYieirVkein2mMHfbwJweb6XnjUroFC3I1uvWxMm0yuIO9smoFztW+o068VRm6CPAxKZXu7Y2Nrj6f+M1V1bU1UEkn+sV8Cr/XRrWFMGJM36zOehYwBOj3fTvXp5vqnfhR237bJiPQK5uWk0LauWpV7Lfpy0C8Lq+Dy0G5alehMdfrvlXXQZBL383bGxs8fT7wkrOmpSWQSSrwM2PuYuRCB5P5C43d2EiWINyihUoO2QFTz3Csfp2irUq1RAoUlntt2wzYkrsb24CkNFBarUac6a6z6yedMQN0uuXDjDycN/sW5cV1rVqE5j7S7MPPiQiAJTMlFRdmw1E4GkONj4mOMut9Zj3KiaTC+DEWt56RXGm8srUKlUHoWm3fnzzpscvazPLkWvsQJV67fit1t+shEW28vr6NS0Ido/LuKx3d/MNCkAJPngyIaNvUQg+RhdikvjdH0VhvWFJ+7vMRq3CSvvUGzO/0Krit+h0LwX++875sQpWJ2cT+uGClRvpMrmvwNygOS76vXpM/sPTp48ycmTV7n91BbvYGGKoGDbfs267iKQFLZLQTsV/93h6jL061bmG4WKdJq8DRufEKzOLKRFhXJ807IfRx875+hleXSGbFq0RhNN/rjnzJU1w2lWqSz1WvRn243rXLwo6HWScxfuYucSVEgvqdSSXzuJQPIx/fhXk0YEkuIbX5SPDWt/NqT69wpUqKXKjB0PCZCEYXd0JtUrfYeCel8OPcgNTrW7tAbDpgpUrNWY+aedZEBid3IerepVzIoNUeDbsrVp020WZx97FGqAIpC8R4tCnUsRab1fs3K0PlUrKFChtiZz9zwhUBLK60PTqCp0cFoDOfHELcfuNueWoddEgUp1mrH4nAtR3s+Yb6ZDzdqNGPv7A0J87otA8jF2/6dpvF7xy3BdKpdX4Ps6Oiw++JygiBBe7p1E5e/LodB6KOee57aT16cWoNtIASHIeNlFN6KcrjBMv5ls9FIee6VAmbK1UdTpwy9b/sY7pGAdEYHkU2AkytOChUO0qPSdAhXrtWX5MQuCwoN59ufPVCxflm/ajuKypVdO+7I8NhOtBgpUaajMr1eecXRmX+orlKVSVVV0OypSWRYjUoYKlVrQ7ecN3LbxyTlXKKcIJF8NZnz8jYhAUtBpyb9LAp25umkiLap/zzeV62A4ZStvvMNlMR85QKLWmwMPXHIaUTaQVKrdhMXnXGVAEuRqifnl85w9e5w/t0ylrUpNyn5XC50ekzj5zDfnXLmjEEdI/pnDlCIJdOTi+nE0q/Y9ZarUo8OM7Tj6CnrlARINM44VASSV6zZn2Xk7LI4vpU2jKjTpNJWbzqFEiUBSoH4W3VZKrpkUScAbzq0ahWLVCpSp1gCTObtx9osgKi+QaP/EmSKApGqDVqy66klUuDcWF05z/uRJzp49y6GdG+itpsh3CuWortyPHXdy26a8jCKQlFwrQXNhGsWeU8uH0bhKecpUb0S3BXtx9Y8gKi+Q6I7kYhFAUq2xKuuuW2QBiQIVfmhIn0XrOHT2LLvWzEW3VlXKVFRi0tab+OeBWxFIPr4f/2pSikBS2MlKI/14cGwZRjUr822FamgNXsZNB2FIP0oehHpqHnUql0ehYSe2mltnzZlKsT7/K+2aKFClrhLrbvrKgCTXAUgJD/XlwZ6pNKvzPWWqtWL81jsE5mmA4ghJYS1y7Vf8b5ESH+4eWky76pX4tkINdIau5I5TVgyPRAhCnUUtYYSkcVd23Mqe447E6vQS2jZSoFoDNVYeuMT8vi2oVLESP87bz4PnlljePcRIg5ZUKF+TNsPW8bedM0FhkjydtDhl8zH6FEwTGeHN7X0L0KtWkTLf16TNiNXccwmQ2zUiBMtD06ghjJAo9mDP3ewptkgsj81Fp4EwZaPJ1ntZ6SUSorLW9JGEh/BwxwQaCfEnP2gwa98jQvK1LxFICmrxMd8jIzy5uXsObap+T5mKtdAfvY6HbvKYKwFIXuybRPUKZfmmWR8OPHTMmhKN5MWh6WjUU6CmYmu2P7Dj5DwzGpYpRyOVkZxz8Ze9ah/o8YJFnRvw3bdlMRq/ide+ue1cBJKvBjM+/kZEIMltALLGKY3E5sYWBmhVp6xCFdT6TeO0rWtO3EGUNAK3x3voXL8SCjV0WXriKUGyBX0CuLtrOmpVv6WWymBO2xWeExXy97q2BpVGVVEo15hBv5zDK5/DFEdIPsZB5ksjlfDafCP91IU3NaqiMXAm59645dErHJf7O+koTJvV1OPXsy8Ilunlz+0/JqJc5VvqqA9l74VTjDGsJJtaK1u+Yta6FhUpX/Zb2bFvypankuEozr3InUKIihKBJJ8W+epygXaV/ZtUguXl9fRSrSrTS/unuVxw9MjVKzIMx7//wKi2ABXtWHfxFSEyvfy4vnEMLSuXpb72SC46Zr0VlZ1v1t7twi80q1sZhRpqTN9zn6B8v4tAUnK9IrC4uIYeylX4VqE6uiMXcNk5d32fqMgw3tzcTLta5fmmtjEbza2zgvx9ubpmOM0rlaWh7hiuOvtyd9vPKFX/ljotTDlsFSwD0PAgZ7YMacx335bDaPxmEUg+vuv+OlOKQJLfcfq8OMu4zg0pW6YCijojOfrIucAKnFKCPS1Z1bcp33xTGZ2J23nmE0KA+x3WjdCixrfl0fn5T5yD/bC5dZUzJ//GxT0MqTSKEB8X9s7oR93K5ajQQJuFR18VyFsEkpI6TK+nJxndsR7flqlAM92xnHjqWsCmUoLcn7O8VxMUFCqjO/VPLPxCCHC9yaoh6lQvW4G2E/fh6ObA5YMbWbp0ae42byz6irUoW7YizQzMmLfjBJauWU+Gso5OBJKS6uX5+CgjjGvzbZnvaaE3gTMv3AqswCkl0PUxi00bydbj0Zu5j1f+Ifi7XGOZmQrVy32PwZSDuIeG4PjgJpeu3sctJFw2GhnsZcmOCZ2p+X1ZqrcyZss1lwJ5i0BSUr08HhxkqOEPlPmmIq0Mp3DeMg88ytqAlADnB8zv2gCFb6phMPcQrwNC8He6zKLeSlQrV4n2M47gGRaJ580N6LeoTIUfmjFhxwt8QqJwu7eDXmrVKVOxGaN/u4RneK4/FkdIvk7meO9diUCS2wCiotw5Nr0Xdb4TnorL8kNjNYy7mmJqmr0NZcOpJ/gGB/Hs9Ao6NC5P+TotaNupC507aNG4VnlqqPVi201bJFJvrm2eSaeWWhh16CrLo7OxAU1/qEG1mg0YMPV3HHzCiYqMwO32bgab9cHU1BiVusLITFmq1FTC2NSU3n0Wc9lOvkKsuFJrXq2Ez24cmmhKrXJlZHrVUlSnQz69hrHp3HP8ggN5fHwp7Rt+R4W6rdA36YKJsSaNapWnpkZfdt55g6TQG09RRPk8YHbBt2wiI3C+uYNB/XvL9FKuXU2mV9VaKnK9+v2C+Rvv3Cf+fE/oBcv/v/bdhX1ju1BTplc5ajfTLKDXcLZeeolfcAAPjizCoMF3VKinhEHnLpi0V6fBDxWopWXGn/cciRQW2dqzkB76OnTo3k3evoxa0+SHatRs0JKRa0/jKSzaFRmOw7VtDOjXC1NTI5RqCSMz5aheR5UOpqb06b+c6465K46WtMP+qtNLnfhzREeqlxXaVznqNtemY7dsX2iKaY8RbDN/jX+wP3cPzEOv/nd8X1+Zdl260slQlfo1K1BbZzD7HjrLpmekAVasH21InaqV+EGxNR27mGKooUjFSnVpbbqAm67+SISXBq5spX9fQa/2tKwpjMyUo0Y9NTqamtLXbCW3XHxz3uQRF0Z7b/de+n4UgSRvp+DEoZnD0FdSQqnIzYgFe+/gHS5FEu7N4+PrmNShDVpC2tat6TZxDgfvWOInW5UwkiAfWy7t+5UhZm1QVZXn2bnLENb9eQEH96wpHUkYby6soY2ORpHX1Gr9MydeyacgRCDJq5Xw2ZF9U4fQtkitBHsbs+TgPXzDpUSEefLwyGomGOuiKaTX1cV08nwO332Fv0yvgnlHEeVvz+4xA2mj2Y7hv57HT4CLiFBsz/6KrrZ6kXppt5nIaRuPHIf5VXdYJYatN+yZMJA2xerVgWVHH+EXISUi1IP7B1cyrr0uGll69ZyykKP3XxMoEV7plRLiZ8v5v5YxoG/rrPZliOmIJey9/FQecCnTKwTrU8vQ0VQrUq/WelM4b59nCqLE91REvfla8pDasWtsf3SL0UtZuRMrTz4jIEJKeIgbd/ctY4xha7lebdrQa9oSjj+0IShSWGRSsJMEb8f77F4+mS7qgh7KqGr0YMT8Azy0z/rfQ+FBvDq+BG2NovRSRtdgOpecfHL+1YMIJKWPOd5bYhFI8joUwRGGEBgQQECRWyDBoRE5warSyAhCgwJz0gaGhBARmXf9A2EVwnBCgvOkCQwiLDxvYKQ8ULbo6wnlCCI8q0GLQJJXK+GzoFfwe/UKCfuQXtnOsmDewjLxUiJC5PkHBsunBWSOVRKWo3lh3YJz9BJhpKBN5XoVtll2ewskn16S8ALtK5SInM5Nrr/QvoKDc88PDC6Y5kPtS9Sr+HoqgEbwe+q6oFfuP6eUCnoF5vq6oJAitIgSHuZCCcrxr4EEheS2UXn7Cn3PNYOJyPOPSUUgeW/3Xvp+FIGkoNP8cr+LQPLlalO8UxfLLNpGrAOfqw6IQFL6mOO9JRaBpPQ4CxFISo9Wn8sBi/mKdUCsA7l1QASS93bvpe9HEUhyK/eX3tBFICk9Wn3pdUksn1iXvoY6IAJJ6WOO95ZYBJLS45hEICk9Wn0Nzl68B7G+fel1oFggiYiIQNh8fHwIDg6Wfc4+Ju7ltvkS7XD48GEWLlwobqXABh07dqR8+fKMHTtW1KsU6CW2K9GviHXg89aBZcuW4eHhUYg3FGJjYxE2IYJaKpXKPmcfE/dy23yJdrj3xIJDp6+IWymwwZCR4/juu/Ks2rhN1KsU6CW2K9GviHXg89aBk5duyt68Kti3KmTPC4SGhpKYmJj9Vdx/4RaIiE3FJzJJ3EqBDZb8+hsVK1Xi9jMbUa9SoJfYrkS/ItaBz1sH/KTJpKVnFuplRSApZJLScUAEks/bYP5NhyQCSenR6t/UXcxL1F2sA0XXARFISgdnfHQpRSApuqJ/iQ5ABJLSo9WXWH/EMon152urAyKQfHRXXzoSikBSepyUCCSlR6uvzfGL9yPWvS+xDohAUjo446NLKQJJ6XE0IpCUHq2+ROctlkmsP19bHSg5kGS+w9/mPreu3+TBSxeiEtOK6SzTSZR68PKBOddu3MTO/y2ZeWJV0lOTCPW05sEdc8zNr3HzjhUugTEUl1sxFxEPF7CACCT/vpNydPXg6rW77D9xgf0nLnLu5ius/eKKDUT1CPbD/NxV9p24kH87/5An7lK8sgI4RSApqVax2NtYc+zCDS5ZBRWw/ztev37F8YI2P3GRo3cccQyLL5Befm1vSTSP793i4MkCWmXls//kE174xeRo9rV1AJ/lfiTxOLu5cfPaDQ4Ldjx1lVMPHLHzf1dIAxcvX27dvsYBmf1vcOpvN+yC4/F+T5CzW4A3V85eyd+2hOtceMJz7+j3nvtZ7vc9ZS0V14uIx8nVlRvmNzgk2PH0VU4/dMI+ILYIvXy4ecs8R6/Td92xD3m/Xq5+Xlw+c7mwXhefYuHzNp9eJQaStBRbNvVQomKZ76jdahAHn3qRXKBTlH1NDOfennG0qKXAd9XqMeGII+kZciLJSE3E7vouhnYxQFlDA03tNjSprknH0Rt56Ckhvaj8xGMfZQERSErayb0//Ys715kyvB/qTVrRvKUumjqtUNLpxjpz33wNKdfxxGNtfZofq1WmcuUq1G/YKHfTGcaumx54ikBSyNHl2q8YPUKlPLx9jHG921ClThM6r71XII9ADi8dSeNvvqF23Xq5Nm/cgrYj/uJVYGHnKlzTI9CFzaPb07RJHp1kmtWiSlUFKlTuwx8WfniU9k7nvyq/JAH7h3dYPKI37Voqo62qg1KT6tTWMGHChvNY+OTq4PLGgqUzhqOjpERTzda0qKtMY6VeTN5xD5uQ4oA/DssXh+la+XuqVK2Wq7OgWZtxHHzgI8JjSbSOSMD2/i0WDP0Rg5YqaKvp0KpxNepqdmbS5ktY+ubq4Gz3jMVTf0JbqRVNtVrTvI4STVT6MP3PB9iGFg38PpGxWDzZj0nF8lStVj2fXg30J3L0iV8+vUoOJMm2LNfTpOEPrVFXr0HfFWcIji/cV77zecmi3qpoaqhSW7FpLpBkZiB1OMc4PU0Mu63k4kNbbO2sMd+zgi7KDei+4BC+b1MLZyge+SgLiEBSTIdWkkYqS5vIm5d/M+5HfRq1+5klO65w9Z41Nx8/5fjVu9x2ii7QIWZfNwtImmvRd/F+Ltx6lLvdt8fWJybnPHGEJNtm7997+PlzdNMM9HX0MWjbnkr1lYoFkpa6Q/nj+I1cm996wvWX/nhLir6Gd7iUVxYv8qSX63Xi8Db6GNShuvF8LjlE5Gj2QXAqcT0rulyl9jphb3l+ZgtDJqxg24mHXH/wiivnDjLWVInvlQay84GPDO68ArzZv3Q4zet3Ydrqy1x4bM3V6+bMHWiAonoXVl/zLAb4s4CkmQ5DVx7Jr9t9R+z9Co/ClFpb/hd1KSyap6c2MWTiSnacfMT1h6+4fHYfo7q2pKLqUPY88ZM9QHn5e7Jn0RCa1e/GjHVXuSjoZX6F2f3boKhpyrob3sXolQUkTXUZufpYfr0eOPHGPxdQBZ3+IZDooKM+jmnTO1C/2ywee70lz2wMpMVjd2ElumomzJ4xAjWNFjlAkpEWz6013Wil2o4tN/1Iy5D3s+nxfpxY2IdmGiO54hQuTt18FH4UTiQCyb/k4MODOL5uAi3rt2Pukde8CfnYfLOARNWIyUffvLcjE4HkY2waj63dHeYPMGPhnqvcOLGe5ipqxQKJco8V3HWOfK/dP9hBSWJ4eHUXRs2a89OmW9gEJ35afv9Fx/KlXEOSiGdAMJaekbiHy/X1Dg7m+LqR1KpgyLKL9rhEJvL66UUG6lajzZjdPHTLhoh4rB7uo3MrNbrOPoN11vn59coCErXOLDjrIuryqboLevkH8cozEo+IbL0CObxqKLUqduBXc0eZXq8enaGfTjX0x+/jsUc2RMRjee9POrZQo8eCC9hknZ9frywgUevG0otuH9TrHwOJrtFyLlzdiImKKrNP2hCXmoskKe/c2TOmPe2GrODKsdW00cwFkvQUb7ab6aLVbhpPJHkjRt7x4sBctKtpsOamO4nivE1h2viIIyKQfEwn9+E0nq42LBymS50fl3PToSQdXBaQKLVm8Pqz3Hxsxe1nrrz2jMK9gPMQgeTDOgjOzTMsBisHb1xD43C49Qet1N4DJB3H89flx9x8bMuj1/68CYnPNySc31kWfX0PHxc2T+lEDfWB7LzvK07XFKi3H2PDvGk8/NzZPvtH6ikNZNd9HzwjY7h/+Q/a/dCcCXue8iYsVwcX76dM1GqFZrfFXPPOPZ6bXxaQKOkxdutFWfu688wNa6/oQu0r95yi8hGPFWcfdx8Xtk7vTj3Voex9LIyQvOXuuU3o1WzF5AMWOOQBRWfPR4xTa4FOz+Xc8CnKpllAomTAhG2XZXr9/dwda++3Rer1CUCyhtfeD5nVUwOdHzfiHJ0oHyXJTEditYfOLVszc7cFzrfX5QOSVOkTprfWRMdoDY5peakjiTeXVtO+UT3mnHIgXpy1+Qj8KJxEBJKiGkXJj715fZ8xHavTdvhWju09zPpfVjBr4TJmb9rOweeeuIUnFEP7WUBSpya1WrRCQ0uX1m1MMRu+gKUHn2Ppn1sWEUhybVGccyx43PEDQKL4Qy1aqWuioaWPsclPjJy5lQNPwnKe1gvmV+i7JA6Lm7swaNWEbnMP8zyPXoXSfmJH/fXm9w5bJytOnrzEvuMHmDlzAsYa7Ri1+iLPvWLxCQ/n8l/zaK7QhgVnbHDKY0c3f0eW9GiJSoefOeNUVP3IApJaNajbSlnevtr2YMDIxaw8ZoV1YFHniMfeX9disHG05IRMr/3MmDEeI432jF13BQtvQa8wzu+cSdNv9FlyyR7nvHr52bOgazPUOk/mvHNRujH4+wAAIABJREFUds4CkprVqZell65eTwaOXsKqk9bYBuU/55OAxCExmntbR6LRSpvtL8IQVnzNSAnjwoIfUW83HHPPBAILAElK4G1GtVZHb/Bu/NKz5mtk/WoGXne30U25AuP3WxOXUrizFY982AIikOSv4O9viMWntbG4yZC231CnqS7ttDUw7t4T005daNGiOU2N+rDqgnMxT96JuAV4cfXMMQ6evszBU5fYs2Ubwzu0pkZDY2bss8h5IhSBpHj7F6db8UDyDivLB5w8fUZu9yNn2TRnGlpNFFHtsoAT1pJiADJ/GbyCwtg3vyN1VDqw4rJXTgByceURj+e3n8weYeFcP7GKDqoatFJuRpUqVajdzIj5f73AJigRn5AQzm6dRL0aJqy+5oxbng7OIzCQDSNb0LJ9f45YF5F3ZAJu/u5cydO+/ty4hUHtNKnZuAvzj9ngmGfERdSnKBsWOBYWxtUjKzDK0qty5crUadGRRfstsQ1OwickmJMbxlGvZjd+u+2Wb2TD3d+ftT8p0qrDEI7bFshXpmsCrn5uXM7W6+Qldm/YhJm+Oj8odmfRKXuc8oy4fBqQpKXzzvYYPdq2wmTmSYKSM4j1vMJoY216rjDnXUpmYSAJvcd4bTV0um7EJd8ISSa+D3ZiqlaVKYdtxBGSD7NHkSlEICmqUZT8WDaQKA9cwYm7drxw9cfKyZe/z2yhTcum6PbfxoOw4mILhOO50eneITE8u3mcvrpVqN1rJbeyYhxEICm5LsUDiZCXEOmfNXIlScTdN5SjqwbQoEkL+m15/FFwYfv0GH00WqFntom7QcW9OVDycv9PdYySBFx9A3hs6cA9CzsOH99Fv06taNCwMwtOvsYpOITz26fSsKw+i8/b5nvi9ggKZvOYVigZD+ZYkR2cYPsC7Sv4LY+u7KO7RmUaDNjIffeoj4LP/ylN8kBfofuWJODi45+lly0Hj26nT4cWNGjUjcVn7XAKDub0lok0KNeeZVcccMmTl0dAIL+NbIZypxGcsi+uXRTW68HF3XRWq0KjwVt55JH7gsAnA0l6ciinZpnQSm8Yp+38ubN5GNptOvKnRSTCW74FR0hSE61Z2lYbHcNfsI7PO2UTj82Z5RjUbc2Gu+4k5x08KbLrFQ8WZQERSIprFCU7ng0kBtMO8twnd3rGI8CZX/pooNZ+Ohc8igOSIq7lYceiYbpU0JvGedtQWUS6CCRF2CmPsyvkOCOTeD+QFM7vzfUttGzZCqN5l/JNDRSVt09kFIcX9aZFc21mn3ApZgSs8DWKzktMl20X74gYHpnvoWvLSiiN2c0zrxBuHF2GmoImM4++wjFPMKSbvzVzO6ii0/0XbviVwIYulkztp0FlowWYO0UU88ZHCfL7QD3Mvrevce8d8ZYHl3fQqUUlVMbvw8I7GPMDi1H5Rpu5p2xwyvPGmqvvK2a1V0b3x5XcKsH0prfTc8b3UqNKxyXccI3M0euTgSQzIxWvGytQbqDKoKnLGN1Tg7bj9+MfJw8CKQgkaclB7Buug0obM8y98wS1JgZzfvVg6jcYwJk3weJbNkXRxkccE4Hk33E6Lm+eM6VnI+r1X8s9l1yCdw+0Zp6xJprGi7gW8PFA4mT3hMk9GtJgwPqc/EQgKblWJQWSB4dm0EKpFWbbXn7wqdnF4Q4jjdVo1mUx5q7Zb36UvIxfYyf1qfdk9+Iagw2qUKX3Gh64hvHYfBfGdasy4Lc72OSJI3B6eYxOzVUwHLmflyWAAkerO4zoWBfF4dt46vH2g1p/6v187efbPr1E/7ZVqNbvN564h/Pg0h8Y1qnOkM0PsBOmcbK0cXx+EGNFZTqMO8KrEujl8PI6Q4zr0mz0bl545S6F8MlAApnEBduxtEcT6tSqzw8NjFh305HkrJduCgJJZnoKLqdn06yxMj+vuYV/QiKJie8ItLvGRKMGtBv/B44RYgDJR7BHkUlEIMltLNmN5h/tQ/3Zu2wojRt1ZvUFW+wC3vJ/7J11fBTX+v/p797vve2t0xa3uAsRLLgHSNHg7tBCgSKlQHF3d3f3AIEkEEiI68Y37sFDhBZ5/167kd0Q6Yak97Ll/DGvmZ2dc+bM83nOc95z5swcScIDnM6soLGBAS0mnyQoI5fIxABWjBnLsEkbuRadQ2RKIofWbmDrtQCC4x8TmviEgCgpO9b9RJ3vatF93hk8EvJ6XASQqKiV7PFL0hO5Lb3PrULHwICW8y7Lf4cmy15BfI6nmzOrV+/hin+SfH9IwkM8vJ0Y1K0htfU6sdQxSR5EIxL8WDpqDMOnbOFGjOL80vRkTqz+Af3qpgzfcZ8wpbv2d/KfcgTnv1P+kckJHFy3ge2OQQTFPyIk8Qkh0TGc2DIT/a/+TYsph3CPySYs8C7ju+lQx3QsO1ylBCY+RhIby97ZvdHUM2PygRD5203h8T4sHjGaET/v4GZsLpFJcexfs4EdNyVI8uuXf0QEm5aNo8Y3dei73AFf8Zp2ITD8mW9FJMVzYO0Gdt6SFOolkUo5tmEqul99TOsZx/GMyybMz5lRnbWpZz6R3feiCZLrFc2uGd/TQN+CaUfC8/SK82Th0FGMmrkbp9hcZF+t3rdaln+IQq/wMNYtGkmNb+szYLUj/smKG7tKABJ4k/sYlw39+OIf/6Jax5m4xz4pbCzfBhIZwGSnSFg5ygLNepa07jWcUWN6YNvIDP32A9l/J7rw2ySFmYgNlS0ggETRyPxZZSz7/2y8HI/Qu5URGqamdBk+mt79u2PZyJiG/aewMyBFXulD/S/SW6cO9cx7sMcnh4jEKNaO6YZJw6a07TiQoaPG0r5zU3QNG9Ks/zpO+jwiKr/LUwCJalpJpDFsWvIzw8ZMZGCn9nxVtSq1WnaR/x6z8CD3olJxczrOoJYmGJu3x37gGPoN7o91U0M0jLowZt09vPPv6iS+5+iuUQsNK3v2+xWcP4cgXyfGdNCkRqOJHPJOEY9r3hGoIhJT2DazK5aNrGhma0e/UWOw79QQQz1tGrYdxSHZl1Rl/p/2jKsHf6OlmRa6pl3pOmIoPTs1w9jIlNZTduIWkzd+J9jrFN3q1UCz6SAOB+QSFhfK8qEdMTZvRocugxkyagztOjVB28CSlsO2c87/SakfwSu7vhf4woe1Do9PYsvPnbGwtsKma3f6jRxNn47mGOhqY9l+HEddYvP1esqlfbOxMdFCz7wb3UYMpUfHphgZmdH25z3cj5XplUOQx3Fsa1dDu8VwjgXmEhYrYcmgthiZ29Cp62CGjBxN246N0dK3os2o3VwMrOin419EcXj6NKbOOklc4Vsyv5MSdJ7pPUew5rQHjwq6R4B075NMnzKRLU7x8jEleS3rK54ke3Jg8QyG9OxN7wH9GLl0NY7hybwo+FKayk2wOFDZAgJIKjGgpGdx984JfprWD9vuPelsN4Kflh3jakhK4bcpwiX+rBg5nmGTN3Fd9h5+RjZBXn5s3zCPvoN6YGvXh272PzNzqwNOoU+JVLrzFkCiilbZBIX5smzSAGztemLbrQcdbO1o37W7/HfPydu4FvYAaeIj7lw5z6xZI7Dr1RNbu8H0nbCabVdD8cvvkZI1SGFBPiwdNpYR07bhWNhD8hxPdwemDfmeqdud8ElQ3LGJRkwVjZSPySZUGsDJvVsZNnAone160r3XAH5eeBAH30Qi0hS2laalcOn0bsbb95cf13noCKYfuo6bVPHIJTTAi0WDRzNyxk75HXd0ehaBHl5sXjubPgPy6pddvxn8utOR2+HPiFQa3yC0U9altG2ZXn4c372FoQMUek1ffJjrfklEKukVlZbMhRM7Gdu7X55ew0Yx68hN3KMVeoX43WfBwFGMnr0XZ9kYoPQsAtw92bhmVr5e9nzffxZzdzvhGvGs8OasQKty95AoN35i+/2zgACS0ire+7dfAMn7p0lBYBRroY3wgf++Dwggef+YokIlEkDy369E7xq4BJCoj1bvqrFIJzQWPqC6DwggqVDz//4lFkCiuvP/rwOFABL10ep/7Svi/MJXPgQfEEDy/jFFhUokgER9ApcAEvXR6kNoDMQ1Cn/8X/uAAJIKNf/vX2IBJOoTVASQqI9W/+tALc4vfOVD8IFSgSQxMRHZEhkZSXx8vHy7YJ9Y59nmfbRDbJpixPOH4MDqfI0CSEQjo87+K8ou/LeyfSDmQQ6JyanFeKPKixcvkC2yRvfZs2fy7YJ9Yp1nm/fRDqlPRSWp7EryV+UngET46l/lWyJf4Vvq6AOxD3PJyinevlYpeBiRkpJCTk5OwU+xfs8tIB7ZqE8gEkCiPlqpY3AXZRb+pW4+UOojm4J2VwBJgSXUYy2ARH2CkAAS9dFK3QK7KK/wLXX0AQEk6sEZKpdSAIn6BCIBJOqjlToGd1Fm4V/q5gMCSFRu6tXjQAEk6hOEBJCoj1bqFthFeYVvqaMPCCBRD85QuZQCSNQnEAkgUR+t1DG4izIL/1I3Hyg3kLx5nYL3mQ0sW7SMLUedSHj2opTG8g+exLpwcNN8Fi5dySW/FKXJ9QqS5JLie4MNa9ey/3Ykr16/KfhDrN/RAgJIKjkIZWTj5eHGprWbmDxjDpNnzGXllrPcCX9WyhTfOUikfmyevyj/eFma/GXhbs77JhOZP5OqAJLyavWEe9fPMWfxGjY4hBW3f2IKjpdOsHLufKbIbL5oM7tvhBCSkjdzbKnBOS0TP6+77Fq7khmydLMXsXD/Te5FPi5+jnecBbfUc/8d80t7hq+nKzvXrMi352IWH7yFe1Rxe0ozsrnv5sr6VRvk9eSnmfNYs+Mi96Iyy7B9FkGRwRw8tJnpc2V1az4zlxzm8O1oJCnl9SlxfHTaU3w8brNj1XKmy/z/1yUsOeTMfaVJDgv8V5qejfvd26xbub5Qr3W7ruAmfV62XhFB7D+4kelzZHotYNayIxx1jSUktaj9yw0kL1/4sqSNLv/5fx/zVa3WrDgXQFYJjeebZ/GcXtyTGl/9g399WYNR+4KUgOMNvz9Lw+viRga31ePTr6tjs/A6L18JICnBlOXaJYCkqIMXVKR3WUvTnnH50A66tbFBT9OYxs3saN+5OSZNOjLnVATSEhuTLLy9j2L79ZdUq1kHYzMLxdJ2PLtuSAvTCSBRUauMHMKkMZzau5QuTbT4d9U6tFnkWDQARsdxdPEs2pob0cy8Pe1b22CoXY36pi2YuP0uwSnZRY8v0C49C+9LxxjWvgU6tfTQ0TSn6rff8WVtPbr/tIlbUYrZad/Fhz64NOnP8bpwhCHtbNCpmWfPr7/9jq/q6NNz2nacpQp7SlOfcn7PRmxbNkVP05Smze1o38kGU5tuLLwQXbJeD3IIDLrLL0PboqNjRBObDrRp1RG96jpomw9ixeUwQgu0FetSbKhU79Kec//sQQa1aYp2TX10tMz56ptv+bquAX1m7uF24YzYuUhTn3B251o6tWiSp1cLO9p1aoZZi+4svRxbyrly8A+4zYxBrdHRNqZp8w60adkBvera6DQcyuprEYQp6fROQDLH2owGNZrTuPHXtJm6l9inr99qNN/wMPQm41rrY9PMilqamkWA5GVWIqfn98faqjV9uvXgu/o6AkjesuC7/hRAolTZlBy9/A1DFl6Oh7FrbIRu17lsPu+HW1AcHpIonL1D8Igp7Y4gH0h0GzFw1RVc/SMUS1ACkiRFOgEkqmkVJg1hzeQeGJm0omunbnxZV784kERK2L52MXN33sDRKwZPiZRrx1bSzKAWWl1WcCvuackBM+0p7he3M3HBbo7cDOG2TxgXLx1hUJPafPp5E2Ye8yNYTGlfsu1Kql+pT3A7v42JC/dyNN+e5y8cpH+jmnz6uQ2zTwUikdvzOfev7KKDpSEG3Rey41IA7vn1y8k7FK9YRT0pUnfTnnBt91Rqa5gxcPF5nANj8AiO4dLhjbQ3/hLLiXtxiy6rd0U1nytyzpKu8++yL/Uxd89uYeKi/Ry7lef/587tw96yOp992Yp55ySE5OvldmErbcwNMeq5hF1XAhV6eYXiFVeKXqmPubJ9EjUbNGTosou45Ot14cAa2hh+jfXkQ9yPUej1jkBijoXZWGb80o3azYZyKSiDl0qdG2/+yMR9348Ym3Zh7qzRmBhrKQHJa56lebLlh4kcvOFJ0t3tWJjpCyB5VwJ5K50AkkoKOCkxbJ/Zl7r1O7D4fCihaarmmw8kBjaM3R9QZiAXQKKKTbPwDbjFvFET2HjJA9ezK9EyMCwOJA9yiEx5SlhqdmEPlDTiDqNamtGg4c+cjynjC8ZpT5EkZRJVAB4pyRxdMYIaVeoweO0t/MRjgDL9uFjj/bY9k5M4tGQo1arUY9jG2/jL7JkcybqJdtTR6sbKq1GEqVi/opIfcnp5X74zac/CizGFWkcG3WVUZx1q2a/mdkQZWv9dQKIyr6OYXgnsmz+Qah81YNS2ewTIHqskhbNytC11dLqz5no04emq1N1copIyOLG4F9+adWbZldhCvSICXBjSQZs6AzZwN0pxs/DuQGIzj8s3t9DZWJNh2+7x7EVBL8kbch75sqyLJS0HL+faicVYmigDCbx+/ZrMzEx5U5rrsxcrcwEkb3HFO/8UQKJaRSkWRN+q4OEST6b0MqJWj8U4hjwqR0DOBxItQzr9vI7dR86x/6QrLgGphLx1DgEkqmkVlZZFUOwDuQZBV9eiY1gSkLydVybu13bQyaQ+VqP2cj+xlDu4tzSR+0ViEoeXDubzKrqM2e5KgIqN5Z/51Af7f2IC+xf257Mq+kzY40Zgei7hAXcYbatLvf5rywcQaU+5fXYRujU16ThzBzejHxGenMGpA0swMbFg6Prr+CeV8niuJK3FvuKxLSGOXXPt+ewjIyYd9CRIppefE0M7aNNg0KYiAPGnPp32BKeTv6FVQ4suv+7BKeYx4cnpHN8zH2MTK0ZuvkVgskKvCgDJQnwS3ZnTyxLDptNxT3+OvJPkzR8k3FxGE4PG/Ho0mEiH4kCi3NoKIFG2RsW3BZC83TC9228/jxsMavYfLHvNZ93c3xjTqw+du3an44hxzD19F//E0gZKZuHje4peDepQS0sHPQNjDA0b0dimO/1mHuN6uOIZugCS8mtTJpBkxHD6yB4WLlnOj9NGY2VkTtNO09jjFI+0oPdDhQYoJCSAOf10+NZsANtdEgoHIf9p8FUh7w8xD4nEl1l9tPjOYii7XROJepCLj+s5elp+TJP+y1k/51dG9uwtr1+dRk1g4fn7BCWXVr+yCZVK2DRtCMYmDWjYZih9B42kUQsb7Oftx1n6uPAu/EO0dWVcc3CQJ9N6aFDdehT73ZLlenm7nKSb+cfYDFrNhjmzGdEjX6/RP7D4ohfBSlBRtAzZhEYFseGngRiZaGLRdhh9B47AurkN/Rce5nZ0Ub0qBCSBL7Lx2DUGMz195l+J4ffX8Conhp2jWmLaZjxOiS9IEEBSccooRw4CSMrfyBWtQHnpfdyuYG/1EV/WMaZps+b0GD6G4f2H0NTciBqGjZm4zaPIYCzlPKJSU3Fzv4OjewCObv5cOXGWKb3b8u23+vRb7oBPUh6UCCApv1ZlAkmcHwvHD6CxpTXGpoZU+7Yqhm2GseJ4EIGpChBU1qrYdlIa59dNQbO2Dj1+OYt7aYNhBXwUv7MuySZJqZxZMxmNWnr0+e0CHvn29HQ+STfTKnxVzwyb5i3oOWIsw/sNopGZPjVNWjJ1ry/hJeX3IBdpWiaerlf5aWhbNDW10KinhUbD7sw45YZ7cqYAklLsVszXSzouMYWTKydSv6Y+/RdfwTO/3ty/eZjORlX4un5DmrdoQa+R4xjWdyDWpnrUMmvDjAMBRJSUn1yvZ3jcvsyPg1qjoaFNg3paaFr1YtYZd+6/pVfFgOTlK3LCL2Bvo0/jIZuIzH7FQ7999GxkRK81t8l9+UYASTlgojIOFUBS/kaupIpaACRmw9bh4J+MJPEJoYmP8bp5gDbGmph2WMS1fLAoKX30A0U3ZHRGNr53LzGw+Td83no6FwLT5UFTAEn5tSoTSDKyCU98RGBMOt5hUezZ8RttzeqiYTyQrZ7JKjSgj3A8uIXu2hpY9JjGaT/RuJXs26rq9ogbezdip9kAqz4zOeuvsGcBkFiN28HNwJS8+pXwmPvXdtJMVxOr7qu4VdLYnYwcPJ3PMKJ3c3S7TWD+fkdOH93JWPtG1Dc2o//6C7gnKs5TsfKrep1/l+Me4rBzLV016tOo3xwuBCrsmAckH9H4h304Bafm6/UItyvbaKSlQZM+63EqRa/7t04ypIcN+t1/YOHBm5w6so3RvS2pb2LBoE2X8VDSq8JA8vqPx1yea0t9ky5scfbn+C/fY9i4O8eCMuWPcEQPSWVghup5CCCpnOBQACRWY3fgKlV0H0ckhvFbd1MMm43nhNLjlz8NfBH+zBrUiE+aTOK0X6oAklLupv7MjmUCSbE8n3B62SDqNdCg1/r7fwIkD3Fy2Y5dQw1MbH9kh4sqAFM5vvZn16ye/z/g5q0tdDVrgGnXyey+k1LE/gVA0nTyYdxjFPUrLC6IWZ0MMG03jfNRxe0bkRDEwh6NqW3Rl5V3UvJ7UbIIDnVkWndDqtWzY9OdeCLK8YhOPe1b3DYVu44MbtzYQGfjeph9P5V9d1OL6CUHEuOPaD7tBJ5xiputsFh/fm6ni3mnWVyUFi9TRHwAv9lZUdt6IGvvpub3omQRJHFgchd9qjXowdZ7iUTm61VhIOH1S+Kd12BVR5dOvcdh18aAVtOOkJL9Ut6KCiBRHSYq40gBJMUrxbtU1PAQT6b21OfbTr9wOehhYeUMjXZlfCMTzFrPwyFZ9hggi5CYDIITnua/pZFNeMJjwtOVHxHk4OPuwOAWVdHqv5JbYXlvAYgekvJrVRqQRKVmEvpW9290xnNOrehPnQZ1ab/EKV/DPL0kCc8K36qRZjzgpvNOurfVwKz7JHY5l2/Mybv41985jTQ9A8db27Br3QDzXlPYczuh2GOUsIA7jOmsTXW7RTiGKj6YFhJxk5Fmhlh3Xc5N+R33c3n9kiTm6RUSfYthOno07LCQ68o9lOkpHFgwDP3qjZh7OUrlt0D+zjqoem3S9HSu39hEl5YNsOgzg/2uScX0CvW7xfAOmtTsuQyncMVbTMFh1xlqbECTHqtxkn/krKhekqgbDNbQxarLUhzl8TK/zqcnsWfOQHSrN2XBtZhCgKw4kPCGnIxwVvXV5LNPP+fzWh3ZfDuSP/Jb15KA5M2bN2Q+Tic1NZXYaxtoaKJHo1lHSUxOIfXBE169LnhjpzKa6A8rDwEk5W/kSqy46UkcWjwK7RrWTNrqgHNQLO5BERzfMgUjIzO6LHSQjyEJj3XjZ9tOtO/9K+fCc4hIimHr7FnMO3CDO75SPELicPG4y4JZA+VjSIatuSHGkBTryShbM9nXIQMj4+W2dDq0CE09PZrNOi7/7RGRTmR6Ju7OV5k9ayF7r3niGiz7NkUUri5nGNHWmLq6TfntYoIcSMKiXZnSsQMd+/3GxUjZebNwvbOdHm3qUce6KwsOueLiG674dkxwKpFpynBZdllL9KVyXq9655HFHZet2LWqQ53G3Vl8+C4uvkrf4glOI1IG62nx7Jo1AM1azZi+5ya3g2NxCwrn8LoJ6Bla0HuVk7z3IzTKhUnt2tN50CIuR+Ui60GZ970JNY06Me+IJ25BMXhIYrjtdI5RdtbU0hnGNo8kMRBZZZ97jovTJro0r0W9Zn1Yduwet5X1khToFcu2afZo1GnBrP3O3JHpFRjGwdVj0DGwpP+623K9QiJuMbF1O2yHLsdBmktoTAC/djGgpmkXFhzzwj0olvuSaG7fOs0wW0tq641ip3eKfOCszO8rAUiA359yf+9Yqv/zEzT7LiUg+XkhBZQEJDnPktg3byg9e3SnW7MmfP3lF3xtZsn33bvT56e1SJKf5L2xU5iL2FDVAgJIKq/BCLx/lXF9bWigVxvLTrY0bd4IfQtrOk9bzVlp3qvAob6X6KNdl/rmPdnrmwck238ejKWZGQ0tW9G+ky0mDQ3RNG1Dn5mnuRGqeC4rekhU0yooIpTFk/rRwdaONpaWfPb553xjaiX/3e2HDTiFZeDv58LMEc0xNzTEvG0H2rdpipl2TfQt2jBp2QUCEvO6mSVe5+ipURsN634c9M8lMimDzZPM+eLjKnz9bTX0jRtibKZYrPuswFGSUeyOUb2hQTW7v8s1RiSms+EHEz77dxWqflcdfROFLWV2bdR3NbdCHsjtGXD3LCN6NqaBfl2sOnWhiY0l+lZN6DprI5di8+7Cgz1OY1evJlpNB3MkMJfo1Mc4nVhNm2bmaNQwoGmTDrRu3w49Ez30LHsxeasXPokCIFXVLiIhlbXjDPn031X4plpNDIroZUGT/utwCXuI9EEOfrdPMfR7a+ob1MO6cxcaN7PAwLoZdr9u5or8w4M5BLmfoEut6ui0GMnxIJlej7h5dAWtm5jJ9WrWtKNcL11jPfSt+jB1hy9+Sj1d5QaSV38k47RnF1t3uZBWOPfMS54ke7Fv4VrO3Y3ged7TGnkb+jTSld07NnPe/wFv8t4L5sXzJG7tWcaCBQuKLUu2niOs4BViVVthcVyhBQSQVG6w9Q+6x8btS5kySzYHwwrWHb6Ne/zTwgYqIjKKgys2sGD9Oe4m5BKdkUN4eDwXzx9m7pK5TJ4xj2lzd7Dlgi8+sv+V7lwEkBS1h7JtFNs5hEZHsG/tAsWcQAVzA82Yw4y1Z7ktf9Uzk5AoCScPHmbmr3nHzlm0mSM3JIQovUIaERHB/mXrWLTxIvcScolKeYLDyQ1Mk+ubP+dQkfzP5eevSlnFMVEpj7l6fB1TS7HnzPUXcI15Ulh/fP1vs27LYn6aKbP9KjYev4en0iDH8LBw9i5Zy+ItV3BPzLdv2jP8vFzZtWYlM+VaLSicyya4pIGVSnVO4VdCK5mELAQLAAAgAElEQVQtIpMfcuXo6pL1mjmXWRsucU/pK8c+fs6s2bxIrtdPM1ez+aQbXsmKb/yEhYaye9Fqlmx34L6SXr6ed9ixekWhXrOWHpXPZfP23EPlBpLClk9svJcWEECiPoFGAIn6aCUaMqGV8IG/3gcEkLyXWPHuhRJA8tdXmsoKTAJI1EerytJc5CM0Fz5Qug8IIHn3tv+9TCmApHRnf98CgQAS9dHqffMdUR7hO39HHxBA8l5ixbsXSgCJ+gQqASTqo9XfMfiLaxL+9775QKlAIpsAT7YkJyeTlZUl3y7YJ9Z5tnkf7ZCe+XuRgZPvm8OJ8iiCoAAShS2EXwhbCB8QPiADkhd/vCrGG1Xi4+ORLbJR6bGxsfLtgn1inWeb99EOMamKj9aICv5+V3ABJO+3PqL+CH2ED/yXfSAjm/jE5GK8UaXg7j8pKUn0kOT3FhXY5H1epz0TPSTqEkQEkPyXg514/VP0ngofeK99oNQekoJRDCkpKeTk5BT8FOv33AJiDIn6NHICSNRHK3WBXFFO4VPq7AOljiEpaHcFkBRYQj3WAkjUJyAJIFEfrdQ5yIuyCz9TFx8QQKIenKFyKQWQqE/wEUCiPlqpS0AX5RQ+pc4+IIBE5aZePQ4UQKI+AUkAifpopc5BXpRd+Jm6+IAAEvXgDJVLKYBEfYKPABL10UpdAroop/ApdfaBcgPJ61fRXFs7gQG9+zF+3j6C0rNKbizf5JLsf4zfJnxPr/5D2XJTyqv8yfjevMgi0fsq22aNZ3jPXnzfy57Ri3Yhm0q8cL6+N6/5/WEC7mc2MX/4YPr37kXPYRNYccSJ5CcvSj6n2IsAksoNSBGJD7hx+QzTJ0yis11PunTvxbgpa7jsnzfbb/HKn01gqAu/9O1Lxy7f06lrd8Uy6Ff23o4hIn+kvwCScmglm7QwKZFLBzfQb8gYph30Lvq2QEY2YeHhHN+5gh/69adrt+50HDCBuXtv4RnzrOixRd60yMY/+BYz7e2L6zV4LgfuxhbqVVzrcpS/yDn/3umiEtK5ffUE88YNp2fX7rT/vi9D5u/lqn9q4aR6RWyZkYmbyzkmDexGp+/tWX4xirC00myUjV/ADab37lNcryHzOXI/nsgPyNZF7PiO1x2VkIbz5WPMGTOMHnK9+jF0wX6uBaSVXG8ynnHX6TQTB3Sjc/e+rLoSQ3ipemXh4+vA1J69i+s1bBEnvBKL6FVuIHn5wpcFNrp89s/P+PLbhvxy0J2nr4uTwKtHUeya1p7vvvqEj6vWZNS+oDwgef2KR86HGNGmBZYmLWjb8nvMzI2o9l01mvedyZ2YXOTZPU3hxrKptLOyok+34fwwajB2NprU0dCh37IrPMhWmlK4+Ok/2D0CSEoLZOXfH5WUzsFVc7Ayt8TUvBU97ScyeGRfmnfuzW9nI0sOrg+y8PY+iu0339DAwIL2tnaKZeA8jt6OK0wngERFTdKzCPD3Yv388TQ1rsf/fV2XNosciwbLyEi2/zyGpuZWdOk8jCED7WllWZ8aDfTps8QB/6SsoscXBu/neHocpGPVqmgYWSq0kuk2aAEnXRMK9aqM4P+3zyMtE7ejm+nWuDFGBi1pZtMFXX0dvvm2GjaDl3BJklnMnlGxUWye0ZuvP/s3H3/+BSN3BRFaagP3nPv39tLuq6/RNrEuqtfgxZxxTyxFZxV9rdAvPpDjU5/hemgjXRo1wsigFc1sbNHR05br1XLYSq6ElaBXTDjrp/aQ6/XJF18zZl9YGQCZidvtnbT+8mt0TRsV0avD0GVc8Eguotc7Ackca3N06naiffvvsBy7maiHb8HBm9ek+J1jQCNDOnduRT0dLSUgecnjgAtsPupIaOJTMjOfkxbrxaoB5nz5fwZM3XuPJzIieZ7CvcuHOHk7jIzH2fJXjx/4n2ZQc03qNpuN7+Ns3nyw2FH6hQsgqaxA8gzXs+tprq+D1fBtnPZIRhL/hNDERwTFZiBJyS5SkRQNTT6QGNgwaoc7wfEPFUvCYyJSFekEkKimVUiYF3P7t8C4SS9GDxvKtw0MigNJdDiHDu5h2xUJPtGPCU18jNeNPXQwr0+DVvO5Fvu0FL3ygcSgBRP2eCq0kumW8ISINIVeCo1VK/cHeXzqEzwcj7ForyPOkgyC4jJwu3+dHzrp8p9/mDPlsDfB6Ur2y8jiztXtdG/UlPa27dDSUhFIDFrz0wFvoVdFASr1MfdvHGHxvlu45Ot1z+0q49pr85//s2T6CX8kGUX1crm0mW7WNnS0bYWGlopAYtCWGUd8i+kVmZZTpF6+M5BYWP7I0uWD0TCz47BnEr8r9ZK8fvEEly1DMLS2Z+WiSZiZKAFJSW3py+cEnp6Fzj9rM2TlVdJKeyLzNIBFvZuh0XAqbgJISrKkeGRT0QpakD4+gjWTu1Jdrw9bnWKJUq6UBceUuFYAydj9AUUq29sNlAASpUBXoi1l/2cTGObFurnLOekehe/VtegYGhYHkpLSR91lbBsLNK1ncvFPgaQlPx4OLlOvt/UTv1XRL5fo5GSOrx5DjSp1GbrBBf8URbqIhGAW2rfEstdstmz6BUsdFYHEsA0/Hw8RepXk9xXdl5zE4WXDqf5RfUZuvUeAsl7xAfzWuwXWfeexZd1UzLVVBBLD9sw+Hfaner07kNjM58bd/fS01KTXsms8yn2V30C+4XmKC9ObmtNp9Faczy3G8s+A5MVT3LaP4Kt/GzJl5x0eF8LNa/548YLc3Fyysx8T4riVng0b0H7aEVJzCs5XYrv8we4UPSSKYFeRBiM00J0f7XTQ6LOc635JBMdkEChb4h8SVuZdcz6QNNCi2bApzFuyhsWrj3HqZiieSc+LdFcLIFFNK2l6NqFJeVMiBJUJJNmEJ8l6sZ4giU/m6pFltDLUoM3UE/gkl9bTkd9D0kCbFiOm5et1nNO3wvB6S6+K+NOHnFYaH8euOT345P/MmXLAg6ACuM94zoWdP9KioS1zz4Rx/VA5gKS+Dm1G/cy8JWtZsuYEZ5zD8UrOKlK/PmSbV+TapXHRbJ1pxyf/smT6UR9FD0l6Jue2jqd5w67MPx/B1X3lAJL6urQfM0Ou19K1JznrEol3cvHHqBUAkoX4pwewYrANeiYjuJHwLG/sx+tcwk/Pwty0JSuuxhDj8OdAkpsSxIoB2tRvPoyLQQ/z8pEhxesEbh5azczJPzBkSGe06urSsvs8bgU9FI9rSkEuASSqNXJ/VmF93R3o3/hfNOz8E7OGD6FLk6Y0bGiJYbvOjNx0CtfI0uYMysLX7wLDLU0xMLfA3LIR5qaNMNZvRIuB6zjp+7iwt0UASfm1KhNI0sLYs24RY8eOxa5XO+pU18amxyJOupcymFJ+J/kcb5+zDLUwUdLLWq5XyyGbOOP/pFCvP/MZ8X/Jegb6uDCuYx3qtZnMMa/0fGjIJiTAkVEdWtJi0l484rO4pSKQeHmeYpC5TC/L/PpljZF+Y1qP2Ma5wKdCrwr2kPh73mJUu1podPyZk74ZhXpJ/K4xrG1zWk05gFdCFjdUBBIP9+P0NzPGsEAvEyu5Xu3G7OJi8LMielUISAL/eEnoiak0NNBi8mEJ2a/f8Op5KCv7NMKi2y/4ZLwk4c+AJOcRd1aORaO2HmNW3iTtldLIkOwYTq6ayaDevenRoytWZpoYNunInE0uJGf/UUqT/GHvFkBSclAsb2Ph43YFe6uP+Lx+Qzr17M8PC5Yxd9Y87Ds247t6+vRbfJPAgju9YgHgKSExUQTGpBMYnYbXHXeWT+xL3W9q0H7WCe7HPZd3XQogKb9WZQJJXBBrfpmMXbcedLDthJF+PXSbdGXqOhc8Sx3UKiuDkl7SNDxd3Fgyvje1q9ak45wz8sayvP4jjs/TVhoby57p/ahR04yxG13xTc8fM5CcwO7fBmDRZCw77ycQ9SBXRSCR5fuEkBhpXv2SpuLpfJeFY3pQq2ptbOdfkDeWwv7lr1sym0ljotk5tQ/Va1owcZsbfgV6JcWxfbY9Fs0msscrSa6XakBSXC+PW3eYN9KOmlXr0m3xFXwSFD0lFQOSl6/4PfEO4zsY07D7IgKfvSLRZTUdG+oxZJc/r17zJ0DyFO8DK+hSvx6tRyzEP7XwWU0xqnj5MheJ91kmdzWkTp3mbPJIULwiXOzoD3eHAJJ3q4hvB7ACILEetxNXqaLChPhdpXcjXYxazOJifNEBWW/nofw7xN+VsZ1q80njHzntl3fHLoCk/FqVCSRKYBiR8oirDgcY0EKLWg3as8w57k+fXyvrJfF1YkS7mnzabArnAwvu6stfXuU8P7ztZI4vnkGzWvVpO34tTlEF9nvGfcfDdDVoSK9lF/FJzKtfqvWQFORRdB3sdYOBrWrwecsZXJYU3NUXPebDs395rz+RI79NpUnN+nT4YRMu0oL0T3G/tp9OehbYr3bALynv8afqQFKQj2IddP8y9jbV+aL1bBxCHxQ+aqswkLx+mYnzKnvq6rdiwUlHtk3sgEHL0VyLznsLprQeklevHuF7ew12Vpq0HrmE21GZKlDEHwQdnoqhTj1s17jysvCjJSok/UAOEUCicPqKBCDZI5t+1v/AZMQmbkdmFjZmEYkhzO1milGzCZwMVx1IpGG+zBxgxaetpnE+IF30kCjBQ3l0UhVI8vJ8xoW1I6ivqUW3Va6FGqpyPmmoJ1PsG/J521lcDs4oV1pV8v97H5NDZGo8p47/io2RBi1HreZigNJ3exIT2L94IJ9/bUbXcb/x65LVzFuymrHD21Gn5ie06DmLxbvPcTOmHPVL4saE7qZ82WEuDiEPhF7lql8yveI4fngmTQ00aD12HZcDHytsmBDHrt/68llVC76fOJ85+XqNHtqKWjU+pVWfX1my9wJOsarrFRV0h1FdjfnadiGO4QrfqDCQ8OYlKR57aNtAC5s2vWnRRB+7RRd4kD/ItSQgefPmMT4ua7BrpUnrMYu5G/m4GC68fJHFw/SH5L5U6jV5/YK7W4ah3aAaHVfdEUBSzGqIt2zKVRFLh5eoCH9mD7KiasvJnPZV3CFLQq8x1NyYhp2XcytVVgGf4OUTwp2AeELk3054ToAkFv8EBcREZ2Rz79YJvrf4HOPhG3GJyPtQl+ghKd3+pTXYJQNJDrIP2PmEpxCu/Bph2hMO/taDWvXq0GXlnfwA+wQv7xBcAxLyv3XxHH+ZXokKvaQZ2bjeOIyt2WeYjd6Ga1RZH1Yr/zWUdm1/l/0yGDlxbA7NLOvRevxaLvoXBYSIaClbZ/dGU98U44bWmFvmLfratfj4Xx9RvYE5ze1/ZK+7LN0TPGV6BSYSKn9d+Dn+IXEEFNErizsO++hg/BkWE/bgFq3Q8u9i07/yOmQwcuzQLJpY1KfdDxu5HPBQASMPcomQRrJxRs9ieulp1eDfMr00zGnRbwoHPGTpHufpFZRUVK+kvMfUsuuQpj/H5fJO2hh+jtWkg3jEKP6rOJAAvz+JZ9cYA/71z3/xn3o9OewdT8GXSYoDySuk7muwa/wNdS07svLAZe7cvce9e3mLm28UWTkvSJM4sXDSGNYfOo2rjw8Bfl64Xd7M0BYG6Jh2YI/7I94oDTcpoW3+IHeJHpLKaiDSObNuCkY1jOg3dycnnDy4cMuZ1bP7oWHahIFb78m/MBgWeYuRluaYtxnPcYmsYYxk9fhhjF68h2MX73L1jhfHzx1mzJD2VK1lw5Q99wtfoxNAoppWUamZuHv74XDHm9MbZ1FPSxvrydvlvx08owhLeco9x7P8MGYsC3cc5+Qtd646uXLy0Cq6NtREy7wrG5zyeqVCw68zzNwUiw6TOBWaS3hCOCvHDmXM0r0cv3RPrtexswcZObAtVWu3ZPoBLwJTVSvnX9loqE3eGZk4nJ1LU8MvqNO4F/N3XOTkFWdOXc1bTjuHE5KcRWTSQwJi0ossF3f8hLnWFwzZ5I5XVAZhqTmEhF5lsLExVrZTORuWS1hcKMvGDGXcsv2cuJyv15n9DO3Xmm/qtOEX2bcuhF5FgKJM38l4xpXTs2mk/zn1bPqycNelonq5RBBail7ntozHROtrRmzzwlv6gLDUbCSSSwwwMKSR3UwuhOcSFithyaghjF9+gJOX3eT16+jpvQzq3YJv67dnzokAJEofwasUIOFlJoEnp9Pgn19iOW4z4Rm5hTDwNpC8/iOXi79a8eXHVfjss8+oW7dukUW77c/ckz4k+0ksZ9YOpZOVKVqmpliaGWBYrxrNOg5i+8n7/KHcc1J4NrEhgKTyGo/QYG8W/9wTHb0vqW9ujrauPvpNOjFy3XFup+Y99w71uUp/7QZoWvRhv38OkcnJnFj1C+2amaKprYexmTl1NXTQs+nPlE2uuMcqyieARGGL0oNmDoGhfswc0BITcwsMG2jy8Sef8Fl9Dflva/sFOEjSCA7zZ93cftiYGFLf2BRjQ220ategUcehLD94n4j8npMQz0v01qiHduOBHA7MJTIpkWPLp9O2iSlaOnoYm5rLvwat33wgP291436cKmUUxxToF5GYztrROnz8f1X4/IsvqVm7TpFFu8M8rgaXPMajpDEkkvvn6VG3Dro2wzgWnEtEYgJHFk+ldWMTtHT0MTY1o46GLoYtBzNjhyee8UKLAi1UWUckpLJquAb//mcVvvjybb3qotN5ITdCFGM8lPMsaQxJkNtputWqhX6rMZyU5BKREMfBBZNo2chYHj+NZHpp6mLUahi/7PbG6y29yg0kr189JsTFhVu3w1GM+nhF9pNoXC9cxy8qnRdKT1myU8Nwcb6FX0LenDdvXr8iJcSFixcvcOFC8eWysx9pz2VfRnvNH9kZRPl743D5svzY69edkUSl8kLASKnkJYCkcgOSJCqUsw7n2XnoFDsOXeasSygBKYouxqi4ZK6dceDwJS/8knOJzsghMjadO26uHDgtS3Oa3cecuHA/mmClDwzJKrYAElW0kvU6JXH1/Bl2yDWQ2VSx7Lnoha+8+z6L8Lh4bt1yZc+Rs/JjDpxyxNE3ocjXViNjk7h6+gpHrvjkfaBLrlcat+/d4cAphV4XPWKK6aUcjMV2ydpFpT3j3u0r7Dys0EhZr72XfPBT6r5XtmNQsC8nzl3gWvDjwkGOkTGJXDl5maMOfgq9YtJwuXeb/Sdl5zjD7uPOXPKMQ/JW/VLOW2yXolfqU+66XMqPb29rdpp9l33xL+F7ITJ7BgZ5c+LcRa6HPC3UKyImgcsnLnPsWkBeT7CsfsWk4nzXRUkvFy57xRNSgl7lBpJSW0Lxx3thAQEkJVe89zEgCSBRH63eR/8RZRL+83fzAQEk7wVGVF4hBJCoT5ASQKI+Wv3dAr+4HuF776MPCCCpPBZ4L3ISQKI+gUYAifpo9T4Gb1Em4T9/Nx8QQPJeYETlFUIAifoEKQEk6qPV3y3wi+sRvvc++kCpQPLixQtkS2JiIk+fPpVvF+wT6zzbvI92SH36QvVXvirpmx3vo2OrQ5kEkIhGQR38VJRR+Ol/ywdkQJKdW7x9rSIDEdkSGRlJXFycfLtgn1jn2eZ9tENc+lMBJGoCWgJIRKD/bwV6cR7ha2rhAxnZJCSlFOONKgUPEVJSUsjJySn4KdbvuQXEIxv1CTwCSNRHK7UI5moC4sKWwu9L84FSH9kUtLsCSAosoR5rASTqU9kFkKiPVqUFULFfaCh8oPJ8QACJenCGyqUUQFJ5leOvDjQCSNRHq7/aF0T+wheED+QigETlpl49DhRAoj6BTQCJ+mglGguhlfCBv94HBJCoB2eoXEoBJH99pamswCSARH20qizNRT5Cc+EDpfvAOwDJK37PyiQz8zm5f7zk7Ql3ZZPnZWZm8uLl2//I2tQ3vHqRI/8/5/dXKjey4kDVLSCApHRnf9dAEJX6DEncQwJjM+RLSMJTojJKP480IxNJ/rEFaeTruMdEZuQUvgUlgKR0G5asVQ6RSY8JjH1AaEp2oR2LHZuRRWjCQwITniItQ6di6eSDQrMJi8/TWZKUWThHR8nHlrf8H8rxOcjqTEjcA4Lk9eABMltGKfm+sj2lMr3iVdVLoU+RulVY357IZ+FWzl9s/5nfyfR6Ktcrz6Z/olf683y9nqlQP8qnV7mB5NUfIRyeYot1YxuGrj9KTO7LIq1lqusO7Ht04rezobx6rQQlb2QT8MVwc+ccOrRtx9Btrrx8pfR/kVzEj3e1gACSP6t85fs/JDKWwzvX08+2G6YNG2PZqBF2fadyxC1vOvviwS4Lv4BLjLS2Qt/QGCNTc8XSdgxbbkQSkf82hACScmiRnkVwlITdS6fQpGVHBm++WzKQpD7m7p0L/DyoK9rdfuKQe1LJx5XyRkqE1Jc5Q9tjaKBP5x/W4hhRjjKWkmdxH/l75xkZFc3Z3asZ3rEVVsbm6Jha03rkQg47RxKe/ta1pz7C9fZZpvS3Rbv7dI57pJSpV3hCOGvGd6VhQ6V6Ja9jpugZ6mNs8QN7fZMElJTDFyMipZzeuYKh7Vvm69WItqMXc/R2FBHF9HrIbefTTOrbCZ2ev3DaO7VsveJDWTnGFnPzkvQywMRyEvsDUgr1KjeQvHzhy7wmenz26ad8rt2O9dfC+F1pdt8Eh8VYmmgxal9gIZC8ef2S1KCbrPypH40NNfi4ai1sFl4XQPKu1FFGOgEkbwW8clTMtxuOiJhY1k4bhqaeNS07DWby9JXMmj+d3iMmsvJqTCkVMQtv76PYVq+JccvujBw/SbHM3MYlj+TCdAJIVNNKmvYMN6cLTBlmh6luA/71TX3aLHIstGOBbhHR0Rzfsxq7FmbUqVmdKqb2bHeOL3ZcwfHF15k475+Nfh1Nvq76/zDqNZsroaqVsXheH2i61Gfc2becdo1b06L9MPoNmkjbdi2oU/VT9DtO46j3g8LGJ0Iq5cjOlXS1MaF2jWpUMR/EHteEMvWKSIzmxPrfGDNBqV6Nn8SwoT0w0vqY/2gOZ79vMlEVqPcflJapT3HZvYQ2jVvTsv1wuV5t2tpQp+p/MLKdxQm/h4V6hUdFcmjbMro0M6ZW9Wp8ZDWcQ25lA39EQhTH1s5ldDG97DDQ+IRPdUZzKDC1UK93ApI5NuboNOtCW/16NBywAr/0bAqYpDiQvCHnkR/r+jWlVc/xbFw0Ey09fQEkZUBFRf4SQFJZDcEjru9biEUdLdpPP4VTRFaZgVIRxPKBxMCGsfsDykwjgEQVrXIIDHZhWldrmnb/gfkzJ1FTy7AEIHmIw645tGnagkETFzJ+cNdyA0lo0B0mfG+FTdeZ9Gz3qQCSd2nU057h7+HIzqv++CbK9M0hJMKX+QOs+ayKPuN3uxOYJtv/gCtbZ9KqaUsG/7CQMQM6qwQkinqm7DtZeDgdp5tJHZpMOYh7TGaZ9a7kPJTz+4C2057hd/86uxwC8ZPrlU1IuDdz7C347CMjfjzgRZC8l+QBFzdMpXnT1gz9YSEj+3ZQCUhKtnUW9x0P0tmoLjbTj+EZ97xQr3cDksYWWLSZzeaNYzDW1GLGUT8y/8hrRksCktznibicPE1Y4gOe++zFylwASUWgo6y0AkgqJ5hIYyQsHduWbyxHcsAtSYVnpQXnzQcS/aaM3OlJaNITwpIyiUzPKZaHAJICm5W1zkESHc7RvSdxDknB/+padAxLApJnuNxy5PjFu/hHSdkzp3u5gESalszJ1ZOwtO7D0uOOTOnyhQCSdwGSktIkJ3Ns1SiqV6nH8E0u+KfI9H6K043rnLh8j4CoKLbP7PrOQCJNSODAsuF8V68lv50JJLTc44bK8r8P8L/kRA4tHUb1jzQYtf0eAXK9nnDTwYGTV90JjIpg07TO7wwk0vhYdi8cxHcN2rL4goQwJb3eDUiszbGwWYBXhCMTuhih02U27onP5ANciwMJvHnzhj/+yCOWXAEkZfFEhf8TQFI5AUTif5dxneuh138VV+6F4uoZxC2PIG75huMZ96SMwZL5QFK3LiZd+zJi3GTGT17FpsMuOASnESa/O8wrowAS1bSSZuQQkZp3FxVUKpDkEpWWRVR6NtHx8eUDkoxsPFxOYd/clCFLLuHiF8A0ASSFd60l3+Wqpp0srTQ2hs0/d+Lj/zRh9nFfJPkNUGRaFlKZXnGxFQCSbHzdzzOgSR3M+i3kcojoHamwXjFRrPupHR9/1px5ZwIJyYdMuV4Z2UTHSisAJNl43T2DvXUtLAYvxyG0qF4VAJKFBP7+FPc9k7HS0mLIils8fvWGkoBEuZUVQKJsjcrfFkCieqAsq+L6uF2ln/U/MGo+mKEd29DEyAg9bV1qmlrQddZ6LvqllRKws/APcmR69y60s7WjU9fudGjdHhMNPfTbzWSnS1LhwD4BJOXXqiwgKdSznEASGR/J1pmDMGo3icMeSQSFBAkgKamn45325eDjeh77JjXQ7zGfC0GPivUUVghIUh9zetUAvtOwZtIez0LYKfSFdypz+f3y73O+HLxcztDTuhpG9ku4LHlcPM5VBEhSHnJ8mT3faDZh2kEfQpR6R2Q2rBiQvHzFH4/DWGFvSn2T/hwITBVAUvmMUa4cBZBUTjDxcbuCvdVHfGPSkRFT57Hy4El27jzI7NE9qVajHh1+Oov3W5VJEZRk400y8ipyRg7hIdEcWDoZw5pfYD5mO67SZ/L/BJCUX6tKB5KM57hd3UJri8aM33KfoAe5BIcKIFH4cvk1Uk4bGR7C2sHt+K5eU2YeDCK4JECoQA9JWMg9JrTRRrfFWI4EldB4lnQ+sa84ZOTbJDIsiFUDWvFdgxb8elSCpCRbVQBIQiV3GNNSE/02P3I8+EmxclQYSGRv0EjvradjfW06/7SXu6eLv2Wj3KKKHhJla1T+tgCSigXQgmBaACSNJ+zmbrTimxdhIXcY2doQ4+bTOBet+KZIQbrS1uHB95nUXZdPrCdy0jdFPqpcAEn5tapsIImI9eLXbq0xaD6ZY5IM+ZgfX39vfrL9AofHktUAACAASURBVMPvp3PW/0nxVx9LCtJi31uNSzbhyWFs+nEI5nX16TP/JF7xpej9zkCSzcVNozDS1KH/UueSG0+hy1u6lKLBg2zCk0JYP34ApnUN6LfoLN4JpRz7zkDynHPrhmKgoc/gVa4l6lVhIJE1qX9kJnB4SjuqmfZg8W8TsTDRLvLar3KzK4BE2RqVvy2ApJRKVM7A5OdxnUHNPkFv0FqcI/J6NGSwEZEYzOzOJhjZ/MjpSNWBJDLUm2n2pnzZ/hcuB+X1ngggKb9WlQ0k/tfWY6pZj5pW9gwe9yMjxv3IoGGDMdH7P2rUt6b3sGmscpQWGftTGnSK/QV65hCWEMKWNUMwMzai97xj3IlU1KFidnpHIIlK9GdmV2s0TezZ5p7fI1nOel6sLB9k+mxCE4LZuGIAJsYm2M8/xV1p0bEdRez0jkASGe/DtI4WaJkPYKfHwxJBqVKABH4nyesAfXQMaNGyOXV1dAWQVD5rqJSjAJKCoFjBdUwIC0e34lvLERx0TyYy//FMoO9pehkaYNlzI3dlr8NlpOF48Tonrvrgmyz7/ZR7rt7ciXhQWOGk6c9xvLiDFrqf0Wj8TlzzK7sAkvJrVFEgkWakcUOml4Mvfim5uF/ZRT/7HrS17S4f7yMb89O+Y0d0av2Lz2to0bzLAGYd8SUsVXX4LBK8P8AGLjwplC1rhmFsrIP9gpO4Rj4trAsl2qYMIJFmpHL9wnVOXveX66VI/wyXo4ux1Nah9eyzBCQpejEVx5Tfvz7EtGGJEjauHIShiR4DlpzlXlQZ8Cjz5zKARJqRwrXz1zl5IyD/baoCDZ5y68B8zLV0aTfvIoHJJetVSUAC5GZwefVQan1ahX99Wb0IkLz64wUhnre4evUK59ZMR1erPvrD53Pp8mUcXP14lv1CpcZWHPTnFhBAUlABKrp+zLW987GorUHLwdNYffAUW/buZMLgVtSxascPpwPlQTYs9Cr99TTQsOjHfv8cIhLDWTKwMx2GzmDp2sPsOXaW5Wvn0q19Q77V7c3iMyFI8t+0EUCimkYRSY9wuHaFvcfOs2XOBGrVq4fx8AXy3/uvehGcmBdA/YIlHD9znr37DjCld3OqaDdl4oo97D15hYv3pXK9QiQX6aNVD61GQzgcWPL5xRiSku2iSmMtTXvK6V2j0K/1D2qZd2Tyoi2s3LSrcFl72J2A+Ly7b9/AII6dPs/evfv5sUczqui2YNKqfew9eZVLHtFyvSRB5+jZoA46NiM5FqwoV3ikL3MGNKF6ve5suB1feMOgShnFMQo7StOecGL7cHRq/IM6ll2YsnhroVYy3dYeuU9gvl4+AQEclem1Zx/j7RrzkUFrpq7Zz95TDlz2ipXrFex/Crs6tdBrNY6TEsV5wiO8mNmnEdU1erPlXlLhh9De1uIdgCSAxW1b0KL9MoJfKs9H85qnUY5M72ZBvXrazL0YzKs3sk/DvyH7cQTrR7XEzNQEY21tvvnmG77V1MTExATLnrNwlT5AOac/b3bFEaVZQACJohK87ezl/S37MuHujVOxaV4PDWMjNLSMadx1DAtP3cE7f16OMF8nRpubYdp8JEeDZXNCPODGoZ2M6NcRI1Md9AyMqK9tjY39LNadCycgSVE+ASQKW5SuTQ6BIV7MsG+CnqExOg00+PLrqnzTQFP+27zHXC7Iv/T4jGvHVmPb1Bg9fUMa1KjFp99Vo76uPnrmLeg7/7x8wGqI9w2Gm5hg3mYcJ0JKPr8kTMLsPrWxGjBPfKm1nD08EYnpbPrRgm+//pxvv6tG7br1iiy6neZwMSgN6YOnXDm4jI5N8vSqX6OmQq+GLRm4+JJ8AKzE04HBhkY07PAjp8MK9HrOfaejdDf/jubjd+MSrfiwVul+VJBWrJVtFJGQyvoJplT96nO+rVa9iFa169ZHz3Y+VyQZcr0u7V1I+8bG6OkZUq96TT6rVp0Gsvpl0Zqhy6/Kx4QEu19mgK4BlrZTORdeYOvnuN04SFez72j54wFcY0v/yGS5geTNm1zSY6KJlGZQrF/j9QseJMYQER5BRnb+l9KA169kaUIJDS2+hEUn81xMtFcaX5R7vwCSgkpQOeuIxBTu+Qdyw82fG27B3JUkE5qm6G6UpjzG00uCk08sIfk9H9Lkp/iHS3H2kqXxx/F+OG7h6cXGIQggUU2jqLTHeHrn2TJPB8X2TZndU2V65BASHcdtD8V/hce6B3EnJEP+CWxp8mM8PSU4+8YV6qUcoGXb0rRMfAL8uR2USKjSd2PePk78Lq6fNCObwJDg/PpSXIubcrvL9MomRBqLy/3ix9xwD8I1NEN+Fy1NfoSHRzAufvFKWsh6ItO46+mPW8TDMie6FBoV10jZJtL0LAIkQWXoFU9ouuxxZTaSqJhS9bob9kCuV1TyI+7fD8LFP4HQwnlwcghPSMVVpldk2XqVG0jK3UKKBP9VCwggKbsCKlfG//W2ABL10ep/7Svi/MJXPgQfEEDyX8WFv/5kAkjUJ3AJIFEfrT6ExkBco/DH/7UPCCD56xnhv3oGASTqE1QEkKiPVv/rQC3OL3zlQ/ABAST/VVz4608mgER9ApcAEvXR6kNoDMQ1Cn/8X/tAqUCSmZmJbImPj+fhw4fy7YJ9Yp1nm/fRDsmPFQMu/9fOJc5fdoATQFK2fYT/CPsIH/iwfCD2YS5PM58X440q6enpyBapVEpycrJ8u2CfWOfZ5n20Q3xGGV/YK+crfCIY/LXBQADJX2tf4b/CvsIH1MwHMnJITc8oxhtVCh4upKSkkJOTU/BTrN9zC4hHNupTAQWQqI9WomETWgkf+Ot9oNRHNgXtrgCSAkuox1oAyV9faSorMAkgUR+tKktzkY/QXPhA6T4ggEQ9OEPlUgogKd3Z37dAIIBEfbR633xHlEf4zt/RBwSQqNzUq8eBAkjUJ1AJIFEfrf6OwV9ck/C/980HBJCoB2eoXEoBJOoTZASQqI9W71vgFuURvvN39IF3AJIXPE2OJkoaTfLjTF6+1VS+zHpITLSUtGdFZ7p5mfOM9IQYpBERRERGEpP8gOwXYkq9t8xX4Z8CSCo/UIXHp3HfP4JbHkHy5V5gPCEppU9HH5X2gPteksLjC9Ld8pESkJiJNP9tJwEk5dUqi1BpPC7eobhLH8tnFy0SlNMzCYqM5Z5XME4yrXwi8Yp+RFT+RIhFjlV+4ywjh4j4NDz9w3CWpfOU4BqSTGhK6ZOAlZqXcr4f/HYWoVFxuHiHcV/6pLheD7IIjU3mXoAkTy+PMFyDkwguZWp6hc1ziEx5hHdoBM5eMr2CuR2SgCRFfPJAYaPy1i3Z8VmERMbi4hOGR3TJeoXEJsn1yotpMr2SVdTrId4hBXpJuBOagEQ+B1XRcpYbSF797s/m/hbUrN2Adr9sJPBRbpFGNPHGSlo1a8jkIxJevZbN9guvUqVc3fgL9tbG6NVsQNXqtdHrOJzt5+7xuGjyInmJH+W3gACSog5esQqai7+vHyvn/ERLM0s0NI0wMNKjadtBbL2VVEKAzavU3t4n6Fm3Ft9+W406desrFsuBbLwWQYQAklJsV4Z2ac/w8XNh4fge1NM1xW6lc9E8kh/j7nCWnwfb0kLXBH0dLWrrm9Fl3BKO3I0jQj5BWMn5hwX6s33+JDoY6aNRoz5fVquLXsdRrDrhRmByyWkq6ld/+/Rpz/DyceK3MXbU0W1Iz7V3iur1IAv/QFcWzxqGtbW+fFZsjToNMW01jFmb7+KdXDoMRiTFc3LvEuw6WWFgrI+WsS5aXeyZd8AZ/7hnb51H6KeSr6U9xdPLkTkju1JLz5K+G++9Zccs/PxdWDh9CFZWenl61bbArM0Ift3uhk8ZMBiRGMfx3Qvp2tGiUC/tbv1ZcOg2gfFFP1NRbiB5+cKXOY31+apqVb6qZsm8E75kK3V0JDgsxtJEi1H7AvOA5PVLMhzW09u2L2OnLGft2h3Mmz2RpvU/pbpeV/beTSo+a3D522GRIt8CAkgqLwCFSnyZOcSWmnrtsR+3gHXbT7PtwG5mLVnDrttlAclRbOvq0GLANJau3apYtl/EOSijsKKLHhLVtIpKyuDykfX0bNccYz19/v2dJm0WORbaUR5wwwJZNWkonfv8wPyVh9ixZy9zxnelbs2qmI/ah0dC0cBXGKTTnnH3wBI6tLdn0IRlzFm0ifEThmFS42OqGfZlk3MC4R98T4dqOhXYNCoxjYuH1tK9TTOM9fX5dzVtOi57CyDjIlkzpRs16lvT/8c1bDt4ivUrNzCwpQ51dWxZfSehqL75GkjTM7lxbBHWhpqY95zJ8s2H2LhjLf3aNUezZguWng5WmmW2fOUuKP+Hto5MSOHcgVXYtWyCsb4B/6quS9dVbwFkXDgrfuhM9fqNGTh5LdsPnmLdivX0b65JXf3vWXev5HgoTX+Gw5H5WBhoYdn7F1ZsOcTG7Wuwb9MUzdptWHk+lLDCWYFzeTcgsWmIYasB2LfQRqvjNJyin1DAJMWA5M1rctMj8Q5LJDP/Kc7L7BQuL+lDrX80YPQGRx78IXiisiwggKSSglBGGmc3TcOohhEDVjpyP670RzRFA1gW3t5HsTWwYez+gBKDasHxAkhU0Sob/4AbTO7UnN5T1rJn/Rzq6xoWB5LkDO54+XM77CGR+QEu3P8qA5oZUr/hz5yPKakLOpfojCxCQgK55BFDcIqsPDmEx4az8SdbqlbRZMQmF/xTVSmnOCbPr7Px83Xgh47N6fvzenavm0UdXeNiQBLmf5sRHTVp0GsFNyMU2rge/BkNfUN6rf//7Z0HWBRX18fzft/7vS2maWJHRZEmSBHELhELFhS7Mfbee6xJjL0n9hi7saImoiAoYi9I771XBQRRYLH/vmeXsgvswmJ5BXN5nnmm7J2Zy/mfc+5v7tyZcVMaO+EJYawcbEaT1qPZ5ZVBhBRUUrPxcD6GjaEGbWf+zp3YbKX7FsadmCv6ag5eHg5M6tyOb+ZvZc/GedRpalgKSEK8XRnWSZPGAzdxJTKrwL4Sru2fQQMdAwZvc1dq87D4EH7qb4JW+/Hs8ZbrddfhEN2bNaD93OPcjZP3hr0ekLQ0wdRyCQd/X4iFVj3GbLtO5pP82zOlgERZS/s8G9/jc2n0dw1Gb3ImtfhwE2V7iG1qWkAAiWKwvf5yVIQf349sQ40OMznldV9psClPbAVAomPB8K2uuIfE4xF6j6DEbCJLXGkLIFFHHwmhiSlcdLmNV2wmfuc30VRfCZCUsG10ei4hfk4Ma2eIXo+1XIqvQFd+cgonNo6j5kcNGbH5Mj4yUFGnrqKMFOhCEpK56HIH77hMfM+tQ1OvNJBEhXowq78pX3WehZ1HAuFpEiJT0jmxaQJaRm2ZfiRYacwFx1xhjJ4eZtYrcVHQJSrkLlNtjajRejanA1JLxZryWBV6yfSKT+LiJTd84jLxPrMSDZ3SQBIZ4saUPsbU6jaPP7ySCE/LIyI5jaPrRtPYqD1zjocq1yvqEiO1dWlps45LCnpFBt1iQi9Dvmw3H/vgtKJxda8HJObGmLZdhl+iGwsGmaPZfgyOoWlIh4yoAySvJBmcX9mdT2q0ZvWf/mTns4yaTa4oVpYFBJC8nSQT4HWVsVa1aT50I384XOOknT17j51h31kXzgemEKFyTEIBkNStRSOL9nTraUvv/tOYv+og+y6F4pckr58AErktymswIlPzBywGlAkkmbj7BnLhhgdnXBz5fvJgzE3aM2XnLYLvqdvDlUdkTDSbZ3Tg39U7svR0AMGlYEf9epf3f32ovxfq5acCSKLTUzi5cT6ttBvQbvxifjnhym+/rqDt15b0mref63HKb7EFR99gvGFjdNpO5GiAQplof1YMbUsd7dEc8kkRQFJBn83XS4KPCiCJTkvm+Jo5tNRuQIeJP7DlhCu/bl9Ka0tLes8/xI0SY0EK/Too8ipj9Buh23EaJwIV9Iry5seBraijO54j/veK9HojIPF/nkuow0ostRrSc/Yf3Hv+snwgefWSh/5/8o1FHVoMWIqn6B4piy8q/JsAkrfTWHjddmSg2d9o1KwTXVs0x8TAkGZa2nyh0QjTITPYdy1e6RWB9Mo8MMKDzQtmM3XOQqbOXsDEEaNo1VSTr3QHs+pMOMH38+sogKTiWpUJJIle/DRhAObGxmg2qclHH31Ky/6rOOP1gMg0Nc+VlsPdiwfpbFAb02/W4hxRgZ6VCjYChUn7Q56rBpI8ohOSOLF9AWZa1fn4P/Wp9kl9Wo9dy9nIB0UNVEnbhCfEsnN6J76op4X19FVsOWTH7gO/sWLOFDrr1eaLT23Z4p6QfytH6KEiR6mKhTKARGrL+ESObZmHaeMvCvTSoO2kTTjGZBb1cJTSKz6arZM78Hl9HXrMXM223+34bf8uls+aSCed2lT/vD87vJOK9HpDIHnB88eJ7JnSBg2dLqxxjSK+5KDWYk3qSyQJgfw62JKG2m3Y6BCHeMimmIHeeEUAiapgq9j2QiCp33E0K3bZcfKKGw4XbrBnzUy0GjSkzfB93FLZSyK9mi+4L54mISL6Hmf3r6d9049pPGQ9l0LzH1kVQFIxTaTJrkwgSUnBydGJ3w7ZsWX3XiaMskZHuykd+2/kXKSSx4RLNVi5BHreZkl3C+rrWbHSPo7QUmUqXueSSfqvtK4KSKJSs/G8bs+kkbaYdevPmNlLGde/E8at29BjwRYcYjKUN3Kp2QR4XefHWZPQ1dalobYOzfR16N7Jhm6tjfhKdyy/+4oektfzMdVAItXL4+ppxg/vg5n1AMbNWcqYvpYYt2mLzeLtnI9VEV+p2fh7XuX7GRPQ1talkVSvZrr06NybLi0N+aqZtKfrfpHWbwwkvHpBcuAxvtHWot3on7lw9KfiT9kUNbEvyM0OYs+0fphomzFthwsZEnGvpsg8b2lBAMnbaTAKgaTVlL3cipZ394dFeTKjmwHN2k7nVKR8e3kJIDLEkzkDDPm32WROeCXLrgAFkFRcqzKBRAEeotJy8Av3Z+2Er6nfwJApRwLLuVrMITDmLj8O6Ya+dismbrtMgHjktxybla+fciCR4OfuwqQeRjTqu4itV0LxlY43CfHm15960ERTh97fn8ZL4emLYvGVlktobApX7wZy8ZYPLrf9uHXnKou+aU+jnstxCc1443oXO5+CX33Y21UBSS6+d5wZZ90czQE/sONamEwvn2BPtv/QDU1NPfotPYN3GXqFxCRz9W5AgV7+3L59mXkD2qDZZw2Xw+Uw8+ZAIn3PSG4q51b1pbaWFQvnjcXIUFv+2K+soX1F7uMg9q7ph1GLFsza5UpadslXqr2lFvkvfhgBJOUnSXWSir+nK6Msv6DRoLW4hsqfAghP9GO+lSHN2s7iTwVQKe+YYYFuTO+jTY0eP+Ac+ECWMAWQVFwrdYEkXw8J57ePQ0OzEVYrXctopHIJiHJj6Zwu6Ji2ZtK2K/gkyEf+l6et+F21jsqBJB3HQz9h9H9ajNp2FZ+i8T0SAsMuMcqwCYad53M2SvVxi9s8B4+rdvRu3oD2s4/gJp6yKcPXy7KpKiBJ4+zeJRj+Q5txu24qPHUmISDEmWF6jTHuvgTH6LKOrfhbDu6XjtDDoAGW8+3weOOnbAoGtfo/L3zY9xmZEeeZaG5As2b61Gqk8B4SXvFEEsLBnwdhaNKcGb9eIvWxgJF3xU0CSBQd/w2WEyLYOL0HNXX6seNKnGxUuTQJel3fQ2cdHcy/3YNHWh6R92M4/PNW1u505FZCHlH3Uzl/8hznfJOLkkLkvUxOH16LYb1PsJzzO7dj8hs7ASQV10c5kEgfDfbj2J/X8FAcXJcYw5qxHaldryHf/uor0yPyXhSHNm5l3S4nbidKzy8hKOYuyxf2oImhKZO3XxYw8hZ7BJQDSSYX7VbTolo9+qx0wCtJDn/B7n/Q20QLo64/4pSYR0RKJAc3bGX97gu4yfQq6TMSgqP8WTfNmpq127LUzk+8h+S19VMFJBk4HVmGSTUN+q9zxjtJ/kbcIDc7ejZvjGmvFVyQ6RXO/vVb2LDPhbsKA/jlACkhKMKHVRM6U7NuR1b8EfgW3kNSCkiAZ1lc2zsLvS/+xj8+q8W4A/kvRnv14hm39w9Dt/b/UKuJISMnz2H+/PlF06KNp4lPzX1X7fNf7rgCSEomrNddf8S1U1v4ulljDL62YfKyNcxbMo9eXY1oZDmQZVeiZA1cSKADA7Qb0NCkH3u9JIQnhrN6eFfMO/Vj1IQf+XHVBiZMHYK5aTMat57OjsuJhBV0bQogUU+bkLgUjuzfwdLVm1gwejBf1aqDlu0E2fqKvU54xWbgft2eMTYtsOzRj3FLlvPD0iVM/MYSnQYatO27iPMFI/yD/c7Qt3E9NM0Hc9AnDyksHl5ni0b1v1GraQsGjpnJhGlziqapK//gboS8h0yeWNWr+1+xfEhsEof3bZfpM3/kQKrXqoNOv4n5eu1zxjsugyAvF8ZZ61NTuyU9+85kyfINzF08G5uuLajbuCuTt3kTlJ5HkM8pbBrWoUmbYRz2yyMy5SEnt89i6NhxzFm9ie9XLKR3n65oaerSbcFRbsaIQcgV9bngmAQO7d0m0+e74f34vGYd9AdOlq2v3H8Rn/hMAt2dGNVFl1o6rbDpP4slKzYyZ9FMenUxpW6T7kz/1U+mV6DXCXrUq4V2hzEcD5DqlcHxrTP4Ztx45q7exJIVC7Dp3YUmmvr0XHKC27HF9XqNWzZB/DKwH7aDtxH2/KVCg/+KvHserB/Xi1YWbdl0OYyXr17x8lkerr8MxNSgKXp6ehgZGRWbzPt9z/WoBygeSeGgYrGCFhBA8vYaCukbJ+3tNtKvvxmG5uYYGHWg97gV7LkeTGDBVUio7y3mWHXha9v5/BEm7SHJ4o6TI0vmDKdNBxOMTFvS3Lw3A+fu5PitFEIUXrIlgEQdrST4B7uzaKglRqbmNDc0onFTbbQMjWTrrQavwD7gPuHJKVxy2s/sUcMws2iDkbEJrVp1YcrSAzh7yXurQryvM9PSCqsBi7EPzyMiKY09S6zR1dGiqY4ees0Mi02mfZdh739f5VMfFU3+H375XPwC7zB/cAe5XlpyvdoMXY1DUKosTjxuX2bNd2PoZmSGiak5Bs0tsRy8kPUnfPCIz/eNYM8rTGvfic6Dl+IQIY2vh1z7cz39unbFwNQcEzMzrPtOY93hq7hHPywaHPnh21md2FGnjLR38SZzB7bP18vAiMZa2jQ1NJattx22DqfQdJnd7966xKq5o+javEAvo6/5+pvFbDzph1dC/rmC3C8xuY0lXb9dwfnIPKLuZXLl1BpsO3cp0qt7vxlsOHoDj5jSelUYSOAlT3KyycqSFL2dtajNfPWSp5IcHmVlIVGAlRdPcsjKylI+Pc7h2QuBI0U2fMMFASTqBKH6ZaSvqg5OSMUv+j5+0akExmcRofixNtkAuzT8Yh4U3daJTs0lPDmTgFjpPtIpncDER0SUePRUAIm6OuQSGldoyxLz2Iyi79REpWUTlpiJf0y+Xv4xaQQnPSZK0e5puYTESvXKKNIrIim9QKcSx5Zqp3B80cipr1dIGXoVvcMnLZeI5EwCC/SSxldA3EPC7isMFk+TfoAvDX8FvaJTHxEcJ9csIC6DMCUfahN6vQ29MuX5Li0/r8n1SiMg/iHhJfWKScU/NkOe71IfEaSgV2BcJmH35bd9FHV6DSB5wxZT7P5OLSCARN0gfP/lBJC8fw0Uk6FYFnoIH3i/PiCA5J3iwX//4AJI3m9AVSShCSCpOlpVRFdRVugqfOD1fEAAyX+fGd7pGQWQvF4gvI8EIoCk6mj1PvxDnFP4x1/NBwSQvFM8+O8fXABJ1UliAkiqjlZ/tYZB/L/CN9+HD6gEkrS0NKRTTEwMycnJsuXCbWKeb5vKaIeEdPHp7fcRSK9zTgEkIum/jt+IfYTffKg+EJOeR2r6g1K88dGjR4+QTnFxcaSnp8uWC7eJeb5tKqMdkjKUj17+UB24Kv9fAkhEw1KV/VfUXfjv2/aBmHQJmVmPS/HGR4U3G1JSUpBIJIWrYl7JLSBu2VSdJCGApOpo9bYTrzie0F74QGkfUHnLprDdFUBSaImqMRdAUtrJK2vgCyCpOlpVVh8S9RI+9CH5gACSqsEZatdSAEnVSVACSKqOVh9S0hf/i/C7yuoDAkjUbuqrRkEBJFUn2QggqTpaVdYELuolfOhD8gEBJFWDM9SupQCSqpOgBJBUHa0+pKQv/hfhd5XVB14DSB6T6HcNl0uueEQlkleiqXySHsXNa674J2Tx6pX8x5fPnnA/2o/rrk44OTnj4upNWNIjnsuLwPM80uOC8Lh0kQtOTji5Xsc3+j5PFb6Lo1hcLJe2gACSt59sAsMicXC6wv4T9rLp9AUvvONUP14dnhyP4x+OReUL99v/53VuhGcUfahNAElFtcrGz9eHo2cucMYrSfa1ZWWJNTIljatXrrLf0Q33in79Ne0hNy67cNDOHrvLfvgnV7SOorxck8f4+nhz5MxFznrLP3AYnS4hODIS+zP58VQUHwXxtf+EI6dcQ2Vfj5UfS27XsIRYzp12KB1fZ25xOzpTfGCv4MOfymxX9rbH+Hp5cuSMC+d8UhTiK5egiAjOqNTrPKcvh6vUKzQuhrOnlOhlfxu3Eh/YqzCQPH/qzbru2vznXx+jM3wxN5MeF2sVE5xW0MKwCWP3+/PiZT6RvHwmwd9pF8O6tkZHX49mBsZofG5EpzEbuBb1IP8jfZJHhNrvZ2ovC9prNcdYT4v6GrUw6T6CXS5h5D4TH+ArZmgVKwJI5Imr7OBTr9xtFyemjeiHQUNtGjU2oplhE3RMurLqXKyKxJeDp+dRun9WjY+rVaN2nXryyWgQWxzDiChIGAJI1NNApmNKBlcvHmF8bws+rdmQr5e7KCRM+XEioyPZt2Uulnp1+Kj5QH69Eq+0nCrfAzwCUgAAEYZJREFUCPG0p69ZXf73bx/RrN8iHEPkx1a1j9iuxEYpD7jsfIgxvcypVkuTrquvKOjwiFsX9mJrrBAbBXFSq/Y/+fvfP8e05yauKG1Ys3G7tQ+rav+m2iefymNLur/pCHa7RhcBv9BFiS5KbZpHdHI6lxz3MbK7Kf+p1YSe668X0+uG46/YGCnX63//Xp2WfbdyTemxH3P72m9Y/ueffPLpZ8X0qmM2lv3XYovpVXEgeeLNktb6fFlfgzrV9Zm24wqZz+StYykgefWSjMBTjLVojkWnRRy/6I67hxunNi+go3Zdus3fT+zDZ/AwnnOb5jF58VYcLrjh7eGG0+6FtNP7Cu0Bm4jIKtkXIz+nWJJbQABJBYJQaQAV7i/B/64LY3q2on7LEczdYMdpZzfOul5m30lHHPwzFAK2cB/pvABINA3pOXcHx+wvyidnLzyjHhbtJ4BE0W6ql8Pj4jm0YSatTVvS0rQVH9fRVgIkEvzuODNzdB+M9czQ1zesMJBE3b/H7z8NQ7tBK3R1/08ASZnxUYZesbEcWDsNC+OWtGzRiv/U1S0BJLmERkfh5KQQG7I4ucCm+TbUrt8Yq+/OqLjiLgCSRkYMXLxbHlvS/S/44l3RHrHX/B8/JNgJi45i7+optDQyx6JFK/5dV78EkOQSEhXJeSV6bZjbnZr1tbBe7KBCrwIgaWTMNz/sKaGXH76xj4ryodSmrwckbVtgZDWOcX2bU99iOKf9U3lecHumJJC8fJ6L84ouNNW1YO3ZGPI7Ol7xIjuag3N7oGk4jDNBqTx/+ZxHGfdJf/yEgo4VXqR7sLi3GQ31p3HjQTYKd4DkLbBYKmYBASSqE2WFksj9RA6vGk/TOi2Zsfcuvmp33RcAiV5bJhzwKxZsJc8vgEQdrXLw9nFmdh8bZm05xdlDK2isq68ESO7zx7bFDP1mCjtPObF+dp8KAkkO7hf207OdKYPm/8bYbp8KIHmtxjoHLy9HZvbuzdztf2K//yca6hiUABIVuqfEsmFSF5o278vGa4q3eBTLFwCJ/tfMPR5cZnyVjDexrmjHwuVsPNzPMq13H+bvtMd+7/fU1zYsASSFZUvMk6NZM/ZrmhoPYPPNeyq0KAAS/c4sOhWqooz8uK8HJObGmHb4gT/s19JJrxa2yxy5n/tC1jCWBJIXT6PZ3M+U5q0mcTVVoSuFLG7+NpPmnxmy3DEMSf7uCo3rSx7HuDCtUzOaD9hE+OOnCr+JRVUWEEAid+43SUCRIV58N6QFX1kvxsE/vdxAkp+rAEi0TRm05iTON725eDsMz8hMwkokeAEk6mkVfu8hd30jCE7Oxv/8JprqKwOSPPwiE/EOTyEiLo69SyoGJGFxQawb34PWvb7n0KVbzO4hgETu0+rpVFheppdfJCHJ2fieW4emnjpAkoOfy246GDXCbNRubiTkqIi5AiDRtmDUz2dk8eVyOxyvqIel4quwPmJetn7hKZm4+0URkvIYnzMr0dBRB0hy8HHaQRuDRliM28+tRFV6FQCJdmvGb7bP1+tOBN7RDwkvkQ+lOr0+kLRdhn96EBvGdUDDqCcHPZJkPRslgeRZxnWmmhhi3HYZAc8VqSMPv9M/0aZ+HWYd9SdHxipZRPvfwsXJETu7Xcz4tg8d2/Zl87kAnr4Q/SOqIERxuwCSsoNP3eTk5+HKyA5f0GLoBn7f8zvrlq5k3pJlfPfzDg7ciSL0vkRFwiwAkpo1qKmti5GJOWYWPRg4cjE/HryDe7y8fgJI5LZQV5eAMoCk6Bjx8RUDktSHuNj9QksjCxYd8cIzMIA5AkhU+HfFNPNTF0jiItg024Z6Tdux3DGKiDRV5ykAki+rU1tHLz++WvVi0OjvWX7UE68EVfuJ7UXxoQQE8n+TqA8kcWGsnWZNPR1LVjvHlaFXAZDU+II6OvoYmbTEvJUNg8f+yMrjPvgkFtflzYDkeR6Jt/fQ11CLDsN+IzLvOSWB5GmCE8NMmmHefxuxLxQHpr4k8uLPWOn8izG/eZIt7QCRhLN3/re0MjRAW7se//pHNYytp3PmbgpPFHdVbIHFcjELCCAp7uDlB6Hy8l63HRlo9jdqaZrR2siAtp26YNW2I5qNNWncwZYVp0OKDcaSn0dCaFw4pw/tYeeB4+zcf5zNq9YxsI0RX9TvyIw9bvjfyz+nABLltpfbsvTvbx9IJAQE3eK7fp3oMGIrLtFZBIYIIClLg4r8ph6QSPC+ac8Ai+roDNnApXD5OKvS58olJDaEk0XxdYxflq/CtqUB1Rt24bvDPgQWxFfpfUv7kyijaBN1gUSC17VT9DGrjv6wzVyJzCoDXnMJiQnG7mBhPjzGz8tWYNNCnxqa1iw87k/QfXkd3hBIXvBC8oDTP3WnYeNWzLfzIdqx+FM2T1NcGG2kj7HVGoKL9ZC8IsZ1C131P2HiPi+ypT0kL/JIS4gmJCgIH5+77N40jXaGGhi1mYZzXKYYQ1IMPZSvCCCRO/ebJJtCIGlqu4gDTp7cCIzBzS+S84fXYqrViBa2v3D5nqpeEun2x0VBGpX0kGvnDtDL+BNq9VzK+aD8W0ACSCqu1VsHkvupnNk8C0PzHqx0iJE9ASWApOK6qIo1dYAkKimZI+vHo1m9BbMOuBGYqiquCusl/V3+2H1UUiaup3di1awa9fqvxTVM1YDzwv3FXLle6gFJVGIiB1ePplENC+Yd8SBIZW9WoZ2L6xWZmImL3RY66lVDY9BGrkZkFuXKNwYSeElGnAtTTbQxHrCUU3uXFHvs95nEk4VmRhi3XoRnwTiT/KY0B6/jS7CobcyqC2HkKekBef4sg4vrhqLVsCGj9nkXPUasvCkWW6UWEEBSGARvNi8EklZT9nAzWv4F5fD4QBb2NEC/zRROhpeXOBXqEO7Dd0NM+ZfZZE54p8geGRZAomAfld3Ixcu8bSAJCTjLQMPmGFgtYO8VT9k97j/PnmaY5cdoW41np703N6OziCw36Ravp/KE/9crow6Q+PldY0K7WjTtuZA/fDNUPE5fju2C3ZjY24BqbediH5j6esdQ0wc/XG3VAxIfb1fGtK6Jbp8fOesvh4mK2CUq8Caju+vzSYcFOASnF+n1FoAEXj55yM3dY2lY15ypU0ZgaKhT9B6S50/i2TnYGN0W/TgbrfAaNEkSJ5cNol4dW476JRZ/QZoCW4TazUavaV3aLb/I88LHbxR+F4vFLSCApJzEpWbSCfa9wYRudaljuxyXYHnQhSV4Mae9IYbt5nE2Tn0gCfK5zkRrDerYrsAlOP8KTgBJxbV620By124pmhpf8YmmKUYmZrKpWXMDvvzqf/jk0zroG7dnwgEvglX2hlX8f6hI4q7qZcsDkqjURzgdXoBebX2GrHbCW+2n2YrbPdDjAt9a1qHBkJ+5XuYtn+L7VXX7vt36lw8kUalZOByci04tA4ZvcMEn5fXsGeDmwKD2dWg0bBu3FG75vBUggRfkJt7mh94t0ahfl89qNygCklcvnhJ0ZCqaGrqMW3WRxLw88vKySfJzYGL7erQcuQH/+xIyYn05sed3vOLSkDx5wpM8CbnpIeyY1IkG9TWZcSIcMa61OHwoWxNA8noBUiqwU2LZuXAQGhpWLD/ti19CFsGJGVw9s57Wunq0m3YC/7Q8IpIC2DBlKmNn7+BCdB6RKYkc2byNXS6BBCc8JDQpi4CoWHZvmYPGV7Wx+f4Ud+Pze1wEkKipVZqE8OQsmS29zmygqZ4eHX50lK2Hpsi77iPvP87fFhHJrgU2fGTQly0XwmXbwu/n2zw80Ze1Eyczft4uXGLyCPD3ZP/Rk/njfaRjfg4c55ctP9Pb7BM0WtqyZPtpTrsnESV6SIq61UvFSgnIj0qTEFagl8fp1WjqNsNquXMpvaTHCYm6zZxOJjRuNZp9ng9KnSM83pvV4ycxYcEeXGPziEiO59Av29lzJYTgxPz48o+MZPu6ydStUY8Bq87jlaj+hUJ5/8tf4Xe5Xg+5a7ccDR0DrFe7KNcr4gYzOxrRpN0EDnmXvjUWFufJyrGTmLj4AFfi8ghPiuPgz9vZezVMrldEBJtXjaPOlxoMWX8RnyS5Xm8JSICXuficXkbruv/kn5/VYuLvhW9qfUVuciCrR5nQuKE5VoPGMWHyAHq1Mkan0yD2Xo3i2ctXPIy9y/IRZlhYtKLPmDHMmDySwZ2boauly6Apm4lKU3xkWFlTLLZJLSCARM1GrkQSLZ14cnC/+Dt92+vT2NgYm7GTGPRtf1paGGA0cDq/+uS/JyHE9yz9m9anobEte7wkhCdGsnFcT5qbtqVL9+GMnjgF617t0NE3xmLAeo57PCjq/hdAop5WQdGxbF+zgDGTZjC8R1c+r16DepY2svVJKw9zO1LakOVy3fUc8+fOYMyYCXQz0eejOppYDR7FmOkLWX30tmwQcrD3n9hq1kXTfCAHfJSfX4whUW6X0jGivFxgZBRbV82X6TPMujOfVq9Bg069ZeuTVx3FLaqwIcvh4r456DXQxGrGMTwVBjcWnivQ8yS9GtSmSetvOeyXR2hcCKuHd8HQpB3WvUYyasJkuvZoQ1M9E9p+u43TPplF8VV4DDFXrlOhXQLCI9i8Yh5jJk3n226dqPZFDTStbPP1WnMc95jCHuIcnH+bgbZGY7rNPYmXEr0C7h6ne72aNG0/imP+eYTGBrFiaCcMTNrTvfcoRk2YRJcerdHSNaXDyF854/ew6HaNtD6vASQRHJw1g+nzjpV4agZePg7n0NKpDB06nCOecUUvOJP2oGQm3mHfj7P4pldv+gzsz4hla3AOTiKv6JXwT8mIvcmRDcsZOmgQffr0YeTwiew8eoXEtGxBG2paQABJ2cFXGITqzKNSc7hx5ShTZ/SnS08bOlsPZ9qKwzgEJhW98yAs0JtVI8YybOovOEflEZ2Wg7+7F9s3LaLf4J506d4H674zmbvVAdegh4SnyusngERuC9V65BIQ4sXKKQPp0t2GLtY9sexsjWW3HrL13lO34RwivQedJRvYOGqgjWx756496NjFGivrXnTpM5zpW68QmJ5HqL8ny78dw/AZ27gYo/z8wdIruAW2jPzpAFelmpYLr6KM3Ea5+Ae5s2zSAAW9umHZTRoLNvSZvpOL4Q8KGqF07DYvYMjICey4qnzcR4jvXZYOGcXIOTtxleqVmoPfnbtsXv8dtgOlx7Sle//ZLNh5gauhWUQoxJe8TkIf1bbIxS/QjaUT+ivVq+/M33CNLBjXk5bKsU3zGDxqMruuy8d9KB472PsOPwwawejvdnM5VqpXNr637vDz2rnYDsjXq8eAuSza5cI1qV4leh4rDCRqtoui2HuygACSqpN8BJBUHa0Uk65YFroJH3g3PiCA5D2Bw7s6rQCSdxMo7yIBCSCpOlq9C/3FMYX+wgeK+4AAkndFBu/puAJIijt4ZQ54ASRVR6vK7EeibsKPPhQfEEDynsDhXZ1WAEnVSU4CSKqOVh9Kwhf/h/C5yuwDAkjeFRm8p+MKIKk6CUcASdXRqjIncVE34Ucfig+oBJKkpCSkU0REBPHx8bLlwm1inm+bymiH2HuZxD6QPj4lpspug6WrN/LlVzW5cNNL6FVF/DU6TSK0qiJaSeM/Oi1X6FWl9MohKeVeKd746In05WRPnpCYmEhWVpZsuXCbmOfbpjLaITE5hce5ebKvI0u/kCymymuDe6lpXL12jYyHj4ROVcRXE5PvkS15IvSqInolJKWQI/SqGv76/CXxiclkZ2eX4o2PCu84pKSkIJFIClfFvJJbIDk5mby8vEpeS1G9QgtIe9mEXoXWqPxzqV7SCxHxVzUsIL2gfvpU+il58VcVLJCQkKBULwEkVUE9JXUUQKLEKJV4kwCSSiyOkqoJIFFilEq8SQBJJRZHSdUEkCgxSlXeJICkaqkngKTq6SV6SKqOZgJIqo5W0poKIKlaepVbWwEk5ZqoUhUQQFKp5Ci3MqKHpFwTVaoCAkgqlRzlVkYVkPw/23tluVd04SYAAAAASUVORK5CYII=</svg:desc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2639in" draw:z-index="3" draw:id="id2" draw:style-name="a2" draw:name="AutoShape 3">
              <svg:title/>
              <svg:desc>data:image/png;base64,iVBORw0KGgoAAAANSUhEUgAAAiQAAADMCAYAAABDe7i2AAAgAElEQVR4AeydBXQVx9uHUwqF4lDcgsaNQBJCAgQLFA1WXIq7S7GiRVu0FHf34MU1hBAj7u43NyHE/fnO3hsXIKX0I/w35+zZe/fOzs6+v5l3np15d6IQHByMsHl5eREQECD7nH1M3Mtt8yXaISgoCGH7EssmlqlwvfH09BTbV5avKQ31Q2xbhevwl6ybqFfp0svd3Z3AwMBC/ZcCWX+hoaEkJiZmfxX3ogVEC/yLFhCceVJS0r+Yo5iVaAHRAqIFSqcFBBhJSUkpVHgRSAqZRDwgWuDft4AIJP++TcUcRQuIFiidFhCBpHTqJpb6K7GACCRfiZDibYgWEC3wyRYQgeSTTShmIFrgn1tABJJ/bjvxTNECogW+Lgt8BUCSSVKsGxc27eLUDQfefV36iHfzlVtABJIvWWApFif2s3PbDXwTCs9rf8klF8smWqA0WuATgCSTzIxUkhLiiYmJkW+xscQlJJGWkSG3RUYqcbHveBefQmYB62RmpJEY/46YuCSyUudJkUlKYiwxcYmkZxQ8M08yIDM1nge7h9Ney4gdd4JIzv45JRKL0xsZu+wgHuHx2Ue/+H2a5DVb589ixVmbD977F38zYgE/aAERSD5ook9OkJmRQny2j8rav3sXS3JKevF5Z6YTaHmIIe1aMm7tbcJSc/1QRsI7IgKCkaS+5/zicy78S1oczn/vZeyY5dx2DiOtcIr/9Ej2/UWW9P5i3Tm4Yg6z9z0iLjnrLlITkPoHEJqQXKgP+Cw39V9f77PcxP9upv8QSDJJfhfEmydn2TRzPHra+mhpaaJurE/nCQv568otQt6lQIQt6yb3x3joBuwkCfkqZEKwPVsnm6DedS5/e0nI27TT4qWY/zYInYGzuOkkfa86sR5X+blnF4ZsuER0Uq7TIDGEi78Opkn3Rdj4x7w3j5L+mJmRTLifJ37BUlIK01RJs8uXPtn/BiMMWtN1/T0RSPJZ5uv8IgLJ59Y1nUifG8xo2wY1TV3a6uujr98WQ0Njlqw/ikNQPOlFtOG0GC8OLxyA8ZhVWPnlGXdNT8b7+nraaHVj/l9Pifo3ip8SzYuDM2jcuAcHnvvw747FpCEN8MTHP5zEvE62uHKnJeNpvpbWWt1ZtP8Z0cWlK+p41Evm9dBDd84ZYpPkQBJrdZgeRp34acEZgos65x8dyyQlIRp/D0/CYpLI+8waa3UI0/adGLrw7L94vX9USPGkf2CBfwQkadGunPp1JOoNm9CmYy8GDZnDggWzmDxlEAP79aR7l4789VhKRkYEFxb0Q6lJO3a8CM1TcVIJtD3NgMbfUe771my850liHqeQIHVkbY9G6P+0EltJnh+KuEGfxwdYu+M0bm8LvJr82YAkk9gIa5Z3V6f3tD14xBVRqE84JALJJxivFJ4qAsnnFi2NcI+zDKimiKbpdNbu2sUff2xg2viuqDWpicm43ThKCo/SxvjbsHvrb9y0DyQlM8+DTnoygU8PMWLCfA7dd+dfeWH7MwJJSrwX24fpYzJwBTYfQxdpSQQ8OcjwCQs48tCjZPdXFJA4XWPGjFmsOfaS2H9N6hS8nx6gr7Iai0695m1qbsbvHM2ZPn0Wa//V6+XmL376vBYoMZBkpAdxZdlIVOs3Y/Di3bx0l5AFw7KSZsSG4Wp5F5eAVNmISNDtNeioNcVshwVp2SibFofdxSVoVq9Gleo1MV5uTlRC9kBlOlLXk/RuoMZPK64R+U/v/7MCiRWLjBQxGbsN13+vlcnuVASSfyp46TxPBJLPrVs2kKgybIU54VmXS43x4M8pnahXpRN/WQWRkoc5PneJCuX/WYHEky391WlruoBX/8pwTqHS5x4oAkhyf/w3P6Xg/WQv3Rs1YdaRl/mA5N+8ipjXf2+BEgNJgstZftRqieagVdhGfPj5INnnOkN0VdEdsBPvVPloR3p8BOYr+qPfuS+9Orah2Y9rcItOlAGMMB3y5vh01NQMWHPNu5j51EziJAHcO76BKWPMMDMbzKhxqzhv4cq7bOgpBkgykuNweXaFDfOGYzbADLN+E9lw8Caeb/NMKWVm8i7cnSvHFzFKyH/wYEYtXcXl1144PtjD5KGdaFm1HLWbatGtjxnDxkzmgm0UGXG+nNu4iLVH7mJz9y8WTexDv8lbuB34lpSMNKT+zpzbtp5Rw4Zh1r8fo0ZO4oS5FdI8gzsFgURqd4F50yey444n6XmcZlKEOyfWT2TWzqsEvU0hPjKQu8fW59hj2JjfOPHYD1nWmZnERfjLfp+cZa/R41dz8aU7sdn2+u/rnnhFkK1IKC6M9jmrQtFAQmYMj3dPQ6deW7Y+9suZek1PeofDw3Osmf0T/c3MGNB/CluP38U3Nkk+5ZyZhsTxCvNmLOX4y6xJiLQ4XP7ey4KlO7CwsODczpUMGzyQPqOn8/sdR6T55mAyiZU4cGnXasb368/AgTNYeugcx/4YT6O8UzZvfTn7+xwGrTmDf1Sug0gOfcH6GTNYefBpzohDyrsInl/axZzx/TEzG8iQYcvYdcUZT9tLLBrfDbXaFalWpyUmvc0Y/NNIDj0JICkulHv7f2XZzsvYPD7OmlkD6D16OWecgvB3uMzcGUs59SpELkxmJqlvo/G8eYat40cx1MyM4cPGsfXEY/zj8zilIoAkOeQ56+bMZYO5U47IsvJe3Mnsn7PLu5zdV13k95OaTOQbay6tms34/mYMNBvA/GW7eOT7TjbCnp6SyNPDs+lrok2tCt/Tsq0JffqbMeWXzViHQnLIM9bOmcvGa8451yMzg5hQL27s+53xI0diZtaf4cPGsu/kI8Li8pQ/1pVDK+ay+fRTHB9eYOWc8ZiZDWDE8t088I3NM8Kfm7X46d+1QAmBJAP7Y1PRbFWfcXttSP6Iziwt0Y99P7dHw+Bn7gQJIaeZxEe+ZkU3XQbM28vhdcPRVDPliJ0kq8IFcGCMIZodJvEgOF9Lzrnz1Ggfji8bgrpGR3oOn8TkKVPppaWFikEv/rjlJJ/+KQpIMpJwvryBru0Nad95CGPmzGVU9x7oaajTb9Fh/BPkwJQY4sDmyQa00tCnm5D/1Kn0bteOoQu2cufeHdYunEzb6pVppKXP2NnzWfrrHp55J5P51p61gw1pa9KTnm106WyiRqce07jgHIzE/QlLR3RCXU2X/uMnMHvqGAZ1UqalshozdjxBkiS/dkEgSfC9yZh2GnSadoCAxKzGk5mKn8UxemsoMWnHXSKiw/n7j4kotdSn27BJTJ85i7FD57LmrB1COG9KlBdHfhmEmkZHfhwh2GsKvbQ0UWnXhx1/u+SbLssxsvjhP7GAOELyuc1cBJBkZpIscWT3tK60bDaMCy7h8hi29ERsTq2gU7v2GHcfxs9z5zKiS1d0NbUZuuoMIYI7ykgh4PHvtFXvxK/XPOWFT43mxaEZ6Gnq0rlTb3p2Hc6M8ZPobahPU9XubLzjQVLW00T6W38OLOyMSjMd+vT9mZkjxtHR2AiVhjUpmxdIIt6wemQbqvZfh1tYblB+vOcFzNQ1MV1wQR6/kh6HzbFF6Ki1pUP/8UyZPYdJw2cwe9djfD1fsmPNXDrUq0m95moMmzWXRUt+586baNJjfTg4swdtjTrTva0BnYxV6dhlOHsfOeH6cAu66iasueklv7/4aKz+Wk0PXT0G9R7DzMkzGNG1M82atmXGwWdEJWf5pSKAJM7jHP1at2HwzhfyvNLisD66EG3VtnQwyy7vTOb8+UT2hmSC1VVm9OxJj449mDx+LjOHD0dPRQ3jEWt5GZZCRmoS9rf2MmlgLxTLlUOn72CmzV3Mxl1X8Y6GOPez9G3dhiG7LHIqVkKgLb9P74VyS016jR7DzBkTGN5djRYtWjBq9RX8Y9PlsCl9wfzuOuh160ePdj0ZOnQyM4YPR0tFjQ4j12EZVnR/lHMh8cMnW6CEQCLl6jIzlBursumRHCAEwHjnZ82t6+ZcuXJFtplfu4FrWCLC1GtmejKOZ2ajotqO1Vc9SSMDqeMxeusYsvicCyHPdtJZR5XR+21kUzqpEQ+ZaNgao+kniEzLQ6/Zt5qRhpv5Ujqot2H+ESsiExJJSopH4nadX8yaYjR1D97SNIoKak0MeMz8XloY/7wHp7AYEpKSiI/x4+62vmi27co+y2hIT8Xh2BSaq6gy9egDgmT5J/E21B8nxzdI4tKQBr5gXjtFOo3ZwpvIJJKSUkgTeOKtPavN9KhZTZuff79BSOw74uMTSIqN4Nra3tRT7MLvJ98QGSuUOQmp30sWjGxHc9WBXPaJkTWKgkCSlhTKyRmGNGndlf2v3sqskBEvwXxNT2obDuOSXQQxYVYsM2lBx9FbsYuQ552UkEBCcprsTSjny4sx0tBn0XEbpFn2inC5yqK+TTCesR+fqOzpsmwji/v/ygIikHxuS2cDiSIdf1rKEcFHXTjN9l8m0K6tNpO3XSf0nTwIId7nFpO7qNN52mHcJbEkJiURF+WJ+fpuaBr155R93HuBpEnFunRceIhXQVGycyWvT9JfvyXaU48iSZBfI+DGr2i3bMaP047jG59IUnwcgRY3mGOoSsV/ACSyGJEhOrTpPpcnQYmy6yYlJhKXmEpGZgbx0c5s6KNGW9O5PAvL8lUCHMXLgaRWhRYMWHEar6i3xMfHk5yciF9BIEmKwuXRGU7cdSQ0KkHmu956PmVBPzXqDd6EZ0SCXMSPAJLkOE+2DdKmbY/5PA3O9VVCeQVvn+B+l4Pn7uDgH0NiYhIJMZE82DWaempd2HzXV3adjPR4nO/uokuDxkw/8ITw2CSSk4X7LQwkmakJvNg9EsWmevyy05Kwt1nlD3Fg/SxTGjcx4YB1CLKXqKQvmN1JjdpqPVhyyRZJfCIJMRLu7xxFPaVO/HbDI9/LF5+75v4v5l9CIIng4sL+qDTuyhGHt7IKkJmeiu/FtXTtYIienh5KSrWoUb8ha/6WyKcYMtORup+md31Vhiw3JyI9hVd/DkVVvx+nHN+RGvWMWQatMRx7hNC0DKRPtqOvo8KYww5FRr+np0o5OV2HJkrKLN5/GXNzc/l26QjzRrXnB4OpPPKOIqPQCEkq7jc30anFd/RauJXzV7LOu3qZI9un0LSxJpP2vyIhJZIT03RR0zfjuk9RYelCUGsxMSQCkAwwpGXXNTi+y3kBmYRIZ9b2qk+7YauwLxAU43puDq3Vm7H4ir/MngWBRHi12uvhRto01GDs1ofEkkls2EsW6jfGZNzvuMZmkhztxf4J7WmqPYgV+17gF5RM9pvX6SkSjk3RRFFFjaUHruSx12HmDG/HD4YzeOobVcSr1/+LzeG/v2cRSD63zbOBpBbVGqii1bYNmo0rULZyPYznH8Y1OvupNwXH80tp16wiA5bv5mK2f7hykf2bf6aRoh4Lz7wh5T0jJI1VBnDaKjC300p0ZF2f9mj334JnvHCdRG6t7oWqqiF/PA3LvfGiYkg+coQkLSmC6yv60VSpG3P+uIuLdzzpedxWSnwxMSRZQNJYdyZP/KPlIwRCiTJSCgNJdkkTEgj0sef27RuYX9jHxL461B2wPndZhY8AkrTEcMyX9aGpcnfm/nEPV++EfOWVXSo9ndgwf54/v4f5lQvs3TiGBiodWX/LO6skxceQFBwhSU0IYs9IZXS6T+RJ1gxU9u0E3dtMR826jD9oR6JAJAKQdG1D6wmHCMsOjMxMIeDVHjoqGrDghDVZ6JWdhbj/ly1QQiB5x71Nw1Bu0pIFF93kQarC/GJkEM5OTjg5OXF2wwDUlPIACZkkRLqwrkcT2g5eilVQMAcmG2E08g+8EjMQOswzM9qjpjcAc68oHm8fTxvtIVzwErrewn/pKYHsHaVJjWpVaKGhiaZm9qZG06b1qWMwmVtuEaQXApJE3lz8Ff26ZanXSjnPeRqoqjalemNtJu1+QnSSE+u76NDaaAk2WVM4+UvxASAZbITqxINI47JDvzN4G3yXCc1b0GvqUfwLDEb431iNplpz+m1/IXvNtyCQyKa4IhxZ1b0x+kNXYh+RSsDdtag3b83UA1bydVfSUwh3vM+qSf3Rb21A1+4DmLrhGG7hKaQm+fPncDVqVKtayF6KivWoaziNOx75X7vOf7/it89pARFIPqd1hbyzgaQVppN288jRAetHF1g4pQf11Qbx5wNPeZwV8VgdnYtWrXI0UFbN5x9UVBSp3tSABUetiH8fkOiOwNw+O2xWuLYXOwaaoJsDJFFcWGCKpnp/znvmTsPwCUBCRjoxPq/YPH8URq116dipDyN/2YGVT4zsAedDQNLUbD3ueddpKgJIhHVc/F3usXzaGLp26Yi2thaaGkrUrlmJaiUEEqG8b70t2TxvJO2F8pr0YdTSnbzOihFJeufF6V0r6P9jD/T1ddHU1ECpZV3KNGv/j4Ak6Z0Vi9uqYdRvE27ZLjmrykkt9mGi05j2K64Tl5wuB5LubWk775z8uyxdGiHOx+mj2E4Ekiy7fc5dCYEkA//7W2jfqjH6E/bgKaw1UuDP5vDP6KjkBRLITIrm0Y6h1NIxY+/5I4zqqEuv3x7IY1DSU/G+sghlrfZsOneLtSM6oDfhAEHxBWpP1nXSU0I5NL4NqrpmHH7qivDv2/NuXv5hxAsL+hQCkmQcr6zFuEkTpvx5GwfX/Od5evkQFp1ASnIgf43QRdNwIg/D8jxq5NxnSYEkk9jw1yxs1wSTsX8UeCsnHfcLS9BWb8HEY05FjpAIl81MlHL/98HU1OjPkadOXFhgjIpRPy445wa7ZWakExcVio+VBceWTEBdSZ1BCw7iFhnM/jE6qOkN5thz93y2Euzm5R9OQkkXQMqxhfjhUy0gAsmnWvBD52cDSe5bNpmZyXg92UfPltXRn7oX7yhhNDMRmxML0GvSkrmHHuDkVsA/ePsRIax58UlAEsPVpT3RVO/Jadc86wUUBSSRjqwfY0D1Xr/iFJqbtlAMieAfMjNIjJEQ4GDLld8WYKipRrdR67GNgn8DSOLDXdg6Ro06WgNYffSZ3He+uc+6kcY0LimQZJU3ISZCVt7L6+fTTlON7mN+wy4qnRd7x6CtoorpnKM8s/PE092ZB0cXoq7e+R8BSXKcB5v6qKL34yKs8r1llEHoox100mrIwG3PckdIRCD5UIP6rL+XEEggNcGdg2M7U7epJrN23cY/JDFnegBSsTg8Gq0CQALJ+L3YQ5emegyZNBTNNu347UGErANGmNJxOkcfFVV6Dx1Pd2Mtph6xJr7ASEK2FTJSE3m6tQ/NNNqz/WH+VQ1TE98hfRsrj+coBCQQ8eoo/drWofev1wnPec0YhM48Niqcd8mZCPnfWWNCU3VDduTJPz0lhbdRsSSmCW/4OLKyW0OMRqzDIW8lF6ZsCo2QQPLbIA5NUaG54WiuWEXJy4dgS3/+nN2dllomHHj9tsgYEvl9JxNoeYS+TTQZsWg+Zm106LX4Qk6MTVqqBA8nH1n5hcCdJIkvf05UR3vgfCz9E3i0qSfNtDqw63F4vreWUhNicu2VbWBx/59aQASSz23uwkAiu2KMl6ztNdDswymbUIQXAEMf76CbTj2GbH6IVHhizvrLTE/jXVQEccLz1ycBSSYOxyaioa7GLxc9sxZAyyQp3J6/Zvfmh7wxJEkBnJjfl6bKw7jqIkEWTpcaj+PZ9Rg1VaJ7VlBrZmY0Hg4eRMWlCWRCWlwUl5Z1RK3TIG56C0ASyO7harTuNpW8s0TZMSQfHiHJIMrvMTPaNqbHrIN4xGSQSQbJ4Zb8NkybhiUEkpzyxqfLypsaJ+XCLx1QNxnCbZ8ozs/vhqZmf047y0d4SH+L9YnJtFTNO2WTht+LI/RuUZsJe54i48ksrQpO2aQlvuXacmOaaffg4P0wshfnTUsO58Jvw2il1Jot9/xl+sumbEQgya72/y/7EgOJABDRrneZbNYGxTqt6DN4FkuX7uavbTv5fflChvZRpUGT/CMkkMFbn8fM6NiU6jWqUl9vAncC4rOmZDJJivZix3BNqlWpQfWW3Tlg4ScPMirKJALAONzArL0iWt1GsnHbIS5evMyJE7tZOGsS647dI0IYDS0CSIjxZ/8CUxQ1OjBn5QZOnBCCcI+xdvVSFi5ezEPfdFkQqO+zv+ii1gitblPZdOgs5y9cYPsvv7B00zFcIiElJoRDU5Spp9yFNdvPYn7qLBY+CbK3bIoCElIT8by1FYOm9TDsNo5tJ85w+fxxdq4chWorDQasuUpYlgMsPGUjN0JatCe7pxrRsHoNajQ0YN29IFnQMKQTFXyLGZ36sHDlTs6dvcLpHQvppdeQnvP34xOTRqT9VfoZKqJtOopN2w/L7HX8+G4WzpzI+hMPkYgTo0XVtP/kmAgkn9vMxQAJqXjf2oSxcm16brxPrND+or3YPt0YRa0uLFi9mVOnhED9I6z+dQmLV6zGIuhTgUSIJf2bUcYtadFuJL/vOcWVwwdYOMkMlaYtaKiRd6XWBCwPzEanbkN6TNzMoYtn2fP7L5jq69CoasMcIEmKe8ny3gOYvUhe3ov71zC0oyL6w1bgIMToJ8VyfYUx9ZtqM2/9KcxPnOSBy1tS3smDWj8MJJnEh9mzpq8yLfRHsfrgOc6d/ZMNU/uiXk+hxFM2ibEWLOs1gNmLt8jse3Hfan7q0ASDEb/iGJ3I8+2jUG7amtErD3La/BQH181mUNtqfNs875QNRLv8zc9GVVHrPIPDR89hbv4Aj6jCQa2kpxBscZzu6vXRMhjKxkPHuXTpDPt+m4KumjJd5hzB823WsvZCDIkIJJ+7Qb43/5IDiTDklp5KpN8rLu1fzZDe6jRo0BjFRo2o16QJ7YYOY+3By7gWWGE1Iy6QMysHoVizFp0X7CEsMXe6JzMxBquds1CtWQONn9ZgE5w7RFlU6YV30T2fHWXhZEPU1JqjpqaNtnZ3Bo+Zwx17b/lCbUlhXN80Do3+y/MtHR/tZ8PxP37GqF0jlJQ00NAwwqjDT2w/eZHQrHfS05KlWF/fzuSeJqg2V0FViFPp1J0Vx/8mNBky05LxenSKn9pp07y5GgYGUzlkG0dmjBNbxvXEYOaRPDEk8jtITXjLq+u/M3qwGso6ymgIZW7Tm+nrz+IQmrsGSnLgXSZ1N6Hvlof5l47PiOXF4Xlo1ChLY5PFWIRnT9dkkhIXwP1tS+jfqS0qKhpoqhjRZ+punvtFyUZE0lMScH96mAWTDFBVbZFjr5/GzePuG598C9sVZW/x2OezgAgkn8+28pzTkHhdZlQTPcatuUFEnsulRluz7qcu6HWfz/NAeUxHpPdL9m8YgYFeY5SUNNHQ6EDHziPYc/GmHNwzUgh6/iedDX5kXfZrsalvsTq5CPUO47n2Ju8VfNk3th+dhu/ASxbUChlpsbjcP8AUUwMUFZXRUu7MsBk7OXZgE/1NB3DkhW/O0vHxYbYc2zQVk1YaKGm0xfjHCaw9uoWf2xkzcNkV2bLu6ckSXh3dxMie7VBW1kRDSY8uI37D3D4YYdJb+J9hwTa3mWzaTna91loj+P1+KClxfpxcPAitEZsLxZAEPNtFp3a92XjHR2YtYdTY8+FJZpgYodJSBW0tVYYOGs3M4X1oM2JzblBrtDUrhnSl45ILOUvHx3ldYUQnE0b99VKWV3pyBJZHNuYrb9eRG7j2JkRW3ncB9uybMxp9RRWUNVthYtCNeQumYWLQl81/y8sjZJSeEMW9vb9ioKSCqnJbeg3bjqUE4jwvM7yTCWP2WuYonZ4ch+P9vUwfo4OKTkvU1bTQ1u7G6CUHsPR5m7u+U5QVSwd1wWTppXwxJGGu5xim2ZVlZ2zFoNYcq36eD/8ISORFySQtJY6IMD+8vLLmW318CJJI8oiZp9DCK2hCjIOnJ0HSAv9bRhhqjJHi5+mJf1gUKXlXAMuTRd6PwjRLTFQQPj7ya3t5BRER+Tb3H/tlZshiKnyDJSTL3snNPlv4PwiRBARkzxH7ERgUQWJa/jmijPQkokKDZOUVYi28g0N4m5CS8zZKRloqEYF+spgMb59w3gmnZyQTFRqIX3iB+8u6dEZaIpER2fbywsc/jOj4FPnUVVaazLR4wgL88c+7WprstzTcrm+gY4taTNz3gph8xc1EWNApNKs8nl6BhEoTc6P9sxxTTFRgPntJpDG59so2j7j/Ty0gAsnnNncmGWlxhHj6EBoZl69NCFPMb0OD8PUJJja7PQlrlMRL8PfP9g/+BAULq1HnJCA96S3+Pv5IZXM4ssZFcqwE34DQAr5Pnr9fcHS+qVJh8cfoEH95PJdXABHRSaQlxxIcGExM1uuvcqukkxQXRZC3F56e3gQERxKfHEeEnx8BEdn3kklGcjyS7Pw8/QmOiCtwvfSc63l5hRCdJEyXpPFOEoxvSBRp+fyt4Eui5feXJ44vMy2F6OAAvIW4My8vwsKlREvC8BfOz16PKj0JSXAAfhG5D5QZqXEE+/kRFJ29iKZQ3jgicsobQLAkPre8gv2jI/DPig0MCAjhXXwMIb4BROUpj2Cf1PgYAn298fT0wi8wGuG2MlJiC1xPbsnM9BSiIwPw9hZ09cLbN4TId0n53+TMLr8kt/zCSwXpabGEePsheVf4Xwx87tr7v5b/JwDJ/5qp/n/vNz0xiPMrB9O86WDOO4QUcKz/v2UTr/7PLSACyT+3nXimaAHRAl+XBUQgKRV6ZiB1u8eU9oq0m7UfL2nuGielovhiIYu1gAgkxZpG/EG0gGiB/zELiEBSKgTPJDk2FOtHD3D0i8z5vxulouhiId9rARFI3mse8UfRAqIF/ocsIALJ/5DY4q1+eRYQgeTL00QskWgB0QL/PxYoFkjevXuHsPn7+xMZGSn7nH1M3Mtt8yXaITExkZSUFHErBTZwd3fnyJEjhIWFiXqVAr3EdiX6FbEOfN46EBoaytu3bwvxhoJEIkHYfHx8EBJlfxf3crt8qXaQSqVERUWJWymwwXfuJnAAACAASURBVKpVq6hUqRLPnz8X9SoFeontSvQrYh34vHVA6L+K6lsVsgdsBBgRnrrFv9Jhgbi4OLFzKyWdmwgkn9e5iZ2HaF+xDpSuOhAdHU1G9n+GzdPlikCSxxil6aMIJKWnAYpAUnq0Ejs2USuxDnz+OiACSWmijY8oqwgkn7/R/FuOSQSS0qPVv6W5mI+ouVgHiq8DIpB8RCdfmpKIQFJ8Zf/SHIEIJKVHqy+t7ojlEevO11gHRCApTbTxEWUVgaT0OCoRSEqPVl+j8xfvSax/X1odEIHkIzr50pREBJLCTiYsLBAPJzusX77k5cuXWNrb4+EXhKRA8GtkeBCuLtZYWgrpXvHa1g3/UAnSPOkiQgJwd3iDraWlLK+XNja4ePsTXsTbTZHhgbjaWWP50hI7By/C8uQjOAIRSAprJdglLDQAD8dcvV7Zv8HTP7iQXhLBvs6vs/Sy4rWdOwFh+fXKdriR4cG4O1rLNXtlxRvvwvoL+bnYvcby5SvsHLwL6ZWdl7jPr5tcL1teZ7WvYvUKC8DFKVcvazt3AvPqJQnOai/ydiq0Vfn2CntHb8ILtB+JkJ+tXK+ifhd1yq9Ttj1CQ/1xd8ij1xsHvAJCCrevMH+cnaxy2pe1vQeB4ZH5/KGQpzQyBD9vB16/zvKvlq9wcfMhPDL/9SVCfjZWWL604o2TTyE9hbxEIClNtPERZRWBJH8j8LG7y+6tCxhspEqTypWpXLUqdbTbMGzhFm5YexKR5eTCAjy4c3QJvbs1pWbNylSuXIdGqgOY89s5bP1DiIyKItjTlhNbF2Cm35pWVatSuXJlqrdSpuekxZx86Zr7dpM0kgA3a87vXUJv7abUrFyf9n028Fqav2wikOS3h+CQvG1us2vLfAYZKtM4W6/WeoxY8ju3bL1ynGaYvxs3Dy3kxy6KWXrVpbH6IOZvvIBdQKhMr2wHHBUlwfP5aUbqNZJpVrl+S3quvYpPdgcnleDv8pqzexbyo6YiNSo3oMOALdhm/y7uc+t2AVt4Wd9kx6a5DDBQopGgV7Vq1NXVZ9TS7fxt752jV6ifK9cPzKOHSRNq1BDaV12aaA5h4eZL2AeGyjs5txuM76xJDSGffFsjOv+0Dfvsa0dK8HN+xZnd8zBVb0yNygV+z04n7gvp5ml1jW0bZmOm14qGWXrVa9OOMct3cs/BJ1cvX2eu7ptDt46NqF5d0KMeTbWHsnjrFRwCw3KgRCr15OHVzcwaq0eDBnLdfvihHgN+XoWFZ1b7jozA18mSUztn0021EdUrN6b7qF28KUIfEUg+opMvTUlEIMnfyd37YxAdOndi1LRFLFs2n8HtW1C5nAIK31Wn6/Tt2AdEERURzLOTq9Fq8A3ftjBm+Kz5zJnUB+2G31CuQkuGbr8ue/K2u/QH/boaMmD8PJYsXcb88f1pXud7FL6rRutRW3kTFEWUNBKfZ6eZObwr9asqoKAgbFXQ6ryKVyKQFHKQudAg1+3O5n4Yd+7M6OmLZXoNMmhKpbIKKJSvQY/Zu3EIjCIqPJBHR5ejVk+Bsq06MnL2fGZP6IVmfQXKfa/EyN23ZU/e2XmHB7pydLkp9apUoWaFCpStUAvjqYfwFhyiVILXk5NM+8mEelWy9aqKrul6XhfhMLPzFPdyvW5u+JH2nbsydsYSli2bxwC9xlQU9KrwA30W7sdZaBNhAdw/uBiVOgqUVerMqDnzmTW+h0y/7yqpMm7fXYLDI4l6fYruuo0oV6kmhgOnsmzZsqxtLbsPP5ADpFSC+6PjTB7UgTqVs/Wqjn6fTdiIen2gfUm5vrYbhp27M26mXK/+ug2z9KqN2dIjuAZHERXqx52981CqrUA5la6MmTufWeO6y/QrX1mdiYceEBIRSVRUEPcPzaZdy4pUqqmI6fDpLF62lCULp7J02RZeukYRFSnB9cFRJpgZUTtHrxq0H/g7dkXoJQJJaaKNjyirCCT5gcTX4QlPX9niEyIsGBeO441NmDSpybcKCjTp/DPXbYMJ8njCyl7N+abMD/RYfBjbwHDCg17x16yu1CtTjvptZvPQR0jnxAsLK9z8w2UNP9z3IUt6aFFF4Vsat+7HWTspUZIw7E8uRFlNgwHTZzBIV5UqIpB8wFHmaubz5jFPX9nhGyocC+fNtfV0aFRDplfT7lO4bR9MoNtDfunRFIUytem9/ARvgiIIC7Bg11QT6pT5jkYG83niGyK/plSC092dmDavg0633piot+D7vEASEYr1sXkoqWkyaOZMBmgpUVlBBJKPBS5v+0c8tbLHL0svuyurMaxfTaZX816zuecQgr/zXRZ2bYxCmTr0W30Gx+AIwvyf8cd4Y2qVKY+i0WKe+YfmAMn3dZoz66hN0XUmIoRXh2fRUk2LIbNn0V+9BZUURCD5WL287B7yxOpNll5h2FxciX7dqpRRUKBlv4U8dg7Bz+E2czo1ROHbegxcfxHn0AhC/Z6webQhNb+tQLNOy7AIDCPC/jLDjZtRrlpduszeg4OXMJIsJVISSJCPPxERwsNDEBb7p9NCVZuhc2bRT7kpFRVEIPmIrvzrSCICSW7nVlQjDbE/Sf9W9SiroEDDTmMxtw7A0/oo/etUQqG2AWvOWRAiG8kI5tG+OWjW+JaaDbuw75V/fgcplRDi84DlPVtT7ZsKKHeZzj0v4dpSIgI9sbaxw8PPgo39DKkhAkl+2xXxZFSUVsKxYJtj9GleR9bBNe46iZu2AbhbHqRPrYoo1GnPhsuvCM3S6/7uaahV/5ZaTUw59DpQdk1JkCt7pupRu7k+S3b/yZSOavmBRColIsADa1s7PP1fsO5HPaqJQPKP9Qp8fYieirVkein2mMHfbwJweb6XnjUroFC3I1uvWxMm0yuIO9smoFztW+o068VRm6CPAxKZXu7Y2Nrj6f+M1V1bU1UEkn+sV8Cr/XRrWFMGJM36zOehYwBOj3fTvXp5vqnfhR237bJiPQK5uWk0LauWpV7Lfpy0C8Lq+Dy0G5alehMdfrvlXXQZBL383bGxs8fT7wkrOmpSWQSSrwM2PuYuRCB5P5C43d2EiWINyihUoO2QFTz3Csfp2irUq1RAoUlntt2wzYkrsb24CkNFBarUac6a6z6yedMQN0uuXDjDycN/sW5cV1rVqE5j7S7MPPiQiAJTMlFRdmw1E4GkONj4mOMut9Zj3KiaTC+DEWt56RXGm8srUKlUHoWm3fnzzpscvazPLkWvsQJV67fit1t+shEW28vr6NS0Ido/LuKx3d/MNCkAJPngyIaNvUQg+RhdikvjdH0VhvWFJ+7vMRq3CSvvUGzO/0Krit+h0LwX++875sQpWJ2cT+uGClRvpMrmvwNygOS76vXpM/sPTp48ycmTV7n91BbvYGGKoGDbfs267iKQFLZLQTsV/93h6jL061bmG4WKdJq8DRufEKzOLKRFhXJ807IfRx875+hleXSGbFq0RhNN/rjnzJU1w2lWqSz1WvRn243rXLwo6HWScxfuYucSVEgvqdSSXzuJQPIx/fhXk0YEkuIbX5SPDWt/NqT69wpUqKXKjB0PCZCEYXd0JtUrfYeCel8OPcgNTrW7tAbDpgpUrNWY+aedZEBid3IerepVzIoNUeDbsrVp020WZx97FGqAIpC8R4tCnUsRab1fs3K0PlUrKFChtiZz9zwhUBLK60PTqCp0cFoDOfHELcfuNueWoddEgUp1mrH4nAtR3s+Yb6ZDzdqNGPv7A0J87otA8jF2/6dpvF7xy3BdKpdX4Ps6Oiw++JygiBBe7p1E5e/LodB6KOee57aT16cWoNtIASHIeNlFN6KcrjBMv5ls9FIee6VAmbK1UdTpwy9b/sY7pGAdEYHkU2AkytOChUO0qPSdAhXrtWX5MQuCwoN59ufPVCxflm/ajuKypVdO+7I8NhOtBgpUaajMr1eecXRmX+orlKVSVVV0OypSWRYjUoYKlVrQ7ecN3LbxyTlXKKcIJF8NZnz8jYhAUtBpyb9LAp25umkiLap/zzeV62A4ZStvvMNlMR85QKLWmwMPXHIaUTaQVKrdhMXnXGVAEuRqifnl85w9e5w/t0ylrUpNyn5XC50ekzj5zDfnXLmjEEdI/pnDlCIJdOTi+nE0q/Y9ZarUo8OM7Tj6CnrlARINM44VASSV6zZn2Xk7LI4vpU2jKjTpNJWbzqFEiUBSoH4W3VZKrpkUScAbzq0ahWLVCpSp1gCTObtx9osgKi+QaP/EmSKApGqDVqy66klUuDcWF05z/uRJzp49y6GdG+itpsh3CuWortyPHXdy26a8jCKQlFwrQXNhGsWeU8uH0bhKecpUb0S3BXtx9Y8gKi+Q6I7kYhFAUq2xKuuuW2QBiQIVfmhIn0XrOHT2LLvWzEW3VlXKVFRi0tab+OeBWxFIPr4f/2pSikBS2MlKI/14cGwZRjUr822FamgNXsZNB2FIP0oehHpqHnUql0ehYSe2mltnzZlKsT7/K+2aKFClrhLrbvrKgCTXAUgJD/XlwZ6pNKvzPWWqtWL81jsE5mmA4ghJYS1y7Vf8b5ESH+4eWky76pX4tkINdIau5I5TVgyPRAhCnUUtYYSkcVd23Mqe447E6vQS2jZSoFoDNVYeuMT8vi2oVLESP87bz4PnlljePcRIg5ZUKF+TNsPW8bedM0FhkjydtDhl8zH6FEwTGeHN7X0L0KtWkTLf16TNiNXccwmQ2zUiBMtD06ghjJAo9mDP3ewptkgsj81Fp4EwZaPJ1ntZ6SUSorLW9JGEh/BwxwQaCfEnP2gwa98jQvK1LxFICmrxMd8jIzy5uXsObap+T5mKtdAfvY6HbvKYKwFIXuybRPUKZfmmWR8OPHTMmhKN5MWh6WjUU6CmYmu2P7Dj5DwzGpYpRyOVkZxz8Ze9ah/o8YJFnRvw3bdlMRq/ide+ue1cBJKvBjM+/kZEIMltALLGKY3E5sYWBmhVp6xCFdT6TeO0rWtO3EGUNAK3x3voXL8SCjV0WXriKUGyBX0CuLtrOmpVv6WWymBO2xWeExXy97q2BpVGVVEo15hBv5zDK5/DFEdIPsZB5ksjlfDafCP91IU3NaqiMXAm59645dErHJf7O+koTJvV1OPXsy8Ilunlz+0/JqJc5VvqqA9l74VTjDGsJJtaK1u+Yta6FhUpX/Zb2bFvypankuEozr3InUKIihKBJJ8W+epygXaV/ZtUguXl9fRSrSrTS/unuVxw9MjVKzIMx7//wKi2ABXtWHfxFSEyvfy4vnEMLSuXpb72SC46Zr0VlZ1v1t7twi80q1sZhRpqTN9zn6B8v4tAUnK9IrC4uIYeylX4VqE6uiMXcNk5d32fqMgw3tzcTLta5fmmtjEbza2zgvx9ubpmOM0rlaWh7hiuOvtyd9vPKFX/ljotTDlsFSwD0PAgZ7YMacx335bDaPxmEUg+vuv+OlOKQJLfcfq8OMu4zg0pW6YCijojOfrIucAKnFKCPS1Z1bcp33xTGZ2J23nmE0KA+x3WjdCixrfl0fn5T5yD/bC5dZUzJ//GxT0MqTSKEB8X9s7oR93K5ajQQJuFR18VyFsEkpI6TK+nJxndsR7flqlAM92xnHjqWsCmUoLcn7O8VxMUFCqjO/VPLPxCCHC9yaoh6lQvW4G2E/fh6ObA5YMbWbp0ae42byz6irUoW7YizQzMmLfjBJauWU+Gso5OBJKS6uX5+CgjjGvzbZnvaaE3gTMv3AqswCkl0PUxi00bydbj0Zu5j1f+Ifi7XGOZmQrVy32PwZSDuIeG4PjgJpeu3sctJFw2GhnsZcmOCZ2p+X1ZqrcyZss1lwJ5i0BSUr08HhxkqOEPlPmmIq0Mp3DeMg88ytqAlADnB8zv2gCFb6phMPcQrwNC8He6zKLeSlQrV4n2M47gGRaJ580N6LeoTIUfmjFhxwt8QqJwu7eDXmrVKVOxGaN/u4RneK4/FkdIvk7meO9diUCS2wCiotw5Nr0Xdb4TnorL8kNjNYy7mmJqmr0NZcOpJ/gGB/Hs9Ao6NC5P+TotaNupC507aNG4VnlqqPVi201bJFJvrm2eSaeWWhh16CrLo7OxAU1/qEG1mg0YMPV3HHzCiYqMwO32bgab9cHU1BiVusLITFmq1FTC2NSU3n0Wc9lOvkKsuFJrXq2Ez24cmmhKrXJlZHrVUlSnQz69hrHp3HP8ggN5fHwp7Rt+R4W6rdA36YKJsSaNapWnpkZfdt55g6TQG09RRPk8YHbBt2wiI3C+uYNB/XvL9FKuXU2mV9VaKnK9+v2C+Rvv3Cf+fE/oBcv/v/bdhX1ju1BTplc5ajfTLKDXcLZeeolfcAAPjizCoMF3VKinhEHnLpi0V6fBDxWopWXGn/cciRQW2dqzkB76OnTo3k3evoxa0+SHatRs0JKRa0/jKSzaFRmOw7VtDOjXC1NTI5RqCSMz5aheR5UOpqb06b+c6465K46WtMP+qtNLnfhzREeqlxXaVznqNtemY7dsX2iKaY8RbDN/jX+wP3cPzEOv/nd8X1+Zdl260slQlfo1K1BbZzD7HjrLpmekAVasH21InaqV+EGxNR27mGKooUjFSnVpbbqAm67+SISXBq5spX9fQa/2tKwpjMyUo0Y9NTqamtLXbCW3XHxz3uQRF0Z7b/de+n4UgSRvp+DEoZnD0FdSQqnIzYgFe+/gHS5FEu7N4+PrmNShDVpC2tat6TZxDgfvWOInW5UwkiAfWy7t+5UhZm1QVZXn2bnLENb9eQEH96wpHUkYby6soY2ORpHX1Gr9MydeyacgRCDJq5Xw2ZF9U4fQtkitBHsbs+TgPXzDpUSEefLwyGomGOuiKaTX1cV08nwO332Fv0yvgnlHEeVvz+4xA2mj2Y7hv57HT4CLiFBsz/6KrrZ6kXppt5nIaRuPHIf5VXdYJYatN+yZMJA2xerVgWVHH+EXISUi1IP7B1cyrr0uGll69ZyykKP3XxMoEV7plRLiZ8v5v5YxoG/rrPZliOmIJey9/FQecCnTKwTrU8vQ0VQrUq/WelM4b59nCqLE91REvfla8pDasWtsf3SL0UtZuRMrTz4jIEJKeIgbd/ctY4xha7lebdrQa9oSjj+0IShSWGRSsJMEb8f77F4+mS7qgh7KqGr0YMT8Azy0z/rfQ+FBvDq+BG2NovRSRtdgOpecfHL+1YMIJKWPOd5bYhFI8joUwRGGEBgQQECRWyDBoRE5warSyAhCgwJz0gaGhBARmXf9A2EVwnBCgvOkCQwiLDxvYKQ8ULbo6wnlCCI8q0GLQJJXK+GzoFfwe/UKCfuQXtnOsmDewjLxUiJC5PkHBsunBWSOVRKWo3lh3YJz9BJhpKBN5XoVtll2ewskn16S8ALtK5SInM5Nrr/QvoKDc88PDC6Y5kPtS9Sr+HoqgEbwe+q6oFfuP6eUCnoF5vq6oJAitIgSHuZCCcrxr4EEheS2UXn7Cn3PNYOJyPOPSUUgeW/3Xvp+FIGkoNP8cr+LQPLlalO8UxfLLNpGrAOfqw6IQFL6mOO9JRaBpPQ4CxFISo9Wn8sBi/mKdUCsA7l1QASS93bvpe9HEUhyK/eX3tBFICk9Wn3pdUksn1iXvoY6IAJJ6WOO95ZYBJLS45hEICk9Wn0Nzl68B7G+fel1oFggiYiIQNh8fHwIDg6Wfc4+Ju7ltvkS7XD48GEWLlwobqXABh07dqR8+fKMHTtW1KsU6CW2K9GviHXg89aBZcuW4eHhUYg3FGJjYxE2IYJaKpXKPmcfE/dy23yJdrj3xIJDp6+IWymwwZCR4/juu/Ks2rhN1KsU6CW2K9GviHXg89aBk5duyt68Kti3KmTPC4SGhpKYmJj9Vdx/4RaIiE3FJzJJ3EqBDZb8+hsVK1Xi9jMbUa9SoJfYrkS/ItaBz1sH/KTJpKVnFuplRSApZJLScUAEks/bYP5NhyQCSenR6t/UXcxL1F2sA0XXARFISgdnfHQpRSApuqJ/iQ5ABJLSo9WXWH/EMon152urAyKQfHRXXzoSikBSepyUCCSlR6uvzfGL9yPWvS+xDohAUjo446NLKQJJ6XE0IpCUHq2+ROctlkmsP19bHSg5kGS+w9/mPreu3+TBSxeiEtOK6SzTSZR68PKBOddu3MTO/y2ZeWJV0lOTCPW05sEdc8zNr3HzjhUugTEUl1sxFxEPF7CACCT/vpNydPXg6rW77D9xgf0nLnLu5ius/eKKDUT1CPbD/NxV9p24kH87/5An7lK8sgI4RSApqVax2NtYc+zCDS5ZBRWw/ztev37F8YI2P3GRo3cccQyLL5Befm1vSTSP793i4MkCWmXls//kE174xeRo9rV1AJ/lfiTxOLu5cfPaDQ4Ldjx1lVMPHLHzf1dIAxcvX27dvsYBmf1vcOpvN+yC4/F+T5CzW4A3V85eyd+2hOtceMJz7+j3nvtZ7vc9ZS0V14uIx8nVlRvmNzgk2PH0VU4/dMI+ILYIvXy4ecs8R6/Td92xD3m/Xq5+Xlw+c7mwXhefYuHzNp9eJQaStBRbNvVQomKZ76jdahAHn3qRXKBTlH1NDOfennG0qKXAd9XqMeGII+kZciLJSE3E7vouhnYxQFlDA03tNjSprknH0Rt56Ckhvaj8xGMfZQERSErayb0//Ys715kyvB/qTVrRvKUumjqtUNLpxjpz33wNKdfxxGNtfZofq1WmcuUq1G/YKHfTGcaumx54ikBSyNHl2q8YPUKlPLx9jHG921ClThM6r71XII9ADi8dSeNvvqF23Xq5Nm/cgrYj/uJVYGHnKlzTI9CFzaPb07RJHp1kmtWiSlUFKlTuwx8WfniU9k7nvyq/JAH7h3dYPKI37Voqo62qg1KT6tTWMGHChvNY+OTq4PLGgqUzhqOjpERTzda0qKtMY6VeTN5xD5uQ4oA/DssXh+la+XuqVK2Wq7OgWZtxHHzgI8JjSbSOSMD2/i0WDP0Rg5YqaKvp0KpxNepqdmbS5ktY+ubq4Gz3jMVTf0JbqRVNtVrTvI4STVT6MP3PB9iGFg38PpGxWDzZj0nF8lStVj2fXg30J3L0iV8+vUoOJMm2LNfTpOEPrVFXr0HfFWcIji/cV77zecmi3qpoaqhSW7FpLpBkZiB1OMc4PU0Mu63k4kNbbO2sMd+zgi7KDei+4BC+b1MLZyge+SgLiEBSTIdWkkYqS5vIm5d/M+5HfRq1+5klO65w9Z41Nx8/5fjVu9x2ii7QIWZfNwtImmvRd/F+Ltx6lLvdt8fWJybnPHGEJNtm7997+PlzdNMM9HX0MWjbnkr1lYoFkpa6Q/nj+I1cm996wvWX/nhLir6Gd7iUVxYv8qSX63Xi8Db6GNShuvF8LjlE5Gj2QXAqcT0rulyl9jphb3l+ZgtDJqxg24mHXH/wiivnDjLWVInvlQay84GPDO68ArzZv3Q4zet3Ydrqy1x4bM3V6+bMHWiAonoXVl/zLAb4s4CkmQ5DVx7Jr9t9R+z9Co/ClFpb/hd1KSyap6c2MWTiSnacfMT1h6+4fHYfo7q2pKLqUPY88ZM9QHn5e7Jn0RCa1e/GjHVXuSjoZX6F2f3boKhpyrob3sXolQUkTXUZufpYfr0eOPHGPxdQBZ3+IZDooKM+jmnTO1C/2ywee70lz2wMpMVjd2ElumomzJ4xAjWNFjlAkpEWz6013Wil2o4tN/1Iy5D3s+nxfpxY2IdmGiO54hQuTt18FH4UTiQCyb/k4MODOL5uAi3rt2Pukde8CfnYfLOARNWIyUffvLcjE4HkY2waj63dHeYPMGPhnqvcOLGe5ipqxQKJco8V3HWOfK/dP9hBSWJ4eHUXRs2a89OmW9gEJ35afv9Fx/KlXEOSiGdAMJaekbiHy/X1Dg7m+LqR1KpgyLKL9rhEJvL66UUG6lajzZjdPHTLhoh4rB7uo3MrNbrOPoN11vn59coCErXOLDjrIuryqboLevkH8cozEo+IbL0CObxqKLUqduBXc0eZXq8enaGfTjX0x+/jsUc2RMRjee9POrZQo8eCC9hknZ9frywgUevG0otuH9TrHwOJrtFyLlzdiImKKrNP2hCXmoskKe/c2TOmPe2GrODKsdW00cwFkvQUb7ab6aLVbhpPJHkjRt7x4sBctKtpsOamO4nivE1h2viIIyKQfEwn9+E0nq42LBymS50fl3PToSQdXBaQKLVm8Pqz3Hxsxe1nrrz2jMK9gPMQgeTDOgjOzTMsBisHb1xD43C49Qet1N4DJB3H89flx9x8bMuj1/68CYnPNySc31kWfX0PHxc2T+lEDfWB7LzvK07XFKi3H2PDvGk8/NzZPvtH6ikNZNd9HzwjY7h/+Q/a/dCcCXue8iYsVwcX76dM1GqFZrfFXPPOPZ6bXxaQKOkxdutFWfu688wNa6/oQu0r95yi8hGPFWcfdx8Xtk7vTj3Voex9LIyQvOXuuU3o1WzF5AMWOOQBRWfPR4xTa4FOz+Xc8CnKpllAomTAhG2XZXr9/dwda++3Rer1CUCyhtfeD5nVUwOdHzfiHJ0oHyXJTEditYfOLVszc7cFzrfX5QOSVOkTprfWRMdoDY5peakjiTeXVtO+UT3mnHIgXpy1+Qj8KJxEBJKiGkXJj715fZ8xHavTdvhWju09zPpfVjBr4TJmb9rOweeeuIUnFEP7WUBSpya1WrRCQ0uX1m1MMRu+gKUHn2Ppn1sWEUhybVGccyx43PEDQKL4Qy1aqWuioaWPsclPjJy5lQNPwnKe1gvmV+i7JA6Lm7swaNWEbnMP8zyPXoXSfmJH/fXm9w5bJytOnrzEvuMHmDlzAsYa7Ri1+iLPvWLxCQ/n8l/zaK7QhgVnbHDKY0c3f0eW9GiJSoefOeNUVP3IApJaNajbSlnevtr2YMDIxaw8ZoV1YFHniMfeX9disHG05IRMr/3MmDEeI432jF13BQtvQa8wzu+cSdNv9FlyyR7nvHr52bOgazPUOk/mvHNRujH4+wAAIABJREFUds4CkprVqZell65eTwaOXsKqk9bYBuU/55OAxCExmntbR6LRSpvtL8IQVnzNSAnjwoIfUW83HHPPBAILAElK4G1GtVZHb/Bu/NKz5mtk/WoGXne30U25AuP3WxOXUrizFY982AIikOSv4O9viMWntbG4yZC231CnqS7ttDUw7t4T005daNGiOU2N+rDqgnMxT96JuAV4cfXMMQ6evszBU5fYs2Ubwzu0pkZDY2bss8h5IhSBpHj7F6db8UDyDivLB5w8fUZu9yNn2TRnGlpNFFHtsoAT1pJiADJ/GbyCwtg3vyN1VDqw4rJXTgByceURj+e3n8weYeFcP7GKDqoatFJuRpUqVajdzIj5f73AJigRn5AQzm6dRL0aJqy+5oxbng7OIzCQDSNb0LJ9f45YF5F3ZAJu/u5cydO+/ty4hUHtNKnZuAvzj9ngmGfERdSnKBsWOBYWxtUjKzDK0qty5crUadGRRfstsQ1OwickmJMbxlGvZjd+u+2Wb2TD3d+ftT8p0qrDEI7bFshXpmsCrn5uXM7W6+Qldm/YhJm+Oj8odmfRKXuc8oy4fBqQpKXzzvYYPdq2wmTmSYKSM4j1vMJoY216rjDnXUpmYSAJvcd4bTV0um7EJd8ISSa+D3ZiqlaVKYdtxBGSD7NHkSlEICmqUZT8WDaQKA9cwYm7drxw9cfKyZe/z2yhTcum6PbfxoOw4mILhOO50eneITE8u3mcvrpVqN1rJbeyYhxEICm5LsUDiZCXEOmfNXIlScTdN5SjqwbQoEkL+m15/FFwYfv0GH00WqFntom7QcW9OVDycv9PdYySBFx9A3hs6cA9CzsOH99Fv06taNCwMwtOvsYpOITz26fSsKw+i8/b5nvi9ggKZvOYVigZD+ZYkR2cYPsC7Sv4LY+u7KO7RmUaDNjIffeoj4LP/ylN8kBfofuWJODi45+lly0Hj26nT4cWNGjUjcVn7XAKDub0lok0KNeeZVcccMmTl0dAIL+NbIZypxGcsi+uXRTW68HF3XRWq0KjwVt55JH7gsAnA0l6ciinZpnQSm8Yp+38ubN5GNptOvKnRSTCW74FR0hSE61Z2lYbHcNfsI7PO2UTj82Z5RjUbc2Gu+4k5x08KbLrFQ8WZQERSIprFCU7ng0kBtMO8twnd3rGI8CZX/pooNZ+Ohc8igOSIq7lYceiYbpU0JvGedtQWUS6CCRF2CmPsyvkOCOTeD+QFM7vzfUttGzZCqN5l/JNDRSVt09kFIcX9aZFc21mn3ApZgSs8DWKzktMl20X74gYHpnvoWvLSiiN2c0zrxBuHF2GmoImM4++wjFPMKSbvzVzO6ii0/0XbviVwIYulkztp0FlowWYO0UU88ZHCfL7QD3Mvrevce8d8ZYHl3fQqUUlVMbvw8I7GPMDi1H5Rpu5p2xwyvPGmqvvK2a1V0b3x5XcKsH0prfTc8b3UqNKxyXccI3M0euTgSQzIxWvGytQbqDKoKnLGN1Tg7bj9+MfJw8CKQgkaclB7Buug0obM8y98wS1JgZzfvVg6jcYwJk3weJbNkXRxkccE4Hk33E6Lm+eM6VnI+r1X8s9l1yCdw+0Zp6xJprGi7gW8PFA4mT3hMk9GtJgwPqc/EQgKblWJQWSB4dm0EKpFWbbXn7wqdnF4Q4jjdVo1mUx5q7Zb36UvIxfYyf1qfdk9+Iagw2qUKX3Gh64hvHYfBfGdasy4Lc72OSJI3B6eYxOzVUwHLmflyWAAkerO4zoWBfF4dt46vH2g1p/6v187efbPr1E/7ZVqNbvN564h/Pg0h8Y1qnOkM0PsBOmcbK0cXx+EGNFZTqMO8KrEujl8PI6Q4zr0mz0bl545S6F8MlAApnEBduxtEcT6tSqzw8NjFh305HkrJduCgJJZnoKLqdn06yxMj+vuYV/QiKJie8ItLvGRKMGtBv/B44RYgDJR7BHkUlEIMltLNmN5h/tQ/3Zu2wojRt1ZvUFW+wC3vJ/7J11fBTX+v/p797vve2t0xa3uAsRLLgHSNHg7tBCgSKlQHF3d3f3AIEkEEiI68Y37sFDhBZ5/167kd0Q6Yak97Ll/DGvmZ2dc+bM83nOc95z5swcScIDnM6soLGBAS0mnyQoI5fIxABWjBnLsEkbuRadQ2RKIofWbmDrtQCC4x8TmviEgCgpO9b9RJ3vatF93hk8EvJ6XASQqKiV7PFL0hO5Lb3PrULHwICW8y7Lf4cmy15BfI6nmzOrV+/hin+SfH9IwkM8vJ0Y1K0htfU6sdQxSR5EIxL8WDpqDMOnbOFGjOL80vRkTqz+Af3qpgzfcZ8wpbv2d/KfcgTnv1P+kckJHFy3ge2OQQTFPyIk8Qkh0TGc2DIT/a/+TYsph3CPySYs8C7ju+lQx3QsO1ylBCY+RhIby97ZvdHUM2PygRD5203h8T4sHjGaET/v4GZsLpFJcexfs4EdNyVI8uuXf0QEm5aNo8Y3dei73AFf8Zp2ITD8mW9FJMVzYO0Gdt6SFOolkUo5tmEqul99TOsZx/GMyybMz5lRnbWpZz6R3feiCZLrFc2uGd/TQN+CaUfC8/SK82Th0FGMmrkbp9hcZF+t3rdaln+IQq/wMNYtGkmNb+szYLUj/smKG7tKABJ4k/sYlw39+OIf/6Jax5m4xz4pbCzfBhIZwGSnSFg5ygLNepa07jWcUWN6YNvIDP32A9l/J7rw2ySFmYgNlS0ggETRyPxZZSz7/2y8HI/Qu5URGqamdBk+mt79u2PZyJiG/aewMyBFXulD/S/SW6cO9cx7sMcnh4jEKNaO6YZJw6a07TiQoaPG0r5zU3QNG9Ks/zpO+jwiKr/LUwCJalpJpDFsWvIzw8ZMZGCn9nxVtSq1WnaR/x6z8CD3olJxczrOoJYmGJu3x37gGPoN7o91U0M0jLowZt09vPPv6iS+5+iuUQsNK3v2+xWcP4cgXyfGdNCkRqOJHPJOEY9r3hGoIhJT2DazK5aNrGhma0e/UWOw79QQQz1tGrYdxSHZl1Rl/p/2jKsHf6OlmRa6pl3pOmIoPTs1w9jIlNZTduIWkzd+J9jrFN3q1UCz6SAOB+QSFhfK8qEdMTZvRocugxkyagztOjVB28CSlsO2c87/SakfwSu7vhf4woe1Do9PYsvPnbGwtsKma3f6jRxNn47mGOhqY9l+HEddYvP1esqlfbOxMdFCz7wb3UYMpUfHphgZmdH25z3cj5XplUOQx3Fsa1dDu8VwjgXmEhYrYcmgthiZ29Cp62CGjBxN246N0dK3os2o3VwMrOin419EcXj6NKbOOklc4Vsyv5MSdJ7pPUew5rQHjwq6R4B075NMnzKRLU7x8jEleS3rK54ke3Jg8QyG9OxN7wH9GLl0NY7hybwo+FKayk2wOFDZAgJIKjGgpGdx984JfprWD9vuPelsN4Kflh3jakhK4bcpwiX+rBg5nmGTN3Fd9h5+RjZBXn5s3zCPvoN6YGvXh272PzNzqwNOoU+JVLrzFkCiilbZBIX5smzSAGztemLbrQcdbO1o37W7/HfPydu4FvYAaeIj7lw5z6xZI7Dr1RNbu8H0nbCabVdD8cvvkZI1SGFBPiwdNpYR07bhWNhD8hxPdwemDfmeqdud8ElQ3LGJRkwVjZSPySZUGsDJvVsZNnAone160r3XAH5eeBAH30Qi0hS2laalcOn0bsbb95cf13noCKYfuo6bVPHIJTTAi0WDRzNyxk75HXd0ehaBHl5sXjubPgPy6pddvxn8utOR2+HPiFQa3yC0U9altG2ZXn4c372FoQMUek1ffJjrfklEKukVlZbMhRM7Gdu7X55ew0Yx68hN3KMVeoX43WfBwFGMnr0XZ9kYoPQsAtw92bhmVr5e9nzffxZzdzvhGvGs8OasQKty95AoN35i+/2zgACS0ire+7dfAMn7p0lBYBRroY3wgf++Dwggef+YokIlEkDy369E7xq4BJCoj1bvqrFIJzQWPqC6DwggqVDz//4lFkCiuvP/rwOFABL10ep/7Svi/MJXPgQfEEDy/jFFhUokgER9ApcAEvXR6kNoDMQ1Cn/8X/uAAJIKNf/vX2IBJOoTVASQqI9W/+tALc4vfOVD8IFSgSQxMRHZEhkZSXx8vHy7YJ9Y59nmfbRDbJpixPOH4MDqfI0CSEQjo87+K8ou/LeyfSDmQQ6JyanFeKPKixcvkC2yRvfZs2fy7YJ9Yp1nm/fRDqlPRSWp7EryV+UngET46l/lWyJf4Vvq6AOxD3PJyinevlYpeBiRkpJCTk5OwU+xfs8tIB7ZqE8gEkCiPlqpY3AXZRb+pW4+UOojm4J2VwBJgSXUYy2ARH2CkAAS9dFK3QK7KK/wLXX0AQEk6sEZKpdSAIn6BCIBJOqjlToGd1Fm4V/q5gMCSFRu6tXjQAEk6hOEBJCoj1bqFthFeYVvqaMPCCBRD85QuZQCSNQnEAkgUR+t1DG4izIL/1I3Hyg3kLx5nYL3mQ0sW7SMLUedSHj2opTG8g+exLpwcNN8Fi5dySW/FKXJ9QqS5JLie4MNa9ey/3Ykr16/KfhDrN/RAgJIKjkIZWTj5eHGprWbmDxjDpNnzGXllrPcCX9WyhTfOUikfmyevyj/eFma/GXhbs77JhOZP5OqAJLyavWEe9fPMWfxGjY4hBW3f2IKjpdOsHLufKbIbL5oM7tvhBCSkjdzbKnBOS0TP6+77Fq7khmydLMXsXD/Te5FPi5+jnecBbfUc/8d80t7hq+nKzvXrMi352IWH7yFe1Rxe0ozsrnv5sr6VRvk9eSnmfNYs+Mi96Iyy7B9FkGRwRw8tJnpc2V1az4zlxzm8O1oJCnl9SlxfHTaU3w8brNj1XKmy/z/1yUsOeTMfaVJDgv8V5qejfvd26xbub5Qr3W7ruAmfV62XhFB7D+4kelzZHotYNayIxx1jSUktaj9yw0kL1/4sqSNLv/5fx/zVa3WrDgXQFYJjeebZ/GcXtyTGl/9g399WYNR+4KUgOMNvz9Lw+viRga31ePTr6tjs/A6L18JICnBlOXaJYCkqIMXVKR3WUvTnnH50A66tbFBT9OYxs3saN+5OSZNOjLnVATSEhuTLLy9j2L79ZdUq1kHYzMLxdJ2PLtuSAvTCSBRUauMHMKkMZzau5QuTbT4d9U6tFnkWDQARsdxdPEs2pob0cy8Pe1b22CoXY36pi2YuP0uwSnZRY8v0C49C+9LxxjWvgU6tfTQ0TSn6rff8WVtPbr/tIlbUYrZad/Fhz64NOnP8bpwhCHtbNCpmWfPr7/9jq/q6NNz2nacpQp7SlOfcn7PRmxbNkVP05Smze1o38kGU5tuLLwQXbJeD3IIDLrLL0PboqNjRBObDrRp1RG96jpomw9ixeUwQgu0FetSbKhU79Kec//sQQa1aYp2TX10tMz56ptv+bquAX1m7uF24YzYuUhTn3B251o6tWiSp1cLO9p1aoZZi+4svRxbyrly8A+4zYxBrdHRNqZp8w60adkBvera6DQcyuprEYQp6fROQDLH2owGNZrTuPHXtJm6l9inr99qNN/wMPQm41rrY9PMilqamkWA5GVWIqfn98faqjV9uvXgu/o6AkjesuC7/hRAolTZlBy9/A1DFl6Oh7FrbIRu17lsPu+HW1AcHpIonL1D8Igp7Y4gH0h0GzFw1RVc/SMUS1ACkiRFOgEkqmkVJg1hzeQeGJm0omunbnxZV784kERK2L52MXN33sDRKwZPiZRrx1bSzKAWWl1WcCvuackBM+0p7he3M3HBbo7cDOG2TxgXLx1hUJPafPp5E2Ye8yNYTGlfsu1Kql+pT3A7v42JC/dyNN+e5y8cpH+jmnz6uQ2zTwUikdvzOfev7KKDpSEG3Rey41IA7vn1y8k7FK9YRT0pUnfTnnBt91Rqa5gxcPF5nANj8AiO4dLhjbQ3/hLLiXtxiy6rd0U1nytyzpKu8++yL/Uxd89uYeKi/Ry7lef/587tw96yOp992Yp55ySE5OvldmErbcwNMeq5hF1XAhV6eYXiFVeKXqmPubJ9EjUbNGTosou45Ot14cAa2hh+jfXkQ9yPUej1jkBijoXZWGb80o3azYZyKSiDl0qdG2/+yMR9348Ym3Zh7qzRmBhrKQHJa56lebLlh4kcvOFJ0t3tWJjpCyB5VwJ5K50AkkoKOCkxbJ/Zl7r1O7D4fCihaarmmw8kBjaM3R9QZiAXQKKKTbPwDbjFvFET2HjJA9ezK9EyMCwOJA9yiEx5SlhqdmEPlDTiDqNamtGg4c+cjynjC8ZpT5EkZRJVAB4pyRxdMYIaVeoweO0t/MRjgDL9uFjj/bY9k5M4tGQo1arUY9jG2/jL7JkcybqJdtTR6sbKq1GEqVi/opIfcnp5X74zac/CizGFWkcG3WVUZx1q2a/mdkQZWv9dQKIyr6OYXgnsmz+Qah81YNS2ewTIHqskhbNytC11dLqz5no04emq1N1copIyOLG4F9+adWbZldhCvSICXBjSQZs6AzZwN0pxs/DuQGIzj8s3t9DZWJNh2+7x7EVBL8kbch75sqyLJS0HL+faicVYmigDCbx+/ZrMzEx5U5rrsxcrcwEkb3HFO/8UQKJaRSkWRN+q4OEST6b0MqJWj8U4hjwqR0DOBxItQzr9vI7dR86x/6QrLgGphLx1DgEkqmkVlZZFUOwDuQZBV9eiY1gSkLydVybu13bQyaQ+VqP2cj+xlDu4tzSR+0ViEoeXDubzKrqM2e5KgIqN5Z/51Af7f2IC+xf257Mq+kzY40Zgei7hAXcYbatLvf5rywcQaU+5fXYRujU16ThzBzejHxGenMGpA0swMbFg6Prr+CeV8niuJK3FvuKxLSGOXXPt+ewjIyYd9CRIppefE0M7aNNg0KYiAPGnPp32BKeTv6FVQ4suv+7BKeYx4cnpHN8zH2MTK0ZuvkVgskKvCgDJQnwS3ZnTyxLDptNxT3+OvJPkzR8k3FxGE4PG/Ho0mEiH4kCi3NoKIFG2RsW3BZC83TC9228/jxsMavYfLHvNZ93c3xjTqw+du3an44hxzD19F//E0gZKZuHje4peDepQS0sHPQNjDA0b0dimO/1mHuN6uOIZugCS8mtTJpBkxHD6yB4WLlnOj9NGY2VkTtNO09jjFI+0oPdDhQYoJCSAOf10+NZsANtdEgoHIf9p8FUh7w8xD4nEl1l9tPjOYii7XROJepCLj+s5elp+TJP+y1k/51dG9uwtr1+dRk1g4fn7BCWXVr+yCZVK2DRtCMYmDWjYZih9B42kUQsb7Oftx1n6uPAu/EO0dWVcc3CQJ9N6aFDdehT73ZLlenm7nKSb+cfYDFrNhjmzGdEjX6/RP7D4ohfBSlBRtAzZhEYFseGngRiZaGLRdhh9B47AurkN/Rce5nZ0Ub0qBCSBL7Lx2DUGMz195l+J4ffX8Conhp2jWmLaZjxOiS9IEEBSccooRw4CSMrfyBWtQHnpfdyuYG/1EV/WMaZps+b0GD6G4f2H0NTciBqGjZm4zaPIYCzlPKJSU3Fzv4OjewCObv5cOXGWKb3b8u23+vRb7oBPUh6UCCApv1ZlAkmcHwvHD6CxpTXGpoZU+7Yqhm2GseJ4EIGpChBU1qrYdlIa59dNQbO2Dj1+OYt7aYNhBXwUv7MuySZJqZxZMxmNWnr0+e0CHvn29HQ+STfTKnxVzwyb5i3oOWIsw/sNopGZPjVNWjJ1ry/hJeX3IBdpWiaerlf5aWhbNDW10KinhUbD7sw45YZ7cqYAklLsVszXSzouMYWTKydSv6Y+/RdfwTO/3ty/eZjORlX4un5DmrdoQa+R4xjWdyDWpnrUMmvDjAMBRJSUn1yvZ3jcvsyPg1qjoaFNg3paaFr1YtYZd+6/pVfFgOTlK3LCL2Bvo0/jIZuIzH7FQ7999GxkRK81t8l9+UYASTlgojIOFUBS/kaupIpaACRmw9bh4J+MJPEJoYmP8bp5gDbGmph2WMS1fLAoKX30A0U3ZHRGNr53LzGw+Td83no6FwLT5UFTAEn5tSoTSDKyCU98RGBMOt5hUezZ8RttzeqiYTyQrZ7JKjSgj3A8uIXu2hpY9JjGaT/RuJXs26rq9ogbezdip9kAqz4zOeuvsGcBkFiN28HNwJS8+pXwmPvXdtJMVxOr7qu4VdLYnYwcPJ3PMKJ3c3S7TWD+fkdOH93JWPtG1Dc2o//6C7gnKs5TsfKrep1/l+Me4rBzLV016tOo3xwuBCrsmAckH9H4h304Bafm6/UItyvbaKSlQZM+63EqRa/7t04ypIcN+t1/YOHBm5w6so3RvS2pb2LBoE2X8VDSq8JA8vqPx1yea0t9ky5scfbn+C/fY9i4O8eCMuWPcEQPSWVghup5CCCpnOBQACRWY3fgKlV0H0ckhvFbd1MMm43nhNLjlz8NfBH+zBrUiE+aTOK0X6oAklLupv7MjmUCSbE8n3B62SDqNdCg1/r7fwIkD3Fy2Y5dQw1MbH9kh4sqAFM5vvZn16ye/z/g5q0tdDVrgGnXyey+k1LE/gVA0nTyYdxjFPUrLC6IWZ0MMG03jfNRxe0bkRDEwh6NqW3Rl5V3UvJ7UbIIDnVkWndDqtWzY9OdeCLK8YhOPe1b3DYVu44MbtzYQGfjeph9P5V9d1OL6CUHEuOPaD7tBJ5xiputsFh/fm6ni3mnWVyUFi9TRHwAv9lZUdt6IGvvpub3omQRJHFgchd9qjXowdZ7iUTm61VhIOH1S+Kd12BVR5dOvcdh18aAVtOOkJL9Ut6KCiBRHSYq40gBJMUrxbtU1PAQT6b21OfbTr9wOehhYeUMjXZlfCMTzFrPwyFZ9hggi5CYDIITnua/pZFNeMJjwtOVHxHk4OPuwOAWVdHqv5JbYXlvAYgekvJrVRqQRKVmEvpW9290xnNOrehPnQZ1ab/EKV/DPL0kCc8K36qRZjzgpvNOurfVwKz7JHY5l2/Mybv41985jTQ9A8db27Br3QDzXlPYczuh2GOUsIA7jOmsTXW7RTiGKj6YFhJxk5Fmhlh3Xc5N+R33c3n9kiTm6RUSfYthOno07LCQ68o9lOkpHFgwDP3qjZh7OUrlt0D+zjqoem3S9HSu39hEl5YNsOgzg/2uScX0CvW7xfAOmtTsuQyncMVbTMFh1xlqbECTHqtxkn/krKhekqgbDNbQxarLUhzl8TK/zqcnsWfOQHSrN2XBtZhCgKw4kPCGnIxwVvXV5LNPP+fzWh3ZfDuSP/Jb15KA5M2bN2Q+Tic1NZXYaxtoaKJHo1lHSUxOIfXBE169LnhjpzKa6A8rDwEk5W/kSqy46UkcWjwK7RrWTNrqgHNQLO5BERzfMgUjIzO6LHSQjyEJj3XjZ9tOtO/9K+fCc4hIimHr7FnMO3CDO75SPELicPG4y4JZA+VjSIatuSHGkBTryShbM9nXIQMj4+W2dDq0CE09PZrNOi7/7RGRTmR6Ju7OV5k9ayF7r3niGiz7NkUUri5nGNHWmLq6TfntYoIcSMKiXZnSsQMd+/3GxUjZebNwvbOdHm3qUce6KwsOueLiG674dkxwKpFpynBZdllL9KVyXq9655HFHZet2LWqQ53G3Vl8+C4uvkrf4glOI1IG62nx7Jo1AM1azZi+5ya3g2NxCwrn8LoJ6Bla0HuVk7z3IzTKhUnt2tN50CIuR+Ui60GZ970JNY06Me+IJ25BMXhIYrjtdI5RdtbU0hnGNo8kMRBZZZ97jovTJro0r0W9Zn1Yduwet5X1khToFcu2afZo1GnBrP3O3JHpFRjGwdVj0DGwpP+623K9QiJuMbF1O2yHLsdBmktoTAC/djGgpmkXFhzzwj0olvuSaG7fOs0wW0tq641ip3eKfOCszO8rAUiA359yf+9Yqv/zEzT7LiUg+XkhBZQEJDnPktg3byg9e3SnW7MmfP3lF3xtZsn33bvT56e1SJKf5L2xU5iL2FDVAgJIKq/BCLx/lXF9bWigVxvLTrY0bd4IfQtrOk9bzVlp3qvAob6X6KNdl/rmPdnrmwck238ejKWZGQ0tW9G+ky0mDQ3RNG1Dn5mnuRGqeC4rekhU0yooIpTFk/rRwdaONpaWfPb553xjaiX/3e2HDTiFZeDv58LMEc0xNzTEvG0H2rdpipl2TfQt2jBp2QUCEvO6mSVe5+ipURsN634c9M8lMimDzZPM+eLjKnz9bTX0jRtibKZYrPuswFGSUeyOUb2hQTW7v8s1RiSms+EHEz77dxWqflcdfROFLWV2bdR3NbdCHsjtGXD3LCN6NqaBfl2sOnWhiY0l+lZN6DprI5di8+7Cgz1OY1evJlpNB3MkMJfo1Mc4nVhNm2bmaNQwoGmTDrRu3w49Ez30LHsxeasXPokCIFXVLiIhlbXjDPn031X4plpNDIroZUGT/utwCXuI9EEOfrdPMfR7a+ob1MO6cxcaN7PAwLoZdr9u5or8w4M5BLmfoEut6ui0GMnxIJlej7h5dAWtm5jJ9WrWtKNcL11jPfSt+jB1hy9+Sj1d5QaSV38k47RnF1t3uZBWOPfMS54ke7Fv4VrO3Y3ged7TGnkb+jTSld07NnPe/wFv8t4L5sXzJG7tWcaCBQuKLUu2niOs4BViVVthcVyhBQSQVG6w9Q+6x8btS5kySzYHwwrWHb6Ne/zTwgYqIjKKgys2sGD9Oe4m5BKdkUN4eDwXzx9m7pK5TJ4xj2lzd7Dlgi8+sv+V7lwEkBS1h7JtFNs5hEZHsG/tAsWcQAVzA82Yw4y1Z7ktf9Uzk5AoCScPHmbmr3nHzlm0mSM3JIQovUIaERHB/mXrWLTxIvcScolKeYLDyQ1Mk+ubP+dQkfzP5eevSlnFMVEpj7l6fB1TS7HnzPUXcI15Ulh/fP1vs27LYn6aKbP9KjYev4en0iDH8LBw9i5Zy+ItV3BPzLdv2jP8vFzZtWYlM+VaLSicyya4pIGVSnVO4VdCK5mELAQLAAAgAElEQVQtIpMfcuXo6pL1mjmXWRsucU/pK8c+fs6s2bxIrtdPM1ez+aQbXsmKb/yEhYaye9Fqlmx34L6SXr6ed9ixekWhXrOWHpXPZfP23EPlBpLClk9svJcWEECiPoFGAIn6aCUaMqGV8IG/3gcEkLyXWPHuhRJA8tdXmsoKTAJI1EerytJc5CM0Fz5Qug8IIHn3tv+9TCmApHRnf98CgQAS9dHqffMdUR7hO39HHxBA8l5ixbsXSgCJ+gQqASTqo9XfMfiLaxL+9775QKlAIpsAT7YkJyeTlZUl3y7YJ9Z5tnkf7ZCe+XuRgZPvm8OJ8iiCoAAShS2EXwhbCB8QPiADkhd/vCrGG1Xi4+ORLbJR6bGxsfLtgn1inWeb99EOMamKj9aICv5+V3ABJO+3PqL+CH2ED/yXfSAjm/jE5GK8UaXg7j8pKUn0kOT3FhXY5H1epz0TPSTqEkQEkPyXg514/VP0ngofeK99oNQekoJRDCkpKeTk5BT8FOv33AJiDIn6NHICSNRHK3WBXFFO4VPq7AOljiEpaHcFkBRYQj3WAkjUJyAJIFEfrdQ5yIuyCz9TFx8QQKIenKFyKQWQqE/wEUCiPlqpS0AX5RQ+pc4+IIBE5aZePQ4UQKI+AUkAifpopc5BXpRd+Jm6+IAAEvXgDJVLKYBEfYKPABL10UpdAroop/ApdfaBcgPJ61fRXFs7gQG9+zF+3j6C0rNKbizf5JLsf4zfJnxPr/5D2XJTyqv8yfjevMgi0fsq22aNZ3jPXnzfy57Ri3Yhm0q8cL6+N6/5/WEC7mc2MX/4YPr37kXPYRNYccSJ5CcvSj6n2IsAksoNSBGJD7hx+QzTJ0yis11PunTvxbgpa7jsnzfbb/HKn01gqAu/9O1Lxy7f06lrd8Uy6Ff23o4hIn+kvwCScmglm7QwKZFLBzfQb8gYph30Lvq2QEY2YeHhHN+5gh/69adrt+50HDCBuXtv4RnzrOixRd60yMY/+BYz7e2L6zV4LgfuxhbqVVzrcpS/yDn/3umiEtK5ffUE88YNp2fX7rT/vi9D5u/lqn9q4aR6RWyZkYmbyzkmDexGp+/tWX4xirC00myUjV/ADab37lNcryHzOXI/nsgPyNZF7PiO1x2VkIbz5WPMGTOMHnK9+jF0wX6uBaSVXG8ynnHX6TQTB3Sjc/e+rLoSQ3ipemXh4+vA1J69i+s1bBEnvBKL6FVuIHn5wpcFNrp89s/P+PLbhvxy0J2nr4uTwKtHUeya1p7vvvqEj6vWZNS+oDwgef2KR86HGNGmBZYmLWjb8nvMzI2o9l01mvedyZ2YXOTZPU3hxrKptLOyok+34fwwajB2NprU0dCh37IrPMhWmlK4+Ok/2D0CSEoLZOXfH5WUzsFVc7Ayt8TUvBU97ScyeGRfmnfuzW9nI0sOrg+y8PY+iu0339DAwIL2tnaKZeA8jt6OK0wngERFTdKzCPD3Yv388TQ1rsf/fV2XNosciwbLyEi2/zyGpuZWdOk8jCED7WllWZ8aDfTps8QB/6SsoscXBu/neHocpGPVqmgYWSq0kuk2aAEnXRMK9aqM4P+3zyMtE7ejm+nWuDFGBi1pZtMFXX0dvvm2GjaDl3BJklnMnlGxUWye0ZuvP/s3H3/+BSN3BRFaagP3nPv39tLuq6/RNrEuqtfgxZxxTyxFZxV9rdAvPpDjU5/hemgjXRo1wsigFc1sbNHR05br1XLYSq6ElaBXTDjrp/aQ6/XJF18zZl9YGQCZidvtnbT+8mt0TRsV0avD0GVc8Eguotc7Ackca3N06naiffvvsBy7maiHb8HBm9ek+J1jQCNDOnduRT0dLSUgecnjgAtsPupIaOJTMjOfkxbrxaoB5nz5fwZM3XuPJzIieZ7CvcuHOHk7jIzH2fJXjx/4n2ZQc03qNpuN7+Ns3nyw2FH6hQsgqaxA8gzXs+tprq+D1fBtnPZIRhL/hNDERwTFZiBJyS5SkRQNTT6QGNgwaoc7wfEPFUvCYyJSFekEkKimVUiYF3P7t8C4SS9GDxvKtw0MigNJdDiHDu5h2xUJPtGPCU18jNeNPXQwr0+DVvO5Fvu0FL3ygcSgBRP2eCq0kumW8ISINIVeCo1VK/cHeXzqEzwcj7ForyPOkgyC4jJwu3+dHzrp8p9/mDPlsDfB6Ur2y8jiztXtdG/UlPa27dDSUhFIDFrz0wFvoVdFASr1MfdvHGHxvlu45Ot1z+0q49pr85//s2T6CX8kGUX1crm0mW7WNnS0bYWGlopAYtCWGUd8i+kVmZZTpF6+M5BYWP7I0uWD0TCz47BnEr8r9ZK8fvEEly1DMLS2Z+WiSZiZKAFJSW3py+cEnp6Fzj9rM2TlVdJKeyLzNIBFvZuh0XAqbgJISrKkeGRT0QpakD4+gjWTu1Jdrw9bnWKJUq6UBceUuFYAydj9AUUq29sNlAASpUBXoi1l/2cTGObFurnLOekehe/VtegYGhYHkpLSR91lbBsLNK1ncvFPgaQlPx4OLlOvt/UTv1XRL5fo5GSOrx5DjSp1GbrBBf8URbqIhGAW2rfEstdstmz6BUsdFYHEsA0/Hw8RepXk9xXdl5zE4WXDqf5RfUZuvUeAsl7xAfzWuwXWfeexZd1UzLVVBBLD9sw+Hfaner07kNjM58bd/fS01KTXsms8yn2V30C+4XmKC9ObmtNp9Faczy3G8s+A5MVT3LaP4Kt/GzJl5x0eF8LNa/548YLc3Fyysx8T4riVng0b0H7aEVJzCs5XYrv8we4UPSSKYFeRBiM00J0f7XTQ6LOc635JBMdkEChb4h8SVuZdcz6QNNCi2bApzFuyhsWrj3HqZiieSc+LdFcLIFFNK2l6NqFJeVMiBJUJJNmEJ8l6sZ4giU/m6pFltDLUoM3UE/gkl9bTkd9D0kCbFiOm5et1nNO3wvB6S6+K+NOHnFYaH8euOT345P/MmXLAg6ACuM94zoWdP9KioS1zz4Rx/VA5gKS+Dm1G/cy8JWtZsuYEZ5zD8UrOKlK/PmSbV+TapXHRbJ1pxyf/smT6UR9FD0l6Jue2jqd5w67MPx/B1X3lAJL6urQfM0Ou19K1JznrEol3cvHHqBUAkoX4pwewYrANeiYjuJHwLG/sx+tcwk/Pwty0JSuuxhDj8OdAkpsSxIoB2tRvPoyLQQ/z8pEhxesEbh5azczJPzBkSGe06urSsvs8bgU9FI9rSkEuASSqNXJ/VmF93R3o3/hfNOz8E7OGD6FLk6Y0bGiJYbvOjNx0CtfI0uYMysLX7wLDLU0xMLfA3LIR5qaNMNZvRIuB6zjp+7iwt0UASfm1KhNI0sLYs24RY8eOxa5XO+pU18amxyJOupcymFJ+J/kcb5+zDLUwUdLLWq5XyyGbOOP/pFCvP/MZ8X/Jegb6uDCuYx3qtZnMMa/0fGjIJiTAkVEdWtJi0l484rO4pSKQeHmeYpC5TC/L/PpljZF+Y1qP2Ma5wKdCrwr2kPh73mJUu1podPyZk74ZhXpJ/K4xrG1zWk05gFdCFjdUBBIP9+P0NzPGsEAvEyu5Xu3G7OJi8LMielUISAL/eEnoiak0NNBi8mEJ2a/f8Op5KCv7NMKi2y/4ZLwk4c+AJOcRd1aORaO2HmNW3iTtldLIkOwYTq6ayaDevenRoytWZpoYNunInE0uJGf/UUqT/GHvFkBSclAsb2Ph43YFe6uP+Lx+Qzr17M8PC5Yxd9Y87Ds247t6+vRbfJPAgju9YgHgKSExUQTGpBMYnYbXHXeWT+xL3W9q0H7WCe7HPZd3XQogKb9WZQJJXBBrfpmMXbcedLDthJF+PXSbdGXqOhc8Sx3UKiuDkl7SNDxd3Fgyvje1q9ak45wz8sayvP4jjs/TVhoby57p/ahR04yxG13xTc8fM5CcwO7fBmDRZCw77ycQ9SBXRSCR5fuEkBhpXv2SpuLpfJeFY3pQq2ptbOdfkDeWwv7lr1sym0ljotk5tQ/Va1owcZsbfgV6JcWxfbY9Fs0msscrSa6XakBSXC+PW3eYN9KOmlXr0m3xFXwSFD0lFQOSl6/4PfEO4zsY07D7IgKfvSLRZTUdG+oxZJc/r17zJ0DyFO8DK+hSvx6tRyzEP7XwWU0xqnj5MheJ91kmdzWkTp3mbPJIULwiXOzoD3eHAJJ3q4hvB7ACILEetxNXqaLChPhdpXcjXYxazOJifNEBWW/nofw7xN+VsZ1q80njHzntl3fHLoCk/FqVCSRKYBiR8oirDgcY0EKLWg3as8w57k+fXyvrJfF1YkS7mnzabArnAwvu6stfXuU8P7ztZI4vnkGzWvVpO34tTlEF9nvGfcfDdDVoSK9lF/FJzKtfqvWQFORRdB3sdYOBrWrwecsZXJYU3NUXPebDs395rz+RI79NpUnN+nT4YRMu0oL0T3G/tp9OehbYr3bALynv8afqQFKQj2IddP8y9jbV+aL1bBxCHxQ+aqswkLx+mYnzKnvq6rdiwUlHtk3sgEHL0VyLznsLprQeklevHuF7ew12Vpq0HrmE21GZKlDEHwQdnoqhTj1s17jysvCjJSok/UAOEUCicPqKBCDZI5t+1v/AZMQmbkdmFjZmEYkhzO1milGzCZwMVx1IpGG+zBxgxaetpnE+IF30kCjBQ3l0UhVI8vJ8xoW1I6ivqUW3Va6FGqpyPmmoJ1PsG/J521lcDs4oV1pV8v97H5NDZGo8p47/io2RBi1HreZigNJ3exIT2L94IJ9/bUbXcb/x65LVzFuymrHD21Gn5ie06DmLxbvPcTOmHPVL4saE7qZ82WEuDiEPhF7lql8yveI4fngmTQ00aD12HZcDHytsmBDHrt/68llVC76fOJ85+XqNHtqKWjU+pVWfX1my9wJOsarrFRV0h1FdjfnadiGO4QrfqDCQ8OYlKR57aNtAC5s2vWnRRB+7RRd4kD/ItSQgefPmMT4ua7BrpUnrMYu5G/m4GC68fJHFw/SH5L5U6jV5/YK7W4ah3aAaHVfdEUBSzGqIt2zKVRFLh5eoCH9mD7KiasvJnPZV3CFLQq8x1NyYhp2XcytVVgGf4OUTwp2AeELk3054ToAkFv8EBcREZ2Rz79YJvrf4HOPhG3GJyPtQl+ghKd3+pTXYJQNJDrIP2PmEpxCu/Bph2hMO/taDWvXq0GXlnfwA+wQv7xBcAxLyv3XxHH+ZXokKvaQZ2bjeOIyt2WeYjd6Ga1RZH1Yr/zWUdm1/l/0yGDlxbA7NLOvRevxaLvoXBYSIaClbZ/dGU98U44bWmFvmLfratfj4Xx9RvYE5ze1/ZK+7LN0TPGV6BSYSKn9d+Dn+IXEEFNErizsO++hg/BkWE/bgFq3Q8u9i07/yOmQwcuzQLJpY1KfdDxu5HPBQASMPcomQRrJxRs9ieulp1eDfMr00zGnRbwoHPGTpHufpFZRUVK+kvMfUsuuQpj/H5fJO2hh+jtWkg3jEKP6rOJAAvz+JZ9cYA/71z3/xn3o9OewdT8GXSYoDySuk7muwa/wNdS07svLAZe7cvce9e3mLm28UWTkvSJM4sXDSGNYfOo2rjw8Bfl64Xd7M0BYG6Jh2YI/7I94oDTcpoW3+IHeJHpLKaiDSObNuCkY1jOg3dycnnDy4cMuZ1bP7oWHahIFb78m/MBgWeYuRluaYtxnPcYmsYYxk9fhhjF68h2MX73L1jhfHzx1mzJD2VK1lw5Q99wtfoxNAoppWUamZuHv74XDHm9MbZ1FPSxvrydvlvx08owhLeco9x7P8MGYsC3cc5+Qtd646uXLy0Cq6NtREy7wrG5zyeqVCw68zzNwUiw6TOBWaS3hCOCvHDmXM0r0cv3RPrtexswcZObAtVWu3ZPoBLwJTVSvnX9loqE3eGZk4nJ1LU8MvqNO4F/N3XOTkFWdOXc1bTjuHE5KcRWTSQwJi0ossF3f8hLnWFwzZ5I5XVAZhqTmEhF5lsLExVrZTORuWS1hcKMvGDGXcsv2cuJyv15n9DO3Xmm/qtOEX2bcuhF5FgKJM38l4xpXTs2mk/zn1bPqycNelonq5RBBail7ntozHROtrRmzzwlv6gLDUbCSSSwwwMKSR3UwuhOcSFithyaghjF9+gJOX3eT16+jpvQzq3YJv67dnzokAJEofwasUIOFlJoEnp9Pgn19iOW4z4Rm5hTDwNpC8/iOXi79a8eXHVfjss8+oW7dukUW77c/ckz4k+0ksZ9YOpZOVKVqmpliaGWBYrxrNOg5i+8n7/KHcc1J4NrEhgKTyGo/QYG8W/9wTHb0vqW9ujrauPvpNOjFy3XFup+Y99w71uUp/7QZoWvRhv38OkcnJnFj1C+2amaKprYexmTl1NXTQs+nPlE2uuMcqyieARGGL0oNmDoGhfswc0BITcwsMG2jy8Sef8Fl9Dflva/sFOEjSCA7zZ93cftiYGFLf2BRjQ220ategUcehLD94n4j8npMQz0v01qiHduOBHA7MJTIpkWPLp9O2iSlaOnoYm5rLvwat33wgP291436cKmUUxxToF5GYztrROnz8f1X4/IsvqVm7TpFFu8M8rgaXPMajpDEkkvvn6VG3Dro2wzgWnEtEYgJHFk+ldWMTtHT0MTY1o46GLoYtBzNjhyee8UKLAi1UWUckpLJquAb//mcVvvjybb3qotN5ITdCFGM8lPMsaQxJkNtputWqhX6rMZyU5BKREMfBBZNo2chYHj+NZHpp6mLUahi/7PbG6y29yg0kr189JsTFhVu3w1GM+nhF9pNoXC9cxy8qnRdKT1myU8Nwcb6FX0LenDdvXr8iJcSFixcvcOFC8eWysx9pz2VfRnvNH9kZRPl743D5svzY69edkUSl8kLASKnkJYCkcgOSJCqUsw7n2XnoFDsOXeasSygBKYouxqi4ZK6dceDwJS/8knOJzsghMjadO26uHDgtS3Oa3cecuHA/mmClDwzJKrYAElW0kvU6JXH1/Bl2yDWQ2VSx7Lnoha+8+z6L8Lh4bt1yZc+Rs/JjDpxyxNE3ocjXViNjk7h6+gpHrvjkfaBLrlcat+/d4cAphV4XPWKK6aUcjMV2ydpFpT3j3u0r7Dys0EhZr72XfPBT6r5XtmNQsC8nzl3gWvDjwkGOkTGJXDl5maMOfgq9YtJwuXeb/Sdl5zjD7uPOXPKMQ/JW/VLOW2yXolfqU+66XMqPb29rdpp9l33xL+F7ITJ7BgZ5c+LcRa6HPC3UKyImgcsnLnPsWkBeT7CsfsWk4nzXRUkvFy57xRNSgl7lBpJSW0Lxx3thAQEkJVe89zEgCSBRH63eR/8RZRL+83fzAQEk7wVGVF4hBJCoT5ASQKI+Wv3dAr+4HuF776MPCCCpPBZ4L3ISQKI+gUYAifpo9T4Gb1Em4T9/Nx8QQPJeYETlFUIAifoEKQEk6qPV3y3wi+sRvvc++kCpQPLixQtkS2JiIk+fPpVvF+wT6zzbvI92SH36QvVXvirpmx3vo2OrQ5kEkIhGQR38VJRR+Ol/ywdkQJKdW7x9rSIDEdkSGRlJXFycfLtgn1jn2eZ9tENc+lMBJGoCWgJIRKD/bwV6cR7ha2rhAxnZJCSlFOONKgUPEVJSUsjJySn4KdbvuQXEIxv1CTwCSNRHK7UI5moC4sKWwu9L84FSH9kUtLsCSAosoR5rASTqU9kFkKiPVqUFULFfaCh8oPJ8QACJenCGyqUUQFJ5leOvDjQCSNRHq7/aF0T+wheED+QigETlpl49DhRAoj6BTQCJ+mglGguhlfCBv94HBJCoB2eoXEoBJH99pamswCSARH20qizNRT5Cc+EDpfvAOwDJK37PyiQz8zm5f7zk7Ql3ZZPnZWZm8uLl2//I2tQ3vHqRI/8/5/dXKjey4kDVLSCApHRnf9dAEJX6DEncQwJjM+RLSMJTojJKP480IxNJ/rEFaeTruMdEZuQUvgUlgKR0G5asVQ6RSY8JjH1AaEp2oR2LHZuRRWjCQwITniItQ6di6eSDQrMJi8/TWZKUWThHR8nHlrf8H8rxOcjqTEjcA4Lk9eABMltGKfm+sj2lMr3iVdVLoU+RulVY357IZ+FWzl9s/5nfyfR6Ktcrz6Z/olf683y9nqlQP8qnV7mB5NUfIRyeYot1YxuGrj9KTO7LIq1lqusO7Ht04rezobx6rQQlb2QT8MVwc+ccOrRtx9Btrrx8pfR/kVzEj3e1gACSP6t85fs/JDKWwzvX08+2G6YNG2PZqBF2fadyxC1vOvviwS4Lv4BLjLS2Qt/QGCNTc8XSdgxbbkQSkf82hACScmiRnkVwlITdS6fQpGVHBm++WzKQpD7m7p0L/DyoK9rdfuKQe1LJx5XyRkqE1Jc5Q9tjaKBP5x/W4hhRjjKWkmdxH/l75xkZFc3Z3asZ3rEVVsbm6Jha03rkQg47RxKe/ta1pz7C9fZZpvS3Rbv7dI57pJSpV3hCOGvGd6VhQ6V6Ja9jpugZ6mNs8QN7fZMElJTDFyMipZzeuYKh7Vvm69WItqMXc/R2FBHF9HrIbefTTOrbCZ2ev3DaO7VsveJDWTnGFnPzkvQywMRyEvsDUgr1KjeQvHzhy7wmenz26ad8rt2O9dfC+F1pdt8Eh8VYmmgxal9gIZC8ef2S1KCbrPypH40NNfi4ai1sFl4XQPKu1FFGOgEkbwW8clTMtxuOiJhY1k4bhqaeNS07DWby9JXMmj+d3iMmsvJqTCkVMQtv76PYVq+JccvujBw/SbHM3MYlj+TCdAJIVNNKmvYMN6cLTBlmh6luA/71TX3aLHIstGOBbhHR0Rzfsxq7FmbUqVmdKqb2bHeOL3ZcwfHF15k475+Nfh1Nvq76/zDqNZsroaqVsXheH2i61Gfc2becdo1b06L9MPoNmkjbdi2oU/VT9DtO46j3g8LGJ0Iq5cjOlXS1MaF2jWpUMR/EHteEMvWKSIzmxPrfGDNBqV6Nn8SwoT0w0vqY/2gOZ79vMlEVqPcflJapT3HZvYQ2jVvTsv1wuV5t2tpQp+p/MLKdxQm/h4V6hUdFcmjbMro0M6ZW9Wp8ZDWcQ25lA39EQhTH1s5ldDG97DDQ+IRPdUZzKDC1UK93ApI5NuboNOtCW/16NBywAr/0bAqYpDiQvCHnkR/r+jWlVc/xbFw0Ey09fQEkZUBFRf4SQFJZDcEjru9biEUdLdpPP4VTRFaZgVIRxPKBxMCGsfsDykwjgEQVrXIIDHZhWldrmnb/gfkzJ1FTy7AEIHmIw645tGnagkETFzJ+cNdyA0lo0B0mfG+FTdeZ9Gz3qQCSd2nU057h7+HIzqv++CbK9M0hJMKX+QOs+ayKPuN3uxOYJtv/gCtbZ9KqaUsG/7CQMQM6qwQkinqm7DtZeDgdp5tJHZpMOYh7TGaZ9a7kPJTz+4C2057hd/86uxwC8ZPrlU1IuDdz7C347CMjfjzgRZC8l+QBFzdMpXnT1gz9YSEj+3ZQCUhKtnUW9x0P0tmoLjbTj+EZ97xQr3cDksYWWLSZzeaNYzDW1GLGUT8y/8hrRksCktznibicPE1Y4gOe++zFylwASUWgo6y0AkgqJ5hIYyQsHduWbyxHcsAtSYVnpQXnzQcS/aaM3OlJaNITwpIyiUzPKZaHAJICm5W1zkESHc7RvSdxDknB/+padAxLApJnuNxy5PjFu/hHSdkzp3u5gESalszJ1ZOwtO7D0uOOTOnyhQCSdwGSktIkJ3Ns1SiqV6nH8E0u+KfI9H6K043rnLh8j4CoKLbP7PrOQCJNSODAsuF8V68lv50JJLTc44bK8r8P8L/kRA4tHUb1jzQYtf0eAXK9nnDTwYGTV90JjIpg07TO7wwk0vhYdi8cxHcN2rL4goQwJb3eDUiszbGwWYBXhCMTuhih02U27onP5ANciwMJvHnzhj/+yCOWXAEkZfFEhf8TQFI5AUTif5dxneuh138VV+6F4uoZxC2PIG75huMZ96SMwZL5QFK3LiZd+zJi3GTGT17FpsMuOASnESa/O8wrowAS1bSSZuQQkZp3FxVUKpDkEpWWRVR6NtHx8eUDkoxsPFxOYd/clCFLLuHiF8A0ASSFd60l3+Wqpp0srTQ2hs0/d+Lj/zRh9nFfJPkNUGRaFlKZXnGxFQCSbHzdzzOgSR3M+i3kcojoHamwXjFRrPupHR9/1px5ZwIJyYdMuV4Z2UTHSisAJNl43T2DvXUtLAYvxyG0qF4VAJKFBP7+FPc9k7HS0mLIils8fvWGkoBEuZUVQKJsjcrfFkCieqAsq+L6uF2ln/U/MGo+mKEd29DEyAg9bV1qmlrQddZ6LvqllRKws/APcmR69y60s7WjU9fudGjdHhMNPfTbzWSnS1LhwD4BJOXXqiwgKdSznEASGR/J1pmDMGo3icMeSQSFBAkgKamn45325eDjeh77JjXQ7zGfC0GPivUUVghIUh9zetUAvtOwZtIez0LYKfSFdypz+f3y73O+HLxcztDTuhpG9ku4LHlcPM5VBEhSHnJ8mT3faDZh2kEfQpR6R2Q2rBiQvHzFH4/DWGFvSn2T/hwITBVAUvmMUa4cBZBUTjDxcbuCvdVHfGPSkRFT57Hy4El27jzI7NE9qVajHh1+Oov3W5VJEZRk400y8ipyRg7hIdEcWDoZw5pfYD5mO67SZ/L/BJCUX6tKB5KM57hd3UJri8aM33KfoAe5BIcKIFH4cvk1Uk4bGR7C2sHt+K5eU2YeDCK4JECoQA9JWMg9JrTRRrfFWI4EldB4lnQ+sa84ZOTbJDIsiFUDWvFdgxb8elSCpCRbVQBIQiV3GNNSE/02P3I8+EmxclQYSGRv0EjvradjfW06/7SXu6eLv2Wj3KKKHhJla1T+tgCSigXQgmBaACSNJ+zmbrTimxdhIXcY2doQ4+bTOBet+KZIQbrS1uHB95nUXZdPrCdy0jdFPqpcAEn5tapsIImI9eLXbq0xaD6ZY5IM+ZgfX39vfrL9AofHktUAACAASURBVMPvp3PW/0nxVx9LCtJi31uNSzbhyWFs+nEI5nX16TP/JF7xpej9zkCSzcVNozDS1KH/UueSG0+hy1u6lKLBg2zCk0JYP34ApnUN6LfoLN4JpRz7zkDynHPrhmKgoc/gVa4l6lVhIJE1qX9kJnB4SjuqmfZg8W8TsTDRLvLar3KzK4BE2RqVvy2ApJRKVM7A5OdxnUHNPkFv0FqcI/J6NGSwEZEYzOzOJhjZ/MjpSNWBJDLUm2n2pnzZ/hcuB+X1ngggKb9WlQ0k/tfWY6pZj5pW9gwe9yMjxv3IoGGDMdH7P2rUt6b3sGmscpQWGftTGnSK/QV65hCWEMKWNUMwMzai97xj3IlU1KFidnpHIIlK9GdmV2s0TezZ5p7fI1nOel6sLB9k+mxCE4LZuGIAJsYm2M8/xV1p0bEdRez0jkASGe/DtI4WaJkPYKfHwxJBqVKABH4nyesAfXQMaNGyOXV1dAWQVD5rqJSjAJKCoFjBdUwIC0e34lvLERx0TyYy//FMoO9pehkaYNlzI3dlr8NlpOF48Tonrvrgmyz7/ZR7rt7ciXhQWOGk6c9xvLiDFrqf0Wj8TlzzK7sAkvJrVFEgkWakcUOml4Mvfim5uF/ZRT/7HrS17S4f7yMb89O+Y0d0av2Lz2to0bzLAGYd8SUsVXX4LBK8P8AGLjwplC1rhmFsrIP9gpO4Rj4trAsl2qYMIJFmpHL9wnVOXveX66VI/wyXo4ux1Nah9eyzBCQpejEVx5Tfvz7EtGGJEjauHIShiR4DlpzlXlQZ8Cjz5zKARJqRwrXz1zl5IyD/baoCDZ5y68B8zLV0aTfvIoHJJetVSUAC5GZwefVQan1ahX99Wb0IkLz64wUhnre4evUK59ZMR1erPvrD53Pp8mUcXP14lv1CpcZWHPTnFhBAUlABKrp+zLW987GorUHLwdNYffAUW/buZMLgVtSxascPpwPlQTYs9Cr99TTQsOjHfv8cIhLDWTKwMx2GzmDp2sPsOXaW5Wvn0q19Q77V7c3iMyFI8t+0EUCimkYRSY9wuHaFvcfOs2XOBGrVq4fx8AXy3/uvehGcmBdA/YIlHD9znr37DjCld3OqaDdl4oo97D15hYv3pXK9QiQX6aNVD61GQzgcWPL5xRiSku2iSmMtTXvK6V2j0K/1D2qZd2Tyoi2s3LSrcFl72J2A+Ly7b9/AII6dPs/evfv5sUczqui2YNKqfew9eZVLHtFyvSRB5+jZoA46NiM5FqwoV3ikL3MGNKF6ve5suB1feMOgShnFMQo7StOecGL7cHRq/IM6ll2YsnhroVYy3dYeuU9gvl4+AQEclem1Zx/j7RrzkUFrpq7Zz95TDlz2ipXrFex/Crs6tdBrNY6TEsV5wiO8mNmnEdU1erPlXlLhh9De1uIdgCSAxW1b0KL9MoJfKs9H85qnUY5M72ZBvXrazL0YzKs3sk/DvyH7cQTrR7XEzNQEY21tvvnmG77V1MTExATLnrNwlT5AOac/b3bFEaVZQACJohK87ezl/S37MuHujVOxaV4PDWMjNLSMadx1DAtP3cE7f16OMF8nRpubYdp8JEeDZXNCPODGoZ2M6NcRI1Md9AyMqK9tjY39LNadCycgSVE+ASQKW5SuTQ6BIV7MsG+CnqExOg00+PLrqnzTQFP+27zHXC7Iv/T4jGvHVmPb1Bg9fUMa1KjFp99Vo76uPnrmLeg7/7x8wGqI9w2Gm5hg3mYcJ0JKPr8kTMLsPrWxGjBPfKm1nD08EYnpbPrRgm+//pxvv6tG7br1iiy6neZwMSgN6YOnXDm4jI5N8vSqX6OmQq+GLRm4+JJ8AKzE04HBhkY07PAjp8MK9HrOfaejdDf/jubjd+MSrfiwVul+VJBWrJVtFJGQyvoJplT96nO+rVa9iFa169ZHz3Y+VyQZcr0u7V1I+8bG6OkZUq96TT6rVp0Gsvpl0Zqhy6/Kx4QEu19mgK4BlrZTORdeYOvnuN04SFez72j54wFcY0v/yGS5geTNm1zSY6KJlGZQrF/j9QseJMYQER5BRnb+l9KA169kaUIJDS2+hEUn81xMtFcaX5R7vwCSgkpQOeuIxBTu+Qdyw82fG27B3JUkE5qm6G6UpjzG00uCk08sIfk9H9Lkp/iHS3H2kqXxx/F+OG7h6cXGIQggUU2jqLTHeHrn2TJPB8X2TZndU2V65BASHcdtD8V/hce6B3EnJEP+CWxp8mM8PSU4+8YV6qUcoGXb0rRMfAL8uR2USKjSd2PePk78Lq6fNCObwJDg/PpSXIubcrvL9MomRBqLy/3ix9xwD8I1NEN+Fy1NfoSHRzAufvFKWsh6ItO46+mPW8TDMie6FBoV10jZJtL0LAIkQWXoFU9ouuxxZTaSqJhS9bob9kCuV1TyI+7fD8LFP4HQwnlwcghPSMVVpldk2XqVG0jK3UKKBP9VCwggKbsCKlfG//W2ABL10ep/7Svi/MJXPgQfEEDyX8WFv/5kAkjUJ3AJIFEfrT6ExkBco/DH/7UPCCD56xnhv3oGASTqE1QEkKiPVv/rQC3OL3zlQ/ABAST/VVz4608mgER9ApcAEvXR6kNoDMQ1Cn/8X/tAqUCSmZmJbImPj+fhw4fy7YJ9Yp1nm/fRDsmPFQMu/9fOJc5fdoATQFK2fYT/CPsIH/iwfCD2YS5PM58X440q6enpyBapVEpycrJ8u2CfWOfZ5n20Q3xGGV/YK+crfCIY/LXBQADJX2tf4b/CvsIH1MwHMnJITc8oxhtVCh4upKSkkJOTU/BTrN9zC4hHNupTAQWQqI9WomETWgkf+Ot9oNRHNgXtrgCSAkuox1oAyV9faSorMAkgUR+tKktzkY/QXPhA6T4ggEQ9OEPlUgogKd3Z37dAIIBEfbR633xHlEf4zt/RBwSQqNzUq8eBAkjUJ1AJIFEfrf6OwV9ck/C/980HBJCoB2eoXEoBJOoTZASQqI9W71vgFuURvvN39IF3AJIXPE2OJkoaTfLjTF6+1VS+zHpITLSUtGdFZ7p5mfOM9IQYpBERRERGEpP8gOwXYkq9t8xX4Z8CSCo/UIXHp3HfP4JbHkHy5V5gPCEppU9HH5X2gPteksLjC9Ld8pESkJiJNP9tJwEk5dUqi1BpPC7eobhLH8tnFy0SlNMzCYqM5Z5XME4yrXwi8Yp+RFT+RIhFjlV+4ywjh4j4NDz9w3CWpfOU4BqSTGhK6ZOAlZqXcr4f/HYWoVFxuHiHcV/6pLheD7IIjU3mXoAkTy+PMFyDkwguZWp6hc1ziEx5hHdoBM5eMr2CuR2SgCRFfPJAYaPy1i3Z8VmERMbi4hOGR3TJeoXEJsn1yotpMr2SVdTrId4hBXpJuBOagEQ+B1XRcpYbSF797s/m/hbUrN2Adr9sJPBRbpFGNPHGSlo1a8jkIxJevZbN9guvUqVc3fgL9tbG6NVsQNXqtdHrOJzt5+7xuGjyInmJH+W3gACSog5esQqai7+vHyvn/ERLM0s0NI0wMNKjadtBbL2VVEKAzavU3t4n6Fm3Ft9+W406desrFsuBbLwWQYQAklJsV4Z2ac/w8XNh4fge1NM1xW6lc9E8kh/j7nCWnwfb0kLXBH0dLWrrm9Fl3BKO3I0jQj5BWMn5hwX6s33+JDoY6aNRoz5fVquLXsdRrDrhRmByyWkq6ld/+/Rpz/DyceK3MXbU0W1Iz7V3iur1IAv/QFcWzxqGtbW+fFZsjToNMW01jFmb7+KdXDoMRiTFc3LvEuw6WWFgrI+WsS5aXeyZd8AZ/7hnb51H6KeSr6U9xdPLkTkju1JLz5K+G++9Zccs/PxdWDh9CFZWenl61bbArM0Ift3uhk8ZMBiRGMfx3Qvp2tGiUC/tbv1ZcOg2gfFFP1NRbiB5+cKXOY31+apqVb6qZsm8E75kK3V0JDgsxtJEi1H7AvOA5PVLMhzW09u2L2OnLGft2h3Mmz2RpvU/pbpeV/beTSo+a3D522GRIt8CAkgqLwCFSnyZOcSWmnrtsR+3gHXbT7PtwG5mLVnDrttlAclRbOvq0GLANJau3apYtl/EOSijsKKLHhLVtIpKyuDykfX0bNccYz19/v2dJm0WORbaUR5wwwJZNWkonfv8wPyVh9ixZy9zxnelbs2qmI/ah0dC0cBXGKTTnnH3wBI6tLdn0IRlzFm0ifEThmFS42OqGfZlk3MC4R98T4dqOhXYNCoxjYuH1tK9TTOM9fX5dzVtOi57CyDjIlkzpRs16lvT/8c1bDt4ivUrNzCwpQ51dWxZfSehqL75GkjTM7lxbBHWhpqY95zJ8s2H2LhjLf3aNUezZguWng5WmmW2fOUuKP+Hto5MSOHcgVXYtWyCsb4B/6quS9dVbwFkXDgrfuhM9fqNGTh5LdsPnmLdivX0b65JXf3vWXev5HgoTX+Gw5H5WBhoYdn7F1ZsOcTG7Wuwb9MUzdptWHk+lLDCWYFzeTcgsWmIYasB2LfQRqvjNJyin1DAJMWA5M1rctMj8Q5LJDP/Kc7L7BQuL+lDrX80YPQGRx78IXiisiwggKSSglBGGmc3TcOohhEDVjpyP670RzRFA1gW3t5HsTWwYez+gBKDasHxAkhU0Sob/4AbTO7UnN5T1rJn/Rzq6xoWB5LkDO54+XM77CGR+QEu3P8qA5oZUr/hz5yPKakLOpfojCxCQgK55BFDcIqsPDmEx4az8SdbqlbRZMQmF/xTVSmnOCbPr7Px83Xgh47N6fvzenavm0UdXeNiQBLmf5sRHTVp0GsFNyMU2rge/BkNfUN6rf//7Z0HWBRX18fzft/7vS2maWJHRZEmSBHELhELFhS7Mfbee6xJjL0n9hi7saImoiAoYi9I771XBQRRYLH/vmeXsgvswmJ5BXN5nnmm7J2Zy/mfc+5v7tyZcVMaO+EJYawcbEaT1qPZ5ZVBhBRUUrPxcD6GjaEGbWf+zp3YbKX7FsadmCv6ag5eHg5M6tyOb+ZvZc/GedRpalgKSEK8XRnWSZPGAzdxJTKrwL4Sru2fQQMdAwZvc1dq87D4EH7qb4JW+/Hs8ZbrddfhEN2bNaD93OPcjZP3hr0ekLQ0wdRyCQd/X4iFVj3GbLtO5pP82zOlgERZS/s8G9/jc2n0dw1Gb3ImtfhwE2V7iG1qWkAAiWKwvf5yVIQf349sQ40OMznldV9psClPbAVAomPB8K2uuIfE4xF6j6DEbCJLXGkLIFFHHwmhiSlcdLmNV2wmfuc30VRfCZCUsG10ei4hfk4Ma2eIXo+1XIqvQFd+cgonNo6j5kcNGbH5Mj4yUFGnrqKMFOhCEpK56HIH77hMfM+tQ1OvNJBEhXowq78pX3WehZ1HAuFpEiJT0jmxaQJaRm2ZfiRYacwFx1xhjJ4eZtYrcVHQJSrkLlNtjajRejanA1JLxZryWBV6yfSKT+LiJTd84jLxPrMSDZ3SQBIZ4saUPsbU6jaPP7ySCE/LIyI5jaPrRtPYqD1zjocq1yvqEiO1dWlps45LCnpFBt1iQi9Dvmw3H/vgtKJxda8HJObGmLZdhl+iGwsGmaPZfgyOoWlIh4yoAySvJBmcX9mdT2q0ZvWf/mTns4yaTa4oVpYFBJC8nSQT4HWVsVa1aT50I384XOOknT17j51h31kXzgemEKFyTEIBkNStRSOL9nTraUvv/tOYv+og+y6F4pckr58AErktymswIlPzBywGlAkkmbj7BnLhhgdnXBz5fvJgzE3aM2XnLYLvqdvDlUdkTDSbZ3Tg39U7svR0AMGlYEf9epf3f32ovxfq5acCSKLTUzi5cT6ttBvQbvxifjnhym+/rqDt15b0mref63HKb7EFR99gvGFjdNpO5GiAQplof1YMbUsd7dEc8kkRQFJBn83XS4KPCiCJTkvm+Jo5tNRuQIeJP7DlhCu/bl9Ka0tLes8/xI0SY0EK/Too8ipj9Buh23EaJwIV9Iry5seBraijO54j/veK9HojIPF/nkuow0ostRrSc/Yf3Hv+snwgefWSh/5/8o1FHVoMWIqn6B4piy8q/JsAkrfTWHjddmSg2d9o1KwTXVs0x8TAkGZa2nyh0QjTITPYdy1e6RWB9Mo8MMKDzQtmM3XOQqbOXsDEEaNo1VSTr3QHs+pMOMH38+sogKTiWpUJJIle/DRhAObGxmg2qclHH31Ky/6rOOP1gMg0Nc+VlsPdiwfpbFAb02/W4hxRgZ6VCjYChUn7Q56rBpI8ohOSOLF9AWZa1fn4P/Wp9kl9Wo9dy9nIB0UNVEnbhCfEsnN6J76op4X19FVsOWTH7gO/sWLOFDrr1eaLT23Z4p6QfytH6KEiR6mKhTKARGrL+ESObZmHaeMvCvTSoO2kTTjGZBb1cJTSKz6arZM78Hl9HXrMXM223+34bf8uls+aSCed2lT/vD87vJOK9HpDIHnB88eJ7JnSBg2dLqxxjSK+5KDWYk3qSyQJgfw62JKG2m3Y6BCHeMimmIHeeEUAiapgq9j2QiCp33E0K3bZcfKKGw4XbrBnzUy0GjSkzfB93FLZSyK9mi+4L54mISL6Hmf3r6d9049pPGQ9l0LzH1kVQFIxTaTJrkwgSUnBydGJ3w7ZsWX3XiaMskZHuykd+2/kXKSSx4RLNVi5BHreZkl3C+rrWbHSPo7QUmUqXueSSfqvtK4KSKJSs/G8bs+kkbaYdevPmNlLGde/E8at29BjwRYcYjKUN3Kp2QR4XefHWZPQ1dalobYOzfR16N7Jhm6tjfhKdyy/+4oektfzMdVAItXL4+ppxg/vg5n1AMbNWcqYvpYYt2mLzeLtnI9VEV+p2fh7XuX7GRPQ1talkVSvZrr06NybLi0N+aqZtKfrfpHWbwwkvHpBcuAxvtHWot3on7lw9KfiT9kUNbEvyM0OYs+0fphomzFthwsZEnGvpsg8b2lBAMnbaTAKgaTVlL3cipZ394dFeTKjmwHN2k7nVKR8e3kJIDLEkzkDDPm32WROeCXLrgAFkFRcqzKBRAEeotJy8Av3Z+2Er6nfwJApRwLLuVrMITDmLj8O6Ya+dismbrtMgHjktxybla+fciCR4OfuwqQeRjTqu4itV0LxlY43CfHm15960ERTh97fn8ZL4emLYvGVlktobApX7wZy8ZYPLrf9uHXnKou+aU+jnstxCc1443oXO5+CX33Y21UBSS6+d5wZZ90czQE/sONamEwvn2BPtv/QDU1NPfotPYN3GXqFxCRz9W5AgV7+3L59mXkD2qDZZw2Xw+Uw8+ZAIn3PSG4q51b1pbaWFQvnjcXIUFv+2K+soX1F7uMg9q7ph1GLFsza5UpadslXqr2lFvkvfhgBJOUnSXWSir+nK6Msv6DRoLW4hsqfAghP9GO+lSHN2s7iTwVQKe+YYYFuTO+jTY0eP+Ac+ECWMAWQVFwrdYEkXw8J57ePQ0OzEVYrXctopHIJiHJj6Zwu6Ji2ZtK2K/gkyEf+l6et+F21jsqBJB3HQz9h9H9ajNp2FZ+i8T0SAsMuMcqwCYad53M2SvVxi9s8B4+rdvRu3oD2s4/gJp6yKcPXy7KpKiBJ4+zeJRj+Q5txu24qPHUmISDEmWF6jTHuvgTH6LKOrfhbDu6XjtDDoAGW8+3weOOnbAoGtfo/L3zY9xmZEeeZaG5As2b61Gqk8B4SXvFEEsLBnwdhaNKcGb9eIvWxgJF3xU0CSBQd/w2WEyLYOL0HNXX6seNKnGxUuTQJel3fQ2cdHcy/3YNHWh6R92M4/PNW1u505FZCHlH3Uzl/8hznfJOLkkLkvUxOH16LYb1PsJzzO7dj8hs7ASQV10c5kEgfDfbj2J/X8FAcXJcYw5qxHaldryHf/uor0yPyXhSHNm5l3S4nbidKzy8hKOYuyxf2oImhKZO3XxYw8hZ7BJQDSSYX7VbTolo9+qx0wCtJDn/B7n/Q20QLo64/4pSYR0RKJAc3bGX97gu4yfQq6TMSgqP8WTfNmpq127LUzk+8h+S19VMFJBk4HVmGSTUN+q9zxjtJ/kbcIDc7ejZvjGmvFVyQ6RXO/vVb2LDPhbsKA/jlACkhKMKHVRM6U7NuR1b8EfgW3kNSCkiAZ1lc2zsLvS/+xj8+q8W4A/kvRnv14hm39w9Dt/b/UKuJISMnz2H+/PlF06KNp4lPzX1X7fNf7rgCSEomrNddf8S1U1v4ulljDL62YfKyNcxbMo9eXY1oZDmQZVeiZA1cSKADA7Qb0NCkH3u9JIQnhrN6eFfMO/Vj1IQf+XHVBiZMHYK5aTMat57OjsuJhBV0bQogUU+bkLgUjuzfwdLVm1gwejBf1aqDlu0E2fqKvU54xWbgft2eMTYtsOzRj3FLlvPD0iVM/MYSnQYatO27iPMFI/yD/c7Qt3E9NM0Hc9AnDyksHl5ni0b1v1GraQsGjpnJhGlziqapK//gboS8h0yeWNWr+1+xfEhsEof3bZfpM3/kQKrXqoNOv4n5eu1zxjsugyAvF8ZZ61NTuyU9+85kyfINzF08G5uuLajbuCuTt3kTlJ5HkM8pbBrWoUmbYRz2yyMy5SEnt89i6NhxzFm9ie9XLKR3n65oaerSbcFRbsaIQcgV9bngmAQO7d0m0+e74f34vGYd9AdOlq2v3H8Rn/hMAt2dGNVFl1o6rbDpP4slKzYyZ9FMenUxpW6T7kz/1U+mV6DXCXrUq4V2hzEcD5DqlcHxrTP4Ztx45q7exJIVC7Dp3YUmmvr0XHKC27HF9XqNWzZB/DKwH7aDtxH2/KVCg/+KvHserB/Xi1YWbdl0OYyXr17x8lkerr8MxNSgKXp6ehgZGRWbzPt9z/WoBygeSeGgYrGCFhBA8vYaCukbJ+3tNtKvvxmG5uYYGHWg97gV7LkeTGDBVUio7y3mWHXha9v5/BEm7SHJ4o6TI0vmDKdNBxOMTFvS3Lw3A+fu5PitFEIUXrIlgEQdrST4B7uzaKglRqbmNDc0onFTbbQMjWTrrQavwD7gPuHJKVxy2s/sUcMws2iDkbEJrVp1YcrSAzh7yXurQryvM9PSCqsBi7EPzyMiKY09S6zR1dGiqY4ees0Mi02mfZdh739f5VMfFU3+H375XPwC7zB/cAe5XlpyvdoMXY1DUKosTjxuX2bNd2PoZmSGiak5Bs0tsRy8kPUnfPCIz/eNYM8rTGvfic6Dl+IQIY2vh1z7cz39unbFwNQcEzMzrPtOY93hq7hHPywaHPnh21md2FGnjLR38SZzB7bP18vAiMZa2jQ1NJattx22DqfQdJnd7966xKq5o+javEAvo6/5+pvFbDzph1dC/rmC3C8xuY0lXb9dwfnIPKLuZXLl1BpsO3cp0qt7vxlsOHoDj5jSelUYSOAlT3KyycqSFL2dtajNfPWSp5IcHmVlIVGAlRdPcsjKylI+Pc7h2QuBI0U2fMMFASTqBKH6ZaSvqg5OSMUv+j5+0akExmcRofixNtkAuzT8Yh4U3daJTs0lPDmTgFjpPtIpncDER0SUePRUAIm6OuQSGldoyxLz2Iyi79REpWUTlpiJf0y+Xv4xaQQnPSZK0e5puYTESvXKKNIrIim9QKcSx5Zqp3B80cipr1dIGXoVvcMnLZeI5EwCC/SSxldA3EPC7isMFk+TfoAvDX8FvaJTHxEcJ9csIC6DMCUfahN6vQ29MuX5Li0/r8n1SiMg/iHhJfWKScU/NkOe71IfEaSgV2BcJmH35bd9FHV6DSB5wxZT7P5OLSCARN0gfP/lBJC8fw0Uk6FYFnoIH3i/PiCA5J3iwX//4AJI3m9AVSShCSCpOlpVRFdRVugqfOD1fEAAyX+fGd7pGQWQvF4gvI8EIoCk6mj1PvxDnFP4x1/NBwSQvFM8+O8fXABJ1UliAkiqjlZ/tYZB/L/CN9+HD6gEkrS0NKRTTEwMycnJsuXCbWKeb5vKaIeEdPHp7fcRSK9zTgEkIum/jt+IfYTffKg+EJOeR2r6g1K88dGjR4+QTnFxcaSnp8uWC7eJeb5tKqMdkjKUj17+UB24Kv9fAkhEw1KV/VfUXfjv2/aBmHQJmVmPS/HGR4U3G1JSUpBIJIWrYl7JLSBu2VSdJCGApOpo9bYTrzie0F74QGkfUHnLprDdFUBSaImqMRdAUtrJK2vgCyCpOlpVVh8S9RI+9CH5gACSqsEZatdSAEnVSVACSKqOVh9S0hf/i/C7yuoDAkjUbuqrRkEBJFUn2QggqTpaVdYELuolfOhD8gEBJFWDM9SupQCSqpOgBJBUHa0+pKQv/hfhd5XVB14DSB6T6HcNl0uueEQlkleiqXySHsXNa674J2Tx6pX8x5fPnnA/2o/rrk44OTnj4upNWNIjnsuLwPM80uOC8Lh0kQtOTji5Xsc3+j5PFb6Lo1hcLJe2gACSt59sAsMicXC6wv4T9rLp9AUvvONUP14dnhyP4x+OReUL99v/53VuhGcUfahNAElFtcrGz9eHo2cucMYrSfa1ZWWJNTIljatXrrLf0Q33in79Ne0hNy67cNDOHrvLfvgnV7SOorxck8f4+nhz5MxFznrLP3AYnS4hODIS+zP58VQUHwXxtf+EI6dcQ2Vfj5UfS27XsIRYzp12KB1fZ25xOzpTfGCv4MOfymxX9rbH+Hp5cuSMC+d8UhTiK5egiAjOqNTrPKcvh6vUKzQuhrOnlOhlfxu3Eh/YqzCQPH/qzbru2vznXx+jM3wxN5MeF2sVE5xW0MKwCWP3+/PiZT6RvHwmwd9pF8O6tkZHX49mBsZofG5EpzEbuBb1IP8jfZJHhNrvZ2ovC9prNcdYT4v6GrUw6T6CXS5h5D4TH+ArZmgVKwJI5Imr7OBTr9xtFyemjeiHQUNtGjU2oplhE3RMurLqXKyKxJeDp+dRun9WjY+rVaN2nXryyWgQWxzDiChIGAJI1NNApmNKBlcvHmF8bws+rdmQr5e7KCRM+XEioyPZt2Uulnp1+Kj5QH69Eq+0nCrfAzwCUgAAEYZJREFUCPG0p69ZXf73bx/RrN8iHEPkx1a1j9iuxEYpD7jsfIgxvcypVkuTrquvKOjwiFsX9mJrrBAbBXFSq/Y/+fvfP8e05yauKG1Ys3G7tQ+rav+m2iefymNLur/pCHa7RhcBv9BFiS5KbZpHdHI6lxz3MbK7Kf+p1YSe668X0+uG46/YGCnX63//Xp2WfbdyTemxH3P72m9Y/ueffPLpZ8X0qmM2lv3XYovpVXEgeeLNktb6fFlfgzrV9Zm24wqZz+StYykgefWSjMBTjLVojkWnRRy/6I67hxunNi+go3Zdus3fT+zDZ/AwnnOb5jF58VYcLrjh7eGG0+6FtNP7Cu0Bm4jIKtkXIz+nWJJbQABJBYJQaQAV7i/B/64LY3q2on7LEczdYMdpZzfOul5m30lHHPwzFAK2cB/pvABINA3pOXcHx+wvyidnLzyjHhbtJ4BE0W6ql8Pj4jm0YSatTVvS0rQVH9fRVgIkEvzuODNzdB+M9czQ1zesMJBE3b/H7z8NQ7tBK3R1/08ASZnxUYZesbEcWDsNC+OWtGzRiv/U1S0BJLmERkfh5KQQG7I4ucCm+TbUrt8Yq+/OqLjiLgCSRkYMXLxbHlvS/S/44l3RHrHX/B8/JNgJi45i7+optDQyx6JFK/5dV78EkOQSEhXJeSV6bZjbnZr1tbBe7KBCrwIgaWTMNz/sKaGXH76xj4ryodSmrwckbVtgZDWOcX2bU99iOKf9U3lecHumJJC8fJ6L84ouNNW1YO3ZGPI7Ol7xIjuag3N7oGk4jDNBqTx/+ZxHGfdJf/yEgo4VXqR7sLi3GQ31p3HjQTYKd4DkLbBYKmYBASSqE2WFksj9RA6vGk/TOi2Zsfcuvmp33RcAiV5bJhzwKxZsJc8vgEQdrXLw9nFmdh8bZm05xdlDK2isq68ESO7zx7bFDP1mCjtPObF+dp8KAkkO7hf207OdKYPm/8bYbp8KIHmtxjoHLy9HZvbuzdztf2K//yca6hiUABIVuqfEsmFSF5o278vGa4q3eBTLFwCJ/tfMPR5cZnyVjDexrmjHwuVsPNzPMq13H+bvtMd+7/fU1zYsASSFZUvMk6NZM/ZrmhoPYPPNeyq0KAAS/c4sOhWqooz8uK8HJObGmHb4gT/s19JJrxa2yxy5n/tC1jCWBJIXT6PZ3M+U5q0mcTVVoSuFLG7+NpPmnxmy3DEMSf7uCo3rSx7HuDCtUzOaD9hE+OOnCr+JRVUWEEAid+43SUCRIV58N6QFX1kvxsE/vdxAkp+rAEi0TRm05iTON725eDsMz8hMwkokeAEk6mkVfu8hd30jCE7Oxv/8JprqKwOSPPwiE/EOTyEiLo69SyoGJGFxQawb34PWvb7n0KVbzO4hgETu0+rpVFheppdfJCHJ2fieW4emnjpAkoOfy246GDXCbNRubiTkqIi5AiDRtmDUz2dk8eVyOxyvqIel4quwPmJetn7hKZm4+0URkvIYnzMr0dBRB0hy8HHaQRuDRliM28+tRFV6FQCJdmvGb7bP1+tOBN7RDwkvkQ+lOr0+kLRdhn96EBvGdUDDqCcHPZJkPRslgeRZxnWmmhhi3HYZAc8VqSMPv9M/0aZ+HWYd9SdHxipZRPvfwsXJETu7Xcz4tg8d2/Zl87kAnr4Q/SOqIERxuwCSsoNP3eTk5+HKyA5f0GLoBn7f8zvrlq5k3pJlfPfzDg7ciSL0vkRFwiwAkpo1qKmti5GJOWYWPRg4cjE/HryDe7y8fgJI5LZQV5eAMoCk6Bjx8RUDktSHuNj9QksjCxYd8cIzMIA5AkhU+HfFNPNTF0jiItg024Z6Tdux3DGKiDRV5ykAki+rU1tHLz++WvVi0OjvWX7UE68EVfuJ7UXxoQQE8n+TqA8kcWGsnWZNPR1LVjvHlaFXAZDU+II6OvoYmbTEvJUNg8f+yMrjPvgkFtflzYDkeR6Jt/fQ11CLDsN+IzLvOSWB5GmCE8NMmmHefxuxLxQHpr4k8uLPWOn8izG/eZIt7QCRhLN3/re0MjRAW7se//pHNYytp3PmbgpPFHdVbIHFcjELCCAp7uDlB6Hy8l63HRlo9jdqaZrR2siAtp26YNW2I5qNNWncwZYVp0OKDcaSn0dCaFw4pw/tYeeB4+zcf5zNq9YxsI0RX9TvyIw9bvjfyz+nABLltpfbsvTvbx9IJAQE3eK7fp3oMGIrLtFZBIYIIClLg4r8ph6QSPC+ac8Ai+roDNnApXD5OKvS58olJDaEk0XxdYxflq/CtqUB1Rt24bvDPgQWxFfpfUv7kyijaBN1gUSC17VT9DGrjv6wzVyJzCoDXnMJiQnG7mBhPjzGz8tWYNNCnxqa1iw87k/QfXkd3hBIXvBC8oDTP3WnYeNWzLfzIdqx+FM2T1NcGG2kj7HVGoKL9ZC8IsZ1C131P2HiPi+ypT0kL/JIS4gmJCgIH5+77N40jXaGGhi1mYZzXKYYQ1IMPZSvCCCRO/ebJJtCIGlqu4gDTp7cCIzBzS+S84fXYqrViBa2v3D5nqpeEun2x0VBGpX0kGvnDtDL+BNq9VzK+aD8W0ACSCqu1VsHkvupnNk8C0PzHqx0iJE9ASWApOK6qIo1dYAkKimZI+vHo1m9BbMOuBGYqiquCusl/V3+2H1UUiaup3di1awa9fqvxTVM1YDzwv3FXLle6gFJVGIiB1ePplENC+Yd8SBIZW9WoZ2L6xWZmImL3RY66lVDY9BGrkZkFuXKNwYSeElGnAtTTbQxHrCUU3uXFHvs95nEk4VmRhi3XoRnwTiT/KY0B6/jS7CobcyqC2HkKekBef4sg4vrhqLVsCGj9nkXPUasvCkWW6UWEEBSGARvNi8EklZT9nAzWv4F5fD4QBb2NEC/zRROhpeXOBXqEO7Dd0NM+ZfZZE54p8geGRZAomAfld3Ixcu8bSAJCTjLQMPmGFgtYO8VT9k97j/PnmaY5cdoW41np703N6OziCw36Ravp/KE/9crow6Q+PldY0K7WjTtuZA/fDNUPE5fju2C3ZjY24BqbediH5j6esdQ0wc/XG3VAxIfb1fGtK6Jbp8fOesvh4mK2CUq8Caju+vzSYcFOASnF+n1FoAEXj55yM3dY2lY15ypU0ZgaKhT9B6S50/i2TnYGN0W/TgbrfAaNEkSJ5cNol4dW476JRZ/QZoCW4TazUavaV3aLb/I88LHbxR+F4vFLSCApJzEpWbSCfa9wYRudaljuxyXYHnQhSV4Mae9IYbt5nE2Tn0gCfK5zkRrDerYrsAlOP8KTgBJxbV620By124pmhpf8YmmKUYmZrKpWXMDvvzqf/jk0zroG7dnwgEvglX2hlX8f6hI4q7qZcsDkqjURzgdXoBebX2GrHbCW+2n2YrbPdDjAt9a1qHBkJ+5XuYtn+L7VXX7vt36lw8kUalZOByci04tA4ZvcMEn5fXsGeDmwKD2dWg0bBu3FG75vBUggRfkJt7mh94t0ahfl89qNygCklcvnhJ0ZCqaGrqMW3WRxLw88vKySfJzYGL7erQcuQH/+xIyYn05sed3vOLSkDx5wpM8CbnpIeyY1IkG9TWZcSIcMa61OHwoWxNA8noBUiqwU2LZuXAQGhpWLD/ti19CFsGJGVw9s57Wunq0m3YC/7Q8IpIC2DBlKmNn7+BCdB6RKYkc2byNXS6BBCc8JDQpi4CoWHZvmYPGV7Wx+f4Ud+Pze1wEkKipVZqE8OQsmS29zmygqZ4eHX50lK2Hpsi77iPvP87fFhHJrgU2fGTQly0XwmXbwu/n2zw80Ze1Eyczft4uXGLyCPD3ZP/Rk/njfaRjfg4c55ctP9Pb7BM0WtqyZPtpTrsnESV6SIq61UvFSgnIj0qTEFagl8fp1WjqNsNquXMpvaTHCYm6zZxOJjRuNZp9ng9KnSM83pvV4ycxYcEeXGPziEiO59Av29lzJYTgxPz48o+MZPu6ydStUY8Bq87jlaj+hUJ5/8tf4Xe5Xg+5a7ccDR0DrFe7KNcr4gYzOxrRpN0EDnmXvjUWFufJyrGTmLj4AFfi8ghPiuPgz9vZezVMrldEBJtXjaPOlxoMWX8RnyS5Xm8JSICXuficXkbruv/kn5/VYuLvhW9qfUVuciCrR5nQuKE5VoPGMWHyAHq1Mkan0yD2Xo3i2ctXPIy9y/IRZlhYtKLPmDHMmDySwZ2boauly6Apm4lKU3xkWFlTLLZJLSCARM1GrkQSLZ14cnC/+Dt92+vT2NgYm7GTGPRtf1paGGA0cDq/+uS/JyHE9yz9m9anobEte7wkhCdGsnFcT5qbtqVL9+GMnjgF617t0NE3xmLAeo57PCjq/hdAop5WQdGxbF+zgDGTZjC8R1c+r16DepY2svVJKw9zO1LakOVy3fUc8+fOYMyYCXQz0eejOppYDR7FmOkLWX30tmwQcrD3n9hq1kXTfCAHfJSfX4whUW6X0jGivFxgZBRbV82X6TPMujOfVq9Bg069ZeuTVx3FLaqwIcvh4r456DXQxGrGMTwVBjcWnivQ8yS9GtSmSetvOeyXR2hcCKuHd8HQpB3WvUYyasJkuvZoQ1M9E9p+u43TPplF8VV4DDFXrlOhXQLCI9i8Yh5jJk3n226dqPZFDTStbPP1WnMc95jCHuIcnH+bgbZGY7rNPYmXEr0C7h6ne72aNG0/imP+eYTGBrFiaCcMTNrTvfcoRk2YRJcerdHSNaXDyF854/ew6HaNtD6vASQRHJw1g+nzjpV4agZePg7n0NKpDB06nCOecUUvOJP2oGQm3mHfj7P4pldv+gzsz4hla3AOTiKv6JXwT8mIvcmRDcsZOmgQffr0YeTwiew8eoXEtGxBG2paQABJ2cFXGITqzKNSc7hx5ShTZ/SnS08bOlsPZ9qKwzgEJhW98yAs0JtVI8YybOovOEflEZ2Wg7+7F9s3LaLf4J506d4H674zmbvVAdegh4SnyusngERuC9V65BIQ4sXKKQPp0t2GLtY9sexsjWW3HrL13lO34RwivQedJRvYOGqgjWx756496NjFGivrXnTpM5zpW68QmJ5HqL8ny78dw/AZ27gYo/z8wdIruAW2jPzpAFelmpYLr6KM3Ea5+Ae5s2zSAAW9umHZTRoLNvSZvpOL4Q8KGqF07DYvYMjICey4qnzcR4jvXZYOGcXIOTtxleqVmoPfnbtsXv8dtgOlx7Sle//ZLNh5gauhWUQoxJe8TkIf1bbIxS/QjaUT+ivVq+/M33CNLBjXk5bKsU3zGDxqMruuy8d9KB472PsOPwwawejvdnM5VqpXNr637vDz2rnYDsjXq8eAuSza5cI1qV4leh4rDCRqtoui2HuygACSqpN8BJBUHa0Uk65YFroJH3g3PiCA5D2Bw7s6rQCSdxMo7yIBCSCpOlq9C/3FMYX+wgeK+4AAkndFBu/puAJIijt4ZQ54ASRVR6vK7EeibsKPPhQfEEDynsDhXZ1WAEnVSU4CSKqOVh9Kwhf/h/C5yuwDAkjeFRm8p+MKIKk6CUcASdXRqjIncVE34Ucfig+oBJKkpCSkU0REBPHx8bLlwm1inm+bymiH2HuZxD6QPj4lpspug6WrN/LlVzW5cNNL6FVF/DU6TSK0qiJaSeM/Oi1X6FWl9MohKeVeKd746In05WRPnpCYmEhWVpZsuXCbmOfbpjLaITE5hce5ebKvI0u/kCymymuDe6lpXL12jYyHj4ROVcRXE5PvkS15IvSqInolJKWQI/SqGv76/CXxiclkZ2eX4o2PCu84pKSkIJFIClfFvJJbIDk5mby8vEpeS1G9QgtIe9mEXoXWqPxzqV7SCxHxVzUsIL2gfvpU+il58VcVLJCQkKBULwEkVUE9JXUUQKLEKJV4kwCSSiyOkqoJIFFilEq8SQBJJRZHSdUEkCgxSlXeJICkaqkngKTq6SV6SKqOZgJIqo5W0poKIKlaepVbWwEk5ZqoUhUQQFKp5Ci3MqKHpFwTVaoCAkgqlRzlVkYVkPw/23tluVd04SYAAAAASUVORK5CYII=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5" table:style-name="ce16">
            <text:p>5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5.2" table:style-name="ce16">
            <text:p>5,2</text:p>
          </table:table-cell>
          <table:table-cell office:value-type="float" office:value="28.9" table:style-name="ce16">
            <text:p>28,9</text:p>
          </table:table-cell>
          <table:table-cell office:value-type="float" office:value="38.6" table:style-name="ce17">
            <text:p>38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8.1" table:style-name="ce16">
            <text:p>8,1</text:p>
          </table:table-cell>
          <table:table-cell office:value-type="float" office:value="15.6" table:style-name="ce16">
            <text:p>15,6</text:p>
          </table:table-cell>
          <table:table-cell office:value-type="float" office:value="25.3" table:style-name="ce17">
            <text:p>25,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15.5" table:style-name="ce77">
            <text:p>15,5</text:p>
          </table:table-cell>
          <table:table-cell office:value-type="float" office:value="24.5" table:style-name="ce77">
            <text:p>24,5</text:p>
          </table:table-cell>
          <table:table-cell office:value-type="float" office:value="24.5" table:style-name="ce78">
            <text:p>24,5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3.9" table:style-name="ce20">
            <text:p>3,9</text:p>
          </table:table-cell>
          <table:table-cell office:value-type="float" office:value="5.9" table:style-name="ce20">
            <text:p>5,9</text:p>
          </table:table-cell>
          <table:table-cell office:value-type="float" office:value="5.9" table:style-name="ce21">
            <text:p>5,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4" table:style-name="ce20">
            <text:p>1,4</text:p>
          </table:table-cell>
          <table:table-cell office:value-type="float" office:value="1.2" table:style-name="ce20">
            <text:p>1,2</text:p>
          </table:table-cell>
          <table:table-cell office:value-type="float" office:value="1.2" table:style-name="ce21">
            <text:p>1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3.4" table:style-name="ce20">
            <text:p>3,4</text:p>
          </table:table-cell>
          <table:table-cell office:value-type="float" office:value="5.0999999999999996" table:style-name="ce20">
            <text:p>5,1</text:p>
          </table:table-cell>
          <table:table-cell office:value-type="float" office:value="5.0999999999999996" table:style-name="ce21">
            <text:p>5,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N1_reindus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N1 - réindustrialisation profond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722" table:style-name="ce12">
            <text:p>722,0</text:p>
          </table:table-cell>
          <table:table-cell office:value-type="float" office:value="827.4" table:style-name="ce12">
            <text:p>827,4</text:p>
          </table:table-cell>
          <table:table-cell office:value-type="float" office:value="853.89999999999986" table:style-name="ce13">
            <text:p>853,9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631.4" table:style-name="ce16">
            <text:p>631,4</text:p>
          </table:table-cell>
          <table:table-cell office:value-type="float" office:value="751.7" table:style-name="ce16">
            <text:p>751,7</text:p>
          </table:table-cell>
          <table:table-cell office:value-type="float" office:value="751.7" table:style-name="ce17">
            <text:p>751,7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63.9" table:style-name="ce20">
            <text:p>63,9</text:p>
          </table:table-cell>
          <table:table-cell office:value-type="float" office:value="86.7" table:style-name="ce20">
            <text:p>86,7</text:p>
          </table:table-cell>
          <table:table-cell office:value-type="float" office:value="86.7" table:style-name="ce21">
            <text:p>86,7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68.5" table:style-name="ce16">
            <text:p>68,5</text:p>
          </table:table-cell>
          <table:table-cell office:value-type="float" office:value="19.799999999999955" table:style-name="ce16">
            <text:p>19,8</text:p>
          </table:table-cell>
          <table:table-cell office:value-type="float" office:value="31.299999999999841" table:style-name="ce17">
            <text:p>31,3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4.8" table:style-name="ce16">
            <text:p>14,8</text:p>
          </table:table-cell>
          <table:table-cell office:value-type="float" office:value="18.899999999999999" table:style-name="ce16">
            <text:p>18,9</text:p>
          </table:table-cell>
          <table:table-cell office:value-type="float" office:value="19.899999999999999" table:style-name="ce17">
            <text:p>19,9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4.7" table:style-name="ce16">
            <text:p>4,7</text:p>
          </table:table-cell>
          <table:table-cell office:value-type="float" office:value="15.1" table:style-name="ce16">
            <text:p>15,1</text:p>
          </table:table-cell>
          <table:table-cell office:value-type="float" office:value="23.4" table:style-name="ce17">
            <text:p>23,4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6" table:style-name="ce16">
            <text:p>0,6</text:p>
          </table:table-cell>
          <table:table-cell office:value-type="float" office:value="2" table:style-name="ce16">
            <text:p>2,0</text:p>
          </table:table-cell>
          <table:table-cell office:value-type="float" office:value="2" table:style-name="ce17">
            <text:p>2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16.2" table:style-name="ce16">
            <text:p>16,2</text:p>
          </table:table-cell>
          <table:table-cell office:value-type="float" office:value="17.399999999999999" table:style-name="ce17">
            <text:p>17,4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2" table:style-name="ce26">
            <text:p>2,0</text:p>
          </table:table-cell>
          <table:table-cell office:value-type="float" office:value="3.7" table:style-name="ce26">
            <text:p>3,7</text:p>
          </table:table-cell>
          <table:table-cell office:value-type="float" office:value="8.1999999999999993" table:style-name="ce27">
            <text:p>8,2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722" table:style-name="ce33">
            <text:p>722,0</text:p>
          </table:table-cell>
          <table:table-cell office:value-type="float" office:value="827.4" table:style-name="ce33">
            <text:p>827,4</text:p>
          </table:table-cell>
          <table:table-cell office:value-type="float" office:value="853.89999999999986" table:style-name="ce34">
            <text:p>853,9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416.3" table:style-name="ce37">
            <text:p>416,3</text:p>
          </table:table-cell>
          <table:table-cell office:value-type="float" office:value="623.1" table:style-name="ce37">
            <text:p>623,1</text:p>
          </table:table-cell>
          <table:table-cell office:value-type="float" office:value="686.39999999999986" table:style-name="ce38">
            <text:p>686,4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4.599999999999994" table:style-name="ce16">
            <text:p>74,6</text:p>
          </table:table-cell>
          <table:table-cell office:value-type="float" office:value="77.8" table:style-name="ce16">
            <text:p>77,8</text:p>
          </table:table-cell>
          <table:table-cell office:value-type="float" office:value="78.7" table:style-name="ce17">
            <text:p>78,7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11.8" table:style-name="ce20">
            <text:p>11,8</text:p>
          </table:table-cell>
          <table:table-cell office:value-type="float" office:value="15.1" table:style-name="ce20">
            <text:p>15,1</text:p>
          </table:table-cell>
          <table:table-cell office:value-type="float" office:value="16" table:style-name="ce21">
            <text:p>16,0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220.4" table:style-name="ce16">
            <text:p>220,4</text:p>
          </table:table-cell>
          <table:table-cell office:value-type="float" office:value="358.1" table:style-name="ce16">
            <text:p>358,1</text:p>
          </table:table-cell>
          <table:table-cell office:value-type="float" office:value="397.9" table:style-name="ce17">
            <text:p>397,9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103.2" table:style-name="ce20">
            <text:p>103,2</text:p>
          </table:table-cell>
          <table:table-cell office:value-type="float" office:value="140.1" table:style-name="ce20">
            <text:p>140,1</text:p>
          </table:table-cell>
          <table:table-cell office:value-type="float" office:value="157.4" table:style-name="ce21">
            <text:p>157,4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117.2" table:style-name="ce20">
            <text:p>117,2</text:p>
          </table:table-cell>
          <table:table-cell office:value-type="float" office:value="218" table:style-name="ce20">
            <text:p>218,0</text:p>
          </table:table-cell>
          <table:table-cell office:value-type="float" office:value="240.5" table:style-name="ce21">
            <text:p>240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111.5" table:style-name="ce16">
            <text:p>111,5</text:p>
          </table:table-cell>
          <table:table-cell office:value-type="float" office:value="177.4" table:style-name="ce16">
            <text:p>177,4</text:p>
          </table:table-cell>
          <table:table-cell office:value-type="float" office:value="200" table:style-name="ce17">
            <text:p>20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294.7" table:style-name="ce51">
            <text:p>294,7</text:p>
          </table:table-cell>
          <table:table-cell office:value-type="float" office:value="181" table:style-name="ce51">
            <text:p>181,0</text:p>
          </table:table-cell>
          <table:table-cell office:value-type="float" office:value="136.9" table:style-name="ce52">
            <text:p>136,9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251.7" table:style-name="ce16">
            <text:p>251,7</text:p>
          </table:table-cell>
          <table:table-cell office:value-type="float" office:value="91.9" table:style-name="ce16">
            <text:p>91,9</text:p>
          </table:table-cell>
          <table:table-cell office:value-type="float" office:value="10.199999999999999" table:style-name="ce17">
            <text:p>10,2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43" table:style-name="ce16">
            <text:p>43,0</text:p>
          </table:table-cell>
          <table:table-cell office:value-type="float" office:value="89.1" table:style-name="ce16">
            <text:p>89,1</text:p>
          </table:table-cell>
          <table:table-cell office:value-type="float" office:value="126.7" table:style-name="ce17">
            <text:p>126,7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6.2" table:style-name="ce51">
            <text:p>6,2</text:p>
          </table:table-cell>
          <table:table-cell office:value-type="float" office:value="7.9" table:style-name="ce51">
            <text:p>7,9</text:p>
          </table:table-cell>
          <table:table-cell office:value-type="float" office:value="7.7" table:style-name="ce52">
            <text:p>7,7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4.4000000000000004" table:style-name="ce16">
            <text:p>4,4</text:p>
          </table:table-cell>
          <table:table-cell office:value-type="float" office:value="0.4" table:style-name="ce16">
            <text:p>0,4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5.7" table:style-name="ce16">
            <text:p>5,7</text:p>
          </table:table-cell>
          <table:table-cell office:value-type="float" office:value="5.9" table:style-name="ce17">
            <text:p>5,9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4.8" table:style-name="ce51">
            <text:p>4,8</text:p>
          </table:table-cell>
          <table:table-cell office:value-type="float" office:value="15.4" table:style-name="ce51">
            <text:p>15,4</text:p>
          </table:table-cell>
          <table:table-cell office:value-type="float" office:value="22.9" table:style-name="ce52">
            <text:p>22,9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6" table:style-name="ce16">
            <text:p>0,6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4.2" table:style-name="ce26">
            <text:p>4,2</text:p>
          </table:table-cell>
          <table:table-cell office:value-type="float" office:value="13.5" table:style-name="ce26">
            <text:p>13,5</text:p>
          </table:table-cell>
          <table:table-cell office:value-type="float" office:value="21" table:style-name="ce27">
            <text:p>21,0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208.4" table:formula="of:=[.E43]+[.E45]+[.E48]+[.E49]+[.E50]" table:style-name="ce51">
            <text:p>208,4</text:p>
          </table:table-cell>
          <table:table-cell office:value-type="float" office:value="312" table:formula="of:=[.F43]+[.F45]+[.F48]+[.F49]+[.F50]" table:style-name="ce51">
            <text:p>312,0</text:p>
          </table:table-cell>
          <table:table-cell office:value-type="float" office:value="346.1" table:formula="of:=[.G43]+[.G45]+[.G48]+[.G49]+[.G50]" table:style-name="ce52">
            <text:p>346,1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84.7" table:style-name="ce16">
            <text:p>84,7</text:p>
          </table:table-cell>
          <table:table-cell office:value-type="float" office:value="131" table:style-name="ce16">
            <text:p>131,0</text:p>
          </table:table-cell>
          <table:table-cell office:value-type="float" office:value="146.5" table:style-name="ce17">
            <text:p>146,5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51.6" table:style-name="ce20">
            <text:p>51,6</text:p>
          </table:table-cell>
          <table:table-cell office:value-type="float" office:value="70" table:style-name="ce20">
            <text:p>70,0</text:p>
          </table:table-cell>
          <table:table-cell office:value-type="float" office:value="78.5" table:style-name="ce21">
            <text:p>78,5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33.1" table:style-name="ce20">
            <text:p>33,1</text:p>
          </table:table-cell>
          <table:table-cell office:value-type="float" office:value="61" table:style-name="ce20">
            <text:p>61,0</text:p>
          </table:table-cell>
          <table:table-cell office:value-type="float" office:value="68" table:style-name="ce21">
            <text:p>68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93.6" table:style-name="ce16">
            <text:p>93,6</text:p>
          </table:table-cell>
          <table:table-cell office:value-type="float" office:value="149" table:style-name="ce16">
            <text:p>149,0</text:p>
          </table:table-cell>
          <table:table-cell office:value-type="float" office:value="168" table:style-name="ce17">
            <text:p>168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49.7" table:style-name="ce51">
            <text:p>49,7</text:p>
          </table:table-cell>
          <table:table-cell office:value-type="float" office:value="28.7" table:style-name="ce51">
            <text:p>28,7</text:p>
          </table:table-cell>
          <table:table-cell office:value-type="float" office:value="21.4" table:style-name="ce52">
            <text:p>21,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6.6" table:style-name="ce16">
            <text:p>6,6</text:p>
          </table:table-cell>
          <table:table-cell office:value-type="float" office:value="13.2" table:style-name="ce16">
            <text:p>13,2</text:p>
          </table:table-cell>
          <table:table-cell office:value-type="float" office:value="19.8" table:style-name="ce17">
            <text:p>19,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7.1" table:style-name="ce51">
            <text:p>7,1</text:p>
          </table:table-cell>
          <table:table-cell office:value-type="float" office:value="18.8" table:style-name="ce51">
            <text:p>18,8</text:p>
          </table:table-cell>
          <table:table-cell office:value-type="float" office:value="22.3" table:style-name="ce52">
            <text:p>22,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5" table:style-name="ce16">
            <text:p>5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office:value-type="float" office:value="17.8" table:style-name="ce16">
            <text:p>17,8</text:p>
          </table:table-cell>
          <table:table-cell office:value-type="float" office:value="21.8" table:style-name="ce17">
            <text:p>21,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4.9000000000000004" table:style-name="ce16">
            <text:p>4,9</text:p>
          </table:table-cell>
          <table:table-cell office:value-type="float" office:value="14.7" table:style-name="ce16">
            <text:p>14,7</text:p>
          </table:table-cell>
          <table:table-cell office:value-type="float" office:value="21.6" table:style-name="ce17">
            <text:p>21,6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13.4" table:style-name="ce77">
            <text:p>13,4</text:p>
          </table:table-cell>
          <table:table-cell office:value-type="float" office:value="21.7" table:style-name="ce77">
            <text:p>21,7</text:p>
          </table:table-cell>
          <table:table-cell office:value-type="float" office:value="21.7" table:style-name="ce77">
            <text:p>21,7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3.9" table:style-name="ce20">
            <text:p>3,9</text:p>
          </table:table-cell>
          <table:table-cell office:value-type="float" office:value="5.9" table:style-name="ce20">
            <text:p>5,9</text:p>
          </table:table-cell>
          <table:table-cell office:value-type="float" office:value="5.9" table:style-name="ce21">
            <text:p>5,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4" table:style-name="ce20">
            <text:p>1,4</text:p>
          </table:table-cell>
          <table:table-cell office:value-type="float" office:value="1.2" table:style-name="ce20">
            <text:p>1,2</text:p>
          </table:table-cell>
          <table:table-cell office:value-type="float" office:value="1.2" table:style-name="ce21">
            <text:p>1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3.4" table:style-name="ce20">
            <text:p>3,4</text:p>
          </table:table-cell>
          <table:table-cell office:value-type="float" office:value="5.0999999999999996" table:style-name="ce20">
            <text:p>5,1</text:p>
          </table:table-cell>
          <table:table-cell office:value-type="float" office:value="5.0999999999999996" table:style-name="ce21">
            <text:p>5,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N2_reindus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N2 - réindustrialisation profond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694.80000000000007" table:style-name="ce12">
            <text:p>694,8</text:p>
          </table:table-cell>
          <table:table-cell office:value-type="float" office:value="808.59999999999991" table:style-name="ce12">
            <text:p>808,6</text:p>
          </table:table-cell>
          <table:table-cell office:value-type="float" office:value="820.69999999999993" table:style-name="ce13">
            <text:p>820,7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631.4" table:style-name="ce16">
            <text:p>631,4</text:p>
          </table:table-cell>
          <table:table-cell office:value-type="float" office:value="751.7" table:style-name="ce16">
            <text:p>751,7</text:p>
          </table:table-cell>
          <table:table-cell office:value-type="float" office:value="751.7" table:style-name="ce17">
            <text:p>751,7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63.9" table:style-name="ce20">
            <text:p>63,9</text:p>
          </table:table-cell>
          <table:table-cell office:value-type="float" office:value="86.7" table:style-name="ce20">
            <text:p>86,7</text:p>
          </table:table-cell>
          <table:table-cell office:value-type="float" office:value="86.7" table:style-name="ce21">
            <text:p>86,7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41.800000000000068" table:style-name="ce16">
            <text:p>41,8</text:p>
          </table:table-cell>
          <table:table-cell office:value-type="float" office:value="19.799999999999841" table:style-name="ce16">
            <text:p>19,8</text:p>
          </table:table-cell>
          <table:table-cell office:value-type="float" office:value="30.699999999999932" table:style-name="ce17">
            <text:p>30,7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3.2" table:style-name="ce16">
            <text:p>13,2</text:p>
          </table:table-cell>
          <table:table-cell office:value-type="float" office:value="17.399999999999999" table:style-name="ce16">
            <text:p>17,4</text:p>
          </table:table-cell>
          <table:table-cell office:value-type="float" office:value="18.2" table:style-name="ce17">
            <text:p>18,2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5.5" table:style-name="ce16">
            <text:p>5,5</text:p>
          </table:table-cell>
          <table:table-cell office:value-type="float" office:value="10.9" table:style-name="ce16">
            <text:p>10,9</text:p>
          </table:table-cell>
          <table:table-cell office:value-type="float" office:value="11" table:style-name="ce17">
            <text:p>11,0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6" table:style-name="ce16">
            <text:p>0,6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1.7" table:style-name="ce16">
            <text:p>1,7</text:p>
          </table:table-cell>
          <table:table-cell office:value-type="float" office:value="5.8" table:style-name="ce16">
            <text:p>5,8</text:p>
          </table:table-cell>
          <table:table-cell office:value-type="float" office:value="5.4" table:style-name="ce17">
            <text:p>5,4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0.6" table:style-name="ce26">
            <text:p>0,6</text:p>
          </table:table-cell>
          <table:table-cell office:value-type="float" office:value="1.1000000000000001" table:style-name="ce26">
            <text:p>1,1</text:p>
          </table:table-cell>
          <table:table-cell office:value-type="float" office:value="1.8" table:style-name="ce27">
            <text:p>1,8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694.80000000000007" table:style-name="ce33">
            <text:p>694,8</text:p>
          </table:table-cell>
          <table:table-cell office:value-type="float" office:value="808.59999999999991" table:style-name="ce33">
            <text:p>808,6</text:p>
          </table:table-cell>
          <table:table-cell office:value-type="float" office:value="820.69999999999993" table:style-name="ce34">
            <text:p>820,7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379.50000000000006" table:style-name="ce37">
            <text:p>379,5</text:p>
          </table:table-cell>
          <table:table-cell office:value-type="float" office:value="541.39999999999986" table:style-name="ce37">
            <text:p>541,4</text:p>
          </table:table-cell>
          <table:table-cell office:value-type="float" office:value="553.39999999999986" table:style-name="ce38">
            <text:p>553,4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3.400000000000006" table:style-name="ce16">
            <text:p>73,4</text:p>
          </table:table-cell>
          <table:table-cell office:value-type="float" office:value="76.599999999999994" table:style-name="ce16">
            <text:p>76,6</text:p>
          </table:table-cell>
          <table:table-cell office:value-type="float" office:value="77.400000000000006" table:style-name="ce17">
            <text:p>77,4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10.6" table:style-name="ce20">
            <text:p>10,6</text:p>
          </table:table-cell>
          <table:table-cell office:value-type="float" office:value="13.9" table:style-name="ce20">
            <text:p>13,9</text:p>
          </table:table-cell>
          <table:table-cell office:value-type="float" office:value="14.6" table:style-name="ce21">
            <text:p>14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200.9" table:style-name="ce16">
            <text:p>200,9</text:p>
          </table:table-cell>
          <table:table-cell office:value-type="float" office:value="313.3" table:style-name="ce16">
            <text:p>313,3</text:p>
          </table:table-cell>
          <table:table-cell office:value-type="float" office:value="317.39999999999998" table:style-name="ce17">
            <text:p>317,4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96.1" table:style-name="ce20">
            <text:p>96,1</text:p>
          </table:table-cell>
          <table:table-cell office:value-type="float" office:value="119.9" table:style-name="ce20">
            <text:p>119,9</text:p>
          </table:table-cell>
          <table:table-cell office:value-type="float" office:value="124.2" table:style-name="ce21">
            <text:p>124,2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104.8" table:style-name="ce20">
            <text:p>104,8</text:p>
          </table:table-cell>
          <table:table-cell office:value-type="float" office:value="193.4" table:style-name="ce20">
            <text:p>193,4</text:p>
          </table:table-cell>
          <table:table-cell office:value-type="float" office:value="193.4" table:style-name="ce21">
            <text:p>193,4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95.4" table:style-name="ce16">
            <text:p>95,4</text:p>
          </table:table-cell>
          <table:table-cell office:value-type="float" office:value="141.69999999999999" table:style-name="ce16">
            <text:p>141,7</text:p>
          </table:table-cell>
          <table:table-cell office:value-type="float" office:value="148.80000000000001" table:style-name="ce17">
            <text:p>148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302.7" table:style-name="ce51">
            <text:p>302,7</text:p>
          </table:table-cell>
          <table:table-cell office:value-type="float" office:value="251.7" table:style-name="ce51">
            <text:p>251,7</text:p>
          </table:table-cell>
          <table:table-cell office:value-type="float" office:value="252.2" table:style-name="ce52">
            <text:p>252,2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258.2" table:style-name="ce16">
            <text:p>258,2</text:p>
          </table:table-cell>
          <table:table-cell office:value-type="float" office:value="92.8" table:style-name="ce16">
            <text:p>92,8</text:p>
          </table:table-cell>
          <table:table-cell office:value-type="float" office:value="10.6" table:style-name="ce17">
            <text:p>10,6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44.5" table:style-name="ce16">
            <text:p>44,5</text:p>
          </table:table-cell>
          <table:table-cell office:value-type="float" office:value="158.9" table:style-name="ce16">
            <text:p>158,9</text:p>
          </table:table-cell>
          <table:table-cell office:value-type="float" office:value="241.6" table:style-name="ce17">
            <text:p>241,6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7.1" table:style-name="ce51">
            <text:p>7,1</text:p>
          </table:table-cell>
          <table:table-cell office:value-type="float" office:value="3.9" table:style-name="ce51">
            <text:p>3,9</text:p>
          </table:table-cell>
          <table:table-cell office:value-type="float" office:value="3.4" table:style-name="ce52">
            <text:p>3,4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4.7" table:style-name="ce16">
            <text:p>4,7</text:p>
          </table:table-cell>
          <table:table-cell office:value-type="float" office:value="0.4" table:style-name="ce16">
            <text:p>0,4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6" table:style-name="ce16">
            <text:p>0,6</text:p>
          </table:table-cell>
          <table:table-cell office:value-type="float" office:value="1.7" table:style-name="ce16">
            <text:p>1,7</text:p>
          </table:table-cell>
          <table:table-cell office:value-type="float" office:value="1.6" table:style-name="ce17">
            <text:p>1,6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5.5" table:style-name="ce51">
            <text:p>5,5</text:p>
          </table:table-cell>
          <table:table-cell office:value-type="float" office:value="11.600000000000001" table:style-name="ce51">
            <text:p>11,6</text:p>
          </table:table-cell>
          <table:table-cell office:value-type="float" office:value="11.700000000000001" table:style-name="ce52">
            <text:p>11,7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6" table:style-name="ce16">
            <text:p>0,6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4.9000000000000004" table:style-name="ce26">
            <text:p>4,9</text:p>
          </table:table-cell>
          <table:table-cell office:value-type="float" office:value="9.8000000000000007" table:style-name="ce26">
            <text:p>9,8</text:p>
          </table:table-cell>
          <table:table-cell office:value-type="float" office:value="9.9" table:style-name="ce27">
            <text:p>9,9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187.9" table:formula="of:=[.E43]+[.E45]+[.E48]+[.E49]+[.E50]" table:style-name="ce51">
            <text:p>187,9</text:p>
          </table:table-cell>
          <table:table-cell office:value-type="float" office:value="265" table:formula="of:=[.F43]+[.F45]+[.F48]+[.F49]+[.F50]" table:style-name="ce51">
            <text:p>265,0</text:p>
          </table:table-cell>
          <table:table-cell office:value-type="float" office:value="272.60000000000002" table:formula="of:=[.G43]+[.G45]+[.G48]+[.G49]+[.G50]" table:style-name="ce52">
            <text:p>272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77.7" table:style-name="ce16">
            <text:p>77,7</text:p>
          </table:table-cell>
          <table:table-cell office:value-type="float" office:value="114" table:style-name="ce16">
            <text:p>114,0</text:p>
          </table:table-cell>
          <table:table-cell office:value-type="float" office:value="116" table:style-name="ce17">
            <text:p>116,0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48.1" table:style-name="ce20">
            <text:p>48,1</text:p>
          </table:table-cell>
          <table:table-cell office:value-type="float" office:value="60" table:style-name="ce20">
            <text:p>60,0</text:p>
          </table:table-cell>
          <table:table-cell office:value-type="float" office:value="62" table:style-name="ce21">
            <text:p>62,0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29.6" table:style-name="ce20">
            <text:p>29,6</text:p>
          </table:table-cell>
          <table:table-cell office:value-type="float" office:value="54" table:style-name="ce20">
            <text:p>54,0</text:p>
          </table:table-cell>
          <table:table-cell office:value-type="float" office:value="54" table:style-name="ce21">
            <text:p>54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80.099999999999994" table:style-name="ce16">
            <text:p>80,1</text:p>
          </table:table-cell>
          <table:table-cell office:value-type="float" office:value="119" table:style-name="ce16">
            <text:p>119,0</text:p>
          </table:table-cell>
          <table:table-cell office:value-type="float" office:value="125" table:style-name="ce17">
            <text:p>125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49.7" table:style-name="ce51">
            <text:p>49,7</text:p>
          </table:table-cell>
          <table:table-cell office:value-type="float" office:value="38.700000000000003" table:style-name="ce51">
            <text:p>38,7</text:p>
          </table:table-cell>
          <table:table-cell office:value-type="float" office:value="38" table:style-name="ce52">
            <text:p>38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43.1" table:style-name="ce16">
            <text:p>43,1</text:p>
          </table:table-cell>
          <table:table-cell office:value-type="float" office:value="15.5" table:style-name="ce16">
            <text:p>15,5</text:p>
          </table:table-cell>
          <table:table-cell office:value-type="float" office:value="1.6" table:style-name="ce17">
            <text:p>1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6.6" table:style-name="ce16">
            <text:p>6,6</text:p>
          </table:table-cell>
          <table:table-cell office:value-type="float" office:value="23.2" table:style-name="ce16">
            <text:p>23,2</text:p>
          </table:table-cell>
          <table:table-cell office:value-type="float" office:value="36.4" table:style-name="ce17">
            <text:p>36,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8.1999999999999993" table:style-name="ce51">
            <text:p>8,2</text:p>
          </table:table-cell>
          <table:table-cell office:value-type="float" office:value="11.5" table:style-name="ce51">
            <text:p>11,5</text:p>
          </table:table-cell>
          <table:table-cell office:value-type="float" office:value="11" table:style-name="ce52">
            <text:p>11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5" table:style-name="ce16">
            <text:p>5,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2.7" table:style-name="ce16">
            <text:p>2,7</text:p>
          </table:table-cell>
          <table:table-cell office:value-type="float" office:value="10.5" table:style-name="ce16">
            <text:p>10,5</text:p>
          </table:table-cell>
          <table:table-cell office:value-type="float" office:value="10.5" table:style-name="ce17">
            <text:p>1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5.7" table:style-name="ce16">
            <text:p>5,7</text:p>
          </table:table-cell>
          <table:table-cell office:value-type="float" office:value="11.5" table:style-name="ce16">
            <text:p>11,5</text:p>
          </table:table-cell>
          <table:table-cell office:value-type="float" office:value="11.6" table:style-name="ce17">
            <text:p>11,6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14.2" table:style-name="ce77">
            <text:p>14,2</text:p>
          </table:table-cell>
          <table:table-cell office:value-type="float" office:value="18.899999999999999" table:style-name="ce77">
            <text:p>18,9</text:p>
          </table:table-cell>
          <table:table-cell office:value-type="float" office:value="18.899999999999999" table:style-name="ce77">
            <text:p>18,9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77"/>
          <table:table-cell table:style-name="ce78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3.9" table:style-name="ce20">
            <text:p>3,9</text:p>
          </table:table-cell>
          <table:table-cell office:value-type="float" office:value="5.9" table:style-name="ce20">
            <text:p>5,9</text:p>
          </table:table-cell>
          <table:table-cell office:value-type="float" office:value="5.9" table:style-name="ce21">
            <text:p>5,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4" table:style-name="ce20">
            <text:p>1,4</text:p>
          </table:table-cell>
          <table:table-cell office:value-type="float" office:value="1.2" table:style-name="ce20">
            <text:p>1,2</text:p>
          </table:table-cell>
          <table:table-cell office:value-type="float" office:value="1.2" table:style-name="ce21">
            <text:p>1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3.4" table:style-name="ce20">
            <text:p>3,4</text:p>
          </table:table-cell>
          <table:table-cell office:value-type="float" office:value="5.0999999999999996" table:style-name="ce20">
            <text:p>5,1</text:p>
          </table:table-cell>
          <table:table-cell office:value-type="float" office:value="5.0999999999999996" table:style-name="ce21">
            <text:p>5,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  <table:table table:name="N03_reindus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80">
            <text:p>N03 - réindustrialisation profond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,4</text:p>
          </table:table-cell>
          <table:table-cell table:style-name="ce11"/>
          <table:table-cell office:value-type="float" office:value="720.00000000000011" table:style-name="ce12">
            <text:p>720,0</text:p>
          </table:table-cell>
          <table:table-cell office:value-type="float" office:value="793.8" table:style-name="ce12">
            <text:p>793,8</text:p>
          </table:table-cell>
          <table:table-cell office:value-type="float" office:value="806.39999999999986" table:style-name="ce13">
            <text:p>806,4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5"/>
          <table:table-cell office:value-type="float" office:value="475.2" table:style-name="ce16">
            <text:p>475,2</text:p>
          </table:table-cell>
          <table:table-cell table:style-name="ce15"/>
          <table:table-cell office:value-type="float" office:value="631.4" table:style-name="ce16">
            <text:p>631,4</text:p>
          </table:table-cell>
          <table:table-cell office:value-type="float" office:value="751.7" table:style-name="ce16">
            <text:p>751,7</text:p>
          </table:table-cell>
          <table:table-cell office:value-type="float" office:value="751.7" table:style-name="ce17">
            <text:p>751,7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dont power-to-gas pour usage final</text:p>
          </table:table-cell>
          <table:table-cell table:style-name="ce19"/>
          <table:table-cell office:value-type="float" office:value="0" table:style-name="ce20">
            <text:p>0,0</text:p>
          </table:table-cell>
          <table:table-cell table:style-name="ce19"/>
          <table:table-cell office:value-type="float" office:value="63.9" table:style-name="ce20">
            <text:p>63,9</text:p>
          </table:table-cell>
          <table:table-cell office:value-type="float" office:value="86.7" table:style-name="ce20">
            <text:p>86,7</text:p>
          </table:table-cell>
          <table:table-cell office:value-type="float" office:value="86.7" table:style-name="ce21">
            <text:p>86,7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Solde exportateur</text:p>
          </table:table-cell>
          <table:table-cell table:style-name="ce23"/>
          <table:table-cell office:value-type="float" office:value="56.699999999999989" table:style-name="ce16">
            <text:p>56,7</text:p>
          </table:table-cell>
          <table:table-cell table:style-name="ce23"/>
          <table:table-cell office:value-type="float" office:value="74.200000000000159" table:style-name="ce16">
            <text:p>74,2</text:p>
          </table:table-cell>
          <table:table-cell office:value-type="float" office:value="19.499999999999886" table:style-name="ce16">
            <text:p>19,5</text:p>
          </table:table-cell>
          <table:table-cell office:value-type="float" office:value="32.599999999999795" table:style-name="ce17">
            <text:p>32,6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mpage</text:p>
          </table:table-cell>
          <table:table-cell table:style-name="ce23"/>
          <table:table-cell office:value-type="float" office:value="6.5" table:style-name="ce16">
            <text:p>6,5</text:p>
          </table:table-cell>
          <table:table-cell table:style-name="ce23"/>
          <table:table-cell office:value-type="float" office:value="13.4" table:style-name="ce16">
            <text:p>13,4</text:p>
          </table:table-cell>
          <table:table-cell office:value-type="float" office:value="16.3" table:style-name="ce16">
            <text:p>16,3</text:p>
          </table:table-cell>
          <table:table-cell office:value-type="float" office:value="15.9" table:style-name="ce17">
            <text:p>15,9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Batteries stationnaires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4.0999999999999996" table:style-name="ce16">
            <text:p>4,1</text:p>
          </table:table-cell>
          <table:table-cell office:value-type="float" office:value="4.0999999999999996" table:style-name="ce17">
            <text:p>4,1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Vehicle-to-grid (soutirage)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.6" table:style-name="ce16">
            <text:p>0,6</text:p>
          </table:table-cell>
          <table:table-cell office:value-type="float" office:value="1.9" table:style-name="ce16">
            <text:p>1,9</text:p>
          </table:table-cell>
          <table:table-cell office:value-type="float" office:value="1.9" table:style-name="ce17">
            <text:p>1,9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Power-to-gas pour le système électrique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table:style-name="ce23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Energie écrêtée</text:p>
          </table:table-cell>
          <table:table-cell table:style-name="ce25"/>
          <table:table-cell office:value-type="float" office:value="0" table:style-name="ce26">
            <text:p>0,0</text:p>
          </table:table-cell>
          <table:table-cell table:style-name="ce25"/>
          <table:table-cell office:value-type="float" office:value="0.4" table:style-name="ce26">
            <text:p>0,4</text:p>
          </table:table-cell>
          <table:table-cell office:value-type="float" office:value="0.3" table:style-name="ce26">
            <text:p>0,3</text:p>
          </table:table-cell>
          <table:table-cell office:value-type="float" office:value="0.2" table:style-name="ce27">
            <text:p>0,2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32"/>
          <table:table-cell office:value-type="float" office:value="538.4" table:style-name="ce33">
            <text:p>538,4</text:p>
          </table:table-cell>
          <table:table-cell table:style-name="ce32"/>
          <table:table-cell office:value-type="float" office:value="720.00000000000011" table:style-name="ce33">
            <text:p>720,0</text:p>
          </table:table-cell>
          <table:table-cell office:value-type="float" office:value="793.8" table:style-name="ce33">
            <text:p>793,8</text:p>
          </table:table-cell>
          <table:table-cell office:value-type="float" office:value="806.39999999999986" table:style-name="ce34">
            <text:p>806,4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Energies renouvelables</text:p>
          </table:table-cell>
          <table:table-cell table:style-name="ce36"/>
          <table:table-cell office:value-type="float" office:value="114.7" table:style-name="ce37">
            <text:p>114,7</text:p>
          </table:table-cell>
          <table:table-cell table:style-name="ce36"/>
          <table:table-cell office:value-type="float" office:value="337.7" table:style-name="ce37">
            <text:p>337,7</text:p>
          </table:table-cell>
          <table:table-cell office:value-type="float" office:value="449.9" table:style-name="ce37">
            <text:p>449,9</text:p>
          </table:table-cell>
          <table:table-cell office:value-type="float" office:value="457.2" table:style-name="ce38">
            <text:p>457,2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59.5" table:style-name="ce16">
            <text:p>59,5</text:p>
          </table:table-cell>
          <table:table-cell table:style-name="ce40"/>
          <table:table-cell office:value-type="float" office:value="73.5" table:style-name="ce16">
            <text:p>73,5</text:p>
          </table:table-cell>
          <table:table-cell office:value-type="float" office:value="75.8" table:style-name="ce16">
            <text:p>75,8</text:p>
          </table:table-cell>
          <table:table-cell office:value-type="float" office:value="75.400000000000006" table:style-name="ce17">
            <text:p>75,4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</text:p>
          </table:table-cell>
          <table:table-cell table:style-name="ce42"/>
          <table:table-cell office:value-type="float" office:value="5.5" table:style-name="ce20">
            <text:p>5,5</text:p>
          </table:table-cell>
          <table:table-cell table:style-name="ce42"/>
          <table:table-cell office:value-type="float" office:value="10.7" table:style-name="ce20">
            <text:p>10,7</text:p>
          </table:table-cell>
          <table:table-cell office:value-type="float" office:value="13.1" table:style-name="ce20">
            <text:p>13,1</text:p>
          </table:table-cell>
          <table:table-cell office:value-type="float" office:value="12.7" table:style-name="ce21">
            <text:p>12,7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33.9" table:style-name="ce16">
            <text:p>33,9</text:p>
          </table:table-cell>
          <table:table-cell table:style-name="ce40"/>
          <table:table-cell office:value-type="float" office:value="170.9" table:style-name="ce16">
            <text:p>170,9</text:p>
          </table:table-cell>
          <table:table-cell office:value-type="float" office:value="247.6" table:style-name="ce16">
            <text:p>247,6</text:p>
          </table:table-cell>
          <table:table-cell office:value-type="float" office:value="251.1" table:style-name="ce17">
            <text:p>251,1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33.9" table:style-name="ce20">
            <text:p>33,9</text:p>
          </table:table-cell>
          <table:table-cell table:style-name="ce44"/>
          <table:table-cell office:value-type="float" office:value="89.4" table:style-name="ce20">
            <text:p>89,4</text:p>
          </table:table-cell>
          <table:table-cell office:value-type="float" office:value="108.1" table:style-name="ce20">
            <text:p>108,1</text:p>
          </table:table-cell>
          <table:table-cell office:value-type="float" office:value="108.5" table:style-name="ce21">
            <text:p>108,5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81.5" table:style-name="ce20">
            <text:p>81,5</text:p>
          </table:table-cell>
          <table:table-cell office:value-type="float" office:value="139.5" table:style-name="ce20">
            <text:p>139,5</text:p>
          </table:table-cell>
          <table:table-cell office:value-type="float" office:value="142.6" table:style-name="ce21">
            <text:p>142,6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11.6" table:style-name="ce16">
            <text:p>11,6</text:p>
          </table:table-cell>
          <table:table-cell table:style-name="ce48"/>
          <table:table-cell office:value-type="float" office:value="83.5" table:style-name="ce16">
            <text:p>83,5</text:p>
          </table:table-cell>
          <table:table-cell office:value-type="float" office:value="116.7" table:style-name="ce16">
            <text:p>116,7</text:p>
          </table:table-cell>
          <table:table-cell office:value-type="float" office:value="120.9" table:style-name="ce17">
            <text:p>120,9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 (2)</text:p>
          </table:table-cell>
          <table:table-cell table:style-name="ce48"/>
          <table:table-cell office:value-type="float" office:value="9.6999999999999993" table:style-name="ce16">
            <text:p>9,7</text:p>
          </table:table-cell>
          <table:table-cell table:style-name="ce48"/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6">
            <text:p>9,8</text:p>
          </table:table-cell>
          <table:table-cell office:value-type="float" office:value="9.8000000000000007" table:style-name="ce17">
            <text:p>9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379" table:style-name="ce51">
            <text:p>379,0</text:p>
          </table:table-cell>
          <table:table-cell table:style-name="ce50"/>
          <table:table-cell office:value-type="float" office:value="378" table:style-name="ce51">
            <text:p>378,0</text:p>
          </table:table-cell>
          <table:table-cell office:value-type="float" office:value="336.2" table:style-name="ce51">
            <text:p>336,2</text:p>
          </table:table-cell>
          <table:table-cell office:value-type="float" office:value="341.9" table:style-name="ce52">
            <text:p>341,9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379" table:style-name="ce16">
            <text:p>379,0</text:p>
          </table:table-cell>
          <table:table-cell table:style-name="ce48"/>
          <table:table-cell office:value-type="float" office:value="327.2" table:style-name="ce16">
            <text:p>327,2</text:p>
          </table:table-cell>
          <table:table-cell office:value-type="float" office:value="148.19999999999999" table:style-name="ce16">
            <text:p>148,2</text:p>
          </table:table-cell>
          <table:table-cell office:value-type="float" office:value="27.3" table:style-name="ce17">
            <text:p>27,3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44.1" table:style-name="ce16">
            <text:p>44,1</text:p>
          </table:table-cell>
          <table:table-cell office:value-type="float" office:value="161.19999999999999" table:style-name="ce16">
            <text:p>161,2</text:p>
          </table:table-cell>
          <table:table-cell office:value-type="float" office:value="272.7" table:style-name="ce17">
            <text:p>272,7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6.7" table:style-name="ce16">
            <text:p>6,7</text:p>
          </table:table-cell>
          <table:table-cell office:value-type="float" office:value="26.8" table:style-name="ce16">
            <text:p>26,8</text:p>
          </table:table-cell>
          <table:table-cell office:value-type="float" office:value="41.8" table:style-name="ce17">
            <text:p>41,8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Thermique (3)</text:p>
          </table:table-cell>
          <table:table-cell table:style-name="ce50"/>
          <table:table-cell office:value-type="float" office:value="44.7" table:style-name="ce51">
            <text:p>44,7</text:p>
          </table:table-cell>
          <table:table-cell table:style-name="ce50"/>
          <table:table-cell office:value-type="float" office:value="3.7" table:style-name="ce51">
            <text:p>3,7</text:p>
          </table:table-cell>
          <table:table-cell office:value-type="float" office:value="2.2000000000000002" table:style-name="ce51">
            <text:p>2,2</text:p>
          </table:table-cell>
          <table:table-cell office:value-type="float" office:value="1.8" table:style-name="ce52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38.6" table:style-name="ce16">
            <text:p>38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0.4" table:style-name="ce16">
            <text:p>0,4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2.2999999999999998" table:style-name="ce16">
            <text:p>2,3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2.2000000000000002" table:style-name="ce16">
            <text:p>2,2</text:p>
          </table:table-cell>
          <table:table-cell table:style-name="ce48"/>
          <table:table-cell office:value-type="float" office:value="1.8" table:style-name="ce16">
            <text:p>1,8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9">
            <text:p>Flexibilités (4)</text:p>
          </table:table-cell>
          <table:table-cell table:style-name="ce50"/>
          <table:table-cell office:value-type="float" office:value="0" table:style-name="ce51">
            <text:p>0,0</text:p>
          </table:table-cell>
          <table:table-cell table:style-name="ce50"/>
          <table:table-cell office:value-type="float" office:value="0.6" table:style-name="ce51">
            <text:p>0,6</text:p>
          </table:table-cell>
          <table:table-cell office:value-type="float" office:value="5.5" table:style-name="ce51">
            <text:p>5,5</text:p>
          </table:table-cell>
          <table:table-cell office:value-type="float" office:value="5.5" table:style-name="ce52">
            <text:p>5,5</text:p>
          </table:table-cell>
          <table:table-cell table:number-columns-repeated="16377"/>
        </table:table-row>
        <table:table-row table:style-name="ro3">
          <table:table-cell office:value-type="string" table:style-name="ce53">
            <text:p>Effacements (industriels et tertiaires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Vehicle-to-grid (injection)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6" table:style-name="ce16">
            <text:p>0,6</text:p>
          </table:table-cell>
          <table:table-cell office:value-type="float" office:value="1.8" table:style-name="ce16">
            <text:p>1,8</text:p>
          </table:table-cell>
          <table:table-cell office:value-type="float" office:value="1.8" table:style-name="ce17">
            <text:p>1,8</text:p>
          </table:table-cell>
          <table:table-cell table:number-columns-repeated="16377"/>
        </table:table-row>
        <table:table-row table:style-name="ro2">
          <table:table-cell office:value-type="string" table:style-name="ce55">
            <text:p>Batteries stationnaires (injection)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table:style-name="ce56"/>
          <table:table-cell office:value-type="float" office:value="0" table:style-name="ce26">
            <text:p>0,0</text:p>
          </table:table-cell>
          <table:table-cell office:value-type="float" office:value="3.7" table:style-name="ce26">
            <text:p>3,7</text:p>
          </table:table-cell>
          <table:table-cell office:value-type="float" office:value="3.7" table:style-name="ce27">
            <text:p>3,7</text:p>
          </table:table-cell>
          <table:table-cell table:number-columns-repeated="16377"/>
        </table:table-row>
        <table:table-row table:style-name="ro2">
          <table:table-cell table:style-name="ce57"/>
          <table:table-cell table:style-name="ce58"/>
          <table:table-cell table:style-name="ce30"/>
          <table:table-cell table:style-name="ce58"/>
          <table:table-cell table:number-columns-repeated="2" table:style-name="ce30"/>
          <table:table-cell table:style-name="ce31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59">
            <text:p>2019</text:p>
          </table:table-cell>
          <table:table-cell table:style-name="ce3"/>
          <table:table-cell office:value-type="float" office:value="2040" table:style-name="ce59">
            <text:p>2040</text:p>
          </table:table-cell>
          <table:table-cell office:value-type="float" office:value="2050" table:style-name="ce59">
            <text:p>2050</text:p>
          </table:table-cell>
          <table:table-cell office:value-type="float" office:value="2060" table:style-name="ce60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61"/>
          <table:table-cell table:style-name="ce7"/>
          <table:table-cell table:number-columns-repeated="2" table:style-name="ce61"/>
          <table:table-cell table:style-name="ce62"/>
          <table:table-cell table:number-columns-repeated="16377"/>
        </table:table-row>
        <table:table-row table:style-name="ro3">
          <table:table-cell office:value-type="string" table:style-name="ce63">
            <text:p>Energies renouvelables</text:p>
          </table:table-cell>
          <table:table-cell table:style-name="ce50"/>
          <table:table-cell office:value-type="float" office:value="53" table:formula="of:=[.C43]+[.C45]+[.C48]+[.C49]+[.C50]" table:style-name="ce51">
            <text:p>53,0</text:p>
          </table:table-cell>
          <table:table-cell table:style-name="ce50"/>
          <table:table-cell office:value-type="float" office:value="167.9" table:formula="of:=[.E43]+[.E45]+[.E48]+[.E49]+[.E50]" table:style-name="ce51">
            <text:p>167,9</text:p>
          </table:table-cell>
          <table:table-cell office:value-type="float" office:value="223.5" table:formula="of:=[.F43]+[.F45]+[.F48]+[.F49]+[.F50]" table:style-name="ce51">
            <text:p>223,5</text:p>
          </table:table-cell>
          <table:table-cell office:value-type="float" office:value="226.6" table:formula="of:=[.G43]+[.G45]+[.G48]+[.G49]+[.G50]" table:style-name="ce52">
            <text:p>226,6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Hydraulique</text:p>
          </table:table-cell>
          <table:table-cell table:style-name="ce40"/>
          <table:table-cell office:value-type="float" office:value="25.5" table:style-name="ce16">
            <text:p>25,5</text:p>
          </table:table-cell>
          <table:table-cell table:style-name="ce40"/>
          <table:table-cell office:value-type="float" office:value="28.2" table:style-name="ce16">
            <text:p>28,2</text:p>
          </table:table-cell>
          <table:table-cell office:value-type="float" office:value="30.1" table:style-name="ce16">
            <text:p>30,1</text:p>
          </table:table-cell>
          <table:table-cell office:value-type="float" office:value="30.1" table:style-name="ce17">
            <text:p>30,1</text:p>
          </table:table-cell>
          <table:table-cell table:number-columns-repeated="16377"/>
        </table:table-row>
        <table:table-row table:style-name="ro3">
          <table:table-cell office:value-type="string" table:style-name="ce41">
            <text:p>dont STEP pompage (turbinage)</text:p>
          </table:table-cell>
          <table:table-cell table:style-name="ce42"/>
          <table:table-cell office:value-type="string" table:style-name="ce71">
            <text:p>4,3 (5)</text:p>
          </table:table-cell>
          <table:table-cell table:style-name="ce42"/>
          <table:table-cell office:value-type="string" table:style-name="ce71">
            <text:p>5,9 (6,6)</text:p>
          </table:table-cell>
          <table:table-cell office:value-type="string" table:style-name="ce71">
            <text:p>7,8 (8,5)</text:p>
          </table:table-cell>
          <table:table-cell office:value-type="string" table:style-name="ce72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9">
            <text:p>Eolien</text:p>
          </table:table-cell>
          <table:table-cell table:style-name="ce40"/>
          <table:table-cell office:value-type="float" office:value="16.5" table:style-name="ce16">
            <text:p>16,5</text:p>
          </table:table-cell>
          <table:table-cell table:style-name="ce40"/>
          <table:table-cell office:value-type="float" office:value="67.7" table:style-name="ce16">
            <text:p>67,7</text:p>
          </table:table-cell>
          <table:table-cell office:value-type="float" office:value="93.5" table:style-name="ce16">
            <text:p>93,5</text:p>
          </table:table-cell>
          <table:table-cell office:value-type="float" office:value="93.5" table:style-name="ce17">
            <text:p>93,5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dont éolien terrestre</text:p>
          </table:table-cell>
          <table:table-cell table:style-name="ce44"/>
          <table:table-cell office:value-type="float" office:value="16.5" table:style-name="ce20">
            <text:p>16,5</text:p>
          </table:table-cell>
          <table:table-cell table:style-name="ce44"/>
          <table:table-cell office:value-type="float" office:value="44.6" table:style-name="ce20">
            <text:p>44,6</text:p>
          </table:table-cell>
          <table:table-cell office:value-type="float" office:value="54" table:style-name="ce20">
            <text:p>54,0</text:p>
          </table:table-cell>
          <table:table-cell office:value-type="float" office:value="54" table:style-name="ce21">
            <text:p>54,0</text:p>
          </table:table-cell>
          <table:table-cell table:number-columns-repeated="16377"/>
        </table:table-row>
        <table:table-row table:style-name="ro3">
          <table:table-cell office:value-type="string" table:style-name="ce45">
            <text:p>dont éolien en mer</text:p>
          </table:table-cell>
          <table:table-cell table:style-name="ce46"/>
          <table:table-cell office:value-type="float" office:value="0" table:style-name="ce20">
            <text:p>0,0</text:p>
          </table:table-cell>
          <table:table-cell table:style-name="ce46"/>
          <table:table-cell office:value-type="float" office:value="23.1" table:style-name="ce20">
            <text:p>23,1</text:p>
          </table:table-cell>
          <table:table-cell office:value-type="float" office:value="39.5" table:style-name="ce20">
            <text:p>39,5</text:p>
          </table:table-cell>
          <table:table-cell office:value-type="float" office:value="39.5" table:style-name="ce21">
            <text:p>39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Solaire</text:p>
          </table:table-cell>
          <table:table-cell table:style-name="ce48"/>
          <table:table-cell office:value-type="float" office:value="9.4" table:style-name="ce16">
            <text:p>9,4</text:p>
          </table:table-cell>
          <table:table-cell table:style-name="ce48"/>
          <table:table-cell office:value-type="float" office:value="70.099999999999994" table:style-name="ce16">
            <text:p>70,1</text:p>
          </table:table-cell>
          <table:table-cell office:value-type="float" office:value="98" table:style-name="ce16">
            <text:p>98,0</text:p>
          </table:table-cell>
          <table:table-cell office:value-type="float" office:value="101.5" table:style-name="ce17">
            <text:p>101,5</text:p>
          </table:table-cell>
          <table:table-cell table:number-columns-repeated="16377"/>
        </table:table-row>
        <table:table-row table:style-name="ro3">
          <table:table-cell office:value-type="string" table:style-name="ce47">
            <text:p>Bioénergies</text:p>
          </table:table-cell>
          <table:table-cell table:style-name="ce48"/>
          <table:table-cell office:value-type="float" office:value="1.6" table:style-name="ce16">
            <text:p>1,6</text:p>
          </table:table-cell>
          <table:table-cell table:style-name="ce48"/>
          <table:table-cell office:value-type="float" office:value="1.9" table:style-name="ce16">
            <text:p>1,9</text:p>
          </table:table-cell>
          <table:table-cell office:value-type="float" office:value="1.9" table:style-name="ce16">
            <text:p>1,9</text:p>
          </table:table-cell>
          <table:table-cell office:value-type="float" office:value="1.5" table:style-name="ce17">
            <text:p>1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nergies marin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Nucléaire</text:p>
          </table:table-cell>
          <table:table-cell table:style-name="ce50"/>
          <table:table-cell office:value-type="float" office:value="63.1" table:style-name="ce51">
            <text:p>63,1</text:p>
          </table:table-cell>
          <table:table-cell table:style-name="ce50"/>
          <table:table-cell office:value-type="float" office:value="63.4" table:style-name="ce51">
            <text:p>63,4</text:p>
          </table:table-cell>
          <table:table-cell office:value-type="float" office:value="51.6" table:style-name="ce51">
            <text:p>51,6</text:p>
          </table:table-cell>
          <table:table-cell office:value-type="float" office:value="50.7" table:style-name="ce52">
            <text:p>50,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Nucléaire existant</text:p>
          </table:table-cell>
          <table:table-cell table:style-name="ce48"/>
          <table:table-cell office:value-type="float" office:value="63.1" table:style-name="ce16">
            <text:p>63,1</text:p>
          </table:table-cell>
          <table:table-cell table:style-name="ce48"/>
          <table:table-cell office:value-type="float" office:value="55.8" table:style-name="ce16">
            <text:p>55,8</text:p>
          </table:table-cell>
          <table:table-cell office:value-type="float" office:value="24.3" table:style-name="ce16">
            <text:p>24,3</text:p>
          </table:table-cell>
          <table:table-cell office:value-type="float" office:value="4.5999999999999996" table:style-name="ce17">
            <text:p>4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EPR2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6.6" table:style-name="ce16">
            <text:p>6,6</text:p>
          </table:table-cell>
          <table:table-cell office:value-type="float" office:value="23.2" table:style-name="ce16">
            <text:p>23,2</text:p>
          </table:table-cell>
          <table:table-cell office:value-type="float" office:value="39.6" table:style-name="ce17">
            <text:p>39,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SMR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1" table:style-name="ce16">
            <text:p>1,0</text:p>
          </table:table-cell>
          <table:table-cell office:value-type="float" office:value="4.0999999999999996" table:style-name="ce16">
            <text:p>4,1</text:p>
          </table:table-cell>
          <table:table-cell office:value-type="float" office:value="6.5" table:style-name="ce17">
            <text:p>6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9">
            <text:p>Thermique<text:s/></text:p>
          </table:table-cell>
          <table:table-cell table:style-name="ce50"/>
          <table:table-cell office:value-type="float" office:value="18.600000000000001" table:style-name="ce51">
            <text:p>18,6</text:p>
          </table:table-cell>
          <table:table-cell table:style-name="ce50"/>
          <table:table-cell office:value-type="float" office:value="1.9" table:style-name="ce51">
            <text:p>1,9</text:p>
          </table:table-cell>
          <table:table-cell office:value-type="float" office:value="3.1" table:style-name="ce51">
            <text:p>3,1</text:p>
          </table:table-cell>
          <table:table-cell office:value-type="float" office:value="0.5" table:style-name="ce52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Méthane</text:p>
          </table:table-cell>
          <table:table-cell table:style-name="ce48"/>
          <table:table-cell office:value-type="float" office:value="12.1" table:style-name="ce16">
            <text:p>12,1</text:p>
          </table:table-cell>
          <table:table-cell table:style-name="ce48"/>
          <table:table-cell office:value-type="float" office:value="1.4" table:style-name="ce16">
            <text:p>1,4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Fioul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Charbon</text:p>
          </table:table-cell>
          <table:table-cell table:style-name="ce48"/>
          <table:table-cell office:value-type="float" office:value="3" table:style-name="ce16">
            <text:p>3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Déchets (part non renouvelable)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7">
            <text:p>0,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7">
            <text:p>Hydrogène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office:value-type="float" office:value="2.1" table:style-name="ce16">
            <text:p>2,1</text:p>
          </table:table-cell>
          <table:table-cell office:value-type="float" office:value="0" table:style-name="ce17">
            <text:p>0,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4">
            <text:p>Flexibilités (5)</text:p>
          </table:table-cell>
          <table:table-cell table:style-name="ce50"/>
          <table:table-cell table:style-name="ce51"/>
          <table:table-cell table:style-name="ce50"/>
          <table:table-cell table:number-columns-repeated="2" table:style-name="ce51"/>
          <table:table-cell table:style-name="ce52"/>
          <table:table-cell table:number-columns-repeated="16377" table:style-name="ce1"/>
        </table:table-row>
        <table:table-row table:style-name="ro3">
          <table:table-cell office:value-type="string" table:style-name="ce47">
            <text:p>Batteries stationnaires</text:p>
          </table:table-cell>
          <table:table-cell table:style-name="ce48"/>
          <table:table-cell office:value-type="float" office:value="0" table:style-name="ce16">
            <text:p>0,0</text:p>
          </table:table-cell>
          <table:table-cell table:style-name="ce48"/>
          <table:table-cell office:value-type="float" office:value="0.5" table:style-name="ce16">
            <text:p>0,5</text:p>
          </table:table-cell>
          <table:table-cell office:value-type="float" office:value="5.5" table:style-name="ce16">
            <text:p>5,5</text:p>
          </table:table-cell>
          <table:table-cell office:value-type="float" office:value="3.8" table:style-name="ce17">
            <text:p>3,8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5">
            <text:p>Power-to-gas (pour usage final et pour le système électrique) (6)</text:p>
          </table:table-cell>
          <table:table-cell table:style-name="ce54"/>
          <table:table-cell office:value-type="float" office:value="0" table:style-name="ce16">
            <text:p>0,0</text:p>
          </table:table-cell>
          <table:table-cell table:style-name="ce54"/>
          <table:table-cell office:value-type="float" office:value="13.4" table:style-name="ce77">
            <text:p>13,4</text:p>
          </table:table-cell>
          <table:table-cell office:value-type="float" office:value="17.5" table:style-name="ce77">
            <text:p>17,5</text:p>
          </table:table-cell>
          <table:table-cell office:value-type="float" office:value="17.5" table:style-name="ce77">
            <text:p>17,5</text:p>
          </table:table-cell>
          <table:table-cell table:style-name="ce1"/>
          <table:table-cell table:number-columns-repeated="4" table:style-name="ce73"/>
          <table:table-cell table:number-columns-repeated="16372"/>
        </table:table-row>
        <table:table-row table:style-name="ro3">
          <table:table-cell office:value-type="string" table:style-name="ce53">
            <text:p>Flexibilités de consommation</text:p>
          </table:table-cell>
          <table:table-cell table:style-name="ce54"/>
          <table:table-cell table:style-name="ce16"/>
          <table:table-cell table:style-name="ce54"/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3">
          <table:table-cell office:value-type="string" table:style-name="ce66">
            <text:p>dont véhicules électriques (légers et lourds)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table:style-name="ce67"/>
          <table:table-cell office:value-type="float" office:value="3.9" table:style-name="ce20">
            <text:p>3,9</text:p>
          </table:table-cell>
          <table:table-cell office:value-type="float" office:value="5.9" table:style-name="ce20">
            <text:p>5,9</text:p>
          </table:table-cell>
          <table:table-cell office:value-type="float" office:value="5.9" table:style-name="ce21">
            <text:p>5,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au chaude sanitaire</text:p>
          </table:table-cell>
          <table:table-cell table:style-name="ce67"/>
          <table:table-cell office:value-type="float" office:value="1.9" table:style-name="ce20">
            <text:p>1,9</text:p>
          </table:table-cell>
          <table:table-cell table:style-name="ce67"/>
          <table:table-cell office:value-type="float" office:value="1.4" table:style-name="ce20">
            <text:p>1,4</text:p>
          </table:table-cell>
          <table:table-cell office:value-type="float" office:value="1.2" table:style-name="ce20">
            <text:p>1,2</text:p>
          </table:table-cell>
          <table:table-cell office:value-type="float" office:value="1.2" table:style-name="ce21">
            <text:p>1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chauffage résidentiel</text:p>
          </table:table-cell>
          <table:table-cell table:style-name="ce67"/>
          <table:table-cell office:value-type="float" office:value="0.1" table:style-name="ce20">
            <text:p>0,1</text:p>
          </table:table-cell>
          <table:table-cell table:style-name="ce67"/>
          <table:table-cell office:value-type="float" office:value="0" table:style-name="ce20">
            <text:p>0,0</text:p>
          </table:table-cell>
          <table:table-cell office:value-type="float" office:value="0.2" table:style-name="ce20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6">
            <text:p>dont effacements (industriels et tertiaires)</text:p>
          </table:table-cell>
          <table:table-cell table:style-name="ce67"/>
          <table:table-cell office:value-type="float" office:value="2.4" table:style-name="ce20">
            <text:p>2,4</text:p>
          </table:table-cell>
          <table:table-cell table:style-name="ce67"/>
          <table:table-cell office:value-type="float" office:value="3.4" table:style-name="ce20">
            <text:p>3,4</text:p>
          </table:table-cell>
          <table:table-cell office:value-type="float" office:value="5.0999999999999996" table:style-name="ce20">
            <text:p>5,1</text:p>
          </table:table-cell>
          <table:table-cell office:value-type="float" office:value="5.0999999999999996" table:style-name="ce21">
            <text:p>5,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3">
            <text:p>Capacités d'import</text:p>
          </table:table-cell>
          <table:table-cell table:style-name="ce54"/>
          <table:table-cell office:value-type="float" office:value="11" table:style-name="ce16">
            <text:p>11,0</text:p>
          </table:table-cell>
          <table:table-cell table:style-name="ce54"/>
          <table:table-cell office:value-type="float" office:value="29.7" table:style-name="ce16">
            <text:p>29,7</text:p>
          </table:table-cell>
          <table:table-cell office:value-type="float" office:value="39.4" table:style-name="ce16">
            <text:p>39,4</text:p>
          </table:table-cell>
          <table:table-cell office:value-type="float" office:value="39.4" table:style-name="ce17">
            <text:p>39,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8">
            <text:p>Capacités d'export</text:p>
          </table:table-cell>
          <table:table-cell table:style-name="ce69"/>
          <table:table-cell office:value-type="float" office:value="16.399999999999999" table:style-name="ce26">
            <text:p>16,4</text:p>
          </table:table-cell>
          <table:table-cell table:style-name="ce69"/>
          <table:table-cell office:value-type="float" office:value="34.799999999999997" table:style-name="ce26">
            <text:p>34,8</text:p>
          </table:table-cell>
          <table:table-cell office:value-type="float" office:value="44.5" table:style-name="ce26">
            <text:p>44,5</text:p>
          </table:table-cell>
          <table:table-cell office:value-type="float" office:value="44.5" table:style-name="ce27">
            <text:p>44,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70"/>
          <table:table-cell table:style-name="ce1"/>
          <table:table-cell table:style-name="ce70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79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79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79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79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79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79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urcentag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/>
    <meta:initial-creator>COSSON Marjorie</meta:initial-creator>
    <dc:creator>SFILIO Cassandre Ext</dc:creator>
    <meta:creation-date>2022-03-02T12:57:54Z</meta:creation-date>
    <dc:date>2022-06-07T08:34:34Z</dc:date>
    <meta:user-defined meta:name="ContentTypeId">0x010100916961F1C59B8945BFAEDC01B7A0D541</meta:user-defined>
  </office:meta>
</office:document-meta>
</file>